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839in"/>
    </style:style>
    <style:style style:name="co2" style:family="table-column">
      <style:table-column-properties fo:break-before="auto" style:column-width="3.7555in"/>
    </style:style>
    <style:style style:name="co3" style:family="table-column">
      <style:table-column-properties fo:break-before="auto" style:column-width="0.3457in"/>
    </style:style>
    <style:style style:name="co4" style:family="table-column">
      <style:table-column-properties fo:break-before="auto" style:column-width="1.4075in"/>
    </style:style>
    <style:style style:name="co5" style:family="table-column">
      <style:table-column-properties fo:break-before="auto" style:column-width="7.6154in"/>
    </style:style>
    <style:style style:name="co6" style:family="table-column">
      <style:table-column-properties fo:break-before="auto" style:column-width="8.6236in"/>
    </style:style>
    <style:style style:name="co7" style:family="table-column">
      <style:table-column-properties fo:break-before="auto" style:column-width="10.7252in"/>
    </style:style>
    <style:style style:name="co8" style:family="table-column">
      <style:table-column-properties fo:break-before="auto" style:column-width="1.2256in"/>
    </style:style>
    <style:style style:name="co9" style:family="table-column">
      <style:table-column-properties fo:break-before="auto" style:column-width="7.6909in"/>
    </style:style>
    <style:style style:name="co10" style:family="table-column">
      <style:table-column-properties fo:break-before="auto" style:column-width="11.5398in"/>
    </style:style>
    <style:style style:name="co11" style:family="table-column">
      <style:table-column-properties fo:break-before="auto" style:column-width="4.4272in"/>
    </style:style>
    <style:style style:name="co12" style:family="table-column">
      <style:table-column-properties fo:break-before="auto" style:column-width="7.2146in"/>
    </style:style>
    <style:style style:name="co13" style:family="table-column">
      <style:table-column-properties fo:break-before="auto" style:column-width="0.889in"/>
    </style:style>
    <style:style style:name="co14" style:family="table-column">
      <style:table-column-properties fo:break-before="auto" style:column-width="1.0217in"/>
    </style:style>
    <style:style style:name="ro1" style:family="table-row">
      <style:table-row-properties style:row-height="0.1756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Pályázat témaköre</text:p>
          </table:table-cell>
          <table:table-cell office:value-type="string" calcext:value-type="string">
            <text:p>Thematic area</text:p>
          </table:table-cell>
          <table:table-cell office:value-type="string" calcext:value-type="string">
            <text:p>#</text:p>
          </table:table-cell>
          <table:table-cell office:value-type="string" calcext:value-type="string">
            <text:p>Azonosító</text:p>
          </table:table-cell>
          <table:table-cell office:value-type="string" calcext:value-type="string">
            <text:p>Pályázó szervezet neve</text:p>
          </table:table-cell>
          <table:table-cell office:value-type="string" calcext:value-type="string">
            <text:p>A pályázat címe</text:p>
          </table:table-cell>
          <table:table-cell office:value-type="string" calcext:value-type="string">
            <text:p>Project name</text:p>
          </table:table-cell>
          <table:table-cell office:value-type="string" calcext:value-type="string">
            <text:p>Settlement</text:p>
          </table:table-cell>
          <table:table-cell office:value-type="string" calcext:value-type="string">
            <text:p>Város</text:p>
          </table:table-cell>
          <table:table-cell office:value-type="string" calcext:value-type="string">
            <text:p>Project Promoter</text:p>
          </table:table-cell>
          <table:table-cell office:value-type="string" calcext:value-type="string">
            <text:p>Project name and number</text:p>
          </table:table-cell>
          <table:table-cell office:value-type="string" calcext:value-type="string">
            <text:p>Project Summary</text:p>
          </table:table-cell>
          <table:table-cell office:value-type="string" calcext:value-type="string">
            <text:p>Projekt összefoglaló</text:p>
          </table:table-cell>
          <table:table-cell/>
          <table:table-cell office:value-type="string" calcext:value-type="string">
            <text:p>Amount (EUR)</text:p>
          </table:table-cell>
        </table:table-row>
        <table:table-row table:style-name="ro2">
          <table:table-cell office:value-type="string" calcext:value-type="string">
            <text:p>Demokrácia és emberi jogok</text:p>
          </table:table-cell>
          <table:table-cell office:value-type="string" calcext:value-type="string">
            <text:p>democracy and human rights</text:p>
            <text:p/>
          </table:table-cell>
          <table:table-cell office:value-type="float" office:value="74" calcext:value-type="float">
            <text:p>74</text:p>
          </table:table-cell>
          <table:table-cell office:value-type="string" calcext:value-type="string">
            <text:p>NCTA-2013-3152-A</text:p>
          </table:table-cell>
          <table:table-cell office:value-type="string" calcext:value-type="string">
            <text:p>Liberális Fiatalok Egyesülete</text:p>
          </table:table-cell>
          <table:table-cell office:value-type="string" calcext:value-type="string">
            <text:p>Európai kezdeményezés a médiapluralizmusért és sajtószabadságért– aláírásgyűjtő kampány és rendezvényszervezés</text:p>
          </table:table-cell>
          <table:table-cell office:value-type="string" calcext:value-type="string">
            <text:p>European Citizen’s Initiatve on Media Pluralism and Press Freedom – Signature Gathering and Organization of Related Events</text:p>
          </table:table-cell>
          <table:table-cell table:number-columns-repeated="2" office:value-type="string" calcext:value-type="string">
            <text:p>Budapest</text:p>
          </table:table-cell>
          <table:table-cell office:value-type="string" calcext:value-type="string">
            <text:p>Association of Liberal Youth</text:p>
          </table:table-cell>
          <table:table-cell office:value-type="string" calcext:value-type="string">
            <text:p>HU05-0066 - European Citizen’s Initiatve on Media Pluralism and Press Freedom – Signature Gathering and Organization of Related Events</text:p>
          </table:table-cell>
          <table:table-cell office:value-type="string" calcext:value-type="string">
            <text:p>This project supports the European Citizen’s Initiative (ECI) to protect mediapluralism and freedom of media by gathering 16,500 Hungarian signatures. Using this campaign the organization addresses a very current challenge, namely the degradation of the freedom and the pluralism of the media. This tendency can be observed in many European countries, including Hungary. The aim of this ECI is to raise awareness about this issue, and to show to the European political elite that Hungarians and Europeans are ready to stand up for these values. The target groups are the above mentioned and the providers and the consumers of the Hungarian media. Throughout the project the organization cooperates with several Hungarian and European NGOs, thus creating a European network of NGOs campaigning for strengthening democratic values.</text:p>
          </table:table-cell>
          <table:table-cell office:value-type="string" calcext:value-type="string">
            <text:p>A projekt célja a médiapluralizmus és a sajtószabadság védelméért folyó európai polgári kezdeményezés sikerességéhez szükséges, legalább 16 500 magyar állampolgár aláírásának megszerzése. A célcsoport (elsősorban a fiatalabb generációhoz tartozó) magyar állampolgárok, civil aktivisták és a civil szféra tagjai, újságírók, a közösségi oldalak felhasználói, a médiaipar tagjai, kisebbségi csoportok szervezetei. Fontosabb tevékenységek: Online és offline aláírásgyűjtés és marketing, rendezvényszervezés. Sikeres kampány esetén lehetőség nyílik a történelem első határokon átívelő részvételi demokráciát erősítő eszköz, az európai polgári kezdeményezés sikeréhez, a médiapluralizmus európai szintű védelmének kialakításához, az aktív részvétel, az európai kohézió és állampolgárság erősítéséhez, nem utolsó sorban pedig a magyar és európai civil szféra közötti együttműködés fejlesztéséhez.</text:p>
          </table:table-cell>
          <table:table-cell/>
          <table:table-cell office:value-type="string" calcext:value-type="string">
            <text:p>€8 016</text:p>
          </table:table-cell>
        </table:table-row>
        <table:table-row table:style-name="ro2">
          <table:table-cell office:value-type="string" calcext:value-type="string">
            <text:p>Demokrácia és emberi jogok</text:p>
          </table:table-cell>
          <table:table-cell office:value-type="string" calcext:value-type="string">
            <text:p>democracy and human rights</text:p>
            <text:p/>
          </table:table-cell>
          <table:table-cell office:value-type="float" office:value="28" calcext:value-type="float">
            <text:p>28</text:p>
          </table:table-cell>
          <table:table-cell office:value-type="string" calcext:value-type="string">
            <text:p>NCTA-2013-2371-A</text:p>
          </table:table-cell>
          <table:table-cell office:value-type="string" calcext:value-type="string">
            <text:p>Ökológiai Stúdió Alapítvány</text:p>
          </table:table-cell>
          <table:table-cell office:value-type="string" calcext:value-type="string">
            <text:p>Jogod van! - Helyi közösségek segítése a civil kontroll hatékonyabb érvényesítése érdekében a Nyugat-dunántúli régióban</text:p>
          </table:table-cell>
          <table:table-cell office:value-type="string" calcext:value-type="string">
            <text:p>You have the right! Assisting local communities in enforcing civil control effectively in the Westpannon region</text:p>
          </table:table-cell>
          <table:table-cell office:value-type="string" calcext:value-type="string">
            <text:p>Győr</text:p>
          </table:table-cell>
          <table:table-cell office:value-type="string" calcext:value-type="string">
            <text:p>Győr</text:p>
          </table:table-cell>
          <table:table-cell office:value-type="string" calcext:value-type="string">
            <text:p>Ecological Studio Foundation</text:p>
          </table:table-cell>
          <table:table-cell office:value-type="string" calcext:value-type="string">
            <text:p>HU05-0064 - You have the right! Assisting local communities in enforcing civil control effectively in the Westpannon region</text:p>
          </table:table-cell>
          <table:table-cell office:value-type="string" calcext:value-type="string">
            <text:p>In the new legal/economic/social conditions Hungarian NGOs are becoming increasingly passive. They do not want or dare to fulfil their commitments concerning civil control. The aim of the project is thus to give assistance to the sector and to strengthen the advocacy and watchdog activities of NGOs so that we can have an open society – sustainable environment; more NGOs can keep their public benefit status, and they can implement their activities for the public good better. The main focu is: rights to association, information rights, participation in local decision-making processes. The project will help learning about the new Nonprofit Act, and help in preparing necessary modifications in the NGOs statutes (consultation, forums). The main target group is the active NGOs in the region, the secondary, the public of the region. The project partner ProNas association will organize a forum for NGOs and local municipalities, PRONAS was fighting against the waste incineration in Heiligenkreuz, the topic of the forum will be this cooperation and lessons learnt.</text:p>
          </table:table-cell>
          <table:table-cell office:value-type="string" calcext:value-type="string">
            <text:p>A megváltozott jogi-gazdasági-társadalmi környezet érzékenyen érinti a civileket. A szervezetek passzivitása megnőtt, a civil kontrollal kapcsolatos feladataikat nem tudják vagy nem merik ellátni. Az Ökológiai Stúdió projektjének célja, hogy a szektornak jogi-szakmai segítéséget nyújtson és erősítse érdekérvényesítő és watchdog szerepét. Kiemelt témáik az egyesülési, információs jogok és részvétel a helyi döntéshozatalban. A projekt során közérdekű adatkikérő kampányt szerveznek, új Üvegzsebkönyvet adnak ki, megvizsgálják és ösztönzik a jogalkotásban, ill. településfejlesztési eljárásban való civil részvételt. A régióban fórumokat, fogadónapokat szerveznek, melyek erősítik a civil érdekérvényesítési, együttműködési formákat. A szervezet szakembereinek tanácsadó szolgálata, Iratminta tára és a civilkontroll.gyor.hu oldal az új jogi környezethez való igazodást, a civil kontroll erősítését segíti.</text:p>
          </table:table-cell>
          <table:table-cell/>
          <table:table-cell office:value-type="string" calcext:value-type="string">
            <text:p>€5 950</text:p>
          </table:table-cell>
        </table:table-row>
        <table:table-row table:style-name="ro2">
          <table:table-cell office:value-type="string" calcext:value-type="string">
            <text:p>Demokrácia és emberi jogok</text:p>
          </table:table-cell>
          <table:table-cell office:value-type="string" calcext:value-type="string">
            <text:p>democracy and human rights</text:p>
            <text:p/>
          </table:table-cell>
          <table:table-cell office:value-type="float" office:value="100" calcext:value-type="float">
            <text:p>100</text:p>
          </table:table-cell>
          <table:table-cell office:value-type="string" calcext:value-type="string">
            <text:p>NCTA-2013-3741-A</text:p>
          </table:table-cell>
          <table:table-cell office:value-type="string" calcext:value-type="string">
            <text:p>Zöld Pók Alapítvány</text:p>
          </table:table-cell>
          <table:table-cell office:value-type="string" calcext:value-type="string">
            <text:p>A hajléktalanság valódi arcai - tudatformáló és adománygyűjtő kampány</text:p>
          </table:table-cell>
          <table:table-cell office:value-type="string" calcext:value-type="string">
            <text:p>Real faces of homelessness. Awareness raising and community funding campaign.</text:p>
          </table:table-cell>
          <table:table-cell table:number-columns-repeated="2" office:value-type="string" calcext:value-type="string">
            <text:p>Budapest</text:p>
          </table:table-cell>
          <table:table-cell office:value-type="string" calcext:value-type="string">
            <text:p>Green Spider Organisation</text:p>
          </table:table-cell>
          <table:table-cell office:value-type="string" calcext:value-type="string">
            <text:p>HU05-0061 - Real faces of homelessness. Awareness raising and community funding campaign.</text:p>
          </table:table-cell>
          <table:table-cell office:value-type="string" calcext:value-type="string">
            <text:p>The aim of the project is to dismantle prejudices against the homeless, and to test community funding as a means of fundraising and solidarity practice in social care. The program is especially relevant because of the policies of the past few years which mean that authorities can now sanction people for being poor. In the present project Green Spider creates a new type of individual support system: people can donate through community funding to support investment into things (training, tools, etc.) to enable the homeless to do something for improving their own situation. A successful community fundraising and its publicity can strengthen solidarity, it can make the methodology of the Van Esély Foundation more accepted. Besides the Város Mindenkié Group ("The city is for all") can reach its target audience with a much deeper and more detailed message and Green Spider Foundation can become more practiced in community funding.</text:p>
          </table:table-cell>
          <table:table-cell office:value-type="string" calcext:value-type="string">
            <text:p>A Zöld Pók projektjének célja, a hajléktalansággal kapcsolatos előítéletek lebontása, valamint a közösségi gyűjtésnek, mint forrásteremtésnek és szolidaritási gyakorlatnak a tesztelése a szociális ellátásban. A szervezet az ország egyik legsúlyosabb szociális problémáján keresztül próbálja meg a civilség, az aktivizmus, a szolidaritás és a részvétel eszméit, gyakorlatát közelebb vinni a mindennapi emberhez. A projektben a Van Esély Alapítvány által felkarolt hajléktalan emberek megsegítéséhez teremtenek közösségi gyűjtéssel forrást, s eközben feltárják a hajléktalanság és a szegénység kevéssé ismert dimenzióit. A kampányt a Város Mindenkié csoport akcióival is összehangolják.</text:p>
          </table:table-cell>
          <table:table-cell/>
          <table:table-cell office:value-type="string" calcext:value-type="string">
            <text:p>€8 707</text:p>
          </table:table-cell>
        </table:table-row>
        <table:table-row table:style-name="ro2">
          <table:table-cell office:value-type="string" calcext:value-type="string">
            <text:p>Demokrácia és emberi jogok</text:p>
          </table:table-cell>
          <table:table-cell office:value-type="string" calcext:value-type="string">
            <text:p>democracy and human rights</text:p>
            <text:p/>
          </table:table-cell>
          <table:table-cell office:value-type="float" office:value="64" calcext:value-type="float">
            <text:p>64</text:p>
          </table:table-cell>
          <table:table-cell office:value-type="string" calcext:value-type="string">
            <text:p>NCTA-2013-2987-A</text:p>
          </table:table-cell>
          <table:table-cell office:value-type="string" calcext:value-type="string">
            <text:p>Független Újságírók Alapítványa (napi munkában: Független Médiaközpont, CIJ)</text:p>
          </table:table-cell>
          <table:table-cell office:value-type="string" calcext:value-type="string">
            <text:p>Újragondolt nyilvánosság - vitasorozat egy jövőbeni médiaszabályozási keret kialakításáért</text:p>
          </table:table-cell>
          <table:table-cell office:value-type="string" calcext:value-type="string">
            <text:p>Publicness revisited - a dialogue for a future media regulatory framework</text:p>
          </table:table-cell>
          <table:table-cell table:number-columns-repeated="2" office:value-type="string" calcext:value-type="string">
            <text:p>Budapest</text:p>
          </table:table-cell>
          <table:table-cell office:value-type="string" calcext:value-type="string">
            <text:p>Independent Journalism Foundation</text:p>
          </table:table-cell>
          <table:table-cell office:value-type="string" calcext:value-type="string">
            <text:p>HU05-0063 - Publicness revisited - a dialogue for a future media regulatory framework</text:p>
          </table:table-cell>
          <table:table-cell office:value-type="string" calcext:value-type="string">
            <text:p>Since 2010, media regulation in Hungary has been criticized at home and abroad for not adequately guaranteeing media pluralism and freedom. These laws were elaborated with no prior consultation with the professional communities and the public, thus they did not build on widely discussed drafts. The Center for Independent Journalism – with the Mérték Standards Media Monitor - facilitates a professional and social dialogue to contribute to a long-term future media regulation based on a strong legitimacy and the European standards of media freedom. Journalists, representatives of media organizations, companies, civil society organizations, researchers and lawyers will discuss draft concepts of key issues - the regulatory authority, regulation of the media market, media literacy and self-regulation, public service media - at public debates and via online forum from October 2013. Based on the conclusions of the closing conference in February 2014, a final concept will be elaborated.</text:p>
          </table:table-cell>
          <table:table-cell office:value-type="string" calcext:value-type="string">
            <text:p>2010 óta a hazai médiaszabályozást számos kritika éri, mivel nem biztosítja kellőképpen a sajtószabadságot és a médiapluralizmus megőrzését. Mi több, a szabályozást előzetes konzultáció nélkül, a szakmai közösség és a nyilvánosság kizárásával alkották meg. A Független Médiaközpont projektjének célja egy új média szabályozási koncepció kialakítása, a nyilvánosság bevonásával. Ennek érdekében a szervezők nyilvános vitákat rendeznek, melyekbe bárki bekapcsolódhat és hozzájárulhat a közös, konszenzuson alapuló koncepció megalkotásához. A résztvevők több témában (közszolgálatiság, piacszabályozás, médiahatóság, médiaoktatás és -önszabályozás) kezdeményeznek és folytatnak szakmai vitát. A szervezők bevonják a munkába a civil szervezetek, köztük a MÉRTÉK Médiaelemző Műhely és a Főszerkesztők Fóruma szakértőit. A végleges koncepció széles szakmai és társadalmi vita mentén jön létre, és remélhetőleg megkerülhetetlen lesz a jövőbeni jogalkotás számára.</text:p>
          </table:table-cell>
          <table:table-cell/>
          <table:table-cell office:value-type="string" calcext:value-type="string">
            <text:p>€8 909</text:p>
          </table:table-cell>
        </table:table-row>
        <table:table-row table:style-name="ro2">
          <table:table-cell office:value-type="string" calcext:value-type="string">
            <text:p>Demokrácia és emberi jogok</text:p>
          </table:table-cell>
          <table:table-cell office:value-type="string" calcext:value-type="string">
            <text:p>democracy and human rights</text:p>
            <text:p/>
          </table:table-cell>
          <table:table-cell office:value-type="float" office:value="21" calcext:value-type="float">
            <text:p>21</text:p>
          </table:table-cell>
          <table:table-cell office:value-type="string" calcext:value-type="string">
            <text:p>NCTA-2013-2155-A</text:p>
          </table:table-cell>
          <table:table-cell office:value-type="string" calcext:value-type="string">
            <text:p>Magyar Gyógypedagógusok Egyesülete</text:p>
          </table:table-cell>
          <table:table-cell office:value-type="string" calcext:value-type="string">
            <text:p>"Semmit rólunk, nélkülünk!" - Hiszem vagy tudom? Csinálom!</text:p>
          </table:table-cell>
          <table:table-cell office:value-type="string" calcext:value-type="string">
            <text:p>Rights and care for People with Psycho-social Disabilities - Nothing about us without us!</text:p>
          </table:table-cell>
          <table:table-cell table:number-columns-repeated="2" office:value-type="string" calcext:value-type="string">
            <text:p>Budapest</text:p>
          </table:table-cell>
          <table:table-cell office:value-type="string" calcext:value-type="string">
            <text:p>National Association of Special Teatcher</text:p>
          </table:table-cell>
          <table:table-cell office:value-type="string" calcext:value-type="string">
            <text:p>HU05-0068 - Rights and care for People with Psycho-social Disabilities - Nothing about us without us!</text:p>
          </table:table-cell>
          <table:table-cell office:value-type="string" calcext:value-type="string">
            <text:p>The project's goals are to extend the services of special education to adults with psycho-social disabilities, to support the prevention of developing psycho-social disabilities in institutions for children with special needs, to enhance the human rights approach within special education activities. The ativities will start with a kick-off conference, followed training/sensitizing 30 persons, coaching and implementing leading mini-projects, to be closed by a conference. Persons with psycho-social disabilities will take active role in planning, implementing and disseminating the project. A network of stakeholders for future innovation will be established. Experience gathered will be transferred to a higher education course, and a concept of providing accessibility for persons with psycho-social disabilities will be used to generate policy actions.</text:p>
          </table:table-cell>
          <table:table-cell office:value-type="string" calcext:value-type="string">
            <text:p>A főpályázó a tágan értelmezett gyógypedagógia szakmai és érdekvédelmi szervezete. Foglalkozik a fogyatékos gyermekek és felnőttek oktatásával, komplex rehabilitációjával, munkavállalásuk és társadalmi integrációjuk elősegítésével, emberi jogaik érvényesítésével. A projekt során 30 személyt képeznek ki, és készítenek fel mikroprojektek végrehajtására, melyek a pszichoszociális fogyatékosságok és az emberi jogok témájával foglalkoznak. Céljuk, hogy a gyógypedagógiai tevékenység terjedjen ki a pszichoszociális fogyatékossággal élő felnőttekre; váljon részévé a pszichoszociális fogyatékosság kialakulásának megelőzése a sajátos nevelési igényű tanulók intézményeiben, és erősödjön a gyógypedagógiai tevékenységben az emberi jogi megközelítés.</text:p>
          </table:table-cell>
          <table:table-cell/>
          <table:table-cell office:value-type="string" calcext:value-type="string">
            <text:p>€9 999</text:p>
          </table:table-cell>
        </table:table-row>
        <table:table-row table:style-name="ro2">
          <table:table-cell office:value-type="string" calcext:value-type="string">
            <text:p>Demokrácia és emberi jogok</text:p>
          </table:table-cell>
          <table:table-cell office:value-type="string" calcext:value-type="string">
            <text:p>democracy and human rights</text:p>
            <text:p/>
          </table:table-cell>
          <table:table-cell office:value-type="float" office:value="96" calcext:value-type="float">
            <text:p>96</text:p>
          </table:table-cell>
          <table:table-cell office:value-type="string" calcext:value-type="string">
            <text:p>NCTA-2013-3652-A</text:p>
          </table:table-cell>
          <table:table-cell office:value-type="string" calcext:value-type="string">
            <text:p>Prospect Műhely Alapítvány</text:p>
          </table:table-cell>
          <table:table-cell office:value-type="string" calcext:value-type="string">
            <text:p>Fix My Street - Magyarország</text:p>
          </table:table-cell>
          <table:table-cell office:value-type="string" calcext:value-type="string">
            <text:p>Fix My Street - Hungary</text:p>
          </table:table-cell>
          <table:table-cell table:number-columns-repeated="2" office:value-type="string" calcext:value-type="string">
            <text:p>Budapest</text:p>
          </table:table-cell>
          <table:table-cell office:value-type="string" calcext:value-type="string">
            <text:p>Prospect Hungary Foundation</text:p>
          </table:table-cell>
          <table:table-cell office:value-type="string" calcext:value-type="string">
            <text:p>HU05-0065 - Fix My Street - Hungary</text:p>
          </table:table-cell>
          <table:table-cell office:value-type="string" calcext:value-type="string">
            <text:p>FixMyStreet is a virtual forum where citizens can report their problems that fall under the competence of the local municipality or other local authorities. In the project Prospect Foundation adapts this method that works with great succes in several countries. The first immediate goal is to create a more liveable, cleaner living environment, second one is to raise awareness of responsible authorities and to increase their performance. The project contributes to the strengthening of democracy and acceptance of democratic values. Due to project's activities the functioning of state institutions will become more transparent and more predictable, as well as the idea of good governance will grow and its practices become more common.</text:p>
          </table:table-cell>
          <table:table-cell office:value-type="string" calcext:value-type="string">
            <text:p>A FixMyStreet egy olyan virtuális fórum, melyen az állampolgárok bejelenthetik az önkormányzat vagy egyéb helyi hatóság hatáskörébe és illetékességébe tartozó problémáikat, melyek megjavítása vagy megszüntetése élhetőbb és rendezettebb lakókörnyezet kialakításához járul hozzá. A Prospect Műhely Alapítvány e számos országban sikeresen működő model hazai átültetésére és a helyi viszonyokra való adaptálására vállalkozik. A projekt eredményeképpen várható, hogy az állampolgárokban tudatosul, hogy van lehetőségük a saját sorsuk alakítására és érdekeik védelmére - ezáltal erősödik a demokratikus intézményrendszerbe vetett bizalom és nő a demokratikus értékek melletti elkötelezettség is.</text:p>
          </table:table-cell>
          <table:table-cell/>
          <table:table-cell office:value-type="string" calcext:value-type="string">
            <text:p>€9 973</text:p>
          </table:table-cell>
        </table:table-row>
        <table:table-row table:style-name="ro2">
          <table:table-cell office:value-type="string" calcext:value-type="string">
            <text:p>Demokrácia és emberi jogok</text:p>
          </table:table-cell>
          <table:table-cell office:value-type="string" calcext:value-type="string">
            <text:p>democracy and human rights</text:p>
            <text:p/>
          </table:table-cell>
          <table:table-cell office:value-type="float" office:value="86" calcext:value-type="float">
            <text:p>86</text:p>
          </table:table-cell>
          <table:table-cell office:value-type="string" calcext:value-type="string">
            <text:p>NCTA-2013-3391-A</text:p>
          </table:table-cell>
          <table:table-cell office:value-type="string" calcext:value-type="string">
            <text:p>Szivárvány Misszió Alapítvány</text:p>
          </table:table-cell>
          <table:table-cell office:value-type="string" calcext:value-type="string">
            <text:p>Előbújás napi rendezvények megszervezése</text:p>
          </table:table-cell>
          <table:table-cell office:value-type="string" calcext:value-type="string">
            <text:p>Coming Out Day Event Series</text:p>
          </table:table-cell>
          <table:table-cell table:number-columns-repeated="2" office:value-type="string" calcext:value-type="string">
            <text:p>Budapest</text:p>
          </table:table-cell>
          <table:table-cell office:value-type="string" calcext:value-type="string">
            <text:p>Rainbow Mission Foundation</text:p>
          </table:table-cell>
          <table:table-cell office:value-type="string" calcext:value-type="string">
            <text:p>HU05-0062 - Coming Out Day Event Series</text:p>
          </table:table-cell>
          <table:table-cell office:value-type="string" calcext:value-type="string">
            <text:p>In Hungary, lesbian, gay, bisexual, transgender, and queer (LGBTQ) people and the issues they face are shrouded in invisibility. The oppression and discrimination this community faces, both on structural and everyday level, can, in part be traced back to this lack of visibility. The goal of the project is to hold a Coming Out Day event series in Budapest and with help of other organizations in several other cities in order to increase the visibility of the LGBTQ community in Hungary, as well as raise awareness among members of the mainstream society and empower LGBTQ people to come out to their families, friends, and colleagues. A video campaign, workshops, community events, and pamphlets will spread the message of importance of living a more open life as an LGBTQ person. The project is part of an attempt to create a safe social and political environment in which LGBTQ people can live their lives freely and fully, without pressures of structural and everyday discrimination.</text:p>
          </table:table-cell>
          <table:table-cell office:value-type="string" calcext:value-type="string">
            <text:p>A projekt célja egy olyan előbújás nap megszervezése Budapesten, illetve lehetőség szerint vidéki városokban, mely növeli a magyarországi leszbikus, meleg, biszexuális, transznemű és queer (LMBTQ) közösség láthatóságát, és előmozdítja a közösséget érintő kérdések előtérbe helyezését, valamint diszkriminációjuk elleni hatékony fellépést. Mivel az előbújás maga fontos eszköze az LMBTQ közösség társadalmi elfogadásának, szeretnék, ha Magyarországon is ünnepelni lehetne a Nemzetközi Előbújás Napját októberben. A legtöbb LMBTQ esemény a fővárosban történik, ezért is fontos, hogy a programok több vidéki nagyvárosba is eljussunk, és a vidéken élő LMBTQ közösségeket is meg tudják szólítani, erőt adjanak nekik is az előbújáshoz, és a közösséghez tartozáshoz. Ezen kívül cél a többségi társadalom érzékenyítése és bevonása is, amely elengedhetetlen a hosszú távú társadalmi elfogadás érdekében. A kampány során a Szivárvány misszió videókat, kiadványokat is készít, valamint beszélgetéseket és könyvvásárt is szervez.</text:p>
          </table:table-cell>
          <table:table-cell/>
          <table:table-cell office:value-type="string" calcext:value-type="string">
            <text:p>€4 158</text:p>
          </table:table-cell>
        </table:table-row>
        <table:table-row table:style-name="ro2">
          <table:table-cell office:value-type="string" calcext:value-type="string">
            <text:p>Demokrácia és emberi jogok</text:p>
          </table:table-cell>
          <table:table-cell office:value-type="string" calcext:value-type="string">
            <text:p>democracy and human rights</text:p>
            <text:p/>
          </table:table-cell>
          <table:table-cell office:value-type="float" office:value="49" calcext:value-type="float">
            <text:p>49</text:p>
          </table:table-cell>
          <table:table-cell office:value-type="string" calcext:value-type="string">
            <text:p>NCTA-2013-2736-A</text:p>
          </table:table-cell>
          <table:table-cell office:value-type="string" calcext:value-type="string">
            <text:p>Stúdió „K” Alapítvány</text:p>
          </table:table-cell>
          <table:table-cell office:value-type="string" calcext:value-type="string">
            <text:p>A Korrupció című produkció vidéki forgalmazása</text:p>
          </table:table-cell>
          <table:table-cell office:value-type="string" calcext:value-type="string">
            <text:p>Democracy Experience</text:p>
          </table:table-cell>
          <table:table-cell table:number-columns-repeated="2" office:value-type="string" calcext:value-type="string">
            <text:p>Budapest</text:p>
          </table:table-cell>
          <table:table-cell office:value-type="string" calcext:value-type="string">
            <text:p>Studio "K" Foundation</text:p>
          </table:table-cell>
          <table:table-cell office:value-type="string" calcext:value-type="string">
            <text:p>HU05-0067 - Democracy Experience</text:p>
          </table:table-cell>
          <table:table-cell office:value-type="string" calcext:value-type="string">
            <text:p>The play bearing the title “Corruption” presents one of the most sensitive and most serious social problems of today’s day and age. The production uses forum theatre instruments that gives the audience an experience and allows them to participate in the production. The dynamic line of action evolving offers young people (special attention on rural areas) the opportunity to feel that they themselves decide their own destiny. The activities are the performance and “de-briefing” discussion after, finding civil partners and “local people”. Promoting their cooperation opens up new horizons by embarking from a special artistic production. The expected results are that students from universities in the countryside will spread the word about experiences like this, civic self-consciousness can be explored, active engagement develops and social responsibility will increase.</text:p>
          </table:table-cell>
          <table:table-cell office:value-type="string" calcext:value-type="string">
            <text:p>A Korrupció című előadás napjaink egyik legérzékenyebb és egyben legsúlyosabb társadalmi problémáját dolgozza fel. A fórumszínházi eszközökkel is élő produkció nem csak betekintést, hanem belépést is enged a néző számára, célja pedig ennél is közvetlenebb: a személyes bevonás. A konkrét esetek bemutatása és az érintettség felfedezése minden néző számára újszerű élményt jelent. Az ebből kinövő aktivizálódás leginkább a fiatalok számára nyújt lehetőséget, hogy azt érezhessék, maguk döntenek a sorsuk felől. Sokszorosan érvényes ez a vidéki fiatalságra, akik még inkább a média által elhomályosított közegben mozognak, a legtöbb esetben a saját jogaikkal sincsenek tisztában. Az előadás, az azt követő „feloldó” beszélgetés, a civil szervezetek és „helyi emberek” megtalálása, együttműködésük elősegítése új távlatokat nyithat meg egy különleges művészi produkcióból kiindulva. A vidéki egyetemek fiataljai pedig spóraszerűen terjeszthetnek egy ehhez hasonló tapasztalatot. </text:p>
            <text:p><text:s/>Sikeres projekt megvalósítás esetén kialakul a civil öntudat, fejlesztődik az aktivizálódás, és nő a társadalmi felelősség vállalás.</text:p>
          </table:table-cell>
          <table:table-cell/>
          <table:table-cell office:value-type="string" calcext:value-type="string">
            <text:p>€9 902</text:p>
          </table:table-cell>
        </table:table-row>
        <table:table-row table:style-name="ro2">
          <table:table-cell office:value-type="string" calcext:value-type="string">
            <text:p>Demokrácia és emberi jogok (Makró)</text:p>
          </table:table-cell>
          <table:table-cell office:value-type="string" calcext:value-type="string">
            <text:p>democracy and human rights</text:p>
            <text:p/>
          </table:table-cell>
          <table:table-cell office:value-type="float" office:value="108" calcext:value-type="float">
            <text:p>108</text:p>
          </table:table-cell>
          <table:table-cell office:value-type="string" calcext:value-type="string">
            <text:p>NCTA-2013-4155-M1</text:p>
          </table:table-cell>
          <table:table-cell office:value-type="string" calcext:value-type="string">
            <text:p>Asimov Alapítvány</text:p>
          </table:table-cell>
          <table:table-cell office:value-type="string" calcext:value-type="string">
            <text:p>Az atlatszo.hu közpénzügyi watchdog módszertanának továbbfejlesztése és továbbadása...</text:p>
          </table:table-cell>
          <table:table-cell office:value-type="string" calcext:value-type="string">
            <text:p>Follow the taxpayer's money: transferring know-how from atlatszo.hu watchdog NGO to non-profit and non-governmental organisations, political blogs and activist networks</text:p>
          </table:table-cell>
          <table:table-cell table:number-columns-repeated="2" office:value-type="string" calcext:value-type="string">
            <text:p>Budapest</text:p>
          </table:table-cell>
          <table:table-cell office:value-type="string" calcext:value-type="string">
            <text:p>Asimov Foundation</text:p>
          </table:table-cell>
          <table:table-cell office:value-type="string" calcext:value-type="string">
            <text:p>HU05-0085 - Follow the taxpayer's money: transferring know-how from atlatszo.hu watchdog NGO to non-profit and non-governmental organisations, political blogs and activist networks</text:p>
          </table:table-cell>
          <table:table-cell office:value-type="string" calcext:value-type="string">
            <text:p>The project aims to promote the KiMitTud.org freedom of information request generator (based on alaveteli.org) and the watchdog methodology developed by 'atlatszo.hu' investigative journalism NGO to members of civil society such as independent local news portal sites, weblogs, activist Facebook communities and specialist NGOs, and provide them research assistance and legal support in their court procedures to obtain public data withheld by state-run institutions. As a result, the organisations will have powerful tools to transfer a methodology capable to generate community involvement and civic activism. Organisations receiving this methodology will become more effective and successful in supporting Hungarian citizens’ rights to informed decision making and to enforce freedom of information principles on state-run institutions. The project promoter will provide hands-on workshops, substantial professional mentoring and extra publicity to the selected causes in collaboration with atlatszo.hu during the project.</text:p>
          </table:table-cell>
          <table:table-cell office:value-type="string" calcext:value-type="string">
            <text:p>A projekt célja, hogy a KiMitTud közérdekű adatigénylő portált mint lehetőséget szélesebb körben ismertté tegyék és az atlatszo.hu által kialakított közösségi watchdog módszertant átadják helyi civilek által működtetett független hírportálok, közéleti blogok, aktivista Facebook-közösségek, specialista civil szervezetek részére. Emellett újságírói kutatásokat végeznek és jogsegélyt nyújtanak adatigényléses perek során a partner szervezeteknek. A projekt eredményeként az Asimov Alapítványnak hatékony eszközei lesznek egy közösségi aktivitást generáló módszertan sikeres továbbadására. A bevont szervezetek az elsajátított módszertan segítségével hatékonyabban tudják majd segíteni a nagyközönség és az állampolgárok informált döntéshozatalhoz való jogának érvényesülését, a közérdekű adatok nyilvánosságát. A projekt során a workshopok mellett tényfeltáró szakmai-mentori támogatást, és a felkarolt ügyeknek extra pubicitást is biztosítanak az atlatszo.hu oldalon.</text:p>
          </table:table-cell>
          <table:table-cell/>
          <table:table-cell office:value-type="string" calcext:value-type="string">
            <text:p>€105 890</text:p>
          </table:table-cell>
        </table:table-row>
        <table:table-row table:style-name="ro2">
          <table:table-cell office:value-type="string" calcext:value-type="string">
            <text:p>Demokrácia és emberi jogok (Makró)</text:p>
          </table:table-cell>
          <table:table-cell office:value-type="string" calcext:value-type="string">
            <text:p>democracy and human rights</text:p>
            <text:p/>
          </table:table-cell>
          <table:table-cell office:value-type="float" office:value="128" calcext:value-type="float">
            <text:p>128</text:p>
          </table:table-cell>
          <table:table-cell office:value-type="string" calcext:value-type="string">
            <text:p>NCTA-2013-4196-M1</text:p>
          </table:table-cell>
          <table:table-cell office:value-type="string" calcext:value-type="string">
            <text:p>Magyar Drogprevenciós és Ártalomcsökkentő Szervezetek Szövetsége</text:p>
          </table:table-cell>
          <table:table-cell office:value-type="string" calcext:value-type="string">
            <text:p>Dro§osultság – egy kirekesztett társadalmi csoport kirekesztett segítőinek érdekképviselete</text:p>
          </table:table-cell>
          <table:table-cell office:value-type="string" calcext:value-type="string">
            <text:p>"Drogosultság" - Repesenting the Interest of the Discriminated Helpers of a Discriminated Social Group (drug users)</text:p>
          </table:table-cell>
          <table:table-cell table:number-columns-repeated="2" office:value-type="string" calcext:value-type="string">
            <text:p>Budapest</text:p>
          </table:table-cell>
          <table:table-cell office:value-type="string" calcext:value-type="string">
            <text:p>Hungarian Association of NGOs for Drug Prevention and Harm Reduction</text:p>
          </table:table-cell>
          <table:table-cell office:value-type="string" calcext:value-type="string">
            <text:p>HU05-0096 - "Drogosultság" - Repesenting the Interest of the Discriminated Helpers of a Discriminated Social Group (drug users)</text:p>
          </table:table-cell>
          <table:table-cell office:value-type="string" calcext:value-type="string">
            <text:p>Social marginalisation of drug-related problems is worsened by current unfavorable policy processes (e.g. lack of communication on the merits of programmes with decision makers, drying up of public financing). The aim of the project is to enable the MADÁSZ and the involved NGOs to adapt to the adverse circumstances and proactively represent their interests. As a result of the project, the proactive adaptation and social embeddedness of the participants will be improved, the context of the policy in the field will be changed with a move toward a more dominant governmental involvement with respect to professional aspects. As a direct result, competencies of the NGOs will develop, the professionalism of their operation will grow, and more effective ways of representation of interests emerge.</text:p>
          </table:table-cell>
          <table:table-cell office:value-type="string" calcext:value-type="string">
            <text:p>A hazai politikai folyamatok hatására a kábítószerrel kapcsolatos kérdések egyre rosszabb megítélés alá esnek (pl. nincs érdemi kommunikáció a döntéshozókkal, a költségvetési források teljesen eltűnnek). A projekt célha, hogy a MADÁSZSZ és a résztvevő 20 drogszakmai civil szervezet alkalmazkodni tudjon a kedvezőtlen körülményekhez és kiálljanak érdekeikért. Eredményeképpen a szakmapolitikai kontextus megváltozása, és a szakmai szempontokat tiszteletben tartó erősebb és célzottabb kormányzati szerepvállalás várható.</text:p>
          </table:table-cell>
          <table:table-cell/>
          <table:table-cell office:value-type="string" calcext:value-type="string">
            <text:p>€110 494</text:p>
          </table:table-cell>
        </table:table-row>
        <table:table-row table:style-name="ro2">
          <table:table-cell office:value-type="string" calcext:value-type="string">
            <text:p>Demokrácia és emberi jogok (Makró)</text:p>
          </table:table-cell>
          <table:table-cell office:value-type="string" calcext:value-type="string">
            <text:p>democracy and human rights</text:p>
            <text:p/>
          </table:table-cell>
          <table:table-cell office:value-type="float" office:value="115" calcext:value-type="float">
            <text:p>115</text:p>
          </table:table-cell>
          <table:table-cell office:value-type="string" calcext:value-type="string">
            <text:p>NCTA-2013-4171-M1</text:p>
          </table:table-cell>
          <table:table-cell office:value-type="string" calcext:value-type="string">
            <text:p>Társaság a Szabadságjogokért</text:p>
          </table:table-cell>
          <table:table-cell office:value-type="string" calcext:value-type="string">
            <text:p>Jó gyakorlatok az alapjogok védelmében</text:p>
          </table:table-cell>
          <table:table-cell office:value-type="string" calcext:value-type="string">
            <text:p>Best Practices in Protection of Fundamental Rights</text:p>
          </table:table-cell>
          <table:table-cell table:number-columns-repeated="2" office:value-type="string" calcext:value-type="string">
            <text:p>Budapest</text:p>
          </table:table-cell>
          <table:table-cell office:value-type="string" calcext:value-type="string">
            <text:p>Hungarian Civil Liberties Union</text:p>
          </table:table-cell>
          <table:table-cell office:value-type="string" calcext:value-type="string">
            <text:p>HU05-0089 - Best Practices in Protection of Fundamental Rights</text:p>
          </table:table-cell>
          <table:table-cell office:value-type="string" calcext:value-type="string">
            <text:p>The project aims to transfer HCLU’s 20 year experience in legal aid, advocacy, communication and organizational experience to12 chosen NGOs for whom the relevant legal approaches will prove useful in their work and in their field of activity, particularly in strategic litigation and advocacy working order to enforce human and civil rights. In the present political atmosphere, the restructuring of HCLU and strengthening some of its programs (Political Freedoms, Roma Program) is necessary. In order to strengthen and make HCLU sustainable, the development and implementation of an organisational and fundraising strategy is planned. HCLU plans to hold training programs and launches a joint online platform with the selected organizations. HCLU is dedicated to passing its knowledge in human rights and civil liberties, strategic litigation strategies and communication tools, which the NGOs will later utilise themselves or even pass along to other NGOs.</text:p>
          </table:table-cell>
          <table:table-cell office:value-type="string" calcext:value-type="string">
            <text:p>A projekt célja a TASZ két évtizedes jogvédő, érdekképviseleti, kommunikációs és szervezeti tapasztalatainak átadása 12 olyan civil szervezet részére, amelyek számára releváns és hasznosítható a tevékenységi területükön fellelhető jogi problémák megközelítése, különös tekintettel az emberi és állampolgári jogok érvényesítésére irányuló ügyképviseleti és érdekérvényesítési munkára. A 12 kiválasztott szervezetnek fontos, hogy legyen olyan jog- és érdekérvényesítési tevékenysége, ahol a TASZ által átadni kívánt tudást használni tudják, legyen megfogalmazott küldetése, dokumentált aktivitása az elmúlt 2 év során. A TASZ törekszik arra, hogy a bevont szervezetek a civil társadalom minél szélesebb spektrumát lefedjék, és legyenek köztük országos és helyi/regionális szervezetek. Magyarország egyre inkább távolodik a demokráciától. Ebben a politikai helyzetben a TASZ átstrukturálására és egyes programjainak (Politikai szabadságjogok, Romaprogram) megerősítése is fontos.</text:p>
          </table:table-cell>
          <table:table-cell/>
          <table:table-cell office:value-type="string" calcext:value-type="string">
            <text:p>€107 133</text:p>
          </table:table-cell>
        </table:table-row>
        <table:table-row table:style-name="ro2">
          <table:table-cell office:value-type="string" calcext:value-type="string">
            <text:p>Demokrácia és emberi jogok (Makró)</text:p>
          </table:table-cell>
          <table:table-cell office:value-type="string" calcext:value-type="string">
            <text:p>democracy and human rights</text:p>
            <text:p/>
          </table:table-cell>
          <table:table-cell office:value-type="float" office:value="112" calcext:value-type="float">
            <text:p>112</text:p>
          </table:table-cell>
          <table:table-cell office:value-type="string" calcext:value-type="string">
            <text:p>NCTA-2013-4166-M1</text:p>
          </table:table-cell>
          <table:table-cell office:value-type="string" calcext:value-type="string">
            <text:p>Kortárs Építészeti Központ Alapítvány</text:p>
          </table:table-cell>
          <table:table-cell office:value-type="string" calcext:value-type="string">
            <text:p>Civil város: LAKATLAN ingatlanok a közösségek szolgálatában</text:p>
          </table:table-cell>
          <table:table-cell office:value-type="string" calcext:value-type="string">
            <text:p>Civic City: Vacant properties in the service of communities</text:p>
          </table:table-cell>
          <table:table-cell table:number-columns-repeated="2" office:value-type="string" calcext:value-type="string">
            <text:p>Budapest</text:p>
          </table:table-cell>
          <table:table-cell office:value-type="string" calcext:value-type="string">
            <text:p>Hungarian Contemporary Architecture Centre</text:p>
          </table:table-cell>
          <table:table-cell office:value-type="string" calcext:value-type="string">
            <text:p>HU05-0087 - Civic City: Vacant properties in the service of communities</text:p>
          </table:table-cell>
          <table:table-cell office:value-type="string" calcext:value-type="string">
            <text:p>KÉK’s aim is to empower civil society by creating a framework for the use of vacant properties through a temporarily discounted lease. Besides the large number of long-term vacant properties many groups with social/art activities lack space. Connecting them will serve as a catalyst, which KÉK will elaborate and demonstrate through linking the partners into a legal and economic framework for renting and operating spaces. This opens perspectives for civil society, real estate owners in creating new uses for properties. Main project activities are: identifying community organizations in need of space; developing their projects, mapping empty properties and current state of rental legislation; elaborating models of sustainable use; negotiating with owners; organising professional and public events and campaigns. The Oslo School of Architecture and Design supports the program with experience from Oslo in the form of a workshop, field trip and an exhibition. http://toltsdujra.hu/en/, http://lakatlan.kek.org.hu/en/.</text:p>
          </table:table-cell>
          <table:table-cell office:value-type="string" calcext:value-type="string">
            <text:p>A Lakatlan program célja olyan szociális és kulturális funkciók helyhez segítése üresen álló, könnyen felújítható ingatlanokban, amelyek támogatják egymás céljait, segítik kibontakoztatni egymás kapacitásait, és ezáltal gazdaságilag is fenntarthatóvá válnak. A KÉK a program során eljut abba a szervezeti fázisba, ahol hosszú távú, komplex stratégiai programokat képes kidolgozni az épített környezettel való felelős és hatékony civil szerepvállalás érdekében. A program részeként a KÉK együttműködésre lép olyan civil szervezetekkel, szociális tevékenységű csoportokkal, és társadalmi vállalkozásokkal, amelyek működésében jelentős kiinduló segítséget jelent egy helyiség időszakos megszerzése. A program lépései között található a helyigényt megfogalmazó szervezetek azonosítása, az üres ingatlanok feltérképezése és szervezetekhez társítása, a köztes használati konstrukció kidolgozása, és a tulajdonosokkal való egyeztetés, valamint kapcsolódó szakmai és nyilvános események, kampányok szervezése. A program során a KÉK partnereivel egy olyan ingatlanhasználati és működtetési keretrendszert dolgoz ki, amely a tulajdonosokkal elfogadtatva megnyitja az utat a civil szféra előtt az üresen álló ingatlanok időszakos közösségi és szociális használatához, ezzel segítve az alulról szerveződő kezdeményezéseket az általuk vállalt szociális és szocio-kulturális feladatok ellátásában, és hozzájárulva azok fenntarthatóságához.</text:p>
          </table:table-cell>
          <table:table-cell/>
          <table:table-cell office:value-type="string" calcext:value-type="string">
            <text:p>€131 961</text:p>
          </table:table-cell>
        </table:table-row>
        <table:table-row table:style-name="ro2">
          <table:table-cell office:value-type="string" calcext:value-type="string">
            <text:p>Demokrácia és emberi jogok (Makró)</text:p>
          </table:table-cell>
          <table:table-cell office:value-type="string" calcext:value-type="string">
            <text:p>democracy and human rights</text:p>
            <text:p/>
          </table:table-cell>
          <table:table-cell office:value-type="float" office:value="107" calcext:value-type="float">
            <text:p>107</text:p>
          </table:table-cell>
          <table:table-cell office:value-type="string" calcext:value-type="string">
            <text:p>NCTA-2013-4153-M1</text:p>
          </table:table-cell>
          <table:table-cell office:value-type="string" calcext:value-type="string">
            <text:p>K-Monitor Közhasznú Egyesület</text:p>
          </table:table-cell>
          <table:table-cell office:value-type="string" calcext:value-type="string">
            <text:p>Nyílt adatokkal az átláthatóságért!</text:p>
          </table:table-cell>
          <table:table-cell office:value-type="string" calcext:value-type="string">
            <text:p>Enhancing Transparency with Open Data</text:p>
          </table:table-cell>
          <table:table-cell table:number-columns-repeated="2" office:value-type="string" calcext:value-type="string">
            <text:p>Budapest</text:p>
          </table:table-cell>
          <table:table-cell office:value-type="string" calcext:value-type="string">
            <text:p>K-Monitor Public Benefit Association</text:p>
          </table:table-cell>
          <table:table-cell office:value-type="string" calcext:value-type="string">
            <text:p>HU05-0084 - Enhancing Transparency with Open Data</text:p>
          </table:table-cell>
          <table:table-cell office:value-type="string" calcext:value-type="string">
            <text:p>Despite the high level of corruption, civil society is weak in many areas, citizens are not aware of the damages caused by corruption. The project aims at empowering civic groups to become more effective in their actions against corruption. To this end, K-Monitor Association will develop methodological materials and tools for civic initiatives operating in the fields of advocacy, information provision and citizen engagement in order to assist them in elaborating data-based, authentic research materials, articles, recommendations, IT applications, infographipcs etc. that reach out to and makes an impact on policy-makers and citizens. In the framework of the project the civic groups involved in the process will implement 10 open data actions, conduct an awareness raising campaign, organize a conference and develop IT tools so that they can draw attention to the damages caused by corruption and compel citizens, civil society organizations and policy makers to reflect and act.</text:p>
          </table:table-cell>
          <table:table-cell office:value-type="string" calcext:value-type="string">
            <text:p>A projekt a K-Monitor szakmai és pénzügyi fenntarthatóságát fejleszti: a stratégia letisztázásával, a társadalmi bázis megerősítésével, a forrásteremtési tevékenység és a szakmai szolgáltatások fejlesztésével a K-Monitor stabil alapokon, magas szakmai színvonalon fog működni, az open data eszközrendszer kiváló szakértőjévé illetve egy új open data közösség mozgatórugójává válik, informatikai és tudásátadó szolgáltatásaival komoly hátteret nyújt más közösségek antikorrupciós érdekérvényesítő vagy információs tevékenységéhez. Ezen közösségeket a projekt során megerősíti, velük együttműködést épít ki, bevonó, közösségi gondolkodást ösztönző, a jó kormányzás alapelveit figyelembe vevő fejlesztési folyamat végére a szervezetek az open data eszköztár megismerése és kipróbálása révén eredményesebbé válnak az érdekérvényesítés és társadalmi mobilizálás terén.</text:p>
          </table:table-cell>
          <table:table-cell/>
          <table:table-cell office:value-type="string" calcext:value-type="string">
            <text:p>€119 760</text:p>
          </table:table-cell>
        </table:table-row>
        <table:table-row table:style-name="ro2">
          <table:table-cell office:value-type="string" calcext:value-type="string">
            <text:p>Demokrácia és emberi jogok (Makró)</text:p>
          </table:table-cell>
          <table:table-cell office:value-type="string" calcext:value-type="string">
            <text:p>democracy and human rights</text:p>
            <text:p/>
          </table:table-cell>
          <table:table-cell office:value-type="float" office:value="106" calcext:value-type="float">
            <text:p>106</text:p>
          </table:table-cell>
          <table:table-cell office:value-type="string" calcext:value-type="string">
            <text:p>NCTA-2013-4152-M1</text:p>
          </table:table-cell>
          <table:table-cell office:value-type="string" calcext:value-type="string">
            <text:p>Krétakör Alapítvány</text:p>
          </table:table-cell>
          <table:table-cell office:value-type="string" calcext:value-type="string">
            <text:p>Humán Platform országos szervezetfejlesztés</text:p>
          </table:table-cell>
          <table:table-cell office:value-type="string" calcext:value-type="string">
            <text:p>Human Platform nation-wide organization development and networking</text:p>
          </table:table-cell>
          <table:table-cell table:number-columns-repeated="2" office:value-type="string" calcext:value-type="string">
            <text:p>Budapest</text:p>
          </table:table-cell>
          <table:table-cell office:value-type="string" calcext:value-type="string">
            <text:p>Krétakör Foundation</text:p>
          </table:table-cell>
          <table:table-cell office:value-type="string" calcext:value-type="string">
            <text:p>HU05-0083 - Human Platform nation-wide organization development and networking</text:p>
          </table:table-cell>
          <table:table-cell office:value-type="string" calcext:value-type="string">
            <text:p>Partnerships among human service sectors and organizations represented in the Human Platform (HP) (health care, education, culture, social services) are underdeveloped, out of date and powerless. Professional advocacy efforts are fragmented. The aim of the project is to change this situation, to restore the indenpendency of professions and improve their position. The planned project aims to share good practices, to analyze problems/risks in the fields and to support institutional information exchange. The challenges are addressed through “basis” projects: 1) secretariat of HP and 2 incubator rooms; 2) network projects - networking events in countryside; 3) policy paper on participatory cultural vision; 4) seminar series on democracy/civic lobby activities; 5) legislative theatre series; 6) concept on harmonization of watchdog activity of professional civic organizations; 7) presentation and implementation of good practices with documentation and PR.</text:p>
          </table:table-cell>
          <table:table-cell office:value-type="string" calcext:value-type="string">
            <text:p>A kétéves Humán Platform projekt célja, hogy az egyes humán-ágazatokon belül kialakítsa az érdekegyeztetés minimál-protokolljait, és lehetővé tegye az ágazati szempontok tisztázását és világos képviseletét. Ez a folyamat idővel az ágazatok közti szinergiák és közös platformok megteremtését eredményezheti. A szakmai közegek fejlesztésén túl a projekt az állampolgári aktivizáláson keresztül a részvételi demokrácia hazai elterjesztésére is kísérletet tesz. A célok érdekében a Krétakör felépíti a Humán Platform ernyőszervezetet, és annak országos hálózatát valamint szakmai, ágazatok közötti érdekegyeztető és közös szakpolitikákat eredményező munkát indít el. A szervezeti fejlesztés szoft elemei közé tartozik egy központi titkárság, illetve informatikai háttér kialakítása. A fizikai beruházások közt egy pesti, és a második év végére egy vidéki civil inkubátor-szobát alakít ki a Krétakör. A beruházások lehetővé teszik a tagszervezetek közötti egyeztetések, illetve az ilyen módon összekapcsolt munka hatékonyságának növelését. A tagszervezetek a teljes infrastrukturális hátteret szabadon használhatják, és az egyes ágazatok egymás szempontjait is megismerhetik. Az ilyen módon nyert tudásra építve a A Humán Platfom a legkülönbözőbb szakmai és érdekvédelmi projekteken keresztül törekszik a gyakorlati szakmai érdekképviseletre (vitafórumok, szemináriumok, kampányok, demonstrációk, videófilmek, online-kampányok stb.).</text:p>
          </table:table-cell>
          <table:table-cell/>
          <table:table-cell office:value-type="string" calcext:value-type="string">
            <text:p>€119 840</text:p>
          </table:table-cell>
        </table:table-row>
        <table:table-row table:style-name="ro2">
          <table:table-cell office:value-type="string" calcext:value-type="string">
            <text:p>Demokrácia és emberi jogok (Makró)</text:p>
          </table:table-cell>
          <table:table-cell office:value-type="string" calcext:value-type="string">
            <text:p>democracy and human rights</text:p>
            <text:p/>
          </table:table-cell>
          <table:table-cell office:value-type="float" office:value="127" calcext:value-type="float">
            <text:p>127</text:p>
          </table:table-cell>
          <table:table-cell office:value-type="string" calcext:value-type="string">
            <text:p>NCTA-2013-4194-M1</text:p>
          </table:table-cell>
          <table:table-cell office:value-type="string" calcext:value-type="string">
            <text:p>Labrisz Leszbikus Egyesület</text:p>
          </table:table-cell>
          <table:table-cell office:value-type="string" calcext:value-type="string">
            <text:p>MELEGSÉG ÉS MEGISMERÉS - Egy innovatív, érzékenyítő iskolai program továbbfejlesztése</text:p>
          </table:table-cell>
          <table:table-cell office:value-type="string" calcext:value-type="string">
            <text:p>Awareness raising about homosexuality - developing of an innovative school programme for sensitizing</text:p>
          </table:table-cell>
          <table:table-cell table:number-columns-repeated="2" office:value-type="string" calcext:value-type="string">
            <text:p>Budapest</text:p>
          </table:table-cell>
          <table:table-cell office:value-type="string" calcext:value-type="string">
            <text:p>Labrisz Lesbian Association</text:p>
          </table:table-cell>
          <table:table-cell office:value-type="string" calcext:value-type="string">
            <text:p>HU05-0095 - Awareness raising about homosexuality - developing of an innovative school programme for sensitizing</text:p>
          </table:table-cell>
          <table:table-cell office:value-type="string" calcext:value-type="string">
            <text:p>The current Hungarian politics doesn’t support any programs enhancing tolerance towards LGBT people, however, this and stopping violence against minorities are development priorities of the EU. The project aims to encourage LGBT communities, build their capacity and further develop the organization´s school-training program. They also plan to exchange experiences with other minority groups and NGOs and to advertise voluntary activities. Thus, their advocacy capacity will grow, their volunteer recruitment will become more effective and stronger cooperation between minorities will develop. Also the visibility of LGBT people and their self-recognition will increase.</text:p>
          </table:table-cell>
          <table:table-cell office:value-type="string" calcext:value-type="string">
            <text:p>A kisebbségek elleni erőszak megfékezése és a tolerancia erősítése az EU fejlesztési céljai közé tartozik, hazánkban a kormányzat mégsem támogatja ezeket a területeket. A "melegség és megismerés" program célja az LMBT csoportok megerősítése, kapacitásfejlesztése és a szervezet iskolai programjának fejlesztése. Emellett kapcsolatot szeretnének építeni más kisebbségeket segítő szervezetekkel, népszerűsítenék az önkéntességet, és ösztönzik a társadalmi szemléletformálást, a gyűlöletbeszéd és kirekesztettség elleni hatékony fellépést. Eredményként várható, hogy nő a résztvevők érdekérvényesítési képessége, hatékonyabbá válik az önkéntesek bevonása, a kisebbségek közti együttműködések nőnek, és az LMBT emberek láthatóbbá válnak.</text:p>
          </table:table-cell>
          <table:table-cell/>
          <table:table-cell office:value-type="string" calcext:value-type="string">
            <text:p>€62 434</text:p>
          </table:table-cell>
        </table:table-row>
        <table:table-row table:style-name="ro2">
          <table:table-cell office:value-type="string" calcext:value-type="string">
            <text:p>Demokrácia és emberi jogok (Makró)</text:p>
          </table:table-cell>
          <table:table-cell office:value-type="string" calcext:value-type="string">
            <text:p>democracy and human rights</text:p>
            <text:p/>
          </table:table-cell>
          <table:table-cell office:value-type="float" office:value="125" calcext:value-type="float">
            <text:p>125</text:p>
          </table:table-cell>
          <table:table-cell office:value-type="string" calcext:value-type="string">
            <text:p>NCTA-2013-4192-M1</text:p>
          </table:table-cell>
          <table:table-cell office:value-type="string" calcext:value-type="string">
            <text:p>Roma Sajtóközpont</text:p>
          </table:table-cell>
          <table:table-cell office:value-type="string" calcext:value-type="string">
            <text:p>Opre Roma! Közösségi kommunikáció és érdekérvényesítés</text:p>
          </table:table-cell>
          <table:table-cell office:value-type="string" calcext:value-type="string">
            <text:p>Opre Roma! Community communication and advocacy</text:p>
          </table:table-cell>
          <table:table-cell table:number-columns-repeated="2" office:value-type="string" calcext:value-type="string">
            <text:p>Budapest</text:p>
          </table:table-cell>
          <table:table-cell office:value-type="string" calcext:value-type="string">
            <text:p>Romani Press Centre</text:p>
          </table:table-cell>
          <table:table-cell office:value-type="string" calcext:value-type="string">
            <text:p>HU05-0094 - Opre Roma! Community communication and advocacy</text:p>
          </table:table-cell>
          <table:table-cell office:value-type="string" calcext:value-type="string">
            <text:p>Roma NGOs are becoming weaker in Hungary while anti-Roma sentiments have grown stronger. General problems of Roma communities in housing, education, employment, etc. are not improved and bagatelilsed. Therefore, the project aims at obtaining considerable publicity for news concerning Roma people; providing more content concerning activities of the Roma community; strengthening communities for the representation of communities’ interests. The outcomes of the project should be strengthened Roma self-consciousness, improved ability to represent interests; that the voice of Roma is heard more effectively in press, public discussions and the social media; creating strong influence on political and public discussions; major society will have a more objective picture; prejudices decreased towards non-Roma people. RPC will achieve this through capacity building; community journalism; Roma communities development; local media roundtables; and social campaigns. RPC is cooperating with the largest domestic Roma movement.</text:p>
          </table:table-cell>
          <table:table-cell office:value-type="string" calcext:value-type="string">
            <text:p>Míg a roma-ellenes nézetek egyre erősebbé válnak, a roma szervezetek egyre gyengülnek. A roma közösségek problémáit (lakhatás, oktatás, foglalkoztatás) nem kezelik megfelelően, bagatellizálják. A projekt célja, hogy nyilvánosságot szerezzen a roma embereket érintő híreknek és a roma közösségekről szóló tartalmakat készítsen, és megerősítse a közösségeket. Ezek eredményeképp megerősödik a roma öntudat, és a hazai legnagyobb kisebbség saját hangján és erőteljesebben lesz jelen a közbeszédben, a sajtóban és a közösségi médiában. A társadalmi és politikai közbeszédre is erős hatást tudnak kifejteni, a többségi társadalom objektívebb képet kap a számára alig ismert közösségekről, és a nem romák előítéletei csökkennek.</text:p>
          </table:table-cell>
          <table:table-cell/>
          <table:table-cell office:value-type="string" calcext:value-type="string">
            <text:p>€99 550</text:p>
          </table:table-cell>
        </table:table-row>
        <table:table-row table:style-name="ro2">
          <table:table-cell office:value-type="string" calcext:value-type="string">
            <text:p>Demokrácia és emberi jogok (Makró)</text:p>
          </table:table-cell>
          <table:table-cell office:value-type="string" calcext:value-type="string">
            <text:p>democracy and human rights</text:p>
            <text:p/>
          </table:table-cell>
          <table:table-cell office:value-type="float" office:value="113" calcext:value-type="float">
            <text:p>113</text:p>
          </table:table-cell>
          <table:table-cell office:value-type="string" calcext:value-type="string">
            <text:p>NCTA-2013-4167-M1</text:p>
          </table:table-cell>
          <table:table-cell office:value-type="string" calcext:value-type="string">
            <text:p>Menhely Alapítvány</text:p>
          </table:table-cell>
          <table:table-cell office:value-type="string" calcext:value-type="string">
            <text:p>A hajléktalan emberek esélyegyenlőségéért</text:p>
          </table:table-cell>
          <table:table-cell office:value-type="string" calcext:value-type="string">
            <text:p>Equal opportunities for the homeless people</text:p>
          </table:table-cell>
          <table:table-cell table:number-columns-repeated="2" office:value-type="string" calcext:value-type="string">
            <text:p>Budapest</text:p>
          </table:table-cell>
          <table:table-cell office:value-type="string" calcext:value-type="string">
            <text:p>Shelter Foundation</text:p>
          </table:table-cell>
          <table:table-cell office:value-type="string" calcext:value-type="string">
            <text:p>HU05-0088 - Equal opportunities for the homeless people</text:p>
          </table:table-cell>
          <table:table-cell office:value-type="string" calcext:value-type="string">
            <text:p>Shelter Foundation has always been providing for the needs of the homeless and creating equal opportunities for them. However, after two decades, in view of new regulations, SF needs to ask itself whether its services and other activities have been able to build a social environment which accepts the homeless. Therefore, the project's aim is to reduce the disadvantages caused by worsening legal situation and discrimination, and SF has to develop other NGOs and informal communities to achieve the goal. The decade long experiencs of SF projects which provide legal protection and aim at decreasing prejudices will be implemented in the daily work and communication strategy. SF will prepare the personnel of the homeless care system to influence decision making and cope with circumstances that may be created by the expected legal changes regulating the use of public spaces by the homeless. Through conveying information to the public SF also offers personal experience to promote an understanding of their life stories.</text:p>
          </table:table-cell>
          <table:table-cell office:value-type="string" calcext:value-type="string">
            <text:p>A Menhely Alapítvány fő tevékenysége mindig a hajléktalan emberek ellátása és az egyenlő esélyek megteremtése volt, az alapszükségletek biztosításáért végzett munka azonban háttérbe szorította az esélyegyenlőségi aspektusokat. Két évtized elteltével, az új jogi szabályozások fényében merült fel a kérdés, hogy a jelenlegi szolgáltatások elegendők-e a hajléktalan embert befogadó társadalmi környezet megteremtéséhez. A projekt célja a romló jogszabályi környezet és az előítéletek okozta hátrányok csökkentése. A Menhely fejleszteni szeretné évtizedes tapasztalatokon alapuló, jogvédelemmel, előítélet-csökkentéssel foglalkozó projektjeit, és átadni ezeket a szektorban dolgozó intézményeknek, civil szervezteknek és informális közösségeknek. Felkészítik továbbá a hajléktalan ellátórendszer szereplőit a hajléktalan emberek közterület-használatát rendező jogszabályváltozások okozta helyzetre és a döntéshozatal befolyásolására. A lakossággal pedig szeretnék személyesen megismertetni a hajléktalan élettörténeteket.</text:p>
          </table:table-cell>
          <table:table-cell/>
          <table:table-cell office:value-type="string" calcext:value-type="string">
            <text:p>€119 818</text:p>
          </table:table-cell>
        </table:table-row>
        <table:table-row table:style-name="ro2">
          <table:table-cell office:value-type="string" calcext:value-type="string">
            <text:p>Demokrácia és emberi jogok (Makró)</text:p>
          </table:table-cell>
          <table:table-cell office:value-type="string" calcext:value-type="string">
            <text:p>democracy and human rights</text:p>
            <text:p/>
          </table:table-cell>
          <table:table-cell office:value-type="float" office:value="124" calcext:value-type="float">
            <text:p>124</text:p>
          </table:table-cell>
          <table:table-cell office:value-type="string" calcext:value-type="string">
            <text:p>NCTA-2013-4189-M1</text:p>
          </table:table-cell>
          <table:table-cell office:value-type="string" calcext:value-type="string">
            <text:p>Transparency International Magyarország Alapítvány</text:p>
          </table:table-cell>
          <table:table-cell office:value-type="string" calcext:value-type="string">
            <text:p>TI Akadémia</text:p>
          </table:table-cell>
          <table:table-cell office:value-type="string" calcext:value-type="string">
            <text:p>TI Academy</text:p>
          </table:table-cell>
          <table:table-cell table:number-columns-repeated="2" office:value-type="string" calcext:value-type="string">
            <text:p>Budapest</text:p>
          </table:table-cell>
          <table:table-cell office:value-type="string" calcext:value-type="string">
            <text:p>Transparency International Hungary</text:p>
          </table:table-cell>
          <table:table-cell office:value-type="string" calcext:value-type="string">
            <text:p>HU05-0093 - TI Academy</text:p>
          </table:table-cell>
          <table:table-cell office:value-type="string" calcext:value-type="string">
            <text:p>According to relevant researches, youngsters believe they are more resistent to corruption than the majority of society: 73% of them feel that they should be part of the fight against corruption, but assume that their efforts would be disregarded. A quarter of youngsters do not know where to turn when encountering corruption. Still, no targeted educational program is available in Hungary, while at the same time corruption shows worsening tendencies. The goal is to strengthen a societal basis that rejects corruption through an educational and mobilization program based on cooperation between TI and joining youth organizations. TI Academy teaches youngsters about corruption and the ways to act and mobilize against it. Targeted are youth organizations formed by people aged 16-29, of different profiles, working in various parts of the country: through them, the project targets the young generation fostering their commitment to the values of transparency and participatory democracy.</text:p>
          </table:table-cell>
          <table:table-cell office:value-type="string" calcext:value-type="string">
            <text:p>A Transparency International projektjének célja a szervezet társadalmi bázisának fejlesztése és országos kapcsolati hálózat kiépítése ifjúsági szervezetekkel. Kutatások igazolják, hogy a fiatalokat érdekli a korrupció témája és szívesen részt vesznek a korrupció ellenes mozgalomban. A TI ezért most ifjúsági szervezeteket is bevon a témával kapcsolatos figyelemfelkeltésbe, ismeretterjesztésbe, a fiatalok mozgósításába. A bevonandó szervezetek önszerveződő ifjúsági csoportok, akik elkötelezettek a részvételi demokrácia és az átláthatóság mellett. A projekt témái az oktatás, a korrupció formái, a párt- és kampányfinanszírozás, a közbeszerzés, oknyomozás, mobilizálás.</text:p>
          </table:table-cell>
          <table:table-cell/>
          <table:table-cell office:value-type="string" calcext:value-type="string">
            <text:p>€110 125</text:p>
          </table:table-cell>
        </table:table-row>
        <table:table-row table:style-name="ro3">
          <table:table-cell office:value-type="string" calcext:value-type="string">
            <text:p>Ifjúsági és gyermek ügyek</text:p>
          </table:table-cell>
          <table:table-cell office:value-type="string" calcext:value-type="string">
            <text:p>youth and children issues</text:p>
          </table:table-cell>
          <table:table-cell office:value-type="float" office:value="87" calcext:value-type="float">
            <text:p>87</text:p>
          </table:table-cell>
          <table:table-cell office:value-type="string" calcext:value-type="string">
            <text:p>NCTA-2013-3400-D</text:p>
          </table:table-cell>
          <table:table-cell office:value-type="string" calcext:value-type="string">
            <text:p>Alapítvány a Társadalmunk Fenntartható Fejlődéséért</text:p>
          </table:table-cell>
          <table:table-cell office:value-type="string" calcext:value-type="string">
            <text:p>Egy/Másért: Játékkal a tehetséges gyermekekért</text:p>
          </table:table-cell>
          <table:table-cell office:value-type="string" calcext:value-type="string">
            <text:p>With games for the gifted children</text:p>
          </table:table-cell>
          <table:table-cell office:value-type="string" calcext:value-type="string">
            <text:p>Szeged</text:p>
          </table:table-cell>
          <table:table-cell office:value-type="string" calcext:value-type="string">
            <text:p>Szeged</text:p>
          </table:table-cell>
          <table:table-cell office:value-type="string" calcext:value-type="string">
            <text:p>Foundation for the Sustainable Development of our Society</text:p>
          </table:table-cell>
          <table:table-cell office:value-type="string" calcext:value-type="string">
            <text:p>HU05-0122 - With games for the gifted children</text:p>
          </table:table-cell>
          <table:table-cell office:value-type="string" calcext:value-type="string">
            <text:p>The project focuses on extending openness of the society towards handicapped children by organizing integrative, joyful, non-formal and skill developing educational programs, where handicapped and disabled children perform as independent personalities. It comprises a series of awareness raising programs solving prejudices against disabled people. The objective of the project is to activate children with special needs, through the organization of 13 pleasant programs which contribute to the compensation of neurological function deficiencies for 70 students and their teachers from local primary schools. Parents, students from the Szeged University and other NGOs will be involved, too. The main achievement will be the increase in awareness, and the acceptance towards people with disabilities.</text:p>
          </table:table-cell>
          <table:table-cell office:value-type="string" calcext:value-type="string">
            <text:p>A rendezvénysorozat a fogyatékos emberek elfogadottságát növeli, és lehetőséget teremt, hogy pozitív társadalmi szerepekben, önálló, autonóm személyiségként mutassák meg magukat. A projekt egy hat + 1 alkalomból álló fejlesztő és tehetséggondozó kreatív programsorozatból áll, zárórendezvénye egy "játszónap" ahol a mozgássérült, hallássérült, látássérült fiatalok (14-30 éves korosztály) és egészséges emberek közösen töltik el aktívan és hasznosan a szabadidejüket.</text:p>
          </table:table-cell>
          <table:table-cell/>
          <table:table-cell office:value-type="string" calcext:value-type="string">
            <text:p>€3 178</text:p>
          </table:table-cell>
        </table:table-row>
        <table:table-row table:style-name="ro3">
          <table:table-cell office:value-type="string" calcext:value-type="string">
            <text:p>Ifjúsági és gyermek ügyek</text:p>
          </table:table-cell>
          <table:table-cell office:value-type="string" calcext:value-type="string">
            <text:p>youth and children issues</text:p>
          </table:table-cell>
          <table:table-cell office:value-type="float" office:value="71" calcext:value-type="float">
            <text:p>71</text:p>
          </table:table-cell>
          <table:table-cell office:value-type="string" calcext:value-type="string">
            <text:p>NCTA-2013-3124-D</text:p>
          </table:table-cell>
          <table:table-cell office:value-type="string" calcext:value-type="string">
            <text:p>Amaro Trajo Életünk Roma Kultúráért Alapítvány</text:p>
          </table:table-cell>
          <table:table-cell office:value-type="string" calcext:value-type="string">
            <text:p>Kreatív művészet a rasszizmus ellen - Divatműhely fiataloknak</text:p>
          </table:table-cell>
          <table:table-cell office:value-type="string" calcext:value-type="string">
            <text:p>Creative art against racism - Fashion workshop for youngsters</text:p>
          </table:table-cell>
          <table:table-cell office:value-type="string" calcext:value-type="string">
            <text:p>Mátészalka</text:p>
          </table:table-cell>
          <table:table-cell office:value-type="string" calcext:value-type="string">
            <text:p>Mátészalka</text:p>
          </table:table-cell>
          <table:table-cell office:value-type="string" calcext:value-type="string">
            <text:p>Amaro Trajo OUR LIFE Foundation for Romani Culture</text:p>
          </table:table-cell>
          <table:table-cell office:value-type="string" calcext:value-type="string">
            <text:p>HU05-0119 - Creative art aginst racism - fashion workshops for youth</text:p>
          </table:table-cell>
          <table:table-cell office:value-type="string" calcext:value-type="string">
            <text:p>The project's goal is to preserve disappearing Roma traditions and to improve the identity of Roma children and young people and foster their integration. Its specific aim is to change the attitudes of children and young people and fight against racism and hate speech in an innovative way: through the language of fashion and design and with non-formal methods of learning. The direct target groups of the project are Roma and non-Roma children and young people from different schools. The project’s indirect target group is the relatives of the involved children and their local community. Main activities are organizing the Creative arts against racism - fashion workshop for youth: skill-developing training in fashion and design based on the traditions of the Roma fashion and organizing ‘Get to know the Roma’ - interactive arts workshop: complex conflict management and skills development with the tools of arts in and outside of educational institutions.</text:p>
          </table:table-cell>
          <table:table-cell office:value-type="string" calcext:value-type="string">
            <text:p>A pályázat célja, hogy interaktív művészeti foglalkozásokkal, divatpályázattal és roma népismeret terjesztő programok szervezésével segítse a romák társadalmi integrációját, formálja a fiatalok szemléletét. A program helyszínei: Budapest és Szabolcs-Szatmár Bereg Megyében a mátészalkai kistérség. A divatpályázatra érkezett legszebb pályamunkákból és elkészült alkotásokból kiállítást rendeznek.</text:p>
          </table:table-cell>
          <table:table-cell/>
          <table:table-cell office:value-type="string" calcext:value-type="string">
            <text:p>€1 169</text:p>
          </table:table-cell>
        </table:table-row>
        <table:table-row table:style-name="ro3">
          <table:table-cell office:value-type="string" calcext:value-type="string">
            <text:p>Ifjúsági és gyermek ügyek</text:p>
          </table:table-cell>
          <table:table-cell office:value-type="string" calcext:value-type="string">
            <text:p>youth and children issues</text:p>
          </table:table-cell>
          <table:table-cell office:value-type="float" office:value="52" calcext:value-type="float">
            <text:p>52</text:p>
          </table:table-cell>
          <table:table-cell office:value-type="string" calcext:value-type="string">
            <text:p>NCTA-2013-2822-D</text:p>
          </table:table-cell>
          <table:table-cell office:value-type="string" calcext:value-type="string">
            <text:p>AnBlokk Kultúra- és Társadalomtudományi Egyesület</text:p>
          </table:table-cell>
          <table:table-cell office:value-type="string" calcext:value-type="string">
            <text:p>A hiányzó padtárs . Részvételi színház középiskolásoknak és pedagógus hallgatónak a városi oktatási egyenlőtlenségekről</text:p>
          </table:table-cell>
          <table:table-cell office:value-type="string" calcext:value-type="string">
            <text:p>THE MISSING CLASSMATE: Participatory theatre and research for the inclusion of Roma</text:p>
          </table:table-cell>
          <table:table-cell table:number-columns-repeated="2" office:value-type="string" calcext:value-type="string">
            <text:p>Budapest</text:p>
          </table:table-cell>
          <table:table-cell office:value-type="string" calcext:value-type="string">
            <text:p>AnBlokk Association for Cultural and Social Sciences</text:p>
          </table:table-cell>
          <table:table-cell office:value-type="string" calcext:value-type="string">
            <text:p>HU05-0117 - THE MISSING CLASSMATE: Participatory theatre and research for the inclusion of Roma</text:p>
          </table:table-cell>
          <table:table-cell office:value-type="string" calcext:value-type="string">
            <text:p>Hate-speech and racism against Roma people has increased recently, especially in Eastern Hungary, among high school and university students. The aim of the project is to organize an open discourse on racism among high school students by talented Roma young adults performing their own “school failure” stories. Forum Theatre techniques offer the possibility for non-Roma students to think about the reasons why they have no Roma classmates. Local dramatic “answers” will then be discussed and publicized in the urban public sphere. The whole program teaches new active social roles and a related discourse on unjust schooling. The primary target group is the students (17-18 years old) of called “elite grammar schools”, while the secondary target group is BA students in teacher training colleges and performer amateur actors.This drama based intervention is designed and delivered in strong collaboration with KÁVA - Theatre in Education Company.</text:p>
          </table:table-cell>
          <table:table-cell office:value-type="string" calcext:value-type="string">
            <text:p>A program célja a 2012-ben elindított A hiányzó padtárs program (www.hianyzopadtars.hu) kiterjesztése két városban. A program az un. "elitgimnáziumok" érettségi előtt álló diákjai körében reagál az elmúlt hét év során megerősödő nyílt cigányozásra; az iskolai szelekció példáit és a részvételi színházi eszközeit felhasználva a társadalmi különbségeket magyarázó alternatív kereteket tanít a társadalomról, abban a helyi társadalomról való gondolkodásra. A célcsoport a kelet-magyarországi városok elit gimnáziumainak érettségi előtt álló diákjai, a városok tanárképző főiskoláinak hallgatói, valamint a bevont iskolák tantestületei. Az előadásokban az iskolai lemorzsolódást megtapasztalt tehetséges amatőr roma színészek vesznek részt. Ők is saját történetüket viszik az előadásba, s az interaktív drámás találkozás az egykor távoli iskolák tanulóival az új tanulás lehetőségét jelenti.</text:p>
          </table:table-cell>
          <table:table-cell/>
          <table:table-cell office:value-type="string" calcext:value-type="string">
            <text:p>€1 540</text:p>
          </table:table-cell>
        </table:table-row>
        <table:table-row table:style-name="ro3">
          <table:table-cell office:value-type="string" calcext:value-type="string">
            <text:p>Ifjúsági és gyermek ügyek</text:p>
          </table:table-cell>
          <table:table-cell office:value-type="string" calcext:value-type="string">
            <text:p>youth and children issues</text:p>
          </table:table-cell>
          <table:table-cell office:value-type="float" office:value="104" calcext:value-type="float">
            <text:p>104</text:p>
          </table:table-cell>
          <table:table-cell office:value-type="string" calcext:value-type="string">
            <text:p>NCTA-2013-3922-D</text:p>
          </table:table-cell>
          <table:table-cell office:value-type="string" calcext:value-type="string">
            <text:p>Civil Művek Közművelődési Egyesület</text:p>
          </table:table-cell>
          <table:table-cell office:value-type="string" calcext:value-type="string">
            <text:p>A Civil Kurázsi Iskolája</text:p>
          </table:table-cell>
          <table:table-cell office:value-type="string" calcext:value-type="string">
            <text:p>The School of Civil Courage</text:p>
          </table:table-cell>
          <table:table-cell table:number-columns-repeated="2" office:value-type="string" calcext:value-type="string">
            <text:p>Budapest</text:p>
          </table:table-cell>
          <table:table-cell office:value-type="string" calcext:value-type="string">
            <text:p>Civil Works Association</text:p>
          </table:table-cell>
          <table:table-cell office:value-type="string" calcext:value-type="string">
            <text:p>HU05-0123 - The School of Civil Courage</text:p>
          </table:table-cell>
          <table:table-cell office:value-type="string" calcext:value-type="string">
            <text:p>Today, looking away as a witness from verbal or physical aggression is very common, so it is very important to motivate young people to acquire civil courage. The goal of the project is to work with students from 6 secondary school classes and a group from a kindergarten, to draw their attention to human rights and the importance of social responsibility by implementing a non-formal educational program. To achieve the goals, 3 short films and an animated film will be created with the target group and a research conducted about pro-social behavior and efficiency of the project. It all will be published in 300 copies and online as well, and the methodology will be challenging more than 100,000 teachers and trainers.</text:p>
          </table:table-cell>
          <table:table-cell office:value-type="string" calcext:value-type="string">
            <text:p>A Civil Kurázsi Iskolája a „Te mit tennél?” oktatási-nevelési programra épül. Résztvevői három-három fővárosi és vidéki középiskolás osztály és egy óvodás csoport. Témái az emberi jogok és a társadalmi felelősségvállalás iránt. A helyzetgyakorlatok és játékok célja motiválni a program résztvevőit arra, hogy személyesen is tegyenek közvetlen és tágabb környezetükben is egy igazságosabb és szolidárisabb társadalom/világ létrejöttéért. Emellett a diákokkal új helyzet-előállító kisfilmeket hoznak létre, az óvodásokkal egy animációs filmet. Az önként jelentkező résztvevőkkel részvételi akciókutatást folytatnak, ami egy új nézőponttal bővítheti a társadalmi felelősségvállalásra történő nevelés gyakorlatait.</text:p>
          </table:table-cell>
          <table:table-cell/>
          <table:table-cell office:value-type="string" calcext:value-type="string">
            <text:p>€1 150</text:p>
          </table:table-cell>
        </table:table-row>
        <table:table-row table:style-name="ro3">
          <table:table-cell office:value-type="string" calcext:value-type="string">
            <text:p>Ifjúsági és gyermek ügyek</text:p>
          </table:table-cell>
          <table:table-cell office:value-type="string" calcext:value-type="string">
            <text:p>youth and children issues</text:p>
          </table:table-cell>
          <table:table-cell office:value-type="float" office:value="39" calcext:value-type="float">
            <text:p>39</text:p>
          </table:table-cell>
          <table:table-cell office:value-type="string" calcext:value-type="string">
            <text:p>NCTA-2013-2549-D</text:p>
          </table:table-cell>
          <table:table-cell office:value-type="string" calcext:value-type="string">
            <text:p>Pécsi Szín-Tér Egyesület</text:p>
          </table:table-cell>
          <table:table-cell office:value-type="string" calcext:value-type="string">
            <text:p>Kicsi a bors, de MEgNŐ</text:p>
          </table:table-cell>
          <table:table-cell office:value-type="string" calcext:value-type="string">
            <text:p>Little and good, but grow up</text:p>
          </table:table-cell>
          <table:table-cell office:value-type="string" calcext:value-type="string">
            <text:p>Pécs</text:p>
          </table:table-cell>
          <table:table-cell office:value-type="string" calcext:value-type="string">
            <text:p>Pécs</text:p>
          </table:table-cell>
          <table:table-cell office:value-type="string" calcext:value-type="string">
            <text:p>Colour Space Association of Pécs</text:p>
          </table:table-cell>
          <table:table-cell office:value-type="string" calcext:value-type="string">
            <text:p>HU05-0114 - Little and good, but grow up</text:p>
          </table:table-cell>
          <table:table-cell office:value-type="string" calcext:value-type="string">
            <text:p>Pécsbányatelep is an old part of Pécs settlement which became very poor and decaying after closing the active mine. Many local families struggle for daily living, they do not get too much support from the local government, and their children cannot participate in most of the school’s programs. The goal of the project is to continue supporting a youth club in the Community House of Pécsbánya which was established three years ago by local youth. The program includes 4 components: self-knowledge, future planning, healthy living, creativity and support of talent in order to foster active participation and to help take responsibility within the community. It is important to preserve and strengthen successfully operating activities as nature hikes, film club talks and community workshop sessions (community painting, re-art). The direct group is composed of: 30 local children, indirectly their relatives and local inhabitants (400 people) will be involved, too.</text:p>
          </table:table-cell>
          <table:table-cell office:value-type="string" calcext:value-type="string">
            <text:p>A projekt célja a Murál Morál Mező és a pécsbányai fiatalok eddigi közös tapasztalataira és eredményeire építve az Ifjúsági Klub és a Pécsbányai Közösségi Ház meglévő ifjúsági szolgáltatásainak stabilizálása és megerősítése, és a fiatalok kibontakozó kezdeményezéseinek támogatása. A szervezők ezzel támogatni szeretnék a 7-20 éves gyerekek és fiatalok kezeményező készségének fejlődését, a helyi közösségbe való bevonódását, felelősségvállalásukat, hosszú távon az önállóságukat. A programok témái: önismeret-jövőtervezés, egészséges életmód, alkotás és tehetséggondozás. Az egyesület meglévő ifjúsági programjait, alkotó foglalkozásait egészítik ki ifi focicsapat szervezésével, közösségi színházi és zenei műhely, amatőr stúdió beindításával és tanulókörökkel.</text:p>
          </table:table-cell>
          <table:table-cell/>
          <table:table-cell office:value-type="string" calcext:value-type="string">
            <text:p>€9 902</text:p>
          </table:table-cell>
        </table:table-row>
        <table:table-row table:style-name="ro3">
          <table:table-cell office:value-type="string" calcext:value-type="string">
            <text:p>Ifjúsági és gyermek ügyek</text:p>
          </table:table-cell>
          <table:table-cell office:value-type="string" calcext:value-type="string">
            <text:p>youth and children issues</text:p>
          </table:table-cell>
          <table:table-cell office:value-type="float" office:value="26" calcext:value-type="float">
            <text:p>26</text:p>
          </table:table-cell>
          <table:table-cell office:value-type="string" calcext:value-type="string">
            <text:p>NCTA-2013-2301-D</text:p>
          </table:table-cell>
          <table:table-cell office:value-type="string" calcext:value-type="string">
            <text:p>"Csepp a Tengerben" Állami Gondozott Fogyatékos Gyermekekért Alapítvány</text:p>
          </table:table-cell>
          <table:table-cell office:value-type="string" calcext:value-type="string">
            <text:p>Ez a mi nyarunk, ezzel mi nyerünk!</text:p>
          </table:table-cell>
          <table:table-cell office:value-type="string" calcext:value-type="string">
            <text:p>It's our summer, we win through it!</text:p>
          </table:table-cell>
          <table:table-cell table:number-columns-repeated="2" office:value-type="string" calcext:value-type="string">
            <text:p>Budapest</text:p>
          </table:table-cell>
          <table:table-cell office:value-type="string" calcext:value-type="string">
            <text:p>Drop in the Ocean</text:p>
          </table:table-cell>
          <table:table-cell office:value-type="string" calcext:value-type="string">
            <text:p>HU05-0112 - It's our summer, we win through it!</text:p>
          </table:table-cell>
          <table:table-cell office:value-type="string" calcext:value-type="string">
            <text:p>The project seeks to find solutions to current social issues: social exclusion and poverty by caring about children of the Pilis Foster Home in a frame of a consecutive program with 10 sense therapy sessions; and to enable the succession of the volunteers for the foundation via this one project. On the one hand, the project aims to introduce experience-based learning methods to the children involved. On the other hand, within the framework of the project the organization provides internship for the students of pedagogy and psychology and recruits devoted volunteers. The main goal is to decrease difficulties caused by the disadvantaged socio-cultural background of these children and develop their social competences. The project involves 60 children, 40 active volunteers, professional presenters, contributors. Apart from the benefits for the children, the students gain valuable experience for their future careers.</text:p>
          </table:table-cell>
          <table:table-cell office:value-type="string" calcext:value-type="string">
            <text:p>A projekt fő célja az élményterápiás tanulás bevezetése egy árvaházban nevelkedő gyermekcsoport életébe, és újabb elhivatott tagok és támogatók toborzása a Csepp a Tengerben Alapítvány részére. A nyári programok megszervezésében Eltés tanárhallgatók önkéntesként vesznek részt, ezzel hasznos gyakorlatot szerezve. A nyár előtt az önkéntesek egy tréningsorozaton tanulják meg az élményterápia módszertanát. A workshopokon szakemberek, civilek és a hallgatók együtt alakítják ki a nyár programját. A programok mindegyike nyomás nélkül, alternatív módszerekkel fejleszti a hátrányos helyzetű gyermekek kompetenciáit.</text:p>
          </table:table-cell>
          <table:table-cell/>
          <table:table-cell office:value-type="string" calcext:value-type="string">
            <text:p>€8 332</text:p>
          </table:table-cell>
        </table:table-row>
        <table:table-row table:style-name="ro3">
          <table:table-cell office:value-type="string" calcext:value-type="string">
            <text:p>Ifjúsági és gyermek ügyek</text:p>
          </table:table-cell>
          <table:table-cell office:value-type="string" calcext:value-type="string">
            <text:p>youth and children issues</text:p>
          </table:table-cell>
          <table:table-cell office:value-type="float" office:value="7" calcext:value-type="float">
            <text:p>7</text:p>
          </table:table-cell>
          <table:table-cell office:value-type="string" calcext:value-type="string">
            <text:p>NCTA-2013-1274-D</text:p>
          </table:table-cell>
          <table:table-cell office:value-type="string" calcext:value-type="string">
            <text:p>Iskolakultúráért - Esélyteremtésért Egyesület</text:p>
          </table:table-cell>
          <table:table-cell office:value-type="string" calcext:value-type="string">
            <text:p>Felelősség a jövőmért, a jövőnkért</text:p>
          </table:table-cell>
          <table:table-cell office:value-type="string" calcext:value-type="string">
            <text:p>Responsibility for my and our future</text:p>
          </table:table-cell>
          <table:table-cell office:value-type="string" calcext:value-type="string">
            <text:p>Győr</text:p>
          </table:table-cell>
          <table:table-cell office:value-type="string" calcext:value-type="string">
            <text:p>Győr</text:p>
          </table:table-cell>
          <table:table-cell office:value-type="string" calcext:value-type="string">
            <text:p>For School culture- For Creating More Opportunities Corporation</text:p>
          </table:table-cell>
          <table:table-cell office:value-type="string" calcext:value-type="string">
            <text:p>HU05-0109 - Responsibility for my and our future</text:p>
          </table:table-cell>
          <table:table-cell office:value-type="string" calcext:value-type="string">
            <text:p>There is no direct technique in Hungary for teaching democratic civic education within the national education system. Students don't really participate in the everyday life of the local settlements and student organizations are also disfunctional. This proejct aims at increasing the social activity of students of the Fiáth János Elementary School by organizing volunteer programs, self-awareness trainings and a camp.</text:p>
          </table:table-cell>
          <table:table-cell office:value-type="string" calcext:value-type="string">
            <text:p>A demokratikus állampolgári nevelés teljesen hiányzik az oktatási rendszerből. A fiatalok általában nem vesznek részt településük mindennapi életében és a diákönkormányzatok sem aktívak. Ez a projekt a töltéstavi Fiáth János Általános Iskola diákjainak társadalmi aktivitását szeretné elérni önkéntes programok, önismereti tréningek és egy tábori program segítségével.</text:p>
          </table:table-cell>
          <table:table-cell/>
          <table:table-cell office:value-type="string" calcext:value-type="string">
            <text:p>€8 747</text:p>
          </table:table-cell>
        </table:table-row>
        <table:table-row table:style-name="ro3">
          <table:table-cell office:value-type="string" calcext:value-type="string">
            <text:p>Ifjúsági és gyermek ügyek</text:p>
          </table:table-cell>
          <table:table-cell office:value-type="string" calcext:value-type="string">
            <text:p>youth and children issues</text:p>
          </table:table-cell>
          <table:table-cell office:value-type="float" office:value="29" calcext:value-type="float">
            <text:p>29</text:p>
          </table:table-cell>
          <table:table-cell office:value-type="string" calcext:value-type="string">
            <text:p>NCTA-2013-2372-D</text:p>
          </table:table-cell>
          <table:table-cell office:value-type="string" calcext:value-type="string">
            <text:p>Gyerekszem Művészeti Egyesület</text:p>
          </table:table-cell>
          <table:table-cell office:value-type="string" calcext:value-type="string">
            <text:p>„Felvétel indul!” – Együtt a kamera előtt és mögött</text:p>
          </table:table-cell>
          <table:table-cell office:value-type="string" calcext:value-type="string">
            <text:p>„Action!” – Together behind and infront of the camera</text:p>
          </table:table-cell>
          <table:table-cell table:number-columns-repeated="2" office:value-type="string" calcext:value-type="string">
            <text:p>Budapest</text:p>
          </table:table-cell>
          <table:table-cell office:value-type="string" calcext:value-type="string">
            <text:p>Kid's Eye Art Association</text:p>
          </table:table-cell>
          <table:table-cell office:value-type="string" calcext:value-type="string">
            <text:p>HU05-0113 - „Action!” – Together behind and infront of the camera</text:p>
          </table:table-cell>
          <table:table-cell office:value-type="string" calcext:value-type="string">
            <text:p>The project aims are to dicrease the traumas of children living in foster homes and to improve their ability to cooperate with others. The long-term objective of the project is to enable children to find their place in adult life and to help their integration into society. During the project 15 teamwork documentaries and 15 fictionalized short films will be produced on tolerance, based on the participating children's experiences. The location will be provided by two Budapest based and one non-Budapest based foster homes, meetings will be on a weekly basis. Work will be assisted by group leaders: film industry professionals, teachers and psychologists. The direct target audience of the project is the group of 30 children who participate in the film-making process, the indirect target audience - cc. 500 people - are first of all those children who are involved in the process; as well as their family members, friends, schoolmates, teachers, instructors and visitors of the child film festivals.</text:p>
          </table:table-cell>
          <table:table-cell office:value-type="string" calcext:value-type="string">
            <text:p>A projekt a gyermekvédelmi gondoskodásban élő gyermekeknek kompetencia fejlesztését célozza a drámapedagógia eszközeivel és filmszakkörök tartásával. A szakköröket két budapesti és egy vidéki gyermekvédelmi intézményben tartják három csoportban 30 résztvevőnek, nyolc hónapon keresztül. A szakkörök végén az elkészült filmeket helyileg, kis körben a gyerekek osztálytársai és szülei látják, majd a 3 csoporttal egy közös workshopot és nyilvános vetítést tartanak a szervezők.</text:p>
          </table:table-cell>
          <table:table-cell/>
          <table:table-cell office:value-type="string" calcext:value-type="string">
            <text:p>€9 992</text:p>
          </table:table-cell>
        </table:table-row>
        <table:table-row table:style-name="ro3">
          <table:table-cell office:value-type="string" calcext:value-type="string">
            <text:p>Ifjúsági és gyermek ügyek</text:p>
          </table:table-cell>
          <table:table-cell office:value-type="string" calcext:value-type="string">
            <text:p>youth and children issues</text:p>
          </table:table-cell>
          <table:table-cell office:value-type="float" office:value="3" calcext:value-type="float">
            <text:p>3</text:p>
          </table:table-cell>
          <table:table-cell office:value-type="string" calcext:value-type="string">
            <text:p>NCTA-2013-0916-D</text:p>
          </table:table-cell>
          <table:table-cell office:value-type="string" calcext:value-type="string">
            <text:p>Para-fitt Sportegyesület</text:p>
          </table:table-cell>
          <table:table-cell office:value-type="string" calcext:value-type="string">
            <text:p>Fogadj örökbe egy osztályt!</text:p>
          </table:table-cell>
          <table:table-cell office:value-type="string" calcext:value-type="string">
            <text:p>Adopt a class!</text:p>
          </table:table-cell>
          <table:table-cell table:number-columns-repeated="2" office:value-type="string" calcext:value-type="string">
            <text:p>Budapest</text:p>
          </table:table-cell>
          <table:table-cell office:value-type="string" calcext:value-type="string">
            <text:p>Para-fitt Sport Club</text:p>
          </table:table-cell>
          <table:table-cell office:value-type="string" calcext:value-type="string">
            <text:p>HU05-0108 - Adopt a class!</text:p>
          </table:table-cell>
          <table:table-cell office:value-type="string" calcext:value-type="string">
            <text:p>Mentally ill people represent the largest handicapped population in Hungary but they are the mostly invisible members of the society. They do not meet people in general and this can be a reason for the population to mix them up with psychiatric patients and be afraid of them. The main objective of the project is to implement a series of programs for mentally ill people fostering their integration in and acceptance by the society. The objectives will be achieved by organizing 10 programs involving a group of young people (disadvantaged high school students) going on treks, to museums and theatre together with the handicapped children. They wil shoot a film of all events and create a movie for the wide public and organize a moderated screening afterwards.</text:p>
          </table:table-cell>
          <table:table-cell office:value-type="string" calcext:value-type="string">
            <text:p>A mentálisan sérült emberek láthatatlan része a társadalmunknak. Általában kevés lehetőségük van kapcsolatba kerülni a teljesen egészséges emberekkel, ami sok irreális félelemet és előítéletet szül. Az egyesület "Fogadj örökbe egy osztályt" programjában középiskolai osztályokat, közösségeket hoz össze mindkét oldalról. Színházi előadásokra, koncertekre, és egyéb kulturális programokra járnak együtt. A résztvevőket forgatócsoport kíséri, és filmet készít a közös élményekről.</text:p>
          </table:table-cell>
          <table:table-cell/>
          <table:table-cell office:value-type="string" calcext:value-type="string">
            <text:p>€6 550</text:p>
          </table:table-cell>
        </table:table-row>
        <table:table-row table:style-name="ro3">
          <table:table-cell office:value-type="string" calcext:value-type="string">
            <text:p>Ifjúsági és gyermek ügyek</text:p>
          </table:table-cell>
          <table:table-cell office:value-type="string" calcext:value-type="string">
            <text:p>youth and children issues</text:p>
          </table:table-cell>
          <table:table-cell office:value-type="float" office:value="41" calcext:value-type="float">
            <text:p>41</text:p>
          </table:table-cell>
          <table:table-cell office:value-type="string" calcext:value-type="string">
            <text:p>NCTA-2013-2613-D</text:p>
          </table:table-cell>
          <table:table-cell office:value-type="string" calcext:value-type="string">
            <text:p>Pétervásárai Ifjúsági Egyesület</text:p>
          </table:table-cell>
          <table:table-cell office:value-type="string" calcext:value-type="string">
            <text:p>MI-EGY-MÁS, mi együtt mások vagyunk!</text:p>
          </table:table-cell>
          <table:table-cell office:value-type="string" calcext:value-type="string">
            <text:p>We are different together!</text:p>
          </table:table-cell>
          <table:table-cell office:value-type="string" calcext:value-type="string">
            <text:p>Pétervására</text:p>
          </table:table-cell>
          <table:table-cell office:value-type="string" calcext:value-type="string">
            <text:p>Pétervására</text:p>
          </table:table-cell>
          <table:table-cell office:value-type="string" calcext:value-type="string">
            <text:p>Pétervására Youth Association</text:p>
          </table:table-cell>
          <table:table-cell office:value-type="string" calcext:value-type="string">
            <text:p>HU05-0115 - We are different together!</text:p>
          </table:table-cell>
          <table:table-cell office:value-type="string" calcext:value-type="string">
            <text:p>Children living in foster houses in the underprivileged region of Pétervására do not receive as much support as they would need and programs run by the institute for spending their leisure time are not very meaningful. Also the local inhabitants do not know them and do not treat them fairly as they have prejudices against orphans. The main objective of the project is therefore to organize creative programs for the children living in the foster homes to strengthen their personal relationships, to foster new community experiences, to help release conflicts and to support the integration into the community so they may become more accepted by the wider society. The project promoter will work with 40 orphans from 2 different orphanages (Pétervására, Istenmezeje), 10 teachers and professionals working in the orphanages as well as 15 active members of the association. The indirect group is the local inhabitants of Pétervására and its area (5-6000 people).</text:p>
          </table:table-cell>
          <table:table-cell office:value-type="string" calcext:value-type="string">
            <text:p>A projektben a lakásotthonokban élő fiataloknak és bevonásukkal szerveznek programokat a Pétervásárai Ifjúsági Egyesület tagjainak együttműködésével. Mindezzel a lakásotthonokban élő fiataloknak segít a társadalom aktív tagjává válni. Tevékenységek: önkéntes képzések, patronáló párok kialakítása, 4 témában, havi bontásban műhelyek lebonyolítása, közös sportnap szervezése, kisfilm készítése a lakásotthonokban élő fiatalok életéről és a program menetéről, MI-EGY-MÁS zárókonferencia szervezése illetve folyamatos médiatevékenység végzése.</text:p>
          </table:table-cell>
          <table:table-cell/>
          <table:table-cell office:value-type="string" calcext:value-type="string">
            <text:p>€6 361</text:p>
          </table:table-cell>
        </table:table-row>
        <table:table-row table:style-name="ro3">
          <table:table-cell office:value-type="string" calcext:value-type="string">
            <text:p>Ifjúsági és gyermek ügyek</text:p>
          </table:table-cell>
          <table:table-cell office:value-type="string" calcext:value-type="string">
            <text:p>youth and children issues</text:p>
          </table:table-cell>
          <table:table-cell office:value-type="float" office:value="76" calcext:value-type="float">
            <text:p>76</text:p>
          </table:table-cell>
          <table:table-cell office:value-type="string" calcext:value-type="string">
            <text:p>NCTA-2013-3173-D</text:p>
          </table:table-cell>
          <table:table-cell office:value-type="string" calcext:value-type="string">
            <text:p>Shero Dél-alföldi Roma Fiatalok Közhasznú Egyesület</text:p>
          </table:table-cell>
          <table:table-cell office:value-type="string" calcext:value-type="string">
            <text:p>Társasjáték a mélyszegénységben élők oktatási sikerességéért</text:p>
          </table:table-cell>
          <table:table-cell office:value-type="string" calcext:value-type="string">
            <text:p>Boardgame for the educational successes of families living in deep poverty</text:p>
          </table:table-cell>
          <table:table-cell office:value-type="string" calcext:value-type="string">
            <text:p>Szeged</text:p>
          </table:table-cell>
          <table:table-cell office:value-type="string" calcext:value-type="string">
            <text:p>Szeged</text:p>
          </table:table-cell>
          <table:table-cell office:value-type="string" calcext:value-type="string">
            <text:p>Shero Association</text:p>
          </table:table-cell>
          <table:table-cell office:value-type="string" calcext:value-type="string">
            <text:p>HU05-0121 - Boardgame for the educational successes of families living in deep poverty</text:p>
          </table:table-cell>
          <table:table-cell office:value-type="string" calcext:value-type="string">
            <text:p>The education of Roma and disadvantaged youth is unsuccessful; moreover there are several prejudices in our society towards them. The main goal of the project is to develop a special board game to provide experience for teacher candidates about the problems of these young people. With the help of the game the participants gain useful knowledge and receive an efficient tool which is applicable in their work. The long term objective of the project is to introduce awareness raising and equal opportunities into secondary school teaching practice. The direct target groups are pre-service teachers, university students of related subjects, educators in teacher training, teachers in secondary schools, as well as NGOs. Collaborators of the project will become more conscious in awareness raising, their work focus on the problems of disadvantaged/Roma youth will be known and they will reach out to and mobilizee further supporters.</text:p>
          </table:table-cell>
          <table:table-cell office:value-type="string" calcext:value-type="string">
            <text:p>A roma/hátrányos helyzetű fiatalok oktatása sikertelen, életkilátásaik kedvezőtlenek, számos előítélet él társadalmunkban e csoportokkal kapcsolatban. A problémák orvoslásában a pedagógusoknak és a pedagógusképzésnek kulcsszerepe van. A Shero elkészít egy társasjátékot, melynek segítségével a pedagógusjelöltek, segítő hivatásra készülők átélhető tapasztalatokat szerezhetnek a roma fiatalok problémáiról. A projekt hosszú távú célja a társadalmi szemléletformálás, és az esélyegyenlőség beemelése a középiskolai pedagógiai gyakorlatba.</text:p>
          </table:table-cell>
          <table:table-cell/>
          <table:table-cell office:value-type="string" calcext:value-type="string">
            <text:p>€1 100</text:p>
          </table:table-cell>
        </table:table-row>
        <table:table-row table:style-name="ro3">
          <table:table-cell office:value-type="string" calcext:value-type="string">
            <text:p>Ifjúsági és gyermek ügyek</text:p>
          </table:table-cell>
          <table:table-cell office:value-type="string" calcext:value-type="string">
            <text:p>youth and children issues</text:p>
          </table:table-cell>
          <table:table-cell office:value-type="float" office:value="15" calcext:value-type="float">
            <text:p>15</text:p>
          </table:table-cell>
          <table:table-cell office:value-type="string" calcext:value-type="string">
            <text:p>NCTA-2013-1975-D</text:p>
          </table:table-cell>
          <table:table-cell office:value-type="string" calcext:value-type="string">
            <text:p>Szeder (Szülők Egyesülete Diákokért Erdőkertesen) Közhasznú Egyesület</text:p>
          </table:table-cell>
          <table:table-cell office:value-type="string" calcext:value-type="string">
            <text:p>Szeder (Szülők Egyesülete Diákokért Erdőkertesen) Közhasznú Egyesület ifjúság és gyermekvédelmi feladatainak támogatása</text:p>
          </table:table-cell>
          <table:table-cell office:value-type="string" calcext:value-type="string">
            <text:p>Implementation and support of Szeder Public Benefit Association’s child and youth protection project</text:p>
          </table:table-cell>
          <table:table-cell office:value-type="string" calcext:value-type="string">
            <text:p>Erdőkertes</text:p>
          </table:table-cell>
          <table:table-cell office:value-type="string" calcext:value-type="string">
            <text:p>Erdőkertes</text:p>
          </table:table-cell>
          <table:table-cell office:value-type="string" calcext:value-type="string">
            <text:p>Szeder Public Benefit Association of Parents for Students in Erdőkertes</text:p>
          </table:table-cell>
          <table:table-cell office:value-type="string" calcext:value-type="string">
            <text:p>HU05-0110 - Implementation and support of Szeder Public Benefit Association’s child and youth protection project</text:p>
          </table:table-cell>
          <table:table-cell office:value-type="string" calcext:value-type="string">
            <text:p>The target area of the project is Veresegyház region where the number of inhabitants doubled in the past 20 years and also the unemployment rate has reached a very high level recently. Most of the parents are undereducated, unemployed, have low income, or live under subsistence level and raise several children. The current education system cannot properly support these children, including drug users and stragglers at the age between 11 and 18. Therefore, the objective of the project is to organize a special thematic program for disadvantaged (drug user and straggler) children: 10 pre-developed prevention-based thematic programs in 8 settlements of Veresegyház region (including trainings, presentations, talent show, summer camp, etc.) The target group consists of mildly disabled children and also children with deviant behavior, app. 500 students.</text:p>
          </table:table-cell>
          <table:table-cell office:value-type="string" calcext:value-type="string">
            <text:p>A Szeder Közhasznú Egyesület fiatalkorú drogfogyasztók, és iskolai csellengőket célzó prevenciós tevékenységét fejleszti és fogyatékkal élő fiatalkorú gyermekek részére tervez tehetségkutató programot. Ez prevenciós jellegű tematikus és tehetségkutató programokat és a bevont önkéntesek továbbképzését tartalmazza. A tematikus programok a drogprevenció, az önismeret fejlesztés, a közösségépítés és -fejlesztés, a biztonságos internethasználat, pályaorientációs tanácsadás, környezettudatos és egészségmegőrző nevelés témakörökben tartalmaznak előadásokat és probléma feldolgozó képzéseket. A megvalósítást az Esély Szociális Alapellátási Központ és a Gödöllői Rendőrkapitányság mint szakmai együttműködők segítik. Az eredmények intézményi szinten és szervezetek között hasznosulnak.</text:p>
          </table:table-cell>
          <table:table-cell/>
          <table:table-cell office:value-type="string" calcext:value-type="string">
            <text:p>€9 999</text:p>
          </table:table-cell>
        </table:table-row>
        <table:table-row table:style-name="ro3">
          <table:table-cell office:value-type="string" calcext:value-type="string">
            <text:p>Ifjúsági és gyermek ügyek</text:p>
          </table:table-cell>
          <table:table-cell office:value-type="string" calcext:value-type="string">
            <text:p>youth and children issues</text:p>
          </table:table-cell>
          <table:table-cell office:value-type="float" office:value="18" calcext:value-type="float">
            <text:p>18</text:p>
          </table:table-cell>
          <table:table-cell office:value-type="string" calcext:value-type="string">
            <text:p>NCTA-2013-2014-D</text:p>
          </table:table-cell>
          <table:table-cell office:value-type="string" calcext:value-type="string">
            <text:p>Televele Médiapedagógiai Műhely Egyesület</text:p>
          </table:table-cell>
          <table:table-cell office:value-type="string" calcext:value-type="string">
            <text:p>Médiapedagógia és demokratikus értékek</text:p>
          </table:table-cell>
          <table:table-cell office:value-type="string" calcext:value-type="string">
            <text:p>Mediapedagogy and democratic values</text:p>
          </table:table-cell>
          <table:table-cell table:number-columns-repeated="2" office:value-type="string" calcext:value-type="string">
            <text:p>Budapest</text:p>
          </table:table-cell>
          <table:table-cell office:value-type="string" calcext:value-type="string">
            <text:p>Televele Media Literacy Association</text:p>
          </table:table-cell>
          <table:table-cell office:value-type="string" calcext:value-type="string">
            <text:p>HU05-0111 - Mediapedagogy and democratic values</text:p>
          </table:table-cell>
          <table:table-cell office:value-type="string" calcext:value-type="string">
            <text:p>The project intends to support and distribute media literacy, and educate children about democratic values. The project is focusing on the age-group which doesn't have media education in Hungary. In the project media literacy activity for kids, teacher trainings, promotion of media literacy, and creation of a media education network for teachers is realized. The MOPED educational packet in kindergartens and schools in three different towns will be introduced. Related to the education teachers and kindergarten teachers will participate in trainings and at supervisions. To promote Moped packet and media literacy road-shows will be organized in 6-7 towns, too. As part of the project a special network will be created for teachers who are involved in the media and democracy education. In the project 210-220 children, 250 teachers, and 150 parents will be involved.</text:p>
          </table:table-cell>
          <table:table-cell office:value-type="string" calcext:value-type="string">
            <text:p>A projekt célja az eddig Magyarországon hiányzó kisgyermekkori médiapedagógia és demokratikus értékekre nevelés szemléletmódjának, gyakorlati alkalmazásának bemutatása, terjesztése és a Televele Egyesület MOPED programjának (médiaértés-demokratikus értékekre nevelés) népszerűsítése, minél szélesebb alkalmazásának elősegítése. A program kifejezetten a médiaoktatás intézményes keretéből eddig kimaradt korosztályra fókuszál, de ennek részeként a velük foglalkozó felnőtteket is képzi.</text:p>
          </table:table-cell>
          <table:table-cell/>
          <table:table-cell office:value-type="string" calcext:value-type="string">
            <text:p>€8 873</text:p>
          </table:table-cell>
        </table:table-row>
        <table:table-row table:style-name="ro3">
          <table:table-cell office:value-type="string" calcext:value-type="string">
            <text:p>Ifjúsági és gyermek ügyek</text:p>
          </table:table-cell>
          <table:table-cell office:value-type="string" calcext:value-type="string">
            <text:p>youth and children issues</text:p>
          </table:table-cell>
          <table:table-cell office:value-type="float" office:value="75" calcext:value-type="float">
            <text:p>75</text:p>
          </table:table-cell>
          <table:table-cell office:value-type="string" calcext:value-type="string">
            <text:p>NCTA-2013-3162-D</text:p>
          </table:table-cell>
          <table:table-cell office:value-type="string" calcext:value-type="string">
            <text:p>Tutor Alapítvány a betegek és szegények megsegítéséért</text:p>
          </table:table-cell>
          <table:table-cell office:value-type="string" calcext:value-type="string">
            <text:p>TABU VAGY KAMU - a fiatalkorúak sérelmére elkövetett nemi erkölcs elleni bűncselekmények és az emberkereskedelem kapcsolatának</text:p>
          </table:table-cell>
          <table:table-cell office:value-type="string" calcext:value-type="string">
            <text:p>Taboo or False (Child Prostitution Issue in Hungary)</text:p>
          </table:table-cell>
          <table:table-cell table:number-columns-repeated="2" office:value-type="string" calcext:value-type="string">
            <text:p>Budapest</text:p>
          </table:table-cell>
          <table:table-cell office:value-type="string" calcext:value-type="string">
            <text:p>Tutor Foundation for Helping the sick and the poor</text:p>
          </table:table-cell>
          <table:table-cell office:value-type="string" calcext:value-type="string">
            <text:p>HU05-0120 - Taboo or False (Child Prostitution Issue in Hungary)</text:p>
          </table:table-cell>
          <table:table-cell office:value-type="string" calcext:value-type="string">
            <text:p>It is necessary to change public perceptions about children forced into prostitution in the systems of child and victim protection. It is important to get the underage victims to know about the institutional childcare network and their declared rights. It is not evident in Hungary that these children would take advantage of state services by themselves. The main goal of the project is to familiarize children with the child protection system and related services or to prevent them from becoming into actual victims. The project contains the analysis of 30 narratives of sexual harassments and abuses, collected from victims suffering from childhood victimization. The anonymous narratives will be studied and analyzed in several ways in small groups with the help of an expert. Based on this, recommendations for research areas and basic tutorials for peer education curricula will be formulated.</text:p>
          </table:table-cell>
          <table:table-cell office:value-type="string" calcext:value-type="string">
            <text:p>A projekt célja, hogy a prostitúcióra kényszerített gyermek és fiatalkorú áldozatok megítélése megváltozzon a gyermek- és az áldozatvédelem rendszerében. A Tutor Alapítvány azt is szeretné elérni, hogy a gyermekkorú áldozat tudjon az intézményi hálóról és a deklarált jogaikról, ha kiskorúként bűncselekmény áldozatává lesznek, vagy veszélyben érzik magukat több rendszeren keresztül is hatékonyan jelezhessenek. A projektben végzett tevékenységek: összegyűjtik, elemzik és közreadják a nemi erkölcs elleni erőszak és emberkereskedelem áldozatainak narratíváit, amit a gyermekkorú áldozatok vagy gyermekkorban áldozattá lettek körében gyűjtenek össze. Ajánlásokat fogalmaznak meg a témához kapcsolódó területeken, mint a kortárs oktatás, kutatás, az ellátó, védelmi rendszer fejlesztése és a megelőzés valamint a civil közreműködők szerepe. Szakmai expót szerveznek a szakmai szervezetek, döntéshozók, kormányközi és nemzetközi szervezetek részvételével. Az expót a történetekre épülő 1 hetes lakossági kommunikációs kampány egészíti ki.</text:p>
          </table:table-cell>
          <table:table-cell/>
          <table:table-cell office:value-type="string" calcext:value-type="string">
            <text:p>€2 099</text:p>
          </table:table-cell>
        </table:table-row>
        <table:table-row table:style-name="ro3">
          <table:table-cell office:value-type="string" calcext:value-type="string">
            <text:p>Ifjúsági és gyermek ügyek</text:p>
          </table:table-cell>
          <table:table-cell office:value-type="string" calcext:value-type="string">
            <text:p>youth and children issues</text:p>
          </table:table-cell>
          <table:table-cell office:value-type="float" office:value="59" calcext:value-type="float">
            <text:p>59</text:p>
          </table:table-cell>
          <table:table-cell office:value-type="string" calcext:value-type="string">
            <text:p>NCTA-2013-2950-D</text:p>
          </table:table-cell>
          <table:table-cell office:value-type="string" calcext:value-type="string">
            <text:p>Fiatalok A Megértésért Magyarországi Egyesülete</text:p>
          </table:table-cell>
          <table:table-cell office:value-type="string" calcext:value-type="string">
            <text:p>Coloured Glasses - a sokszinűség elfogadását célzó program középiskolások számára</text:p>
          </table:table-cell>
          <table:table-cell office:value-type="string" calcext:value-type="string">
            <text:p>Coloured Glasses -program for promiting diversity among secondary level students</text:p>
          </table:table-cell>
          <table:table-cell table:number-columns-repeated="2" office:value-type="string" calcext:value-type="string">
            <text:p>Budapest,</text:p>
          </table:table-cell>
          <table:table-cell office:value-type="string" calcext:value-type="string">
            <text:p>Youth For Understanding Hungary</text:p>
          </table:table-cell>
          <table:table-cell office:value-type="string" calcext:value-type="string">
            <text:p>HU05-0118 - Coloured Glasses -program for promiting diversity among secondary level students</text:p>
          </table:table-cell>
          <table:table-cell office:value-type="string" calcext:value-type="string">
            <text:p>The situation and integration of immigrants and minorities is a very current issue in today's Hungary. The project draws attention to the fact that discrimination is a real social problem. The objective of the project is the adaptation and implementation of an intercultural education methodology to the domestic situation that has already been applied abroad (including Norway). Approximately 2200-2500 students will take part in the programs. Thus, the project will contribute to the future reduction of social inequalities and discrimination through shaping the viewpoints of high school students. The number of the volunteers of the organization will also be increased by 30 people as the result of the project. The applicant organization will use the prepared methodology in the future by making it available for the students participating in the program.</text:p>
          </table:table-cell>
          <table:table-cell office:value-type="string" calcext:value-type="string">
            <text:p>A projekt célja egy külföldön már alkalmazott, interkulturális nevelést célzó módszer hazai viszonyokra történő adaptálása és bevezetése. A résztvevők tíz budapesti, négy Budapest környéki és 27 vidéki város középiskolás korú fiatalsága (kb. 60 iskola) valamint a pályázó szervezet alkalmazottjai és önkéntesei. A módszertant a norvég YFU szervezettel adaptálják a magyar viszonyokra. A projekt eredményeként a pályázó szervezet önkénteseinek létszáma 30 fővel fog emelkedni, a programokon a tervek szerint összesen mintegy 2200-2500 diák vesz részt.</text:p>
          </table:table-cell>
          <table:table-cell/>
          <table:table-cell office:value-type="string" calcext:value-type="string">
            <text:p>€2 888</text:p>
          </table:table-cell>
        </table:table-row>
        <table:table-row table:style-name="ro3">
          <table:table-cell office:value-type="string" calcext:value-type="string">
            <text:p>Ifjúsági és gyermek ügyek</text:p>
          </table:table-cell>
          <table:table-cell office:value-type="string" calcext:value-type="string">
            <text:p>youth and children issues</text:p>
          </table:table-cell>
          <table:table-cell office:value-type="float" office:value="48" calcext:value-type="float">
            <text:p>48</text:p>
          </table:table-cell>
          <table:table-cell office:value-type="string" calcext:value-type="string">
            <text:p>NCTA-2013-2687-D</text:p>
          </table:table-cell>
          <table:table-cell office:value-type="string" calcext:value-type="string">
            <text:p>Zachor Alapítvány a Társadalmi Emlékezetért</text:p>
          </table:table-cell>
          <table:table-cell office:value-type="string" calcext:value-type="string">
            <text:p>Virtuális találkozások túlélőkkel és szemtanúkkal zsidó helytörténeti séták nyomán – informális oktatási program</text:p>
          </table:table-cell>
          <table:table-cell/>
          <table:table-cell table:number-columns-repeated="2" office:value-type="string" calcext:value-type="string">
            <text:p>Budapest</text:p>
          </table:table-cell>
          <table:table-cell office:value-type="string" calcext:value-type="string">
            <text:p>Zachor Foundation for Social Remembrance</text:p>
          </table:table-cell>
          <table:table-cell office:value-type="string" calcext:value-type="string">
            <text:p>HU05-0116 - Virtual Encounters with Survivors and Witnesses through Jewish Local History Walks - an informal educational program</text:p>
          </table:table-cell>
          <table:table-cell office:value-type="string" calcext:value-type="string">
            <text:p>This project is an informal educational program - Virtual Encounters with Survivors and Witnesses through Jewish Local History Walks. The aim of the project is to familiarize students with the history and tradition of the Jews in Hungary as well as with the Holocaust and its consequences. Knowledge gained will develop critical thinking skills and on a longer run this will result in an attitude and behavior change. As a result, students will become more open-minded and more tolerant. The objective will be achieved by creating special downloadable mobile applications with survivors’ interviews and organizing sightseeing tours around Budapest integrating the interviews into the tour. The most important change is that students will become more dismissive against stereotypes and more sensitive towards minority rights. All these values will be made evident to teachers as well.</text:p>
          </table:table-cell>
          <table:table-cell office:value-type="string" calcext:value-type="string">
            <text:p>A Zachor Alapítvány informális oktatási programjában helyi történeti séták szervezésével szeretné megismertetni a diákokkal a magyarországi zsidóság történetét, hagyományait, a holokauszt eseményeit és következményeit. A projekt célja hogy a kisebbségek elfogadása, valamint a gyűlöletbeszéd és a diszkrimináció elutasítása a mindennapi kultúra részévé váljon.</text:p>
          </table:table-cell>
          <table:table-cell/>
          <table:table-cell office:value-type="string" calcext:value-type="string">
            <text:p>€1 203</text:p>
          </table:table-cell>
        </table:table-row>
        <table:table-row table:style-name="ro3">
          <table:table-cell office:value-type="string" calcext:value-type="string">
            <text:p>Ifjúsági és gyermek ügyek (Makró)</text:p>
          </table:table-cell>
          <table:table-cell office:value-type="string" calcext:value-type="string">
            <text:p>youth and children issues</text:p>
          </table:table-cell>
          <table:table-cell office:value-type="float" office:value="118" calcext:value-type="float">
            <text:p>118</text:p>
          </table:table-cell>
          <table:table-cell office:value-type="string" calcext:value-type="string">
            <text:p>NCTA-2013-4176-M1</text:p>
          </table:table-cell>
          <table:table-cell office:value-type="string" calcext:value-type="string">
            <text:p>Demokratikus Ifjúságért Alapítvány</text:p>
          </table:table-cell>
          <table:table-cell office:value-type="string" calcext:value-type="string">
            <text:p>A demokrácia iskolája</text:p>
          </table:table-cell>
          <table:table-cell office:value-type="string" calcext:value-type="string">
            <text:p>Democracy Academy</text:p>
          </table:table-cell>
          <table:table-cell table:number-columns-repeated="2" office:value-type="string" calcext:value-type="string">
            <text:p>Budapest</text:p>
          </table:table-cell>
          <table:table-cell office:value-type="string" calcext:value-type="string">
            <text:p>Foundation for Democratic Youth</text:p>
          </table:table-cell>
          <table:table-cell office:value-type="string" calcext:value-type="string">
            <text:p>HU05-0090 - Democracy Academy</text:p>
          </table:table-cell>
          <table:table-cell office:value-type="string" calcext:value-type="string">
            <text:p>DIA's project aims at enhancing the capacity of participating organizations by involving young people as volunteers/interns in their work. The active work with NGOs will develop young people’s democratic and active citizenship attitudes. The project promoter also strives to become a highly professional organization in civil society development. The organizations which join the program are working with youngsters in order to make the lives of marginalized youths better and draw public attention to the socially disadvantaged. The project focuses on an interactive exchange of experiences (taking stock of assets, site visits, trainings, organizational development, coaching, blogging, public advocacy events, etc), and the creation of an innovative methodological portfolio. The expected results are that the participating organizations will get stronger, a network of youth service organizations will be created, the organizations’ advocacy potential will further develop, so will social dialogue and solidarity while the democratic deficit will decrease.</text:p>
          </table:table-cell>
          <table:table-cell office:value-type="string" calcext:value-type="string">
            <text:p>A DIA projektjének célja, hogy a bevont szervezetek kapacitását fiatalok bevonásával fejlesszék. Ugyanakkor a résztvevő fiatalok demokratikus készségeinek fejlődésével a jövő döntéshozóinak aktív állampolgáraivá válnak. Ezzel párhuzamosan a DIA egy magas szintű fejlesztő szervezetté kíván válni, amelyik átfogó módszertani és szervezeti fejlesztést képes megvalósítani az ifjúsági önkéntességben érintett szervezetekkel itthon és a szomszédos országokban. Ezzel hosszabb távon hozzájárul a társadalmi innováció megvalósulásához többek között fenntartható társadalmi vállalkozások beindításával és működtetésével. A fejleszteni kívánt szervezetek mind fiatal önkéntesek bevonásával dolgoznak hátrányos helyzetű vagy marginalizált fiatalok életkörülményeinek a javításán, a köz figyelmének a kiszolgáltatottak helyzetére történő irányításán. A tervezett tevékenységekek interaktív szakmai tapasztalatcserére (állapotfelmérés, helyszíni szakmai látogatások, találkozók, belső képzések, szervezetfejlesztés, coaching, mentorálás, szakmai blog elindítása, nyilvános szakmai események) és egy innovatív módszertani portfolió létrehozására koncentrálnak. A széles kör számára elérhető tevékenységek eredményeképpen a szervezetek megerősödnek, létrejön az ifjúsági önkéntesség szakmai hálózata, ezzel pedig nő a szervezetek érdekérvényesítő képessége, erősödik a társadalmi párbeszéd, a társadalmi szolidaritás, és csökken a demokrácia deficit.</text:p>
          </table:table-cell>
          <table:table-cell/>
          <table:table-cell office:value-type="string" calcext:value-type="string">
            <text:p>€117 978</text:p>
          </table:table-cell>
        </table:table-row>
        <table:table-row table:style-name="ro3">
          <table:table-cell office:value-type="string" calcext:value-type="string">
            <text:p>Jóléti szolgáltatások társadalmilag sérülékeny csoportoknak</text:p>
          </table:table-cell>
          <table:table-cell office:value-type="string" calcext:value-type="string">
            <text:p>provision of welfare and basic service to vulnerable groups</text:p>
          </table:table-cell>
          <table:table-cell office:value-type="float" office:value="23" calcext:value-type="float">
            <text:p>23</text:p>
          </table:table-cell>
          <table:table-cell office:value-type="string" calcext:value-type="string">
            <text:p>NCTA-2013-2192-F</text:p>
          </table:table-cell>
          <table:table-cell office:value-type="string" calcext:value-type="string">
            <text:p>Advantage Szabadidő Sport Egyesület</text:p>
          </table:table-cell>
          <table:table-cell office:value-type="string" calcext:value-type="string">
            <text:p>Fogyatékkal élő fiatalok integrálása streetball-tömegsport rendezvényekre</text:p>
          </table:table-cell>
          <table:table-cell office:value-type="string" calcext:value-type="string">
            <text:p>Integration of Young People with Disabilities to the Streetball Recreational Sports Events</text:p>
          </table:table-cell>
          <table:table-cell table:number-columns-repeated="2" office:value-type="string" calcext:value-type="string">
            <text:p>Budapest</text:p>
          </table:table-cell>
          <table:table-cell office:value-type="string" calcext:value-type="string">
            <text:p>Advantage Leisure Time Sport Club</text:p>
          </table:table-cell>
          <table:table-cell office:value-type="string" calcext:value-type="string">
            <text:p>HU05-0027 - Integration of Young People with Disabilities to the Streetball Recreational Sports Events</text:p>
          </table:table-cell>
          <table:table-cell office:value-type="string" calcext:value-type="string">
            <text:p>Segregation can be observed in all areas of life, including sports for people with disabilities. There are no shared sports events and hardly any opportunity exists for joint participation. The project promoter aims at raising awareness in the field of sport about integrated participation of the able-bodied and the impaired. Thus the organization connects impaired players into streetball events and plans several programs like joint games for celebrities and wheel-chair players, info tent about sport opportunities, etc. Besides they assess sport opportunitites of disabled paople at Budapest and Körmend. The program would be extended to other spots in the country through long-term cooperation with the appropriate groups.</text:p>
          </table:table-cell>
          <table:table-cell office:value-type="string" calcext:value-type="string">
            <text:p>A projekt célja, hogy kerekes székes kosarasok, SNI-s (Speciális Nevelést Igénylő) gyerekek és S.O.-s (Speciális Olimpikon) fiatalok az épekkel együtt mozoghassanak. Erre lehetőség a streetball tömegsport rendezvényeibe való bekapcsolódás. Az Advantage ezért többféle kiemelt programot tervez a streetball rendezvényhez kapcsolni, pl.: hírességek és kerekes székes válogatott közös játékát, ziccerdobást kerekes székből, és közös dobóversenyt az épekkel és információs sátrat, ahol a további tömegsport, szabadidősport és versenysportolási lehetőségekről kapnak tájékoztatást. Emellett Körmenden és Budapesten felmérik a fogyatékkal élők sportolási lehetőségeit és az erről való tájékozottságukat. A programot az ország több pontjára kiterjesztenék, hosszútávú együttműködést kialakítva ezekkel a csoportokkal.</text:p>
          </table:table-cell>
          <table:table-cell/>
          <table:table-cell office:value-type="string" calcext:value-type="string">
            <text:p>€4 377</text:p>
          </table:table-cell>
        </table:table-row>
        <table:table-row table:style-name="ro3">
          <table:table-cell office:value-type="string" calcext:value-type="string">
            <text:p>Jóléti szolgáltatások társadalmilag sérülékeny csoportoknak</text:p>
          </table:table-cell>
          <table:table-cell office:value-type="string" calcext:value-type="string">
            <text:p>provision of welfare and basic service to vulnerable groups</text:p>
          </table:table-cell>
          <table:table-cell office:value-type="float" office:value="44" calcext:value-type="float">
            <text:p>44</text:p>
          </table:table-cell>
          <table:table-cell office:value-type="string" calcext:value-type="string">
            <text:p>NCTA-2013-2640-F</text:p>
          </table:table-cell>
          <table:table-cell office:value-type="string" calcext:value-type="string">
            <text:p>Ágacska Alapítvány az Örökbefogadásért és a Családokért</text:p>
          </table:table-cell>
          <table:table-cell office:value-type="string" calcext:value-type="string">
            <text:p>"Aktív Adopt" - Aktívan az örökbefogadás felvállalásáért!</text:p>
          </table:table-cell>
          <table:table-cell office:value-type="string" calcext:value-type="string">
            <text:p>Active Adopt!– For Undertaking the Adoption</text:p>
          </table:table-cell>
          <table:table-cell table:number-columns-repeated="2" office:value-type="string" calcext:value-type="string">
            <text:p>Budapest</text:p>
          </table:table-cell>
          <table:table-cell office:value-type="string" calcext:value-type="string">
            <text:p>Ágacska Foundation for Adoption and Families</text:p>
          </table:table-cell>
          <table:table-cell office:value-type="string" calcext:value-type="string">
            <text:p>HU05-0031 - Active Adopt!– For Undertaking the Adoption</text:p>
          </table:table-cell>
          <table:table-cell office:value-type="string" calcext:value-type="string">
            <text:p>As adoption is an issue fringed by prejudice and ignorance, adoptive families are often isolated and struggle alone with their special problems. Ágacska Foundation aims to integrate the adoptive families by building up a self-help community and a volunteer mentor network. Adoptive parents and young adopted play an active role in the project, supporting others by sharing their own example and experience with them.</text:p>
          </table:table-cell>
          <table:table-cell office:value-type="string" calcext:value-type="string">
            <text:p>Az örökbefogadó családok speciális problémáiról a társadalom keveset tud, ezért az örökbefogadó családok és tagjaik könnyen elszigetelődnek. Az Ágacska Alapítvány projektjének célja, az elszigetelt családok integrációja, segítő közösség kialakítása, és önkéntes mentorhálózat felépítése az örökbefogadó szülők és fiatalok bevonásával. A mentorképzés mellett 4-5 család részvételével dokumentumfilm is készül.</text:p>
          </table:table-cell>
          <table:table-cell/>
          <table:table-cell office:value-type="string" calcext:value-type="string">
            <text:p>€9 285</text:p>
          </table:table-cell>
        </table:table-row>
        <table:table-row table:style-name="ro3">
          <table:table-cell office:value-type="string" calcext:value-type="string">
            <text:p>Jóléti szolgáltatások társadalmilag sérülékeny csoportoknak</text:p>
          </table:table-cell>
          <table:table-cell office:value-type="string" calcext:value-type="string">
            <text:p>provision of welfare and basic service to vulnerable groups</text:p>
          </table:table-cell>
          <table:table-cell office:value-type="float" office:value="66" calcext:value-type="float">
            <text:p>66</text:p>
          </table:table-cell>
          <table:table-cell office:value-type="string" calcext:value-type="string">
            <text:p>NCTA-2013-3066-F</text:p>
          </table:table-cell>
          <table:table-cell office:value-type="string" calcext:value-type="string">
            <text:p>Váltó-sáv Alapítvány</text:p>
          </table:table-cell>
          <table:table-cell office:value-type="string" calcext:value-type="string">
            <text:p>VÁLTÓ PONT</text:p>
          </table:table-cell>
          <table:table-cell office:value-type="string" calcext:value-type="string">
            <text:p>CHANGE POINT</text:p>
          </table:table-cell>
          <table:table-cell table:number-columns-repeated="2" office:value-type="string" calcext:value-type="string">
            <text:p>Budapest</text:p>
          </table:table-cell>
          <table:table-cell office:value-type="string" calcext:value-type="string">
            <text:p>Change Lanes Foundation</text:p>
          </table:table-cell>
          <table:table-cell office:value-type="string" calcext:value-type="string">
            <text:p>HU05-0045 - CHANGE POINT: services for socially handicapped people in/after detention, to improve their family and social connections and support their social reintegration</text:p>
          </table:table-cell>
          <table:table-cell office:value-type="string" calcext:value-type="string">
            <text:p>Former prisoners find themselves in a difficult situation in the labour market when they try to find a job. The objective is to reduce economic/social and/or political marginalization, and to create (re)integration possibilities, to change social attitude and to fight against discrimination and inequality. The foundation aims to strengthen family and community relations of inmates and former prisoners, facilitate their post-release reintegration and provide services to support their social inclusion. The activitites include providing information for the target group, running craftman activities, operating a charity shop and exchange café for professionals and the group of relatives.</text:p>
          </table:table-cell>
          <table:table-cell office:value-type="string" calcext:value-type="string">
            <text:p>A Váltó Sáv Alapítvány egy fogvatartottak visszailleszkedését segítő szervezet. A Váltó pont létrehozásával a fogvatartottak családi, hozzátartozói és egyéb közösségi kapcsolatait szeretné erősíteni és alapvető szociális szolgáltatásokat biztosítani a fogvatartottaknak, szabadultaknak és a családi/emberi kapcsolataiknak. A projektben létrehoznak egy adományboltot, melyben saját készítésű termékeket is fognak árulni és számos programot szerveznek. A projekt bővíti és szélesebb kör számára is elérhetővé teszi a fogvatartottak/szabadultak társadalmi problémáinak ismeretét, ezzel hangsúlyozva a társadalmi felelősségvállalást.</text:p>
          </table:table-cell>
          <table:table-cell/>
          <table:table-cell office:value-type="string" calcext:value-type="string">
            <text:p>€9 965</text:p>
          </table:table-cell>
        </table:table-row>
        <table:table-row table:style-name="ro3">
          <table:table-cell office:value-type="string" calcext:value-type="string">
            <text:p>Jóléti szolgáltatások társadalmilag sérülékeny csoportoknak</text:p>
          </table:table-cell>
          <table:table-cell office:value-type="string" calcext:value-type="string">
            <text:p>provision of welfare and basic service to vulnerable groups</text:p>
          </table:table-cell>
          <table:table-cell office:value-type="float" office:value="10" calcext:value-type="float">
            <text:p>10</text:p>
          </table:table-cell>
          <table:table-cell office:value-type="string" calcext:value-type="string">
            <text:p>NCTA-2013-1801-F</text:p>
          </table:table-cell>
          <table:table-cell office:value-type="string" calcext:value-type="string">
            <text:p>Cri Du Chat Baráti Társaság</text:p>
          </table:table-cell>
          <table:table-cell office:value-type="string" calcext:value-type="string">
            <text:p>Képpel könnyebb! - sérült gyermekek fejlesztését segítő szolgáltatás</text:p>
          </table:table-cell>
          <table:table-cell office:value-type="string" calcext:value-type="string">
            <text:p>It's easier with a picture - sercive helping the development of disabled children</text:p>
          </table:table-cell>
          <table:table-cell table:number-columns-repeated="2" office:value-type="string" calcext:value-type="string">
            <text:p>Budapest</text:p>
          </table:table-cell>
          <table:table-cell office:value-type="string" calcext:value-type="string">
            <text:p>Hungarian Cri Du Chat Syndrome Support Society</text:p>
          </table:table-cell>
          <table:table-cell office:value-type="string" calcext:value-type="string">
            <text:p>HU05-0033 - It's easier with a picture - sercive helping the development of disabled children</text:p>
          </table:table-cell>
          <table:table-cell office:value-type="string" calcext:value-type="string">
            <text:p>In the case of multiply impaired or mentally challenged children, verbal communication is often difficult or impossible; it proves to be a problem both in their development and in their closest family circle. Different forms of alternative communication are rarely or never used in institutionalised education. In this project the organization promotes professional and social acceptance of pictorial, alternative communication and facilitates access to equipment and methods for development. The main goal is to help the development and communication within the families of children and young adults who either have speech impediments, are illiterate, or cognitively impaired. Elements of the project are: collecting equipment and aid for development; consultation with the families concerned; developing pictures, cards and screening; developing a website, organising publicity campaigns, publishing an information package.</text:p>
          </table:table-cell>
          <table:table-cell office:value-type="string" calcext:value-type="string">
            <text:p>A projekt célja a beszédjükben akadályozott, írni-olvasni nem tudó, értelmileg sérült gyermekek és fiatalok családban történő fejlesztésének és kommunikációjának elősegítése. Tapasztalok szerint az életkor előrehaladtával a szülő egyre kevesebb tárgyi és elméleti segítséget kap az otthoni fejlesztésekhez. Fokozottan igaz ez a beszédindítás sikertelensége esetén, ha az alternatív kommunikációt az intézményben nem használják. A szervezet a sérült gyermeket ellátó családoknak szeretne segíteni az alternatív kommunikáció megtanulásában és használatában. Ehhez létrehoznak egy honlapot, melyről könnyen használható képi segédeszközöket lehet letölteni és a kártyák ingyenes elkészítését is vállalják. A többségi társadalom figyelmét a problémára egy a kortárs gyermekekhez szóló kiadvánnyal hívják fel, mely a kommunikációs kártyákat is bemutatja.</text:p>
          </table:table-cell>
          <table:table-cell/>
          <table:table-cell office:value-type="string" calcext:value-type="string">
            <text:p>€2 117</text:p>
          </table:table-cell>
        </table:table-row>
        <table:table-row table:style-name="ro3">
          <table:table-cell office:value-type="string" calcext:value-type="string">
            <text:p>Jóléti szolgáltatások társadalmilag sérülékeny csoportoknak</text:p>
          </table:table-cell>
          <table:table-cell office:value-type="string" calcext:value-type="string">
            <text:p>provision of welfare and basic service to vulnerable groups</text:p>
          </table:table-cell>
          <table:table-cell office:value-type="float" office:value="36" calcext:value-type="float">
            <text:p>36</text:p>
          </table:table-cell>
          <table:table-cell office:value-type="string" calcext:value-type="string">
            <text:p>NCTA-2013-2481-F</text:p>
          </table:table-cell>
          <table:table-cell office:value-type="string" calcext:value-type="string">
            <text:p>Magyar Zsonglőr Egyesület</text:p>
          </table:table-cell>
          <table:table-cell office:value-type="string" calcext:value-type="string">
            <text:p>Szociális cirkuszi program LHH kistérségben és egészségügyi intézményekben</text:p>
          </table:table-cell>
          <table:table-cell office:value-type="string" calcext:value-type="string">
            <text:p>Social circus program in the most disadvantaged micro-regions and in health institutions</text:p>
          </table:table-cell>
          <table:table-cell table:number-columns-repeated="2" office:value-type="string" calcext:value-type="string">
            <text:p>Budapest</text:p>
          </table:table-cell>
          <table:table-cell office:value-type="string" calcext:value-type="string">
            <text:p>Hungarian Juggling Association</text:p>
          </table:table-cell>
          <table:table-cell office:value-type="string" calcext:value-type="string">
            <text:p>HU05-0053 - Social circus program in the most disadvantaged micro-regions and in health institutions</text:p>
          </table:table-cell>
          <table:table-cell office:value-type="string" calcext:value-type="string">
            <text:p>Equipment for helping the development of children living in poor regions and similarly, for hospitalised young people, is terribly modest. There are only a few accessible programs. The goal is to introduce social circus methods and to present what can be is achieved through them, encouraging its use in other disadvantaged communities. The project aims at developing the self-confidence of the Roma students at Sajókaza primary school and children with mental illnesses by utilising the positive effects of juggling. Group leaders and head teachers will be trained as well, so that the impacts of the project can ba maintained.</text:p>
          </table:table-cell>
          <table:table-cell office:value-type="string" calcext:value-type="string">
            <text:p>A sajókazai Ámbédkár iskola és a Heim Pál gyermekkórház pszichiátriáján ápolt gyermekeknek a zsonglőrködésre alapuló foglalkozásokat szervez a Zsonglőr Egyesület. A zsonglőrködés a fiatalok testtudatát, ügyességét, önbizalmát, koncentrációs és szociális képességeit is fejleszti. A program egy tanévet ölel fel, a csoportok részt vesznek a nyári zsonglőr találkozón is. A program során cél, hogy idővel a résztvevő diákok saját maguknak is képesek legyenek megtartani a foglalkozásokat. Pünkösd hétvégéjén három napos intenzív közös munka és játék után a gyerekek a helybéli közönségnek előadást tartanak.</text:p>
          </table:table-cell>
          <table:table-cell/>
          <table:table-cell office:value-type="string" calcext:value-type="string">
            <text:p>€9 993</text:p>
          </table:table-cell>
        </table:table-row>
        <table:table-row table:style-name="ro3">
          <table:table-cell office:value-type="string" calcext:value-type="string">
            <text:p>Jóléti szolgáltatások társadalmilag sérülékeny csoportoknak</text:p>
          </table:table-cell>
          <table:table-cell office:value-type="string" calcext:value-type="string">
            <text:p>provision of welfare and basic service to vulnerable groups</text:p>
          </table:table-cell>
          <table:table-cell office:value-type="float" office:value="98" calcext:value-type="float">
            <text:p>98</text:p>
          </table:table-cell>
          <table:table-cell office:value-type="string" calcext:value-type="string">
            <text:p>NCTA-2013-3695-F</text:p>
          </table:table-cell>
          <table:table-cell office:value-type="string" calcext:value-type="string">
            <text:p>Magyar Williams Szindróma Társaság</text:p>
          </table:table-cell>
          <table:table-cell office:value-type="string" calcext:value-type="string">
            <text:p>Életmód táborok az önállóságért</text:p>
          </table:table-cell>
          <table:table-cell office:value-type="string" calcext:value-type="string">
            <text:p>Lifestyle camps for independence</text:p>
          </table:table-cell>
          <table:table-cell table:number-columns-repeated="2" office:value-type="string" calcext:value-type="string">
            <text:p>Budapest</text:p>
          </table:table-cell>
          <table:table-cell office:value-type="string" calcext:value-type="string">
            <text:p>Hungarian Williams Syndrome Association</text:p>
          </table:table-cell>
          <table:table-cell office:value-type="string" calcext:value-type="string">
            <text:p>HU05-0046 - Lifestyle camps for independence</text:p>
          </table:table-cell>
          <table:table-cell office:value-type="string" calcext:value-type="string">
            <text:p>The goal of the project is to prepare and empower young disabled people for independent life without parents. The project adresses these challenges throgh study visits; lifestyle camps; open days for local interested people; a workshop presenting the results; documentation and promotional materials. The target groups are young people either with Williams syndrome or other similar disabilities as well as their family members.The Norwegian FRAMBU will help the project as a mentor by sharing their best practices.</text:p>
          </table:table-cell>
          <table:table-cell office:value-type="string" calcext:value-type="string">
            <text:p>A programban az iskolából kikerülő fogyatékkal élő fiatalokat készítik fel az önálló életre és a munka világára két egyhetes tábor keretében egy szabadszállási tanyán. A tábor professzionális szervezését a norvég FRAMBU-nál tett tanulmányi kirándulás és külföldi jó gyakorlatok adaptálása segíti. A projekt része emellett a résztvevő önkéntesek képzése, és a családok lelki, szakmai felkészítése. Az eredményeket két nyílt napon és egy, a partner részvételével megrendezett workshopon ismertetik. Az eredmények remélhetőleg hozzájárulnak helyi szinten megvalósuló hasonló projektek szervezéséhez, melyben az MWSZT mentori segítséget is tudna nyújtani. Hosszú távon a partnerségek megerősítésével, ill. a célcsoport és családtagjaik testi, lelki felkészítésével egy adaptált lakhatást és munkahelyet teremtő program kialakítása válik lehetővé.</text:p>
          </table:table-cell>
          <table:table-cell/>
          <table:table-cell office:value-type="string" calcext:value-type="string">
            <text:p>€10 420</text:p>
          </table:table-cell>
        </table:table-row>
        <table:table-row table:style-name="ro3">
          <table:table-cell office:value-type="string" calcext:value-type="string">
            <text:p>Jóléti szolgáltatások társadalmilag sérülékeny csoportoknak</text:p>
          </table:table-cell>
          <table:table-cell office:value-type="string" calcext:value-type="string">
            <text:p>provision of welfare and basic service to vulnerable groups</text:p>
          </table:table-cell>
          <table:table-cell office:value-type="float" office:value="37" calcext:value-type="float">
            <text:p>37</text:p>
          </table:table-cell>
          <table:table-cell office:value-type="string" calcext:value-type="string">
            <text:p>NCTA-2013-2492-F</text:p>
          </table:table-cell>
          <table:table-cell office:value-type="string" calcext:value-type="string">
            <text:p>Mosoly Otthon Közhasznú Alapítvány</text:p>
          </table:table-cell>
          <table:table-cell office:value-type="string" calcext:value-type="string">
            <text:p>Autistic Art művészeti program, kiállítás és termékfejlesztés</text:p>
          </table:table-cell>
          <table:table-cell office:value-type="string" calcext:value-type="string">
            <text:p>Autistic Art program, exhibition and product development</text:p>
          </table:table-cell>
          <table:table-cell table:number-columns-repeated="2" office:value-type="string" calcext:value-type="string">
            <text:p>Budapest</text:p>
          </table:table-cell>
          <table:table-cell office:value-type="string" calcext:value-type="string">
            <text:p>Smile Home Foundation</text:p>
          </table:table-cell>
          <table:table-cell office:value-type="string" calcext:value-type="string">
            <text:p>HU05-0042 - Autistic Art program, exhibition and product development</text:p>
          </table:table-cell>
          <table:table-cell office:value-type="string" calcext:value-type="string">
            <text:p>The Smile Home runs an art program in residential homes for autistic people. They will present the artworks created at the 10th International Conferenc about Autism and also organize a charity auction for the benefit of the residential homes. A brand line of textile products will be developed based on the most beautiful motives of the artworks.</text:p>
          </table:table-cell>
          <table:table-cell office:value-type="string" calcext:value-type="string">
            <text:p>A Mosoly Otthon AutisticArt művészeti programját folytatja autista lakóotthonokban, melynek eredményeit nemzetközi közönség előtt (10. Nemzetközi Autizmus Kongresszus) is szeretné bemutatni az elkészült alkotások kiállításával. A műveszeti programban készülő képekből jótékonysági aukciót rendeznek az autista lakóotthonok javára. Az autista alkotások legszebb motívumai alapján textil alapú design termékeket is fejlesztenek.</text:p>
          </table:table-cell>
          <table:table-cell/>
          <table:table-cell office:value-type="string" calcext:value-type="string">
            <text:p>€9 970</text:p>
          </table:table-cell>
        </table:table-row>
        <table:table-row table:style-name="ro3">
          <table:table-cell office:value-type="string" calcext:value-type="string">
            <text:p>Jóléti szolgáltatások társadalmilag sérülékeny csoportoknak</text:p>
          </table:table-cell>
          <table:table-cell office:value-type="string" calcext:value-type="string">
            <text:p>provision of welfare and basic service to vulnerable groups</text:p>
          </table:table-cell>
          <table:table-cell office:value-type="float" office:value="32" calcext:value-type="float">
            <text:p>32</text:p>
          </table:table-cell>
          <table:table-cell office:value-type="string" calcext:value-type="string">
            <text:p>NCTA-2013-2392-F</text:p>
          </table:table-cell>
          <table:table-cell office:value-type="string" calcext:value-type="string">
            <text:p>NEO Magyar Segítőkutya Egyesület</text:p>
          </table:table-cell>
          <table:table-cell office:value-type="string" calcext:value-type="string">
            <text:p>Beszéljünk nyíltan a fogyatékosságról! - értékformálás segítőkutyák bevonásával</text:p>
          </table:table-cell>
          <table:table-cell office:value-type="string" calcext:value-type="string">
            <text:p>Let's talk openly about disability!</text:p>
          </table:table-cell>
          <table:table-cell table:number-columns-repeated="2" office:value-type="string" calcext:value-type="string">
            <text:p>Budapest</text:p>
          </table:table-cell>
          <table:table-cell office:value-type="string" calcext:value-type="string">
            <text:p>NEO Hungarian Assistance Dogs Association</text:p>
          </table:table-cell>
          <table:table-cell office:value-type="string" calcext:value-type="string">
            <text:p>HU05-0043 - Let's talk openly about disability!</text:p>
          </table:table-cell>
          <table:table-cell office:value-type="string" calcext:value-type="string">
            <text:p>Impaired people have to live their lives in a world that prioritizes the needs of those living without disabilities. The goal of this project is to strengthen and develop relations and cooperation, thus reducing fears against the disabled and lifting the emotional barrier between healthy and impaired people. The project intends to introduce the everyday life of the impaired with the help of assistance dogs and thus shape the social values of healthy children and adults. The project addresses the challenges by public awareness raising activities in pre-schools, schools and work places by presenting assistance dogs and dog assisted para-sports. A short video and media campaign completes the project.</text:p>
          </table:table-cell>
          <table:table-cell office:value-type="string" calcext:value-type="string">
            <text:p>A projekt keretében hallás-, látás- és mozgássérült emberek segítőkutyáik bevonásával mutatják be a sérüléssel élők mindennapjait ép gyermekeknek és felnőtteknek. A kutyák jelenléte nyitottabb légkört biztosít a fogyatékosságról szóló, tabuk nélküli párbeszédhez. A programnak része a speciális segítőkutyák kiképzése és ismeretterjesztő és szemléletformáló programok tartása a segítőkutyákkal (segítőkutya/parasport-bemutató, óvodai, iskolai és munkahelyi érzékenyítő tréningek) valamint egy a fogyatékosok mindennapjait bemutató, segítőkutyákat népszerűsítő kisfilm készítése is. A projektben résztvevő együttműködő partnerek: többségi óvodák, iskolák, munkahelyek, rendezvényszervező helyszínek.</text:p>
          </table:table-cell>
          <table:table-cell/>
          <table:table-cell office:value-type="string" calcext:value-type="string">
            <text:p>€7 464</text:p>
          </table:table-cell>
        </table:table-row>
        <table:table-row table:style-name="ro3">
          <table:table-cell office:value-type="string" calcext:value-type="string">
            <text:p>Jóléti szolgáltatások társadalmilag sérülékeny csoportoknak</text:p>
          </table:table-cell>
          <table:table-cell office:value-type="string" calcext:value-type="string">
            <text:p>provision of welfare and basic service to vulnerable groups</text:p>
          </table:table-cell>
          <table:table-cell office:value-type="float" office:value="85" calcext:value-type="float">
            <text:p>85</text:p>
          </table:table-cell>
          <table:table-cell office:value-type="string" calcext:value-type="string">
            <text:p>NCTA-2013-3350-F</text:p>
          </table:table-cell>
          <table:table-cell office:value-type="string" calcext:value-type="string">
            <text:p>Pécs-Baranyai Hospice Alapítvány</text:p>
          </table:table-cell>
          <table:table-cell office:value-type="string" calcext:value-type="string">
            <text:p>Hospice önkéntesek képzése és a Pécs-Baranyai Hospice Alapítvány önkéntes bázisának megerősítése</text:p>
          </table:table-cell>
          <table:table-cell office:value-type="string" calcext:value-type="string">
            <text:p>Hospice volunteer training and extension of volunteer base of Pécs-Baranya Hospice Foundation</text:p>
          </table:table-cell>
          <table:table-cell office:value-type="string" calcext:value-type="string">
            <text:p>Pécs</text:p>
          </table:table-cell>
          <table:table-cell office:value-type="string" calcext:value-type="string">
            <text:p>Pécs</text:p>
          </table:table-cell>
          <table:table-cell office:value-type="string" calcext:value-type="string">
            <text:p>Pecs-Baranya Hospice Foundation</text:p>
          </table:table-cell>
          <table:table-cell office:value-type="string" calcext:value-type="string">
            <text:p>HU05-0055 - Hospice volunteer training and extension of volunteer base of Pécs-Baranya Hospice Foundation</text:p>
          </table:table-cell>
          <table:table-cell office:value-type="string" calcext:value-type="string">
            <text:p>Approaching the end of one’s life is a vulnerable period for patients and their relatives as well. ‪Two-thirds of the population of Hungary would choose to die at home in case of an incurable disease, but nearly two-thirds die in hospital. ‪The goal is to develop the capacity of hospice service organisations by involving more volunteers and with general development. In order to achieve this, a training program is developed and more volunteers and trainers will be involved into an education program, who can continue working with patients after the project is finished.</text:p>
          </table:table-cell>
          <table:table-cell office:value-type="string" calcext:value-type="string">
            <text:p>A hospice szolgáltatással foglalkozó alapítvány célja, hogy még több önkéntes bevonásával bővítse a szervezet kapacitását. A cél érdekében tananyagot dolgoznak ki az önkéntesek képzéséhez, és több önkéntest és oktatót vonnak be a képzési programba. Emellett méréssel támasztják alá a hospice szolgáltatás hatásait. A projektnek köszönhetően az alapítvány több családot tud kiszolgálni jobb színvonalon. A méréssel pedig hiánypótló információkkal tudják ellátni a szakpolitikai döntéshozókat és a hospice tudományos kutatását.</text:p>
          </table:table-cell>
          <table:table-cell/>
          <table:table-cell office:value-type="string" calcext:value-type="string">
            <text:p>€9 076</text:p>
          </table:table-cell>
        </table:table-row>
        <table:table-row table:style-name="ro3">
          <table:table-cell office:value-type="string" calcext:value-type="string">
            <text:p>Jóléti szolgáltatások társadalmilag sérülékeny csoportoknak</text:p>
          </table:table-cell>
          <table:table-cell office:value-type="string" calcext:value-type="string">
            <text:p>provision of welfare and basic service to vulnerable groups</text:p>
          </table:table-cell>
          <table:table-cell office:value-type="float" office:value="60" calcext:value-type="float">
            <text:p>60</text:p>
          </table:table-cell>
          <table:table-cell office:value-type="string" calcext:value-type="string">
            <text:p>NCTA-2013-2954-F</text:p>
          </table:table-cell>
          <table:table-cell office:value-type="string" calcext:value-type="string">
            <text:p>Kékcsillag Segítőkutyás Egyesület</text:p>
          </table:table-cell>
          <table:table-cell office:value-type="string" calcext:value-type="string">
            <text:p>Kutyás terápia alkalmazása minél több köznevelési intézményben Ózdon</text:p>
          </table:table-cell>
          <table:table-cell office:value-type="string" calcext:value-type="string">
            <text:p>Using dog therapy in several educational institutions in Ózd</text:p>
          </table:table-cell>
          <table:table-cell office:value-type="string" calcext:value-type="string">
            <text:p>Ózd</text:p>
          </table:table-cell>
          <table:table-cell office:value-type="string" calcext:value-type="string">
            <text:p>Ózd</text:p>
          </table:table-cell>
          <table:table-cell office:value-type="string" calcext:value-type="string">
            <text:p>Service Dog Association of Blue Star</text:p>
          </table:table-cell>
          <table:table-cell office:value-type="string" calcext:value-type="string">
            <text:p>HU05-0038 - Using dog therapy in several educational institutions in Ózd</text:p>
          </table:table-cell>
          <table:table-cell office:value-type="string" calcext:value-type="string">
            <text:p>The major problem in nurseries and schools is the lack of activities that would help in the development of disadvantaged children, children with special educational needs, integration-, learning and behavioural problems. In the project pupils with special educational needs or with a disadvantaged background receive therapeutic development. The project promoter will launch dog therapy courses for children of these groups in public education institutions of Ózd. The target groups are educational institutions of Ózd, cognitively impaired, autistic or disadvantaged children; children with special educational needs or with behavioural problems, as well as healthy, problem-free children during unconventional lessons.</text:p>
          </table:table-cell>
          <table:table-cell office:value-type="string" calcext:value-type="string">
            <text:p>Az egyesület a 2013/2014-es tanévtől kutyás terápia foglalkozásokat indít hátrányos helyzetű és sajátos nevelési igényű tanulócsoportok részére Ózd köznevelési intézményeiben. Ezen kívül rendhagyó „érzékenyítő” foglalkozásokon mutatják be a fogyatékos embertársaink hétköznapi nehézségeit, és népszerűsítik a segítőkutyákat.</text:p>
          </table:table-cell>
          <table:table-cell/>
          <table:table-cell office:value-type="string" calcext:value-type="string">
            <text:p>€9 000</text:p>
          </table:table-cell>
        </table:table-row>
        <table:table-row table:style-name="ro3">
          <table:table-cell office:value-type="string" calcext:value-type="string">
            <text:p>Jóléti szolgáltatások társadalmilag sérülékeny csoportoknak</text:p>
          </table:table-cell>
          <table:table-cell office:value-type="string" calcext:value-type="string">
            <text:p>provision of welfare and basic service to vulnerable groups</text:p>
          </table:table-cell>
          <table:table-cell office:value-type="float" office:value="38" calcext:value-type="float">
            <text:p>38</text:p>
          </table:table-cell>
          <table:table-cell office:value-type="string" calcext:value-type="string">
            <text:p>NCTA-2013-2530-F</text:p>
          </table:table-cell>
          <table:table-cell office:value-type="string" calcext:value-type="string">
            <text:p>Mosoly Alapítvány</text:p>
          </table:table-cell>
          <table:table-cell office:value-type="string" calcext:value-type="string">
            <text:p>A gyógyítás lelki oldala: Mese- és művészetterápia súlyosan beteg gyermekeknek magyar kórházakban</text:p>
          </table:table-cell>
          <table:table-cell office:value-type="string" calcext:value-type="string">
            <text:p>Art and Story-Telling Therapy for Chronically Ill Children</text:p>
          </table:table-cell>
          <table:table-cell table:number-columns-repeated="2" office:value-type="string" calcext:value-type="string">
            <text:p>Budapest</text:p>
          </table:table-cell>
          <table:table-cell office:value-type="string" calcext:value-type="string">
            <text:p>Smile Foundation</text:p>
          </table:table-cell>
          <table:table-cell office:value-type="string" calcext:value-type="string">
            <text:p>HU05-0041 - Art and Story-Telling Therapy for Chronically Ill Children</text:p>
          </table:table-cell>
          <table:table-cell office:value-type="string" calcext:value-type="string">
            <text:p>Hospitalized children with chronic diseases usually suffer from psychological trauma which is not addressed sufficiently by Hungarian medical institutions. The project aims at developing the culture of art- and story-telling therapy in Hungary and to further expand and elaborate the methods and know-how used in this therapy. These methods enhance the recovery of hospitalized children. During the 10 months long project 200-250 children and 100 of their relatives will be reached with individual and group therapies.</text:p>
          </table:table-cell>
          <table:table-cell office:value-type="string" calcext:value-type="string">
            <text:p>A Mosoly Alapítvány mese- és művészetterápiás projektjének célja, hogy a pécsi és a debreceni egyetemekhez tartozó gyermekklinikákon fekvő súlyosan és krónikusan beteg gyermekek gyógyulását segítse. A kórházi gyógyszeres kezeléseket kiegészítő lelki rehabilitációt célzó terápiával a 10 hónapos projekt alatt 200-250 gyermeket és 100 hozzátartozót szeretnének elérni csoportos illetve egyéni terápiával. A terápiás programot heti rendszerességgel, a Mosoly Alapítvány tapasztalt terapeutái és szupervizorai az egészségügyi intézmények dolgozóival együttműködésben bonyolítják le. A tapasztalatokat rendszeres szakmai műhely keretében feldolgozzák, így ezek hozzáférhetők lesznek a Mosoly Alapítvány más olyan pszichológusai és terapeutái számára is, akik mesével és művészetekkel dolgoznak Debrecenben, Budapesten és Pécsett. A projekt így hozzájárul a szervezet meseterápiás módszerének és eszköztárának fejlesztéséhez, ugyanakkor hosszú távon elősegíti a lelki rehabilitáció gyógyításban alkalmazott kultúrájának elterjedését, ami a számos nemzetközi példa és jó gyakorlat ellenére még mindig újdonságnak számít Magyarországon.</text:p>
          </table:table-cell>
          <table:table-cell/>
          <table:table-cell office:value-type="string" calcext:value-type="string">
            <text:p>€9 622</text:p>
          </table:table-cell>
        </table:table-row>
        <table:table-row table:style-name="ro3">
          <table:table-cell office:value-type="string" calcext:value-type="string">
            <text:p>Jóléti szolgáltatások társadalmilag sérülékeny csoportoknak</text:p>
          </table:table-cell>
          <table:table-cell office:value-type="string" calcext:value-type="string">
            <text:p>provision of welfare and basic service to vulnerable groups</text:p>
          </table:table-cell>
          <table:table-cell office:value-type="float" office:value="73" calcext:value-type="float">
            <text:p>73</text:p>
          </table:table-cell>
          <table:table-cell office:value-type="string" calcext:value-type="string">
            <text:p>NCTA-2013-3143-F</text:p>
          </table:table-cell>
          <table:table-cell office:value-type="string" calcext:value-type="string">
            <text:p>Józan Babák Egyesület</text:p>
          </table:table-cell>
          <table:table-cell office:value-type="string" calcext:value-type="string">
            <text:p>Iskola a határon</text:p>
          </table:table-cell>
          <table:table-cell office:value-type="string" calcext:value-type="string">
            <text:p>School on the border</text:p>
          </table:table-cell>
          <table:table-cell table:number-columns-repeated="2" office:value-type="string" calcext:value-type="string">
            <text:p>Budapest</text:p>
          </table:table-cell>
          <table:table-cell office:value-type="string" calcext:value-type="string">
            <text:p>Sober Babies Association</text:p>
          </table:table-cell>
          <table:table-cell office:value-type="string" calcext:value-type="string">
            <text:p>HU05-0050 - School on the border</text:p>
          </table:table-cell>
          <table:table-cell office:value-type="string" calcext:value-type="string">
            <text:p>The Hungarian educational system is more and more often excluding difficult children from public schools. The fate of private students who have enrolled only on ‘paper’ is becoming insecure. The objective of this proejct is to help young people who are drifting and reintegrate them into educational institutions and communities. The project also sets an example for other organisations how day-care centres can help in reintegration. The program offers individual and community activities that develop learning abilities and gives consultation for the family members and relatives as well. The target group is private students of 6-12 years who cannot attend school due to special educational needs or minor integration problems.</text:p>
          </table:table-cell>
          <table:table-cell office:value-type="string" calcext:value-type="string">
            <text:p>A Józan Babák alternatív napközbeni ellátást szeretne nyújtani a köznevelési intézményekből kiszoruló, magántanulóként élő 6-12 éves gyermekek számára. A célcsoport elsősorban a beilleszkedési vagy magatartási zavarral élők és családjaik. A gyermekek számára tanulást segítő, közösségi terápiás, egyéni fejlesztő tevékenységeket kínálnak, míg szüleiket, hozzátartozóikat önsegítő, konzultációs, tanácsadási szolgáltatásokkal várják. Hosszabb távú cél egy magántanulói hálózat megteremtése, amely önerőből képes hiányzó szakmai (pedagógiai, fejlesztő pedagógiai, lelki, szocioterápiás stb.) segítői kapacitásokat kialakítani és fenntartani.</text:p>
          </table:table-cell>
          <table:table-cell/>
          <table:table-cell office:value-type="string" calcext:value-type="string">
            <text:p>€9 996</text:p>
          </table:table-cell>
        </table:table-row>
        <table:table-row table:style-name="ro3">
          <table:table-cell office:value-type="string" calcext:value-type="string">
            <text:p>Jóléti szolgáltatások társadalmilag sérülékeny csoportoknak</text:p>
          </table:table-cell>
          <table:table-cell office:value-type="string" calcext:value-type="string">
            <text:p>provision of welfare and basic service to vulnerable groups</text:p>
          </table:table-cell>
          <table:table-cell office:value-type="float" office:value="101" calcext:value-type="float">
            <text:p>101</text:p>
          </table:table-cell>
          <table:table-cell office:value-type="string" calcext:value-type="string">
            <text:p>NCTA-2013-3765-F</text:p>
          </table:table-cell>
          <table:table-cell office:value-type="string" calcext:value-type="string">
            <text:p>Szociális Építőtábor Egyesület</text:p>
          </table:table-cell>
          <table:table-cell office:value-type="string" calcext:value-type="string">
            <text:p>Szociális Építőtábor - Félutas lakások kialakítása Kispesten</text:p>
          </table:table-cell>
          <table:table-cell office:value-type="string" calcext:value-type="string">
            <text:p>Social Housing Reconstruction Camp 2014 - Kispest</text:p>
          </table:table-cell>
          <table:table-cell table:number-columns-repeated="2" office:value-type="string" calcext:value-type="string">
            <text:p>Budapest</text:p>
          </table:table-cell>
          <table:table-cell office:value-type="string" calcext:value-type="string">
            <text:p>Social Housing Reconstruction Camp</text:p>
          </table:table-cell>
          <table:table-cell office:value-type="string" calcext:value-type="string">
            <text:p>HU05-0057 - Social Housing Reconstruction Camp 2014 - Kispest</text:p>
          </table:table-cell>
          <table:table-cell office:value-type="string" calcext:value-type="string">
            <text:p>Housing conditions of the most vulnerable social groups have become fairly unstable, the proportion of government-owned rental housing is a mere 3%. This project aims at helping people living in poor housing conditions by joining forces with NGOs and policy makers. People who have rent debts can work off their debts by renovating two blocks of flats in Kispest with the help of local volunteers. In return the municipality deducts their debt. During a 3 week long camp two houses will be renovated and later will be used as transition homes for families.</text:p>
          </table:table-cell>
          <table:table-cell office:value-type="string" calcext:value-type="string">
            <text:p>A Szociális Építőtábor szociális bérlakásban élő lakbértartózóknak nyújt lehetőséget tartozásuk részbeni vagy teljes ledolgozására két bérlakás felújítsával Kispesten. A felújított lakások félutas lakásként működnek a későbbiekben a Családok Átmeneti Otthonából kikerülő családok számára. Az önkormányzat, az ingatlanukon keletkezett értéknövekedésért cserébe leírja a résztvevők lakbérhátralékát. A Szociális Építőtábor megszervezi a teljes folyamatot, levezényli a felújítást, valamint egyeztet az önkormányzattal a lakókkal és az önkéntesekkel. A tavaszi 3 hetes tábor előtti hónapokban a szervezők egyeztetnek az önkormányzattal, a lakókkal és az önkéntesekkel, elvégzik a műszaki előkészítést, az engedélyek beszerzését. A tábort követő hónapokban a koncepció terjesztését és ismertetését végzik iskolákban, a sajtóban, más civil szervezetek és önkormányzatok felé, továbbá a résztvevő lakók utómonitorozását hajtják végre.</text:p>
          </table:table-cell>
          <table:table-cell/>
          <table:table-cell office:value-type="string" calcext:value-type="string">
            <text:p>€9 969</text:p>
          </table:table-cell>
        </table:table-row>
        <table:table-row table:style-name="ro3">
          <table:table-cell office:value-type="string" calcext:value-type="string">
            <text:p>Jóléti szolgáltatások társadalmilag sérülékeny csoportoknak</text:p>
          </table:table-cell>
          <table:table-cell office:value-type="string" calcext:value-type="string">
            <text:p>provision of welfare and basic service to vulnerable groups</text:p>
          </table:table-cell>
          <table:table-cell office:value-type="float" office:value="105" calcext:value-type="float">
            <text:p>105</text:p>
          </table:table-cell>
          <table:table-cell office:value-type="string" calcext:value-type="string">
            <text:p>NCTA-2013-3924-F</text:p>
          </table:table-cell>
          <table:table-cell office:value-type="string" calcext:value-type="string">
            <text:p>Tánceánia Művészetterápiás Táncegyüttes – ArtMan Mozgásterápiás Művészeti Közhasznú Egyesület</text:p>
          </table:table-cell>
          <table:table-cell office:value-type="string" calcext:value-type="string">
            <text:p>Közösségi Tánc és az elzárt falu eltűnik a nagyközségből</text:p>
          </table:table-cell>
          <table:table-cell office:value-type="string" calcext:value-type="string">
            <text:p>Community Dance and the closed village disappears from the big town</text:p>
          </table:table-cell>
          <table:table-cell table:number-columns-repeated="2" office:value-type="string" calcext:value-type="string">
            <text:p>Budapest</text:p>
          </table:table-cell>
          <table:table-cell office:value-type="string" calcext:value-type="string">
            <text:p>Tánceánia Art Therapy Dance Company – ArtMan Movement Therapy Art Public Benefit Association</text:p>
          </table:table-cell>
          <table:table-cell office:value-type="string" calcext:value-type="string">
            <text:p>HU05-0058 - Community Dance and the closed village disappears from the big town</text:p>
          </table:table-cell>
          <table:table-cell office:value-type="string" calcext:value-type="string">
            <text:p>Only a few people in Piliscsaba know about the local institution, which provides home, community space and a therapeutic venue for mobility-impaired people. Thus the short term goal is to build relations with the town. On the long run the organization aims to change the public attitude towards disabled people and through promoting innovative instruments such as community dances and other forms of communcation.</text:p>
          </table:table-cell>
          <table:table-cell office:value-type="string" calcext:value-type="string">
            <text:p>Piliscsabán kevesen tudják, hogy létezik egy mozgásukban akadályozott embereknek lakhatást, közösségi teret adó, terápiás helyszínként is működő intézmény. A projekt rövid távú célja ezért a SILO Önálló Élet Központ és Piliscsaba kapcsolatának ismételt felépítése különböző eszközökkel. A projekt hosszú távú általános célkitűzése a társadalmi egyenlőtlenség és a fogyatékkal élőkkel kapcsolatos közgondolkodás megváltoztatása, valamint az atipikus és innovatív eszközök mozgósító erejének népszerűsítése, a szűkebb közösségek fejlesztése, kézzel fogható, közös értékeken alapuló stratégiai együttműködések kialakítása, fejlesztése, fenntartása. Az otthon lakóinak és a piliscsabaiak mozgósítása sikerre vihető olyan eszközökkel, mint Community Dance előadások (20 db előkészítő próba trénerekkel; 4 db előadás a közvetett célcsoport tagjainak bevonásával); a sétálóbarát önkéntes program vagy bizonyos kommunikációs formák felépítése, működtetése központ lakói és helyiek között.</text:p>
          </table:table-cell>
          <table:table-cell/>
          <table:table-cell office:value-type="string" calcext:value-type="string">
            <text:p>€8 941</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70" calcext:value-type="float">
            <text:p>70</text:p>
          </table:table-cell>
          <table:table-cell office:value-type="string" calcext:value-type="string">
            <text:p>NCTA-2013-3121-E</text:p>
          </table:table-cell>
          <table:table-cell office:value-type="string" calcext:value-type="string">
            <text:p>Somogyvámosért Egyesület</text:p>
          </table:table-cell>
          <table:table-cell office:value-type="string" calcext:value-type="string">
            <text:p>Zöldülő falu</text:p>
          </table:table-cell>
          <table:table-cell office:value-type="string" calcext:value-type="string">
            <text:p>Transition village Somogyvámos</text:p>
          </table:table-cell>
          <table:table-cell office:value-type="string" calcext:value-type="string">
            <text:p>Somogyvámos</text:p>
          </table:table-cell>
          <table:table-cell office:value-type="string" calcext:value-type="string">
            <text:p>Somogyvámos</text:p>
          </table:table-cell>
          <table:table-cell office:value-type="string" calcext:value-type="string">
            <text:p>Association for Somogyvámos</text:p>
          </table:table-cell>
          <table:table-cell office:value-type="string" calcext:value-type="string">
            <text:p>HU05-0016 - Transition village Somogyvámos</text:p>
          </table:table-cell>
          <table:table-cell office:value-type="string" calcext:value-type="string">
            <text:p>The eco-community of Krishna-valley is located in the outskirts of Somogyvámos village, Hungary. In the last 20 years the communities of the community ands the village itself have interacted and influenced each other in several ways. However, the ecological view and holistic perspective of life has not became present in the village. Thus, the project seeks to integrate the social, economic and environmental aspects into the local leadership by the means of trainings, community planning events and other community-based activities. As an exercise 3 mini project plans will be developed that can integrate the underprivileged local population into local activities. In addition, connections will be built up to other eco-villages, the Hungarian Transition Movement and other sustainability initiatives in order to channel village people into the streams of eco-social innovations.</text:p>
          </table:table-cell>
          <table:table-cell office:value-type="string" calcext:value-type="string">
            <text:p>A Krisna-völgyi ökoközösség Somogyvámos külterületén működik két évtizede. Bár az elmúlt húsz évben somogyvámos közösségei folyamatosan hatottak egymásra, de a Krisna-völgyre jellemző ökológiai és holisztikus megközelítés nem honosodott meg a falu többi részén. A projekt célja, hogy a társadalmi, környezeti és gazdasági szempontok integrációját a helyi döntéshozatalban is érvényre juttassa. Ennek érdekében számos közösségi alapú tevékenységet, tervezést és képzést szerveznek projektjükben. Próbaképpen 3 modellprojektet készítenek a résztvevőkkel, melyek a hátrányos helyzetű lakosság helyi eseményekbe való bekapcsolódását segítenék. Emellett kapcsolatot építenek a többi ökofaluval, az átalakuló közösségek mozgalommal és egyéb fenntartható kezdeményezésekkel, azért, hogy a falu lakosságának segítsen megismerkedni az aktuális környezeti-társadalmi innovációkkal.</text:p>
          </table:table-cell>
          <table:table-cell/>
          <table:table-cell office:value-type="string" calcext:value-type="string">
            <text:p>€3 654</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24" calcext:value-type="float">
            <text:p>24</text:p>
          </table:table-cell>
          <table:table-cell office:value-type="string" calcext:value-type="string">
            <text:p>NCTA-2013-2195-E</text:p>
          </table:table-cell>
          <table:table-cell office:value-type="string" calcext:value-type="string">
            <text:p>Sajóvölgyi Tájszépitő Egyesület</text:p>
          </table:table-cell>
          <table:table-cell office:value-type="string" calcext:value-type="string">
            <text:p>Heted-HÉT-Határ</text:p>
          </table:table-cell>
          <table:table-cell office:value-type="string" calcext:value-type="string">
            <text:p>Community garden in Hét</text:p>
          </table:table-cell>
          <table:table-cell office:value-type="string" calcext:value-type="string">
            <text:p>Hét</text:p>
          </table:table-cell>
          <table:table-cell office:value-type="string" calcext:value-type="string">
            <text:p>Hét</text:p>
          </table:table-cell>
          <table:table-cell office:value-type="string" calcext:value-type="string">
            <text:p>Association for the Preservation of the Sajó Valley</text:p>
          </table:table-cell>
          <table:table-cell office:value-type="string" calcext:value-type="string">
            <text:p>HU05-0024 - Community garden in Hét</text:p>
          </table:table-cell>
          <table:table-cell office:value-type="string" calcext:value-type="string">
            <text:p>The project aims at raising awareness on sustainable fruit and vegetable production, and promote their production, procession and consumption. Residents of Hét and the neighbouring villages will be involved in the creation of a model community garden supported by related community (building) programs. Activities include preparation (discussions, presentations, film clubs, seed and seedling exchange), model garden building (with a divisions for children, a herb spiral, collection of local vegetable-varieties, parching, composting); related events and activities (cooking, fruit and vegetable processing, preparation of recipe collections, layout design, photo contest, textile game-set, community actions, Salad Festival). By showing good example and allowing everybody to join the programs an attitude change can be fostered, making people more conscious about their environment and health.</text:p>
          </table:table-cell>
          <table:table-cell office:value-type="string" calcext:value-type="string">
            <text:p>A Heted-HÉT-Határ projekt célja a fenntartható növénytermesztés, zöldség és gyümölcs-termesztés, feldolgozás és fogyasztás népszerűsítése. A résztvevők bekapcsolódhatnak egy közösségi mintakert kialakításába Hét községben, és részt vehetnek az ehhez kapcsolódó közösségi programokban. A jó példa bemutatásával, és az ahhoz való csatlakozás lehetőségével a szervezők célja, hogy a résztvevők jobban odafigyeljenek fogyasztási szokásaikra, környezetükre és táplálkozásukra a jövőben. Hét községből és a környező településekről bárki csatlakozhat a programhoz, kortól és nemtől függetlenül, a programokkal minden korosztályt megszólítunk. A kisgyerekes családokra és a gyerekekre a program nagy hangsúlyt fektet, a gyerekek számára külön részt terveznek a kertben.</text:p>
          </table:table-cell>
          <table:table-cell/>
          <table:table-cell office:value-type="string" calcext:value-type="string">
            <text:p>€6 000</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47" calcext:value-type="float">
            <text:p>47</text:p>
          </table:table-cell>
          <table:table-cell office:value-type="string" calcext:value-type="string">
            <text:p>NCTA-2013-2643-E</text:p>
          </table:table-cell>
          <table:table-cell office:value-type="string" calcext:value-type="string">
            <text:p>Tudatos Vásárlók Közhasznú Egyesülete</text:p>
          </table:table-cell>
          <table:table-cell office:value-type="string" calcext:value-type="string">
            <text:p>Tudatos Vásárló Kedvezménykártya</text:p>
          </table:table-cell>
          <table:table-cell office:value-type="string" calcext:value-type="string">
            <text:p>Conscious Consumer Discount Card</text:p>
          </table:table-cell>
          <table:table-cell table:number-columns-repeated="2" office:value-type="string" calcext:value-type="string">
            <text:p>Budapest</text:p>
          </table:table-cell>
          <table:table-cell office:value-type="string" calcext:value-type="string">
            <text:p>Association of Conscious Consumers</text:p>
          </table:table-cell>
          <table:table-cell office:value-type="string" calcext:value-type="string">
            <text:p>HU05-0005 - Conscious Consumer Discount Card</text:p>
          </table:table-cell>
          <table:table-cell office:value-type="string" calcext:value-type="string">
            <text:p>The project aims at mutually fostering sustainable consumption patterns and increasing independent financial resources of the organisation by launching an exclusive shopping card for at least 200 supporting members providing discounts in at least 50 socially and/or environmentally responsible shops in Budapest in 6 months. (The business plan of the card was developed in the framework of an earlier project.) Main target groups are (1) consumers with at least some green values and (2) shops and service providers offering pproducts chosen throug social and environmental criteria. As such non-profit initiatives are not known either in Hungary or abroad, the project is expected to provide a model for Hungarian and international civil organisations.</text:p>
          </table:table-cell>
          <table:table-cell office:value-type="string" calcext:value-type="string">
            <text:p>A Tudatos Vásárló Kedvezménykártyával a TVE pályázatfüggetlen pénzügyi forrásait szeretné növelni, hogy olyan hiánypótló tevékenységeket tudjon indítani, melyekre nincs pályázati támogatás. A kártya ötletét és üzleti tervét 2011-12-ben egy NESsT program keretében dolgozta ki az egyesület. A kártyát a vásárlók a TVE-nél (interneten), illetve a hálózathoz tartozó boltokban igényelhetik, az egy éves, névre szóló kártyát a TVE támogató tagjai automatikusan megkapják. A támogató tagság díja évente 2500Ft, a harmadik évtől 3500Ft lesz. A boltokat a TVE társadalmi és környezeti szempontok alapján választja ki. A projekt célja, hogy legalább 50 hely fogadja el a kártyát, melyet 400 példányban bocsátanak ki. Az egyedülálló kezdeményezés modellt teremthet mind hazai, mind külföldi civil szervezetek számára.</text:p>
          </table:table-cell>
          <table:table-cell/>
          <table:table-cell office:value-type="string" calcext:value-type="string">
            <text:p>€5 037</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14" calcext:value-type="float">
            <text:p>14</text:p>
          </table:table-cell>
          <table:table-cell office:value-type="string" calcext:value-type="string">
            <text:p>NCTA-2013-1955-E</text:p>
          </table:table-cell>
          <table:table-cell office:value-type="string" calcext:value-type="string">
            <text:p>Gyöngybagolyvédelmi Alapítvány</text:p>
          </table:table-cell>
          <table:table-cell office:value-type="string" calcext:value-type="string">
            <text:p>Ökoterápia és önellátás: Fenntartható bentlakásos intézmények</text:p>
          </table:table-cell>
          <table:table-cell office:value-type="string" calcext:value-type="string">
            <text:p>Eco-therapy and self-sustainance: sustainable boarding institutes</text:p>
          </table:table-cell>
          <table:table-cell office:value-type="string" calcext:value-type="string">
            <text:p>Orosztony</text:p>
          </table:table-cell>
          <table:table-cell office:value-type="string" calcext:value-type="string">
            <text:p>Orosztony</text:p>
          </table:table-cell>
          <table:table-cell office:value-type="string" calcext:value-type="string">
            <text:p>Barn Owl Foundation, Hungary (BOF)</text:p>
          </table:table-cell>
          <table:table-cell office:value-type="string" calcext:value-type="string">
            <text:p>HU05-0015 - Eco-therapy and self-sustainance: sustainable boarding institutes</text:p>
          </table:table-cell>
          <table:table-cell office:value-type="string" calcext:value-type="string">
            <text:p>The project aims at supporting two countryside residential houses and two group homes to take a step toward environmental sustainability by using ecotherapy as a treatment method, integrated into sustainable self-maintenance. As the reduced state contribution to the budget of these institutions has resulted in a situation that requires higher levels of resource efficiency. Ecotherapy is a relatively less known approach in the reintegration of different groups with difficulties in Hungary, though it has been proved to be a successful method in other countries. The target groups are adults with chronic mental health disorders (30 people) and children with difficult socio-economic backgrounds (24 children). The project activities include inspirational outdoor days for youths/adults, planning and realisation of sustainable gardens for the halfway houses together with the patients and the publication of an ecotherapy handbook.</text:p>
          </table:table-cell>
          <table:table-cell office:value-type="string" calcext:value-type="string">
            <text:p>A program célja, hogy a bentlakásos intézmények ökológiai kertgazdálkodását támogassa 4 Zala megyei intézményben és ökoterápia foglalkozásokat biztosítson a bentlakóknak. </text:p>
            <text:p><text:s/>A környezetvédelmi és egészségügyi szolgáltató intézmények összefogásával egy olyan újszerű ökoterápia modell jön létre, amely társadalmi, fenntarthatósági és gazdasági problémákra egységes módon nyújt megoldást. A célcsoportok a Völgy Alapítvány és az Esthajnal Alapítvány pszichiátriai problémákkal élő 30 betege és Zala Megyei Gyermekvédelmi Központ két lakóotthonának 24 szociálisan hátrányos helyzetű lakója. Az ökoterápiában résztvevők kirándulásokon vesznek részt és fenntartható természetközeli kiskerteket hoznak létre, és gondoznak.</text:p>
          </table:table-cell>
          <table:table-cell/>
          <table:table-cell office:value-type="string" calcext:value-type="string">
            <text:p>€8 332</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42" calcext:value-type="float">
            <text:p>42</text:p>
          </table:table-cell>
          <table:table-cell office:value-type="string" calcext:value-type="string">
            <text:p>NCTA-2013-2618-E</text:p>
          </table:table-cell>
          <table:table-cell office:value-type="string" calcext:value-type="string">
            <text:p>Gyertek Velünk Egyesület</text:p>
          </table:table-cell>
          <table:table-cell office:value-type="string" calcext:value-type="string">
            <text:p>Gyertek Velünk Hedrehelyre</text:p>
          </table:table-cell>
          <table:table-cell office:value-type="string" calcext:value-type="string">
            <text:p>Come with us to Hedrehely</text:p>
          </table:table-cell>
          <table:table-cell office:value-type="string" calcext:value-type="string">
            <text:p>Hedrehely</text:p>
          </table:table-cell>
          <table:table-cell office:value-type="string" calcext:value-type="string">
            <text:p>Hedrehely</text:p>
          </table:table-cell>
          <table:table-cell office:value-type="string" calcext:value-type="string">
            <text:p>Come Along With Us Associaton</text:p>
          </table:table-cell>
          <table:table-cell office:value-type="string" calcext:value-type="string">
            <text:p>HU05-0004 - Come with us to Hedrehely</text:p>
          </table:table-cell>
          <table:table-cell office:value-type="string" calcext:value-type="string">
            <text:p>The organization aims at protecting the environment of Hedrehely, a village in Somogy county and to change the attitude of inhabitants towards the environment and community. Through 8 „mini projects” (like forest trips, tree and plant identifying exercises, community waste collection, creative workshops in the spirit of environmental awareness, forest school for students, etc.) citizens will learn about their community functions and roles, and will understand how to formulate their problems and aims as well as to become capable of helping themselves. Participants will also discover project thinking and will exercise various organizational tasks. Some of the mini projects have a special focus dedicated to the 10-14 year-old Roma youth of the village.</text:p>
          </table:table-cell>
          <table:table-cell office:value-type="string" calcext:value-type="string">
            <text:p>A Hedrehelyi projekt célja, hogy a helyiek környezethez és közösséghez való viszonyát fejlessze. Mindezt 8 mini projekt megvalósításával szeretnék elérni a szervezők, például erdei kirándulások, faültetés és növényismereti feladatok, környezetrendezés és hulladékhasznosítási kreatív foglalkozások szervezésével. A programok segítenek a résztvevőknek egyéni képességeik fejlesztésében és a közösségi feladatok vállalásában is.</text:p>
          </table:table-cell>
          <table:table-cell/>
          <table:table-cell office:value-type="string" calcext:value-type="string">
            <text:p>€3 169</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82" calcext:value-type="float">
            <text:p>82</text:p>
          </table:table-cell>
          <table:table-cell office:value-type="string" calcext:value-type="string">
            <text:p>NCTA-2013-3305-E</text:p>
          </table:table-cell>
          <table:table-cell office:value-type="string" calcext:value-type="string">
            <text:p>Föld Napja Alapítvány</text:p>
          </table:table-cell>
          <table:table-cell office:value-type="string" calcext:value-type="string">
            <text:p>Hétköznapi környezetvédelem másképp</text:p>
          </table:table-cell>
          <table:table-cell office:value-type="string" calcext:value-type="string">
            <text:p>Everyday environmental protection in another way</text:p>
          </table:table-cell>
          <table:table-cell table:number-columns-repeated="2" office:value-type="string" calcext:value-type="string">
            <text:p>Budapest</text:p>
          </table:table-cell>
          <table:table-cell office:value-type="string" calcext:value-type="string">
            <text:p>Earth Day Foundation Hungary</text:p>
          </table:table-cell>
          <table:table-cell office:value-type="string" calcext:value-type="string">
            <text:p>HU05-0023 - Everyday environmental protection in another way</text:p>
          </table:table-cell>
          <table:table-cell office:value-type="string" calcext:value-type="string">
            <text:p>The aim of Earth Day Foundation's project is to promote a green diet (reducing the consumption of meat) and inspire to act against climate change. By reducing meet consumption the ecological footprint of the ordinary life-style can be significantly decreased. Hence, this project implements a nationwide campaign for the introduction of the Meat Free Monday movement with all sorts of traditional or new media communication possibilities (campaign page, web2 and community media channels, printed materials, workshops, street campaign, etc.), with a special focus on restaurants.</text:p>
          </table:table-cell>
          <table:table-cell office:value-type="string" calcext:value-type="string">
            <text:p>A Föld Napja projektjének célja, hogy az éghajlatváltozás kapcsán a húsfogyasztás csökkentését, a "zölddiéta" gondolatát terjesztve cselekvésre ösztönözzön. Ugyanis ha bárhol szóba kerül az éghajlatváltozás, a többség elhárítja a kérdést azzal, hogy „mit tehetek én ez ellen?”. A zölddiétával jelentősen csökkenthetjük ökológiai lábnyomunkat, és ezzel nemcsak az éghajlatváltozást lassíthatjuk, hanem áttérhetünk egy egészségesebb és tudatosabb étrendre. A kampány részeként tájékoztató honlapot hoznak létre, előídásokat tartanak és környezeti, gasztronómiai és egyéb rendezvényeken vesznek részt, valamint egy szakkönyvet adnak ki.</text:p>
          </table:table-cell>
          <table:table-cell/>
          <table:table-cell office:value-type="string" calcext:value-type="string">
            <text:p>€7 238</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68" calcext:value-type="float">
            <text:p>68</text:p>
          </table:table-cell>
          <table:table-cell office:value-type="string" calcext:value-type="string">
            <text:p>NCTA-2013-3102-E</text:p>
          </table:table-cell>
          <table:table-cell office:value-type="string" calcext:value-type="string">
            <text:p>Francovilla Egyesület</text:p>
          </table:table-cell>
          <table:table-cell office:value-type="string" calcext:value-type="string">
            <text:p>Helyi termelők termékeinek piacra juttatása Baján a fenntartható fejlődés előmozdítása érdekében</text:p>
          </table:table-cell>
          <table:table-cell office:value-type="string" calcext:value-type="string">
            <text:p>Creating marketing opportunities for local producers in Baja to foster sustainable development</text:p>
          </table:table-cell>
          <table:table-cell table:number-columns-repeated="2" office:value-type="string" calcext:value-type="string">
            <text:p>Baja</text:p>
          </table:table-cell>
          <table:table-cell office:value-type="string" calcext:value-type="string">
            <text:p>Francovilla Association</text:p>
          </table:table-cell>
          <table:table-cell office:value-type="string" calcext:value-type="string">
            <text:p>HU05-0009 - Creating marketing opportunities for local producers in Baja to foster sustainable development</text:p>
          </table:table-cell>
          <table:table-cell office:value-type="string" calcext:value-type="string">
            <text:p>Francovilla aims at helping local producers of Baja to access the market by creating a brand of local products. The target groups are local producers offering high quality products, local consumers longing for healthy and delicious local foods, and local businesses (restaurants, shops, rural tourism service providers) which can provide market opportunities for the offer and demand. Through the project these groups are to be motivated to acquire new, sustainable knowledge and to cooperate with each other by the means of creating of a high quality local product brand, and the implemention of a communication and information campaign.</text:p>
          </table:table-cell>
          <table:table-cell office:value-type="string" calcext:value-type="string">
            <text:p>A Francovilla egyesület a bajai őstermelőket és termékeiket szeretné segíteni a piacra jutásban, egy minőségi helyi termék brand létrehozásával. A brandre építve kommunikációs, ismeretterjesztő kampányt is szerveznek, melynek célcsoportjai a helyi termelők, akik a minőségi háztáji termékeiket kínálják, a helyi lakosok, akik egészséges, ízletes helyi élelmiszerre vágynak és a helyi vállalkozások (éttermek, üzletek, falusi turizmus). A helyi termék vásárlása előnyösen hat a helyi gazdaságra, és segíti a munkahelyteremtést.</text:p>
          </table:table-cell>
          <table:table-cell/>
          <table:table-cell office:value-type="string" calcext:value-type="string">
            <text:p>€8 046</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19" calcext:value-type="float">
            <text:p>19</text:p>
          </table:table-cell>
          <table:table-cell office:value-type="string" calcext:value-type="string">
            <text:p>NCTA-2013-2073-E</text:p>
          </table:table-cell>
          <table:table-cell office:value-type="string" calcext:value-type="string">
            <text:p>Édenkert Egyesület</text:p>
          </table:table-cell>
          <table:table-cell office:value-type="string" calcext:value-type="string">
            <text:p>Fenntartható vidéki élet megélhetés helyben</text:p>
          </table:table-cell>
          <table:table-cell office:value-type="string" calcext:value-type="string">
            <text:p>Sustainable rural life based on renewable local row materials</text:p>
          </table:table-cell>
          <table:table-cell office:value-type="string" calcext:value-type="string">
            <text:p>Visnyeszéplak</text:p>
          </table:table-cell>
          <table:table-cell office:value-type="string" calcext:value-type="string">
            <text:p>Visnyeszéplak</text:p>
          </table:table-cell>
          <table:table-cell office:value-type="string" calcext:value-type="string">
            <text:p>Garden of Eden Association</text:p>
          </table:table-cell>
          <table:table-cell office:value-type="string" calcext:value-type="string">
            <text:p>HU05-0002 - Sustainable rural life based on renewable local row materials</text:p>
          </table:table-cell>
          <table:table-cell office:value-type="string" calcext:value-type="string">
            <text:p>One of the greatest challenges of today's rural areas is to ensure a livelihood for families in an era of lost traditional handicraft skills. This project seeks to revive artisan wool production on the grounds of utilizing local renewable raw materials creating a living style of harmony with nature. Project activities focus on the entire production process (from sheep breeding to weaving), and include the opening of a “Wool House” with the purpose of (partly self-) education and providing appropriate machinery (carding machine, spinning-wheel, etc.) for local youth; several one-day workshops and a three-week-long crafting camp for which specialists, lecturers, facilitators and young participants will be organized where people from the donor countries will be invited, too.</text:p>
          </table:table-cell>
          <table:table-cell office:value-type="string" calcext:value-type="string">
            <text:p>A projekt célja a gyapjútermelés és feldolgozás hagyományának megőrzése, a hagyománytisztelő szemlélet átadása kézműves műhelyek és egy tábor szervezésével. A célcsoport és a résztvevők a Visnyeszéplak élőfalu és környékének lakói. A gyapjúval foglalkozó téma egy hosszabb folyamat állomása, melyben az Édenkert Egyesület egyéb kézműves tevékenységeket is megtanít és bemutat az érdeklődőknek. A tábort a falu évkörbe illeszkedő közös ünnepe és táncos mulatság zárja.</text:p>
          </table:table-cell>
          <table:table-cell/>
          <table:table-cell office:value-type="string" calcext:value-type="string">
            <text:p>€7 761</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81" calcext:value-type="float">
            <text:p>81</text:p>
          </table:table-cell>
          <table:table-cell office:value-type="string" calcext:value-type="string">
            <text:p>NCTA-2013-3286-E</text:p>
          </table:table-cell>
          <table:table-cell office:value-type="string" calcext:value-type="string">
            <text:p>Zöld Akció Egyesület</text:p>
          </table:table-cell>
          <table:table-cell office:value-type="string" calcext:value-type="string">
            <text:p>Civil közreműködés a Sajó-völgyi légszennyezés monitorozásának megalapozásában</text:p>
          </table:table-cell>
          <table:table-cell office:value-type="string" calcext:value-type="string">
            <text:p>Civil participation in the air pollution monitoring of Sajó valley</text:p>
          </table:table-cell>
          <table:table-cell office:value-type="string" calcext:value-type="string">
            <text:p>Miskolc</text:p>
          </table:table-cell>
          <table:table-cell office:value-type="string" calcext:value-type="string">
            <text:p>Miskolc</text:p>
          </table:table-cell>
          <table:table-cell office:value-type="string" calcext:value-type="string">
            <text:p>Green Action Association</text:p>
          </table:table-cell>
          <table:table-cell office:value-type="string" calcext:value-type="string">
            <text:p>HU05-0013 - Civil participation in the air pollution monitoring of Sajó valley</text:p>
          </table:table-cell>
          <table:table-cell office:value-type="string" calcext:value-type="string">
            <text:p>The goal of the project is to set-up a lichen-based biomonitoring system in the Sajó river valley in order to identify and monitor the main air-pollutants of the Wanhua-BC chemical plant in Kazincbarcika that has been working without any biological monitoring system up to now. Target groups include the environmental management of the company, the experts and officers of the georgraphically responsible environmental authority, the grammar and elementary school students as well as the inhabitants of both the city and the impacted area. As a result of the collection and (partly laboratory) analysis of lichen samples and other related data a lichen map will be realized and communicated. Besides, stakeholder dialogue between citizens,the management of the chemical industry and the local environmental authority will be promoted, and further public information activities will be carried out forums, school presentations, leaflets, etc.) too.</text:p>
          </table:table-cell>
          <table:table-cell office:value-type="string" calcext:value-type="string">
            <text:p>A Zöld Akció az élő szervezeteket, így az emberi egészséget is károsító légszennyező hatásokat szeretné felmérni a Borsodchem Rt. hatásterületén, a Sajó-völgyben, zuzmófelmérés segítségével. A felmérés egy hosszú távú biológiai monitoring rendszert alapozhat meg a völgyben és lehetőséget ad a szakmai párbeszédre is az érintettekkel. A kapott eredményeket szakmai és lakossági fórumokon és iskolai előadásokon is ismertetik.</text:p>
          </table:table-cell>
          <table:table-cell/>
          <table:table-cell office:value-type="string" calcext:value-type="string">
            <text:p>€4 646</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91" calcext:value-type="float">
            <text:p>91</text:p>
          </table:table-cell>
          <table:table-cell office:value-type="string" calcext:value-type="string">
            <text:p>NCTA-2013-3596-E</text:p>
          </table:table-cell>
          <table:table-cell office:value-type="string" calcext:value-type="string">
            <text:p>Zöld Kör - A Föld Barátai Magyarország tagja</text:p>
          </table:table-cell>
          <table:table-cell office:value-type="string" calcext:value-type="string">
            <text:p>Önkéntességgel a Hajdúböszörményi Járás helyi jelentőségű természetvédelmi területeinek védelméért</text:p>
          </table:table-cell>
          <table:table-cell office:value-type="string" calcext:value-type="string">
            <text:p>With volunteerism for the preservation of natural values in the protected areas of the Hajdúböszörmény District</text:p>
          </table:table-cell>
          <table:table-cell office:value-type="string" calcext:value-type="string">
            <text:p>Hajdúböszörmény</text:p>
          </table:table-cell>
          <table:table-cell office:value-type="string" calcext:value-type="string">
            <text:p>Hajdúböszörmény</text:p>
          </table:table-cell>
          <table:table-cell office:value-type="string" calcext:value-type="string">
            <text:p>Green Circle – Friends of the Earth’s member</text:p>
          </table:table-cell>
          <table:table-cell office:value-type="string" calcext:value-type="string">
            <text:p>HU05-0001 - With volunteerism for the preservation of natural values in the protected areas of the Hajdúböszörmény District</text:p>
          </table:table-cell>
          <table:table-cell office:value-type="string" calcext:value-type="string">
            <text:p>Green Circle manages, monitors, and displays the natural values of the 7 protected areas in the Hajdúböszörmény district. In this project young volunteers are being recruited and trained to help in the conservation actions. Thus the project strengthens social responsibility among local young people. The immediate target group of the project is the population of Hajdúböszörmény and Hajdúdorog towns (approx. 40000 people), especially their teenage, young population.</text:p>
          </table:table-cell>
          <table:table-cell office:value-type="string" calcext:value-type="string">
            <text:p>A Zöld Kör a Hajdúböszörményi járás 7 helyi jelentőségű természetvédelmi területét kezeli és mutatja be a programban. A védelmi teendőkbe fiatal önkénteseket toboroznak és felkészítik őket a rendszeres természetvédelmi munkák szervezésére és bonyolítására.</text:p>
          </table:table-cell>
          <table:table-cell/>
          <table:table-cell office:value-type="string" calcext:value-type="string">
            <text:p>€4 953</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53" calcext:value-type="float">
            <text:p>53</text:p>
          </table:table-cell>
          <table:table-cell office:value-type="string" calcext:value-type="string">
            <text:p>NCTA-2013-2842-E</text:p>
          </table:table-cell>
          <table:table-cell office:value-type="string" calcext:value-type="string">
            <text:p>Zöld Kapcsolat Egyesület</text:p>
          </table:table-cell>
          <table:table-cell office:value-type="string" calcext:value-type="string">
            <text:p>Közös összefogással Diósgyőrért!</text:p>
          </table:table-cell>
          <table:table-cell office:value-type="string" calcext:value-type="string">
            <text:p>Together for Diósgyőr!</text:p>
          </table:table-cell>
          <table:table-cell office:value-type="string" calcext:value-type="string">
            <text:p>Miskolc</text:p>
          </table:table-cell>
          <table:table-cell office:value-type="string" calcext:value-type="string">
            <text:p>Miskolc</text:p>
          </table:table-cell>
          <table:table-cell office:value-type="string" calcext:value-type="string">
            <text:p>Green Connection Association</text:p>
          </table:table-cell>
          <table:table-cell office:value-type="string" calcext:value-type="string">
            <text:p>HU05-0025 - Together for Diósgyőr!</text:p>
          </table:table-cell>
          <table:table-cell office:value-type="string" calcext:value-type="string">
            <text:p>The project seeks to counter the slumification of Miskolc city’s Diósgyőr district through community development and to provide meaningful activities that can help local citizens change their lives. Activities will be carried out with the involvement of 9000 inhabitants of 2 streets including youth, families with little kids, lonely elderlies, dog keepers, workers, homeless from the local shelter, autistic and gipsy youth, and will include job fairs, advice to cost reducing green activities, public safety measures, community works in public spaces, community building excercises (sport competitions, tourist programs, cycling programs), the enhancement of local identity (guided tours) and a training program fostering cultured dog keeping.</text:p>
          </table:table-cell>
          <table:table-cell office:value-type="string" calcext:value-type="string">
            <text:p>Miskolc diósgyőri részének gettósodását szeretné ellensúlyozni a közért, a közösen végzett munka aktivitásával, szabadidős és közösségfejlesztő programokkal értelmes cselekvési-kitörési lehetőségeket biztosítva a degradálódó társadalmi-szociális-környezeti ügyekben. Célcsoportja az Árpád és Kuruc utca valamennyi lakója. A fontosabb projekt elemek: családzöldítő kiadáscsökkentő tanácsadások, állásbörzék, ismeretbővítés a polgárőr egyesülettel, parkgondozás, sport bajnokságok, turista programok, kerékpáros rendezvények (ügyességi és oktató programok), túravezetői füzet, idegenvezetések a diósgyőri uradalomban, és szemléletformálás a kulturált kutyatartásról.</text:p>
          </table:table-cell>
          <table:table-cell/>
          <table:table-cell office:value-type="string" calcext:value-type="string">
            <text:p>€7 744</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51" calcext:value-type="float">
            <text:p>51</text:p>
          </table:table-cell>
          <table:table-cell office:value-type="string" calcext:value-type="string">
            <text:p>NCTA-2013-2758-E</text:p>
          </table:table-cell>
          <table:table-cell office:value-type="string" calcext:value-type="string">
            <text:p>Holocén Természetvédelmi Egyesület</text:p>
          </table:table-cell>
          <table:table-cell office:value-type="string" calcext:value-type="string">
            <text:p>A Nemzeti Vízstratégia (környezetvédő) civil szemmel</text:p>
          </table:table-cell>
          <table:table-cell office:value-type="string" calcext:value-type="string">
            <text:p>National Water Strategy from an (environmental) civic point of view</text:p>
          </table:table-cell>
          <table:table-cell office:value-type="string" calcext:value-type="string">
            <text:p>Miskolc</text:p>
          </table:table-cell>
          <table:table-cell office:value-type="string" calcext:value-type="string">
            <text:p>Miskolc</text:p>
          </table:table-cell>
          <table:table-cell office:value-type="string" calcext:value-type="string">
            <text:p>Holocen Nature Conservation Association</text:p>
          </table:table-cell>
          <table:table-cell office:value-type="string" calcext:value-type="string">
            <text:p>HU05-0012 - National Water Strategy from an (environmental) civic point of view</text:p>
          </table:table-cell>
          <table:table-cell office:value-type="string" calcext:value-type="string">
            <text:p>The project seeks to review and influence the Hungarian River Catchment Management Plan, to improve water quality, the ecological status of living waters and mitigate climate change as well. This goal is addressed through the involvement of the most important local stakeholder groups (civil society organisations, farmers, experts, decision makers). Their social activity will be increased by the means of stakeholder dialogue events held county-wide with the involvement of adequate experts.</text:p>
          </table:table-cell>
          <table:table-cell office:value-type="string" calcext:value-type="string">
            <text:p>A projekt célja a Nemzeti Vízstratégia véleményezése, „alakítása” és Magyarország Vízgyűjtő-gazdálkodási Tervében (VGT) szereplő vízminőséget javító intézkedési programja megvalósításának elősegítése, ezáltal vizeink jó ökológiai állapotba kerülése, az éghajlatváltozás „lassítása”.</text:p>
          </table:table-cell>
          <table:table-cell/>
          <table:table-cell office:value-type="string" calcext:value-type="string">
            <text:p>€6 283</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67" calcext:value-type="float">
            <text:p>67</text:p>
          </table:table-cell>
          <table:table-cell office:value-type="string" calcext:value-type="string">
            <text:p>NCTA-2013-3072-E</text:p>
          </table:table-cell>
          <table:table-cell office:value-type="string" calcext:value-type="string">
            <text:p>Homo Faber Alapítvány</text:p>
          </table:table-cell>
          <table:table-cell office:value-type="string" calcext:value-type="string">
            <text:p>Önellátás felé</text:p>
          </table:table-cell>
          <table:table-cell office:value-type="string" calcext:value-type="string">
            <text:p>Towards self-sufficiency</text:p>
          </table:table-cell>
          <table:table-cell office:value-type="string" calcext:value-type="string">
            <text:p>Békéscsaba</text:p>
          </table:table-cell>
          <table:table-cell office:value-type="string" calcext:value-type="string">
            <text:p>Békéscsaba</text:p>
          </table:table-cell>
          <table:table-cell office:value-type="string" calcext:value-type="string">
            <text:p>Homo Faber Foundation</text:p>
          </table:table-cell>
          <table:table-cell office:value-type="string" calcext:value-type="string">
            <text:p>HU05-0026 - Towards self-sufficiency</text:p>
          </table:table-cell>
          <table:table-cell office:value-type="string" calcext:value-type="string">
            <text:p>Homo Faber develops new ways to encourage people to start self-sufficient lifestyles. They will help build a network among families, primary producers and farmers in relation to self-suffficiency. Thus, those who have a smaller farm only will be able to buy from trustable sources everything what they can't produce. Project activities include realising practical trainings and workshops, the local introduction of community supported agriculture and a land lending/sharing initiative.</text:p>
          </table:table-cell>
          <table:table-cell office:value-type="string" calcext:value-type="string">
            <text:p>A Homo Faber projektje az önellátást népszerűsíti képzésekkel, workshopokkal és személyes találkozókkal, tapasztalatcserékkel segít az érdeklődőknek az önellátó életmód felé való elindulásban. A résztvevő őstremelők, családi gazdálkodók, kerttulajdonosok közt egy egymást segítő hálózatot is kialakítanak. Így a kisebb területen termelők megbízható forrásból tudják beszerezni a résztvevő nagyobb gazdálkodóktól azt amit maguk nem tudnak előállítani. Emellett megkísérlik a használaton kívüli telkek és földek felajánlását, hogy a földdel nem rendelkező érdeklődők is elkezdhessenek gazdálkodni.</text:p>
          </table:table-cell>
          <table:table-cell/>
          <table:table-cell office:value-type="string" calcext:value-type="string">
            <text:p>€6 682</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83" calcext:value-type="float">
            <text:p>83</text:p>
          </table:table-cell>
          <table:table-cell office:value-type="string" calcext:value-type="string">
            <text:p>NCTA-2013-3318-E</text:p>
          </table:table-cell>
          <table:table-cell office:value-type="string" calcext:value-type="string">
            <text:p>Magyar Környezeti Nevelési Egyesület</text:p>
          </table:table-cell>
          <table:table-cell office:value-type="string" calcext:value-type="string">
            <text:p>ZölDÖK hálózat- Fiatalok a természetért, a környezetvédelemért és a fenntarthatóságért "zöld" demokráciával</text:p>
          </table:table-cell>
          <table:table-cell office:value-type="string" calcext:value-type="string">
            <text:p>Green Student self-government network – youngs for nature, nature protection and sustanable development with “green” democracy</text:p>
          </table:table-cell>
          <table:table-cell table:number-columns-repeated="2" office:value-type="string" calcext:value-type="string">
            <text:p>Budapest</text:p>
          </table:table-cell>
          <table:table-cell office:value-type="string" calcext:value-type="string">
            <text:p>Hungarian Society For Environmental Education</text:p>
          </table:table-cell>
          <table:table-cell office:value-type="string" calcext:value-type="string">
            <text:p>HU05-0020 - Green Student self-government network – youngs for nature, nature protection and for sustanable development with “green” democracy</text:p>
          </table:table-cell>
          <table:table-cell office:value-type="string" calcext:value-type="string">
            <text:p>Though most Hungarian public schools have Student Self-Governments (SGO), there is no comprehensive program for education about sustainable development, especially not about active citizenship and democracy. This project's goal is to set up Green Student SGOs in secondary schools (age group 13-18) that can foster students’ attitude towards nature protection, healthy lifestyle and active citizenship, and create a network of at least such 15 organisations. While the individual grops will have their own actions, their network will have a website and an open Facebook group to organise their activities and make themselves visible. Beside two Green Student SGO camps for students teachers of the relevant schools will be organised to learn about advantages and the difficulties of this work and acquire techniques how to overcome typical problems.</text:p>
          </table:table-cell>
          <table:table-cell office:value-type="string" calcext:value-type="string">
            <text:p>A legtöbb iskolában léteznek diákönkormányzatok, de nincsenek átfogó programok a fenntartható fejlődésről, aktív állampolgárságról vagy a demokráciáról. A Zöld Diákönkormányzatok létrehozásával olyan szervezetek jönnek létre, amelyek lehetőséget biztosítanak nemcsak a környezeti nevelésre, hanem az aktív állampolgárságra, önkormányzatiságra, demokratizmusra nevelésre is. A projekt célja ezen szervezetek és hálózatuk kialakítása a középiskolákban.</text:p>
          </table:table-cell>
          <table:table-cell/>
          <table:table-cell office:value-type="string" calcext:value-type="string">
            <text:p>€5 536</text:p>
          </table:table-cell>
        </table:table-row>
        <table:table-row table:style-name="ro4">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8" calcext:value-type="float">
            <text:p>8</text:p>
          </table:table-cell>
          <table:table-cell office:value-type="string" calcext:value-type="string">
            <text:p>NCTA-2013-1468-E</text:p>
          </table:table-cell>
          <table:table-cell office:value-type="string" calcext:value-type="string">
            <text:p>Egri Újságíró Egylet Egyesület</text:p>
          </table:table-cell>
          <table:table-cell office:value-type="string" calcext:value-type="string">
            <text:p>E-kofa: tudatos vásárlással a fenntarthatóságért</text:p>
          </table:table-cell>
          <table:table-cell office:value-type="string" calcext:value-type="string">
            <text:p>"E-costermonger": improving conscious purchasing behaviour for sustainability</text:p>
          </table:table-cell>
          <table:table-cell office:value-type="string" calcext:value-type="string">
            <text:p>Eger</text:p>
          </table:table-cell>
          <table:table-cell office:value-type="string" calcext:value-type="string">
            <text:p>Eger</text:p>
          </table:table-cell>
          <table:table-cell office:value-type="string" calcext:value-type="string">
            <text:p>Journalists of Eger Association</text:p>
          </table:table-cell>
          <table:table-cell office:value-type="string" calcext:value-type="string">
            <text:p>HU05-0017 - "E-costermonger": improving conscious purchasing behaviour for sustainability</text:p>
          </table:table-cell>
          <table:table-cell office:value-type="string" calcext:value-type="string">
            <text:p>The objective of the “E-kofa” (cca. “E-costermonger”) is to establish a direct producer-customer cooperation in order to enable customers to buy local eco-friendly products with warranty and provide a reliable marketing channel for farmersin Eger, Hungary. The project is expected to (1) build up confidence between local producers and consumers; (2) set up a direct trading scheme of local products; (3) disseminate eco-conscious local purchasing. The project targets the inhabitants of Eger, local farmers of the city’s vicinity, relevant local civil society organisations and other groups of citizens</text:p>
            <text:p><text:s/>Main activities and outputs include the survey and involvement of at least 20 farmers within a 30 mile radius of Eger; delivering at least 20 video presentations of the involved farmers; launching the www.e-kofa.hu website dedicated to the dissemination of up-to-date information on farmers and products and to the online ordering system; and a media campaign on the local level.</text:p>
            <text:p><text:s text:c="2"/>.</text:p>
          </table:table-cell>
          <table:table-cell office:value-type="string" calcext:value-type="string">
            <text:p>Az e-kofa.hu az 50 km-es diéta ökológiai elvét követő, ám közvetlen termelő-fogyasztó együttműködést biztosító és termék garanciákat magában foglaló rendszer. A portál lehetővé teszi, hogy az egriek helyi termelőtől, ellenőrzött módon, jó minőségű élelmiszert vásárolhassanak, támogatva a helyi közösséget, csökkentve az élelmiszer-termeléshez és fogyasztáshoz kapcsolódó környezetterhelést. A program célcsoportjai eger lakossága (közveltenül 500 fő), helyi termelők, gazdák (közvetlenül 20-30 fő) és környezetvédő civil szervezetek szervezetek (35-40 db). A helyi gazdálkodókról kisfilmek is készülnek, az ekofa.hu-n megrendelt árukat a vásárlók hetente kétszer az egri piacon vehetik át.</text:p>
          </table:table-cell>
          <table:table-cell/>
          <table:table-cell office:value-type="string" calcext:value-type="string">
            <text:p>€9 160</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2" calcext:value-type="float">
            <text:p>2</text:p>
          </table:table-cell>
          <table:table-cell office:value-type="string" calcext:value-type="string">
            <text:p>NCTA-2013-0783-E</text:p>
          </table:table-cell>
          <table:table-cell office:value-type="string" calcext:value-type="string">
            <text:p>Bihari Természetbarát Egyesület</text:p>
          </table:table-cell>
          <table:table-cell office:value-type="string" calcext:value-type="string">
            <text:p>Barcsay varázskert</text:p>
          </table:table-cell>
          <table:table-cell office:value-type="string" calcext:value-type="string">
            <text:p>"Barcsay" magic garden</text:p>
          </table:table-cell>
          <table:table-cell office:value-type="string" calcext:value-type="string">
            <text:p>Berettyóújfalu</text:p>
          </table:table-cell>
          <table:table-cell office:value-type="string" calcext:value-type="string">
            <text:p>Berettyóújfalu</text:p>
          </table:table-cell>
          <table:table-cell office:value-type="string" calcext:value-type="string">
            <text:p>Nature Friend Association in Bihar</text:p>
          </table:table-cell>
          <table:table-cell office:value-type="string" calcext:value-type="string">
            <text:p>HU05-0018 - "Barcsay" magic garden</text:p>
          </table:table-cell>
          <table:table-cell office:value-type="string" calcext:value-type="string">
            <text:p>With the Barcsay magic garden the organization would like to give an experience of nature for children in the city. The garden will be used by groups of kindergarten and elementary school students who will participate in non-formal environmental education activities. They will look after the spice garden and enjoy the art of composting, while the wider community of Berettyóújfalu will be engaged with the organisation’s environmental work as well through the means of setting up a furnished community space and an environmental information office.</text:p>
          </table:table-cell>
          <table:table-cell office:value-type="string" calcext:value-type="string">
            <text:p>A Bihari Természetbarát Egyesület által kitalált „Barcsay varázskert projekt” a környezettel való érintkezés tapasztalatát kívánja visszaadni az óvodás és általános iskolás korosztálynak. Az iskolán kívüli, nem formális neveléssel, a kert adta lehetőségekkel, előadások tartásával és különféle környezeti témakörben történő vetélkedőkkel, játékokkal kötik le a gyerekek figyelmét, akik így észrevétlenül tanulnak.</text:p>
          </table:table-cell>
          <table:table-cell/>
          <table:table-cell office:value-type="string" calcext:value-type="string">
            <text:p>€8 995</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65" calcext:value-type="float">
            <text:p>65</text:p>
          </table:table-cell>
          <table:table-cell office:value-type="string" calcext:value-type="string">
            <text:p>NCTA-2013-3057-E</text:p>
          </table:table-cell>
          <table:table-cell office:value-type="string" calcext:value-type="string">
            <text:p>Válaszúton Hagyományőrző és Környezetvédő Alapítvány</text:p>
          </table:table-cell>
          <table:table-cell office:value-type="string" calcext:value-type="string">
            <text:p>Légszennyezés.hu - aktuális és várható légszennyezettség és egészséghatásai</text:p>
          </table:table-cell>
          <table:table-cell office:value-type="string" calcext:value-type="string">
            <text:p>"Legszennyezes.hu" [airpollution.hu] – current and predicted air pollution and its health effect</text:p>
          </table:table-cell>
          <table:table-cell office:value-type="string" calcext:value-type="string">
            <text:p>Törökszentmiklós</text:p>
          </table:table-cell>
          <table:table-cell office:value-type="string" calcext:value-type="string">
            <text:p>Törökszentmiklós</text:p>
          </table:table-cell>
          <table:table-cell office:value-type="string" calcext:value-type="string">
            <text:p>On Crossroads Foundation</text:p>
          </table:table-cell>
          <table:table-cell office:value-type="string" calcext:value-type="string">
            <text:p>HU05-0003 - "Legszennyezes.hu" [airpollution.hu] – current and predicted air pollution and its health effect</text:p>
          </table:table-cell>
          <table:table-cell office:value-type="string" calcext:value-type="string">
            <text:p>The legszennyezes.hu (air pollution) portal will operate like a weather forecast website, providing information about air pollution in Hungary. This site provides instant information about actual air pollution of small and big cities, about expected air quality and the health risks of pollution and course of actions. The site has also information about settlements without monitoring stations as well. The main target groups of the website are (1) those endangered more by the risks of air pollution (pregnant mothers, and mothers with small children, people with respiratory problems, etc.); (2) advocacy groups of environmental activists; (3) schools and teachers.</text:p>
          </table:table-cell>
          <table:table-cell office:value-type="string" calcext:value-type="string">
            <text:p>A legszennyezes.hu egy időjárási portálhoz hasonlóan teljeskörű információt szolgáltat a hazai nagy és kisvárosok pillanatnyi légszennyezettségéről, a levegőminőség várható alakulásáról, és az aktuális légszennyezettség egészségügyi hatásairól térképes és részletes települési oldalak formájában. Az oldal nem csak a mérőállomásokkal rendelkező települések, hanem a többi hazai településről is információt ad és az aktuális helyzetre szabott teendőket ajánl. Az oldal fő célcsoportjai a kisgyermekes anyukák, kiemelten a várandós, GYESen lévő édesanyák, a felsőfokú természettudományos tanulmányaikat végző fiatalok, környezetvédelmi irányultságú oktatási intézmények pedagógusai, légzőszervi megbetegedésben szenvedők (asztmások/allergiások), aktív sporttevékenységet végzők és környezetvédelem iránt elkötelezett személyek.</text:p>
          </table:table-cell>
          <table:table-cell/>
          <table:table-cell office:value-type="string" calcext:value-type="string">
            <text:p>€4 277</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92" calcext:value-type="float">
            <text:p>92</text:p>
          </table:table-cell>
          <table:table-cell office:value-type="string" calcext:value-type="string">
            <text:p>NCTA-2013-3601-E</text:p>
          </table:table-cell>
          <table:table-cell office:value-type="string" calcext:value-type="string">
            <text:p>Pangea Kulturális és Környezetvédelmi Egyesület</text:p>
          </table:table-cell>
          <table:table-cell office:value-type="string" calcext:value-type="string">
            <text:p>Gaia rabjai - Önkéntesek aktív természetvédelmi beavatkozása az olaszfalui Eperjes-hegy geológiai tanösvényén</text:p>
          </table:table-cell>
          <table:table-cell office:value-type="string" calcext:value-type="string">
            <text:p>"Gaia’s slaves" - active environmental intervention of volunteers on the geological study path of Eperjes Hill in Olaszfalu</text:p>
          </table:table-cell>
          <table:table-cell office:value-type="string" calcext:value-type="string">
            <text:p>Pénzesgyőr</text:p>
          </table:table-cell>
          <table:table-cell office:value-type="string" calcext:value-type="string">
            <text:p>Pénzesgyőr</text:p>
          </table:table-cell>
          <table:table-cell office:value-type="string" calcext:value-type="string">
            <text:p>Pangea Cultural and Environmental Association</text:p>
          </table:table-cell>
          <table:table-cell office:value-type="string" calcext:value-type="string">
            <text:p>HU05-0010 - "Gaia’s slaves" - active environmental intervention of volunteers on the geological study path of Eperjes Hill in Olaszfalu</text:p>
          </table:table-cell>
          <table:table-cell office:value-type="string" calcext:value-type="string">
            <text:p>The goal of "Gaia’s slaves" is to rehabilitate forgotten geological and further natural values with community involvement in Eperjes Hill, Olaszfalu. By the end of the project geological excavations will be carried out as well as a 4.5 km long abandoned educational trail will be restored by volunteers who will not only clean the pathways, but also realize related information boards and renew tourist signs. The project seeks to add to the touristic development of the region, promote environmental consciousness, and commit local communities and volunteers to nature conservation and the long-term sustainability of valuable nature heritage sites.</text:p>
          </table:table-cell>
          <table:table-cell office:value-type="string" calcext:value-type="string">
            <text:p>A "Gaia rabjai” projekt szervezői az olaszfalui Eperjes-hegy geológiai feltárásait szeretnék újra látogathatóvá tenni az elfeledett geológiai, természeti értékek felújításával, önkéntesek bevonásával. Az itt található egykori tanösvényt is helyreállítják az információs táblák és jelzések felújításával. Az aktív természetvédelmi munkába bevonják a helyi lakosságot, a természetvédelem iránt fogékony fiatalokat, ami a terület hosszú távú fenntartását segíti elő és az együttműködő szervezetek önkéntes bázisa is gyarapodhat. A munkák során kiirtják a geológiai értékeket beborító bozótot és szóróanyagot készítenek a tanösvényről, melynek segítségével az érdeklődők önállóan is bejárhatják a tanösvényt, valamint a helyi fesztiválon is bemutatják a terület értékeit.</text:p>
          </table:table-cell>
          <table:table-cell/>
          <table:table-cell office:value-type="string" calcext:value-type="string">
            <text:p>€8 071</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16" calcext:value-type="float">
            <text:p>16</text:p>
          </table:table-cell>
          <table:table-cell office:value-type="string" calcext:value-type="string">
            <text:p>NCTA-2013-1980-E</text:p>
          </table:table-cell>
          <table:table-cell office:value-type="string" calcext:value-type="string">
            <text:p>Szelence Egyesület</text:p>
          </table:table-cell>
          <table:table-cell office:value-type="string" calcext:value-type="string">
            <text:p>Sokoróalja éléskamra program</text:p>
          </table:table-cell>
          <table:table-cell office:value-type="string" calcext:value-type="string">
            <text:p>"Sokoróalja" larder programme</text:p>
          </table:table-cell>
          <table:table-cell office:value-type="string" calcext:value-type="string">
            <text:p>Tényő</text:p>
          </table:table-cell>
          <table:table-cell office:value-type="string" calcext:value-type="string">
            <text:p>Tényő</text:p>
          </table:table-cell>
          <table:table-cell office:value-type="string" calcext:value-type="string">
            <text:p>Szelence Association</text:p>
          </table:table-cell>
          <table:table-cell office:value-type="string" calcext:value-type="string">
            <text:p>HU05-0019 - "Sokoróalja" larder programme</text:p>
          </table:table-cell>
          <table:table-cell office:value-type="string" calcext:value-type="string">
            <text:p>WIth this program Szelence Association is supporting food sovereignity (i.e. local production based consumption) of the Sokoróalja micro-region. Direct target group is the inhabitants of the micro-region ( Felpéc, Győrszemere, Kajárpéc, Sokorópátka, Tényő villages). Indirect target group is the inhabitants of the wider geographical context, especially the city of Győr and its surroundings. The activities include community development of the cooperating organizations, a survey about the producers’ and consumers’ habits (at least 150 families as consumers and at least 75 families as producers), organizing 3-4 local product markets, promotion of community supported agriculture and the launch of a bag-network – pilot system based on social network – with a delivery point in Győr, supplying public catering with local products, and various means of related communication activities.</text:p>
          </table:table-cell>
          <table:table-cell office:value-type="string" calcext:value-type="string">
            <text:p>A Szelence Egyesület Sokoróalja éléskamra programjának célja a mikrotérség élelmiszer önrendelkezésének - a helyben megtermelt javak helyben történő fogyasztásának - elősegítése, ezzel hozzájárulva a globális környezeti problémák mérsékléséhez. A tevékenységek közvetlen célcsoportja a térség településeinek – Felpéc, Győrszemere, Kajárpéc, Sokorópátka és Tényő – lakossága, közvetetten Győr és vonzáskörzetének lakói. A program során együttműködést alakítanak ki a résztvevő szervezetek közt, felmérik a fogyasztói és termelői igényeket (legalább 150 családnál és 75 termelőnél). A helyi termékek piacra juttatását 3-4 helyi termék vásár szervezésével, hirdetésekkel, és bolti helyi termék sarkok kialakításával valamint egy kísérleti szatyor hálózat létrehozásával segítik. Emellett törekednek a helyi termékek közétkeztetésbe való bejuttatására.</text:p>
          </table:table-cell>
          <table:table-cell/>
          <table:table-cell office:value-type="string" calcext:value-type="string">
            <text:p>€7 724</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25" calcext:value-type="float">
            <text:p>25</text:p>
          </table:table-cell>
          <table:table-cell office:value-type="string" calcext:value-type="string">
            <text:p>NCTA-2013-2259-E</text:p>
          </table:table-cell>
          <table:table-cell office:value-type="string" calcext:value-type="string">
            <text:p>SZIKE Környezet- és Egészségvédelmi Egyesület</text:p>
          </table:table-cell>
          <table:table-cell office:value-type="string" calcext:value-type="string">
            <text:p>AZ ÉN VETEMÉNYESKERTEM - Program az újraéledő településért, a megújuló talajokért és az egészséges élelmiszerekért Csömörön</text:p>
          </table:table-cell>
          <table:table-cell office:value-type="string" calcext:value-type="string">
            <text:p>My kitchen garden - Plan for the renewable soil, self-supporting settlement, and the health food in Csömör</text:p>
          </table:table-cell>
          <table:table-cell table:number-columns-repeated="2" office:value-type="string" calcext:value-type="string">
            <text:p>Budapest</text:p>
          </table:table-cell>
          <table:table-cell office:value-type="string" calcext:value-type="string">
            <text:p>SZIKE Environmental &amp; Health Association</text:p>
          </table:table-cell>
          <table:table-cell office:value-type="string" calcext:value-type="string">
            <text:p>HU05-0014 - My kitchen garden - Plan for the renewable soil, self-supporting settlement, and the health food in Csömör</text:p>
          </table:table-cell>
          <table:table-cell office:value-type="string" calcext:value-type="string">
            <text:p>This compost project seeks to promote commonly used recycling techniques of organic waste and to prevent waste transportation and incineration as well as to foster organic farming on the household level. Local inhabitants, teachers, students and children of primary school and nurseries, municipalities and any people who are interested in organic farming will be addressed for instance by the means of on-site presentations on using compost equipment. Beside compost activities a gardening program is launched in the local primary schools and kindergartens, while an organic farm is to be set up in Csömör. The whole program is advertised with different brochures and community marketing tools.</text:p>
          </table:table-cell>
          <table:table-cell office:value-type="string" calcext:value-type="string">
            <text:p>A SZIKE komposztálást népszerűsítő programjával Csömörön szeretné elérni a szerveshulladékok (zöldjavak) hasznosítását, és megszüntetni azok elszállítását és égetését. A komposztálást ismeretterjesztő előadásokkal és kiadványokkal valamint komposztáló edények szétosztásával népszerűsítik. Fejlesztik továbbá a csömöri Közösségi Tanulókert biogazdaságát és segítenek beindítani a komposztálást az iskolákban és óvodákban.</text:p>
          </table:table-cell>
          <table:table-cell/>
          <table:table-cell office:value-type="string" calcext:value-type="string">
            <text:p>€9 905</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61" calcext:value-type="float">
            <text:p>61</text:p>
          </table:table-cell>
          <table:table-cell office:value-type="string" calcext:value-type="string">
            <text:p>NCTA-2013-2959-E</text:p>
          </table:table-cell>
          <table:table-cell office:value-type="string" calcext:value-type="string">
            <text:p>Fenntarthatóság Felé Egyesület</text:p>
          </table:table-cell>
          <table:table-cell office:value-type="string" calcext:value-type="string">
            <text:p>Környezeti szempontok érvényesítése a 2014-2020-as uniós források felhasználásában</text:p>
          </table:table-cell>
          <table:table-cell office:value-type="string" calcext:value-type="string">
            <text:p>Enforcement of environmental considerations in the use of 2014-2020 EU funds</text:p>
          </table:table-cell>
          <table:table-cell table:number-columns-repeated="2" office:value-type="string" calcext:value-type="string">
            <text:p>Budapest</text:p>
          </table:table-cell>
          <table:table-cell office:value-type="string" calcext:value-type="string">
            <text:p>Towards Sustainability Association</text:p>
          </table:table-cell>
          <table:table-cell office:value-type="string" calcext:value-type="string">
            <text:p>HU05-0022 - Enforcement of environmental considerations in the use of 2014-2020 EU funds</text:p>
          </table:table-cell>
          <table:table-cell office:value-type="string" calcext:value-type="string">
            <text:p>The project promoter aims at achieving the integration of environmental concerns in the Operative Programs of the 2014-2020 EU Structural Funds’ (mainly regional development, environment, energy, human resources, cross-border programmes). Only this can guarantee that environmentally sound projects will be approved and financed from EU funds in Hungary in the next programming period. The target groups are public officers and civic organizations. The organization assists and advises these target groups on how to integrate environmental criteria in SF calls for proposals. Project activities include: coordination of the Network of Green Regions (a coalition of environmental organisations engaged with regional development issues); general advocacy (meetings with and written proposals for relevant officials); screening and making comments on SF implementation documents; 7 regional forums; publication of a guide on the integration of environmental criteria into SF calls and proposals; website editing, press releases, etc.</text:p>
          </table:table-cell>
          <table:table-cell office:value-type="string" calcext:value-type="string">
            <text:p>A projekt célja a környezeti szempontok érvényesítése a 2014-2020-as uniós források felhasználásában, főleg a területfejlesztési, környezeti és energetikai, emberi erőforrás és határon átnyúló programok végrehajtási dokumentumaiban. Közvetlen célcsoport a Zöld Régiók Hálózata (környezetvédő civilek a területfejlesztésben) koordinátorai és tagsága, megyei önkormányzatok munkatársai, a 2014-2020-as uniós programok irányító hatóságainak munkatársai. Közvetett célcsoport a strukturális alapok potenciális pályázói, kedvezményezettjei, Magyarország lakossága. A projekt során véleményezik a strukturális alap programok végrehajtási dokumentumait és útmutatót készítenek arról, hogy a környezeti szempontokat hogyan lehet érvényesíteni a pályázati kiírásokban. A javaslatokat találkozókon és írásos javaslattételek segítségével osztják meg a kormányzati szereplőkkel. A civil szervezeteknek régiónként egy-egy fórumot tartanak a strukturális alapok új kiírásairól.</text:p>
          </table:table-cell>
          <table:table-cell/>
          <table:table-cell office:value-type="string" calcext:value-type="string">
            <text:p>€6 516</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43" calcext:value-type="float">
            <text:p>43</text:p>
          </table:table-cell>
          <table:table-cell office:value-type="string" calcext:value-type="string">
            <text:p>NCTA-2013-2627-E</text:p>
          </table:table-cell>
          <table:table-cell office:value-type="string" calcext:value-type="string">
            <text:p>Szegedi Waldorf Társas Kör Egyesület</text:p>
          </table:table-cell>
          <table:table-cell office:value-type="string" calcext:value-type="string">
            <text:p>A MI KERTÜNK</text:p>
          </table:table-cell>
          <table:table-cell office:value-type="string" calcext:value-type="string">
            <text:p>Our garden</text:p>
          </table:table-cell>
          <table:table-cell office:value-type="string" calcext:value-type="string">
            <text:p>Szeged</text:p>
          </table:table-cell>
          <table:table-cell office:value-type="string" calcext:value-type="string">
            <text:p>Szeged</text:p>
          </table:table-cell>
          <table:table-cell office:value-type="string" calcext:value-type="string">
            <text:p>Waldorf Partnership Association of Szeged</text:p>
          </table:table-cell>
          <table:table-cell office:value-type="string" calcext:value-type="string">
            <text:p>HU05-0011 - Our garden</text:p>
          </table:table-cell>
          <table:table-cell office:value-type="string" calcext:value-type="string">
            <text:p>The project is to realise a biodynamic school/community garden and a furnished outdoor community space of 600 sq meter through community involvement and design in the Szeged Waldorf School. Students, their families, teachers and other workers of the school are adressed alike as well as further local environmental organisations and civic groups are to be involved. The garden and community space will serve in the future not only as a permanent venue for gardening classes and environmental education, but also as a vivid community centre and land resource for families of the neighbourhood. By these means the project seeks to contribute to local environmental and social sustainability.</text:p>
          </table:table-cell>
          <table:table-cell office:value-type="string" calcext:value-type="string">
            <text:p>A "Mi kertünk" szemléletformáló előadásokkal, képzésekkel, workshopokkal és egy biodinamikus kert létrehozásával szeretné hozzájárulni a fenntarthatósági problémák megoldásához. A kertet ősztől tavaszig tankertként, nyáron pedig a Szívességbank önsegítő rendszerében működtetik. A kerthez komposztálót és szelektív hulladékgyűjtési és esővízgyűjtési rendszert építenek és a biciklitárolót is bővítik. A projekt célcsoportjai és megvalósítói az egyesület céljaival azonosuló vagy szimpatizáló, azokért önkéntes munkát vállaló felnőttek és gyermekeik, az egyesület tagjai és tisztségviselői és az intézményekbe járó gyerekek szülei (kb. 180 család) és a tanárok, munkatársak (kb 45 fő). A létrejövő mintakert és közösségi tér pedig minden érdeklődő számára nyitott lesz.</text:p>
          </table:table-cell>
          <table:table-cell/>
          <table:table-cell office:value-type="string" calcext:value-type="string">
            <text:p>€6 496</text:p>
          </table:table-cell>
        </table:table-row>
        <table:table-row table:style-name="ro2">
          <table:table-cell office:value-type="string" calcext:value-type="string">
            <text:p>Környezetvédelem és fenntartható fejlődés</text:p>
          </table:table-cell>
          <table:table-cell office:value-type="string" calcext:value-type="string">
            <text:p>environment and sustainable development</text:p>
            <text:p/>
          </table:table-cell>
          <table:table-cell office:value-type="float" office:value="30" calcext:value-type="float">
            <text:p>30</text:p>
          </table:table-cell>
          <table:table-cell office:value-type="string" calcext:value-type="string">
            <text:p>NCTA-2013-2376-E</text:p>
          </table:table-cell>
          <table:table-cell office:value-type="string" calcext:value-type="string">
            <text:p>WWF Világ Természeti Alap Magyarország Alapítvány</text:p>
          </table:table-cell>
          <table:table-cell office:value-type="string" calcext:value-type="string">
            <text:p>Civil részvétel erősítése a döntéshozatali folyamatokban vizeink védelme érdekében</text:p>
          </table:table-cell>
          <table:table-cell office:value-type="string" calcext:value-type="string">
            <text:p>Supporting civic participation in decision making processes in order to save our waters</text:p>
          </table:table-cell>
          <table:table-cell table:number-columns-repeated="2" office:value-type="string" calcext:value-type="string">
            <text:p>Budapest</text:p>
          </table:table-cell>
          <table:table-cell office:value-type="string" calcext:value-type="string">
            <text:p>WWF Hungary</text:p>
          </table:table-cell>
          <table:table-cell office:value-type="string" calcext:value-type="string">
            <text:p>HU05-0021 - Supporting civic participation in decision making processes in order to save our waters</text:p>
          </table:table-cell>
          <table:table-cell office:value-type="string" calcext:value-type="string">
            <text:p>The implementation of the EU Water Framework Directive is an obligation for Hungary that is realised through River Basin Management Plans (RBMP). The previous plan (of 2009) has had several gaps and weaknesses identified by NGOs and also in reports of the EU Commission. This project aims to influence the next RBMP planning period starting in 2013 with the publication of a Significant Water Management Issues document based on civil society recommendations and policy arguments supported by field studies representing how the everyday management practices influence the status of water bodies. National and international experience exchange in the form of conferences, forums and working group meetings will help green NGOs to contribute to RBMP and flood risk plans and enhance public participation in the implementation of the directives.</text:p>
          </table:table-cell>
          <table:table-cell office:value-type="string" calcext:value-type="string">
            <text:p>A Vízkeret Irányelv bevezetésének kötelezettsége hazánkban is a vízgazdákodási tervek (VGT) elkészítésével valósul meg. A következő tervezési periódus 2013 és 2015 között lesz. Az előző, 2009-ben befejezett tervezést sok hiányosság és gyenge pont jellemezte, melyeket a civil szervezetek észrevételeztek, és az EU Bizottság jelentésében is szerepelt. A projekt célja a VGT tervezési periódusának befolyásolása, mely 2013-ban a Jelentős Vízgazdálkodási Kérdések dokumentumának kihirdetésével kezdődik. A WWF zöld civil szervezetek és vízpolitikában jártas szakemberek bevonását tervezi, hogy a természetvédelem, a fenntarthatóság és az ökológiai igények képviselete minél erősebb legyen. A civilek és a szakértők részvételével értekezleteket szerveznek, ahová a kormányzati szereplőket is meghívják. Javaslatokat és ajánlásokat készítenek a víz startégiai dokumnetumokhoz, a civilek számára pedig útmutatót készítenek. Ez a munka terepi tanulmányok elkészítésével egészül ki, amik azt vizsgálják, hogyan hat a vízgazdálkodás napi gyakorlata a víztestek minőségére. Vizeink állapota számos emberi tevékenység által terhelt, mint pl. az árvízi védekezés. Ezért fontos eleme a programnak az Árvíz Irányelvvel kapcsolatos tájékozattás és az, hogy milyen szerepe van ennek kidolgozásában a társadalmi szereplőknek. A tapasztalatcsere egyaránt segíti majd a civilek szerepvállalását a VGT előkészítése, és az árvízkockázati térképek elkészítése terén, és növeli a társadalom bevonásának eredményességét az irányelvek megvalósítása során.</text:p>
          </table:table-cell>
          <table:table-cell/>
          <table:table-cell office:value-type="string" calcext:value-type="string">
            <text:p>€7 494</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57" calcext:value-type="float">
            <text:p>57</text:p>
          </table:table-cell>
          <table:table-cell office:value-type="string" calcext:value-type="string">
            <text:p>NCTA-2013-2934-C</text:p>
          </table:table-cell>
          <table:table-cell office:value-type="string" calcext:value-type="string">
            <text:p>"FOGADÓ" Észak-Abaúji Közösségfejlesztők Köre Egyesület</text:p>
          </table:table-cell>
          <table:table-cell office:value-type="string" calcext:value-type="string">
            <text:p>Kulcskérdés: a KEDV-ENERGIA, avagy ELŐRE MENTÜNK</text:p>
          </table:table-cell>
          <table:table-cell office:value-type="string" calcext:value-type="string">
            <text:p>Key issue: the fun-energy, we have gone ahead</text:p>
          </table:table-cell>
          <table:table-cell office:value-type="string" calcext:value-type="string">
            <text:p>Gönc</text:p>
          </table:table-cell>
          <table:table-cell office:value-type="string" calcext:value-type="string">
            <text:p>Gönc</text:p>
          </table:table-cell>
          <table:table-cell office:value-type="string" calcext:value-type="string">
            <text:p>"FOGADÓ", Society of Community Developers in North-Abaúj</text:p>
          </table:table-cell>
          <table:table-cell office:value-type="string" calcext:value-type="string">
            <text:p>HU05-0079 - Key issue: the fun-energy, we have gone ahead</text:p>
          </table:table-cell>
          <table:table-cell office:value-type="string" calcext:value-type="string">
            <text:p>Community participation is completely absent from regional development planning. The main reason for that is the inactivity the NGOs and their members who could legitimize the community-planning process with their presence. Thus, this project aims at generating public actions based on community planning. The actions have to be based on local public needs and have to relate to every-day life. Participants and target groups are families, informal groups an the decision makers, opinion-shapers of the Northern-Abaúj region: teachers, preachers, family helpers, town leaders.</text:p>
          </table:table-cell>
          <table:table-cell office:value-type="string" calcext:value-type="string">
            <text:p>A FÉSZAK-KÖR projekt célja a regionális tervezésben való közösségi részvétel fejlesztése. Ennek érdekében az Észak-abaúji fejlesztők olyan közösségi akciókat generálnak, melyek a helyi igényekből indulnak ki, és a mindennapi élethez kapcsolódnak. A résztvevők családok és baráti körök, az Észak-abaúji települések véleményformálói, stratégiai szereplői - pedagógusok, lelkészek, településvezetők, családsegítők.</text:p>
          </table:table-cell>
          <table:table-cell/>
          <table:table-cell office:value-type="string" calcext:value-type="string">
            <text:p>€9 390</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31" calcext:value-type="float">
            <text:p>31</text:p>
          </table:table-cell>
          <table:table-cell office:value-type="string" calcext:value-type="string">
            <text:p>NCTA-2013-2382-C</text:p>
          </table:table-cell>
          <table:table-cell office:value-type="string" calcext:value-type="string">
            <text:p>SZABAD-SAJTÓ Kulturális és Ifjúsági Közhasznú Egyesület</text:p>
          </table:table-cell>
          <table:table-cell office:value-type="string" calcext:value-type="string">
            <text:p>Zenehíd – Veszprém megszólal</text:p>
          </table:table-cell>
          <table:table-cell office:value-type="string" calcext:value-type="string">
            <text:p>Musicbridge – Veszprém sounds</text:p>
          </table:table-cell>
          <table:table-cell office:value-type="string" calcext:value-type="string">
            <text:p>Veszprém</text:p>
          </table:table-cell>
          <table:table-cell office:value-type="string" calcext:value-type="string">
            <text:p>Veszprém</text:p>
          </table:table-cell>
          <table:table-cell office:value-type="string" calcext:value-type="string">
            <text:p>"FREE-PRESS" Cultural and Youth Association of Public Utility</text:p>
          </table:table-cell>
          <table:table-cell office:value-type="string" calcext:value-type="string">
            <text:p>HU05-0099 - Musicbridge – Veszprém sounds</text:p>
          </table:table-cell>
          <table:table-cell office:value-type="string" calcext:value-type="string">
            <text:p>In the framework of Music Bridge project a civil cultural roundtable is created in Veszprém that can become a community creating new ways for culture and common opinions. By the end of the project the organization will have 21 partners. The roundtable will be used to research local cultural needs, and then the program of the roundtable will be presented in the Veszprém Portrait oline magazine. Direct target groups are cultural civil organizations, artists, performers related to Veszprém (about 300 people), and indirectly everyone interested in culture (ca. 6000 people).</text:p>
          </table:table-cell>
          <table:table-cell office:value-type="string" calcext:value-type="string">
            <text:p>A „Zenehíd – Veszprém megszólal” projekt során létrehozzák a Veszprémi Civil Kulturális Kerekasztalt, amely véleményt és új kulturális irányt megfogalmazó civil közösség lesz. A kerekasztal tevékenysége során közösséget épít, és közvetíti céljait az önkormányzat felé. A közösség ezután hatékonyan fel tud lépni a kulturális közéletben. A résztvevők a Veszprémben élő és a városhoz kötődő alkotók, művészek, kulturális civil szervezetek.</text:p>
          </table:table-cell>
          <table:table-cell/>
          <table:table-cell office:value-type="string" calcext:value-type="string">
            <text:p>€8 344</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35" calcext:value-type="float">
            <text:p>35</text:p>
          </table:table-cell>
          <table:table-cell office:value-type="string" calcext:value-type="string">
            <text:p>NCTA-2013-2449-C</text:p>
          </table:table-cell>
          <table:table-cell office:value-type="string" calcext:value-type="string">
            <text:p>Hangya- Banda Ifjúsági Egyesület</text:p>
          </table:table-cell>
          <table:table-cell office:value-type="string" calcext:value-type="string">
            <text:p>Zselic Kincsei- kincset érő Zselic</text:p>
          </table:table-cell>
          <table:table-cell/>
          <table:table-cell office:value-type="string" calcext:value-type="string">
            <text:p>Kaposmérő</text:p>
          </table:table-cell>
          <table:table-cell office:value-type="string" calcext:value-type="string">
            <text:p>Kaposmérő</text:p>
          </table:table-cell>
          <table:table-cell office:value-type="string" calcext:value-type="string">
            <text:p>Ant-Gang Youth Association</text:p>
          </table:table-cell>
          <table:table-cell office:value-type="string" calcext:value-type="string">
            <text:p>HU05-0105 - Source of Zselic – Precious Zselic</text:p>
          </table:table-cell>
          <table:table-cell office:value-type="string" calcext:value-type="string">
            <text:p>The aim of the project is to promote, support and develop the creation of an economy, based on local resources. A showroom will be set up in Kaposmérő village where local farmers’ products will be presented. This showroom and a webpage: www.zselickincse.hu, contribute to the contact between craftsmen, small producers living and working in the 23 settlements of Zselic region and those people look for their products. During the project they will have ample opportunity and be encouraged to build up contacts and relations with each other and with the population. They will promote their products in the market, strengthen tourism and economy of the region and they wil motivate administrative institutions, civic organizations and enterprises to purchase from products on the webpage.</text:p>
          </table:table-cell>
          <table:table-cell office:value-type="string" calcext:value-type="string">
            <text:p>A Hangya- Banda Ifjúsági Egyesület a zselici térség 23 településéről gyűjt össze kézműves és egyéb termékeket, melyeket a Zselic Kincse bemutatóteremben állítanak ki. Ezen túl a térség civil szervezeteiből civil hálót hoznak létre, akik a Zselic Kincse sátrat működtetik kulturális és közösségi rendezvényeken. Az összegyűjtött termékeket honlapokon, kiadványokon népszerűsítik, a projekt végén megszervezik a Zselic Kincse fesztivált.</text:p>
          </table:table-cell>
          <table:table-cell/>
          <table:table-cell office:value-type="string" calcext:value-type="string">
            <text:p>€7 954</text:p>
          </table:table-cell>
        </table:table-row>
        <table:table-row table:style-name="ro2">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20" calcext:value-type="float">
            <text:p>20</text:p>
          </table:table-cell>
          <table:table-cell office:value-type="string" calcext:value-type="string">
            <text:p>NCTA-2013-2084-C</text:p>
          </table:table-cell>
          <table:table-cell office:value-type="string" calcext:value-type="string">
            <text:p>Arrabona Városi Nyugdíjas Egyesület</text:p>
          </table:table-cell>
          <table:table-cell office:value-type="string" calcext:value-type="string">
            <text:p>Új korszak kezdete a nyugdíjas klubok működésében</text:p>
          </table:table-cell>
          <table:table-cell office:value-type="string" calcext:value-type="string">
            <text:p>The beginning of a new era in the life of the Pensioners’ Club</text:p>
          </table:table-cell>
          <table:table-cell office:value-type="string" calcext:value-type="string">
            <text:p>Győr</text:p>
          </table:table-cell>
          <table:table-cell office:value-type="string" calcext:value-type="string">
            <text:p>Győr</text:p>
          </table:table-cell>
          <table:table-cell office:value-type="string" calcext:value-type="string">
            <text:p>Arrabona Urban Pensioner Association</text:p>
          </table:table-cell>
          <table:table-cell office:value-type="string" calcext:value-type="string">
            <text:p>HU05-0107 - The beginning of a new era in the life of the Pensioners’ Club</text:p>
          </table:table-cell>
          <table:table-cell office:value-type="string" calcext:value-type="string">
            <text:p>The neded for the project arose from the understanding that the pensioners’ clubs activities should be better adapted to their everyday life and to the present opportunities, e.g. the members hardly learn anything about IT from each other. Therefore the aim of the project is to change the club's management modes. They want to make the life of the 44 clubs more colourful and attractive. New members will be involved into club management and the number of managers will be doubled to find representatives for new activities. IT should be used for information flow in the 44 clubs. Within the framework of the project the clubs get to know: the registration process of an NGO, grant proposal writing, the Internet, electronic administration, and acquire the skills to learn from each other. The results are useful for the 44 participanting clubs, but the changes will be felt by 2000 pensioners, and affect other 82 regional clubs where further 3000 pensioners can lern about the changes.</text:p>
          </table:table-cell>
          <table:table-cell office:value-type="string" calcext:value-type="string">
            <text:p>A projektben az arrabona nyugdíjasszervezet működését újítják meg, hogy az általuk üzemeltetett klubok új programokat tudjanak indítani. Ezért a vezetőket továbbképzik (IT, pályázatírás, menedzsment) és új résztvevőket vonnak be valamint informatikai hálózatba kötik a klubokat. </text:p>
            <text:p><text:s/>A klubokban megvalósul a munkamegosztás, színesebb programok lesznek, Internetes megjelenés előtérbe kerül.</text:p>
          </table:table-cell>
          <table:table-cell/>
          <table:table-cell office:value-type="string" calcext:value-type="string">
            <text:p>€6 662</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1" calcext:value-type="float">
            <text:p>1</text:p>
          </table:table-cell>
          <table:table-cell office:value-type="string" calcext:value-type="string">
            <text:p>NCTA-2013-0708-C</text:p>
          </table:table-cell>
          <table:table-cell office:value-type="string" calcext:value-type="string">
            <text:p>Barangoló Közhasznú Egyesület</text:p>
          </table:table-cell>
          <table:table-cell office:value-type="string" calcext:value-type="string">
            <text:p>Civilek Háza létrehozása Végegyházán</text:p>
          </table:table-cell>
          <table:table-cell office:value-type="string" calcext:value-type="string">
            <text:p>Creating/Building a Civil House in Végegyháza</text:p>
          </table:table-cell>
          <table:table-cell office:value-type="string" calcext:value-type="string">
            <text:p>Végegyháza</text:p>
          </table:table-cell>
          <table:table-cell office:value-type="string" calcext:value-type="string">
            <text:p>Végegyháza</text:p>
          </table:table-cell>
          <table:table-cell office:value-type="string" calcext:value-type="string">
            <text:p>Barangolo Public Benefit Organization</text:p>
          </table:table-cell>
          <table:table-cell office:value-type="string" calcext:value-type="string">
            <text:p>HU05-0074 - Creating/Building a Civil House in Végegyháza</text:p>
          </table:table-cell>
          <table:table-cell office:value-type="string" calcext:value-type="string">
            <text:p>One of the main problems of civic organisations in Végegyháza is to find a place for their programs, as the community centre cannot provide a regular place for the civic and self-organised communities. The local government can't take the financial and professional responsibilities to maintain the Civic House. A solution is to create a Civil House in cooperation with civic organizations (a union). The house can be a place for new services as well. The union plans to maintain the centre following an annual plan, made and authorized by the Civic Council and coordinated by the project promoter. This program provides the opportunity to set an example for small settlements, as it shows the power of citizens to develop their living place.</text:p>
          </table:table-cell>
          <table:table-cell office:value-type="string" calcext:value-type="string">
            <text:p>A projekt célja Civilek Háza létrehozása Végegyházán a község civil szervezeteinek, önszerveződő közösségeinek működési hely biztosítása, rendezvények, képzések, előadások szervezése, és a szervezetek rendezvényeinek technikai hátterének biztosítása. A program közvetlen célcsoportja a szervezetek tagsága, mivel a Civilek Háza elsősorban a szervezetek számára nyújt szolgáltatásokat. A szervezeteken keresztül közvetett célcsoporttá válik a község teljes lakossága és a környező településeken élők is. Kiemelt célcsoport a gyermek és ifjúsági korosztály, hiszen a község hátrányos helyzetét ők sínylik meg leginkább.</text:p>
          </table:table-cell>
          <table:table-cell/>
          <table:table-cell office:value-type="string" calcext:value-type="string">
            <text:p>€9 812</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6" calcext:value-type="float">
            <text:p>6</text:p>
          </table:table-cell>
          <table:table-cell office:value-type="string" calcext:value-type="string">
            <text:p>NCTA-2013-1148-C</text:p>
          </table:table-cell>
          <table:table-cell office:value-type="string" calcext:value-type="string">
            <text:p>Bűnmegelőzési Központ Somoskőújfalu Polgárőr Közhasznú Egyesület</text:p>
          </table:table-cell>
          <table:table-cell office:value-type="string" calcext:value-type="string">
            <text:p>"Egységben a CIVIL -erő""</text:p>
          </table:table-cell>
          <table:table-cell office:value-type="string" calcext:value-type="string">
            <text:p>"Unity – is CIVIL strength"</text:p>
          </table:table-cell>
          <table:table-cell office:value-type="string" calcext:value-type="string">
            <text:p>Somoskőújfalu</text:p>
          </table:table-cell>
          <table:table-cell office:value-type="string" calcext:value-type="string">
            <text:p>Somoskőújfalu</text:p>
          </table:table-cell>
          <table:table-cell office:value-type="string" calcext:value-type="string">
            <text:p>Crime Prevention Center is a Non-Profit Association of Somoskőújfalu</text:p>
          </table:table-cell>
          <table:table-cell office:value-type="string" calcext:value-type="string">
            <text:p>HU05-0076 - "Unity – is CIVIL strength"</text:p>
          </table:table-cell>
          <table:table-cell office:value-type="string" calcext:value-type="string">
            <text:p>The association aims to raise the inhabitants’ sense of security in Somoskőújfalu and also to develop the association in order to protect local values. By launching the ’Neighbourhood for Each Other Movement’ they encourage more active community life, closer cooperation and build a safe settlement. During the project various methods will be applied, such as discussions, conferences, team buildings, a village day, a professional day and recruitment, etc. As a result of these programs, cooperation among civic organizations will strengthen and the village community will be more receptive towards community matters.</text:p>
          </table:table-cell>
          <table:table-cell office:value-type="string" calcext:value-type="string">
            <text:p>A projekt célja a somoskőújfalui lakosok biztonságérzetének növelése, a Szomszédok Egymásért Mozgalom elindítása és aktívabb közösségi élet, szorosabb összefogás elősegítése a civil szervezetek közt. Mindezt csoportbeszélgetésekkel, falunappal, csapatépítéssel és önkéntesek toborzásával szeretné elérni az egyesület.</text:p>
          </table:table-cell>
          <table:table-cell/>
          <table:table-cell office:value-type="string" calcext:value-type="string">
            <text:p>€5 571</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45" calcext:value-type="float">
            <text:p>45</text:p>
          </table:table-cell>
          <table:table-cell office:value-type="string" calcext:value-type="string">
            <text:p>NCTA-2013-2641-C</text:p>
          </table:table-cell>
          <table:table-cell office:value-type="string" calcext:value-type="string">
            <text:p>Szúcs Községért Egyesület</text:p>
          </table:table-cell>
          <table:table-cell office:value-type="string" calcext:value-type="string">
            <text:p>SZERELEM PARK</text:p>
          </table:table-cell>
          <table:table-cell office:value-type="string" calcext:value-type="string">
            <text:p>Love Park</text:p>
          </table:table-cell>
          <table:table-cell office:value-type="string" calcext:value-type="string">
            <text:p>Szúcs</text:p>
          </table:table-cell>
          <table:table-cell office:value-type="string" calcext:value-type="string">
            <text:p>Szúcs</text:p>
          </table:table-cell>
          <table:table-cell office:value-type="string" calcext:value-type="string">
            <text:p>For Szúcs Village Organization</text:p>
          </table:table-cell>
          <table:table-cell office:value-type="string" calcext:value-type="string">
            <text:p>HU05-0100 - Love Park</text:p>
          </table:table-cell>
          <table:table-cell office:value-type="string" calcext:value-type="string">
            <text:p>The direct objective of the project is to inspire the inhabitants of Szúcs for a joint action to bridge the two parts of the settlement together symbolically. The aim of the project is to reduce the distance and tension between the different social groups and the Roma and non-Roma population. The organization will achieve these goals by involving more people in their work, and develop the community by organizing a monthly ’village workshops’. The target groups are the inhabitants of the village (401 people) regardless of their gender, age, ethnic and social affiliation.</text:p>
          </table:table-cell>
          <table:table-cell office:value-type="string" calcext:value-type="string">
            <text:p>Szúcs Egertől 23 km-re fekszik, két településrészét, az Ófalut és a Bányatelepet 2,5 km távolság választja el egymástól. A projekt célja, hogy a régi bányászfalut kimozdítsa elmaradott gazdasági-társadalmi helyzetéből, azáltal, hogy közös cselekvésre serkenti a szúcsi lakosságot. El kívánják érni a falurészek, a társadalmi csoportok, a romák-nem romák közötti feszültségek csökkentését, feloldását. Ez közös cselekvésre épül, amely a két településrész közötti tavacska közösségi térré alakítására koncentrál: a Szerelem parkra, benne a tóra és a Szerelem szigetre. Eközben a célcsoportok személyes kapcsolatba kerülnek egymással, és közvetlenül részt vesznek Szúcs és önmaguk fejlesztésében, dinamizálásában. Ebben a folyamatban a fejlesztő egyesület is erősödik, fejlődik, és keretét tudja adni a falu közösségéhez való tartozás érzésének.</text:p>
          </table:table-cell>
          <table:table-cell/>
          <table:table-cell office:value-type="string" calcext:value-type="string">
            <text:p>€9 822</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72" calcext:value-type="float">
            <text:p>72</text:p>
          </table:table-cell>
          <table:table-cell office:value-type="string" calcext:value-type="string">
            <text:p>NCTA-2013-3129-C</text:p>
          </table:table-cell>
          <table:table-cell office:value-type="string" calcext:value-type="string">
            <text:p>Szirák Polgárosodásáért Alapítvány</text:p>
          </table:table-cell>
          <table:table-cell office:value-type="string" calcext:value-type="string">
            <text:p>Akadémia a faluért</text:p>
          </table:table-cell>
          <table:table-cell/>
          <table:table-cell office:value-type="string" calcext:value-type="string">
            <text:p>Szirák</text:p>
          </table:table-cell>
          <table:table-cell office:value-type="string" calcext:value-type="string">
            <text:p>Szirák</text:p>
          </table:table-cell>
          <table:table-cell office:value-type="string" calcext:value-type="string">
            <text:p>Foundation for the Civic Renewal of Szirák</text:p>
          </table:table-cell>
          <table:table-cell office:value-type="string" calcext:value-type="string">
            <text:p>HU05-0103 - Academy for the village</text:p>
          </table:table-cell>
          <table:table-cell office:value-type="string" calcext:value-type="string">
            <text:p>Szirák village has 1200 inhabitants of which more than 50% are Roma. Unemployment is very high. The aim of the project is to support the community development of Szirak with the help of students and teachers from Corvinus University of Budapest. They develop a training program that will improve horticultural knowledge, entrepreneurial skills and the self-esteem of participants (50 participants, 1 booklet for dissemination to participants and to other NGOs). The ultimate goal is to imbue participants with enough professional and personal confidence to start household farming and mushroom cultivation. They will also carry out comprehensive community open space planning. Based on these studies, the village municipality and NGOs will be able to submit joint grant applications to turn the plans into reality. The target group consists of economically disadvantaged adults of both Roma and non-Roma descent and pupils of the local school’s agricultural education program.</text:p>
          </table:table-cell>
          <table:table-cell office:value-type="string" calcext:value-type="string">
            <text:p>A projekt célja Szirák község- és közösségfejlesztése a Budapesti Corvinus Egyetem oktatóival és hallgatóival való együttműködésben. A célcsoport elsősorban a szegényebb társadalmi rétegből kikerülő roma és nem-roma felnőtt lakosság és a helyi iskola gazdaképzésében résztvevő főleg roma fiatalok, akik kertészeti és gazdálkodási képzésben vesznek részt. A cél hogy a résztvevők megfelelő tudást és bátorságot nyerjenek a háztáji gazdálkodás és a gombatermesztés elindítására. Indulásukat szaktanácsokkal is segítik, és elkészül Szirák arculati terve is, hogy az épített örökség megőrzésére és a zöldfelületek, szabadtéri közösségi terek kialakítására az önkormányzat és/vagy civil szervezetek pályázatokat tudjanak benyújtani. A programban részt vesz a helyi önkormányzat és iskolával, a vanyarci Veres Pál Polgári Egyesület, a Romanes Egyesület. A kidolgozott tananyagot és tapasztalatokat a Katalizátor Hálózat segítségével más szervezetek számára is hasznosíthatóvá teszik a szervezők.</text:p>
          </table:table-cell>
          <table:table-cell/>
          <table:table-cell office:value-type="string" calcext:value-type="string">
            <text:p>€6 651</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40" calcext:value-type="float">
            <text:p>40</text:p>
          </table:table-cell>
          <table:table-cell office:value-type="string" calcext:value-type="string">
            <text:p>NCTA-2013-2563-C</text:p>
          </table:table-cell>
          <table:table-cell office:value-type="string" calcext:value-type="string">
            <text:p>Magyarország Természeti és Kulturális Örökségéért Alapítvány</text:p>
          </table:table-cell>
          <table:table-cell office:value-type="string" calcext:value-type="string">
            <text:p>Vízimalmok kalákában</text:p>
          </table:table-cell>
          <table:table-cell office:value-type="string" calcext:value-type="string">
            <text:p>Watermills in “kaláka” (build by the community)</text:p>
          </table:table-cell>
          <table:table-cell office:value-type="string" calcext:value-type="string">
            <text:p>Győr</text:p>
          </table:table-cell>
          <table:table-cell office:value-type="string" calcext:value-type="string">
            <text:p>Győr</text:p>
          </table:table-cell>
          <table:table-cell office:value-type="string" calcext:value-type="string">
            <text:p>Foundation for the Hungarian Natural and Cultural Inheritance</text:p>
          </table:table-cell>
          <table:table-cell office:value-type="string" calcext:value-type="string">
            <text:p>HU05-0078 - Watermills in “kaláka” (build by the community)</text:p>
          </table:table-cell>
          <table:table-cell office:value-type="string" calcext:value-type="string">
            <text:p>The project aims to strengthen the foundation and develop the community and participation of volunteers and local people. The number of the volunteers will be doubled through this project and the foundation will be able to implement activities what they didn't have capacity for so far. A hiking route will be formed which introduces the 25 old water mills of Pápateszér. Thus, the participants will have practical experience about their own potential and the power of cooperation. The direct target groups are volunteers, former and present owners of the water mills (80 people). The indirect target group are residents of the Pápa, Bakonyalja regions.</text:p>
          </table:table-cell>
          <table:table-cell office:value-type="string" calcext:value-type="string">
            <text:p>A projekt célja a Magyarország Természeti és Kulturális Örökségéért Alapítvány megerősítése valamint közösség és szervezetfejlesztés helyi emberek, önkéntesek, egykori és mai malomtulajdonosok részvételével. A projekt során létrehoznak egy kiránduló útvonalat is, mely Pápateszéren 25 vízimalmot mutat be.</text:p>
          </table:table-cell>
          <table:table-cell/>
          <table:table-cell office:value-type="string" calcext:value-type="string">
            <text:p>€7 750</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69" calcext:value-type="float">
            <text:p>69</text:p>
          </table:table-cell>
          <table:table-cell office:value-type="string" calcext:value-type="string">
            <text:p>NCTA-2013-3120-C</text:p>
          </table:table-cell>
          <table:table-cell office:value-type="string" calcext:value-type="string">
            <text:p>Hidasnémeti Alapítvány</text:p>
          </table:table-cell>
          <table:table-cell office:value-type="string" calcext:value-type="string">
            <text:p>Együtt, egymásért, a közösségért</text:p>
          </table:table-cell>
          <table:table-cell office:value-type="string" calcext:value-type="string">
            <text:p>Together, for each other, for the community</text:p>
          </table:table-cell>
          <table:table-cell office:value-type="string" calcext:value-type="string">
            <text:p>Hidasnémeti</text:p>
          </table:table-cell>
          <table:table-cell office:value-type="string" calcext:value-type="string">
            <text:p>Hidasnémeti</text:p>
          </table:table-cell>
          <table:table-cell office:value-type="string" calcext:value-type="string">
            <text:p>Foundation of Hidasnémeti</text:p>
          </table:table-cell>
          <table:table-cell office:value-type="string" calcext:value-type="string">
            <text:p>HU05-0102 - Together, for each other, for the community</text:p>
          </table:table-cell>
          <table:table-cell office:value-type="string" calcext:value-type="string">
            <text:p>In a short time more than 60 (in many cases opinion-leading) families had moved away from Hidasnemeti and Slovak families have moved to their houses. As a censequence the wholesome ties, the cohesion of the community seems to begin perishing. Several new community-developing focused projects have been launched recently in the area. However, in this new situation community development needs to be reconsidered. The organization wants a more productive community-developing activity, to strengthen the identity of the settlement, to encourage people to be more open to each other; realize their local recourses, and assist citizens to become more pro-active.</text:p>
          </table:table-cell>
          <table:table-cell office:value-type="string" calcext:value-type="string">
            <text:p>Hidasnémetiből rövid idő alatt több mint 60 család költözött el, akik helyére új, szlovák nemzetiségi családok költöztek. Az egykori közösségi kohézió visszaállítására számos közösségfejlesztő program indult. A projekt célja, hogy a Hidasnémeti Alapítvány közösségfejlesztő köreit megújítva élénkítse fel a település közösségi életét. A fejlesztők a lakosság bevonásával szeretnék feltárni a hiányterületeket és erősíteni a helyi erőforrások használatát, erősíteni a lakosság proaktivitását. Ezen célokat műhelymunkák, képzések, tanulmányutak és számos közösségi esemény szervezésével szeretnék elérni.</text:p>
          </table:table-cell>
          <table:table-cell/>
          <table:table-cell office:value-type="string" calcext:value-type="string">
            <text:p>€7 569</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27" calcext:value-type="float">
            <text:p>27</text:p>
          </table:table-cell>
          <table:table-cell office:value-type="string" calcext:value-type="string">
            <text:p>NCTA-2013-2349-C</text:p>
          </table:table-cell>
          <table:table-cell office:value-type="string" calcext:value-type="string">
            <text:p>Galagonya Egyesület</text:p>
          </table:table-cell>
          <table:table-cell office:value-type="string" calcext:value-type="string">
            <text:p>Tegyünk Együtt Alsónánáért!</text:p>
          </table:table-cell>
          <table:table-cell office:value-type="string" calcext:value-type="string">
            <text:p>Act together for Alsónána!</text:p>
          </table:table-cell>
          <table:table-cell office:value-type="string" calcext:value-type="string">
            <text:p>Alsónána</text:p>
          </table:table-cell>
          <table:table-cell office:value-type="string" calcext:value-type="string">
            <text:p>Alsónána</text:p>
          </table:table-cell>
          <table:table-cell office:value-type="string" calcext:value-type="string">
            <text:p>Hawthorn Association</text:p>
          </table:table-cell>
          <table:table-cell office:value-type="string" calcext:value-type="string">
            <text:p>HU05-0098 - Act together for Alsónána!</text:p>
          </table:table-cell>
          <table:table-cell office:value-type="string" calcext:value-type="string">
            <text:p>Parents living in Alsónána are middle-aged or pensioners who need community programs, and opportunity to participate in cultural programs, village beautiication, and leisure activities. They are willing to offer their time and energy for these. Thus, the main aims of the project are to strengthen the cooperation between people and organizations and to boost community life. Also to help citizens to work in partnership with the local government for the development of the village and civil organizations to take responsibility and participate in it actively. Another objective is that the organization will be able to function independently from state and governmental support.</text:p>
          </table:table-cell>
          <table:table-cell office:value-type="string" calcext:value-type="string">
            <text:p>A projekt célja a közösségi élet fellendítése és a lakosok bevonása az alsónánai közéletbe közösségi programok, és közös stratégiai tervezés segítségével. A program ösztönzi az önszerveződő csoportok alakulását és aktivizálja a meglévőket valamint felkészíti őket az önálló, független működésre. Hosszú távú cél, hogy a falu lakói tudatos állampolgárként, az önkormányzattal partneri együttműködésben dolgozzanak a falu fejlesztéséért.A programok közvetett célcsoportja a környező települések lakói: Szálka, Mórágy Kismórágy, Bátaapáti, Várdomb (9400 fő), és a kistérség polgrámesterei (25 fő).</text:p>
          </table:table-cell>
          <table:table-cell/>
          <table:table-cell office:value-type="string" calcext:value-type="string">
            <text:p>€7 579</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5" calcext:value-type="float">
            <text:p>5</text:p>
          </table:table-cell>
          <table:table-cell office:value-type="string" calcext:value-type="string">
            <text:p>NCTA-2013-0964-C</text:p>
          </table:table-cell>
          <table:table-cell office:value-type="string" calcext:value-type="string">
            <text:p>Magyar Pszichodráma Egyesület</text:p>
          </table:table-cell>
          <table:table-cell office:value-type="string" calcext:value-type="string">
            <text:p>Én az ő helyükben - és tényleg!</text:p>
          </table:table-cell>
          <table:table-cell office:value-type="string" calcext:value-type="string">
            <text:p>If I were they – and indeed!</text:p>
          </table:table-cell>
          <table:table-cell table:number-columns-repeated="2" office:value-type="string" calcext:value-type="string">
            <text:p>Budapest</text:p>
          </table:table-cell>
          <table:table-cell office:value-type="string" calcext:value-type="string">
            <text:p>Hungarian Association for Psychodrama</text:p>
          </table:table-cell>
          <table:table-cell office:value-type="string" calcext:value-type="string">
            <text:p>HU05-0075 - If I were they – and indeed!</text:p>
          </table:table-cell>
          <table:table-cell office:value-type="string" calcext:value-type="string">
            <text:p>Communities in Hungary are divided. Disruptions in dialogue and cooperation have grown into a grave problem on both national and local levels. Civic issues can become strongly politicized. The direct objective is to increase the efficiency of democratic individuals and groups functioning in NGOs by applying the method of ‘sociodrama in small groups’. The aim of the project is to achieve a measurable increase in the efficiency of democratic decision making processes in the target groups by utilizing their resources. Group sessions of 10 hours will be held once for each of the five participating NGOs, who suffer from some difficulties in their relations, communication or functioning, followed by a meeting with a professional impact analyst. The learning processes of the NGOs will lead to a spill-over effect contributing to achieve higher levels of understanding and cooperation, and overcome the current division lines that fragment Hungarian society.</text:p>
          </table:table-cell>
          <table:table-cell office:value-type="string" calcext:value-type="string">
            <text:p>A Magyar Pszichodráma Egyesület "Én az ő helyükben ...és tényleg!" projektjében a szociodráma segítségével öt civil szervezet dolgozói közt fejleszti az együttműködést. A beavatkozás hatékonyságát is mérik, az eredményeket pedig közzéteszik. A projekt hosszú távú célja, hogy a szociodráma, mint társas / társadalmi problémák kezelésére kidolgozott, hatásvizsgálatokkal alátámasztott csoportmódszer, Magyarországon is beépüljön a köztudatba és a közhasználatba.</text:p>
          </table:table-cell>
          <table:table-cell/>
          <table:table-cell office:value-type="string" calcext:value-type="string">
            <text:p>€9 389</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80" calcext:value-type="float">
            <text:p>80</text:p>
          </table:table-cell>
          <table:table-cell office:value-type="string" calcext:value-type="string">
            <text:p>NCTA-2013-3280-C</text:p>
          </table:table-cell>
          <table:table-cell office:value-type="string" calcext:value-type="string">
            <text:p>Lendületben Kicsikért és Nagyokért Egyesület</text:p>
          </table:table-cell>
          <table:table-cell office:value-type="string" calcext:value-type="string">
            <text:p>Szárnyas malac éve</text:p>
          </table:table-cell>
          <table:table-cell office:value-type="string" calcext:value-type="string">
            <text:p>Year of Winged Pig</text:p>
          </table:table-cell>
          <table:table-cell office:value-type="string" calcext:value-type="string">
            <text:p>Patapoklosi</text:p>
          </table:table-cell>
          <table:table-cell office:value-type="string" calcext:value-type="string">
            <text:p>Patapoklosi</text:p>
          </table:table-cell>
          <table:table-cell office:value-type="string" calcext:value-type="string">
            <text:p>In Motion for "Small and Large" Association</text:p>
          </table:table-cell>
          <table:table-cell office:value-type="string" calcext:value-type="string">
            <text:p>HU05-0106 - Year of Winged Pig</text:p>
          </table:table-cell>
          <table:table-cell office:value-type="string" calcext:value-type="string">
            <text:p>The community survey conducted in Patapoklosi village highlighted the need to help develop children and parents as well as that of for strengthening the local NGO. This project provides an opportunity to develop the young organization, through the extension of partnerships (with 5 organizations), development of methodological knowledge, addressing the settlement’s community and promoting the internal values of the organization. They will involve the segregated (20) families of the village into a one-year joint learning and creative process. During handicraft workshops creative experts and inhabitants will teach the parents and volunteers of the organization. They will learn how and what to play with the community’s children. The 8-month-long creative process will be concluded with a joint puppet performance and a fair. They establish a toy collection providing developing games for the children. The most creative children can participate a one-week camp of Bóbita Puppet Theatre.</text:p>
          </table:table-cell>
          <table:table-cell office:value-type="string" calcext:value-type="string">
            <text:p>A projekt a fiatal patapoklosi egyesület megerősítését és a településen élő roma és nem roma családok közti kapcsolat felépítését célozza. A projekthez csatlakozik öt civil szervezet és húsz családot vonnak be, akik közös programokat (kézműves műhelyt, kiállítást, bábelőadást, nyári tábort) szerveznek. A kézműves műhelyeken játékokat készítenek, melyekből kiállítás készül, és a gyerekek egyhetes bábszínházas nyári táboron vesznek részt.</text:p>
          </table:table-cell>
          <table:table-cell/>
          <table:table-cell office:value-type="string" calcext:value-type="string">
            <text:p>€6 848</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12" calcext:value-type="float">
            <text:p>12</text:p>
          </table:table-cell>
          <table:table-cell office:value-type="string" calcext:value-type="string">
            <text:p>NCTA-2013-1862-C</text:p>
          </table:table-cell>
          <table:table-cell office:value-type="string" calcext:value-type="string">
            <text:p>MU Színház Egyesület</text:p>
          </table:table-cell>
          <table:table-cell office:value-type="string" calcext:value-type="string">
            <text:p>Roseto-projekt</text:p>
          </table:table-cell>
          <table:table-cell office:value-type="string" calcext:value-type="string">
            <text:p>Roseto-project</text:p>
          </table:table-cell>
          <table:table-cell table:number-columns-repeated="2" office:value-type="string" calcext:value-type="string">
            <text:p>Budapest</text:p>
          </table:table-cell>
          <table:table-cell office:value-type="string" calcext:value-type="string">
            <text:p>MU Theatre</text:p>
          </table:table-cell>
          <table:table-cell office:value-type="string" calcext:value-type="string">
            <text:p>HU05-0097 - Roseto-project</text:p>
          </table:table-cell>
          <table:table-cell office:value-type="string" calcext:value-type="string">
            <text:p>The aim of the project is to work on the problem of exclusion with the method of drama pedagogy involving three civic communities. The direct objective of the project is to develop communication skills of three groups - students, pensioners and mothers with small children (altogether 30-50 people) - in the 9th district of Budapest to represent themselves more efficiently and to strengthen their social responsibility. Besides it aims to broaden the profile of MU theatre. During the 10-month period altogether 30 practical classes will be held for the groups and in the 10th month they will organize a performance in the theatre together. In the long run the aim is to promote a more efficient, democratic functioning of the district through achieving social integration, cooperation and community thinking.</text:p>
          </table:table-cell>
          <table:table-cell office:value-type="string" calcext:value-type="string">
            <text:p>A Roseto-projekt diákok, nyugdíjasok, álláskeresők és kismamák részére szervez csoportokat a fórumszínház, törvényalkotó színház és vitaszínház módszereivel fejlesztve kommunikációjukat. A XI. kerületi lakosok kommunikációs képességeinek, ezáltal önszerveződő-képességük javításához járul hozzá, hosszabb távon az együttműködések erősítéséshez és a demokratikus jogok gyakorlásának ösztönzéséhez. A foglalkozások közös mögöttes témája a megkülönböztetés elleni cselekvés.</text:p>
          </table:table-cell>
          <table:table-cell/>
          <table:table-cell office:value-type="string" calcext:value-type="string">
            <text:p>€7 990</text:p>
          </table:table-cell>
        </table:table-row>
        <table:table-row table:style-name="ro2">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58" calcext:value-type="float">
            <text:p>58</text:p>
          </table:table-cell>
          <table:table-cell office:value-type="string" calcext:value-type="string">
            <text:p>NCTA-2013-2942-C</text:p>
          </table:table-cell>
          <table:table-cell office:value-type="string" calcext:value-type="string">
            <text:p>Észak-Keleti Átjáró Kulturális és Tudományos Közhasznú Egyesület</text:p>
          </table:table-cell>
          <table:table-cell office:value-type="string" calcext:value-type="string">
            <text:p>Utánam, srácok!</text:p>
          </table:table-cell>
          <table:table-cell office:value-type="string" calcext:value-type="string">
            <text:p>Let’s go, guys!</text:p>
          </table:table-cell>
          <table:table-cell office:value-type="string" calcext:value-type="string">
            <text:p>Miskolc</text:p>
          </table:table-cell>
          <table:table-cell office:value-type="string" calcext:value-type="string">
            <text:p>Miskolc</text:p>
          </table:table-cell>
          <table:table-cell office:value-type="string" calcext:value-type="string">
            <text:p>North-East Passage Cultural and Academic Association</text:p>
          </table:table-cell>
          <table:table-cell office:value-type="string" calcext:value-type="string">
            <text:p>HU05-0080 - Let’s go, guys!</text:p>
          </table:table-cell>
          <table:table-cell office:value-type="string" calcext:value-type="string">
            <text:p>Miskolc is suffering from loosing educated habitants, culture and local economy is worsening. The images of Miskolc and the locals’ identities should be refreshed. Central spaces and buildings are not used and enjoyed as they could be. The cultural, historical heritage is a great basis for creative thinking and collective city planning regarding the present needs and motivations. </text:p>
            <text:p><text:s/>The organization fosters cooperation among NGO-s, instituitions and individuals who are open to start discussions about Miskolc’s urban values. Research on the private histories also supports the habitants in participating the formation of the city of today. Open and focused programs connected to well-known and important spaces of Miskolc are to revitalize them and inspire creative persons making Miskolc a better place to live. 4 sleeping central spaces will be revived by giving them a function, making them cosy and open. The organizors expect to involve 6000 habitants by letting them to give creative in-put.</text:p>
          </table:table-cell>
          <table:table-cell office:value-type="string" calcext:value-type="string">
            <text:p>A miskolci Észak-Kelet Átjáró célja, hogy a közösségi tudatban a város képzete és a város története átértékelődjék, a traumatikus és visszás képzetek helyére friss képek, a szellemi kulturális örökség elemei kerüljenek. A projekt akciókat és helyzeteket is teremt a városi helyek, terek belakására, ami a helyi identitás erősítését segíti. A program részei flash mobok, street art, utcabútor-építési akciók, vetélkedők és kulturális események, műhelysorozat és hálózatépítés.</text:p>
          </table:table-cell>
          <table:table-cell/>
          <table:table-cell office:value-type="string" calcext:value-type="string">
            <text:p>€9 992</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34" calcext:value-type="float">
            <text:p>34</text:p>
          </table:table-cell>
          <table:table-cell office:value-type="string" calcext:value-type="string">
            <text:p>NCTA-2013-2424-C</text:p>
          </table:table-cell>
          <table:table-cell office:value-type="string" calcext:value-type="string">
            <text:p>Helyben a Jövőnk Egyesület</text:p>
          </table:table-cell>
          <table:table-cell office:value-type="string" calcext:value-type="string">
            <text:p>Helyben a jövőnk!</text:p>
          </table:table-cell>
          <table:table-cell office:value-type="string" calcext:value-type="string">
            <text:p>Our future is here!</text:p>
          </table:table-cell>
          <table:table-cell office:value-type="string" calcext:value-type="string">
            <text:p>Nyíregyháza</text:p>
          </table:table-cell>
          <table:table-cell office:value-type="string" calcext:value-type="string">
            <text:p>Nyíregyháza</text:p>
          </table:table-cell>
          <table:table-cell office:value-type="string" calcext:value-type="string">
            <text:p>Pro Lingua Association</text:p>
          </table:table-cell>
          <table:table-cell office:value-type="string" calcext:value-type="string">
            <text:p>HU05-0077 - Our future is here!</text:p>
          </table:table-cell>
          <table:table-cell office:value-type="string" calcext:value-type="string">
            <text:p>The association develops a "Basket" food purchasing system in Nyíregyháza, based on high quality products of local farmers.The system connects the famers with consumers directly by creating a new channel while a community will be built up as well. The organizers expect that the system can reach 50 customer families, 20 farmers, and 50-200 other interested people. During public meetings they organize discussions with the participation of a performer and the audience, and will give higher publicity to food self-sufficiency in order to form people’s attitudes. Running their shopping community, being a model for consumers, will bring positive results in the society and will hopefully spread among the habitants of the town.</text:p>
          </table:table-cell>
          <table:table-cell office:value-type="string" calcext:value-type="string">
            <text:p>Közösségi élelmiszerbeszerzési rendszert fejleszt Nyíregyházán, Kosár néven a Prt Lingua Egyesület. A Kosár új kereskedelmi csatornát jelent a termelőknek, közvetlenül kötve össze őket a vásárlókkal. Jelen projektben bérelt ingatlan biztosításával, a technikai feltételek, a marketing és PR megerősítésével fejlesztik a programot. A hálózatba 50 családot, 20 gazdálkodót és 50-200 érdeklődőt szeretnének bevonni.</text:p>
          </table:table-cell>
          <table:table-cell/>
          <table:table-cell office:value-type="string" calcext:value-type="string">
            <text:p>€8 545</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94" calcext:value-type="float">
            <text:p>94</text:p>
          </table:table-cell>
          <table:table-cell office:value-type="string" calcext:value-type="string">
            <text:p>NCTA-2013-3639-C</text:p>
          </table:table-cell>
          <table:table-cell office:value-type="string" calcext:value-type="string">
            <text:p>Promontorium Polgári Casino</text:p>
          </table:table-cell>
          <table:table-cell office:value-type="string" calcext:value-type="string">
            <text:p>Közösségi tervezés Budafokon</text:p>
          </table:table-cell>
          <table:table-cell office:value-type="string" calcext:value-type="string">
            <text:p>Common Planning in Budafok</text:p>
          </table:table-cell>
          <table:table-cell table:number-columns-repeated="2" office:value-type="string" calcext:value-type="string">
            <text:p>Budapest</text:p>
          </table:table-cell>
          <table:table-cell office:value-type="string" calcext:value-type="string">
            <text:p>Promontorium Civil Casino</text:p>
          </table:table-cell>
          <table:table-cell office:value-type="string" calcext:value-type="string">
            <text:p>HU05-0104 - Common Planning in Budafok</text:p>
          </table:table-cell>
          <table:table-cell office:value-type="string" calcext:value-type="string">
            <text:p>Budafok-Tétény is a small, but historically rich settlement, possessing cultural, artistic and man-made environmental values, but the inner city is largely ruined. The organization implements this project in order to launch a conversation with relevant stakeholders, and offer conceptual inputs to the local government. The aim of the project is to introduce the method of community planning and to builds basis, so that civil community will be able to latch on to the local decision making processes of urban development. As a result of the project 20 people will be engaged in the development activity and 12 new institutional relations will be established. As an outcome of the project a brochure will be published on the inner city civil concept developed in 6 workshops and a forum of local inhabitants. A survey among citizens with questionnaire will be carried out, too.</text:p>
          </table:table-cell>
          <table:table-cell office:value-type="string" calcext:value-type="string">
            <text:p>A Promontorium Polgári Casino Városfejlesztési Kerekasztala a közösségi tervezés eszközeivel szeretne bekapcsolódni a budafoki városfejlesztésbe. A projekt hosszú távú célja, hogy a közösségi tervezés módszertanát egy széles civil bázis megismerje és elsajátítsa, és a civil szereplők partnerként vegyenek részt a várospolitikai folyamatokban. A rendszeres munkában 20-30 fő vesz részt, és közvetlenül megszólítanak 60 főt Budafok-Tétény civil közösségében. A használt eszközök műhelybeszélgetések és műhelymunkák a közösségi tervezésről, lakossági fórumok, kiadványok készítése és bemutatása Civil Konzultációs Tanács ülésén, átadása az Önkormányzat vezetésének.</text:p>
          </table:table-cell>
          <table:table-cell/>
          <table:table-cell office:value-type="string" calcext:value-type="string">
            <text:p>€7 710</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90" calcext:value-type="float">
            <text:p>90</text:p>
          </table:table-cell>
          <table:table-cell office:value-type="string" calcext:value-type="string">
            <text:p>NCTA-2013-3582-C</text:p>
          </table:table-cell>
          <table:table-cell office:value-type="string" calcext:value-type="string">
            <text:p>Szabolcsi Közösségfejlesztő és Vállalkozás Élénkítő Szociális Szövetkezet</text:p>
          </table:table-cell>
          <table:table-cell office:value-type="string" calcext:value-type="string">
            <text:p>Közösségépítés, családok megélhetésének segítése a bokortanyákban</text:p>
          </table:table-cell>
          <table:table-cell office:value-type="string" calcext:value-type="string">
            <text:p>Community building, family self-maintenance in “diasporal farms”</text:p>
          </table:table-cell>
          <table:table-cell office:value-type="string" calcext:value-type="string">
            <text:p>Nyíregyháza</text:p>
          </table:table-cell>
          <table:table-cell office:value-type="string" calcext:value-type="string">
            <text:p>Nyíregyháza</text:p>
          </table:table-cell>
          <table:table-cell office:value-type="string" calcext:value-type="string">
            <text:p>Szabolcsi Community Development and Social Entrepreneurship Stimulus Cooperative</text:p>
          </table:table-cell>
          <table:table-cell office:value-type="string" calcext:value-type="string">
            <text:p>HU05-0082 - Community building, family self-maintenance in “diasporal farms”</text:p>
          </table:table-cell>
          <table:table-cell office:value-type="string" calcext:value-type="string">
            <text:p>The ’town pantry’ role of the farms is disappearing while urban residents would like to run a farm and become self-sufficient, but their knowledge is inadequate to do so. The aim of the project therefore is to promote community life and household farming and to integrate indebted families into communities and help them to become farmers. Because of the changed living conditions and unpayable loans, these families would move to farms in hope of a better life, and the project give them practical assistance to start farming. Another goal is to bring together the supply of farms and the demand of the cities. The target group is 12 urban families and 60 people living in groups of homesteads.</text:p>
          </table:table-cell>
          <table:table-cell office:value-type="string" calcext:value-type="string">
            <text:p>A projekt célja a közösségi élet és a háztáji gazdálkodás fellendítése a tanyabokrokban és közösségi programoknak köszönhetően a városi kereslet és a tanyasi kínálat találkozása. A projekt célcsoportja a Nyíregyháza mellett található tanyabokrok lakossága, valamint a városban élő elszegényedő, lakóhelyváltásra kényszerülő, vagy önként a tanyasi gazdálkodó életformát választó családok. A program során közösségépítő tevékenységek zajlanak, közösségi mentor szerepet betöltő gazdákat keresnek és fórumok, találkozók segítségével népszerűsítik a közösségi gazdálkodást.</text:p>
          </table:table-cell>
          <table:table-cell/>
          <table:table-cell office:value-type="string" calcext:value-type="string">
            <text:p>€4 797</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62" calcext:value-type="float">
            <text:p>62</text:p>
          </table:table-cell>
          <table:table-cell office:value-type="string" calcext:value-type="string">
            <text:p>NCTA-2013-2980-C</text:p>
          </table:table-cell>
          <table:table-cell office:value-type="string" calcext:value-type="string">
            <text:p>A Románság Hagyományaiért és Jövőjéért Egyesület</text:p>
          </table:table-cell>
          <table:table-cell office:value-type="string" calcext:value-type="string">
            <text:p>KOMATÁL</text:p>
          </table:table-cell>
          <table:table-cell office:value-type="string" calcext:value-type="string">
            <text:p>KOMATÁL (“godparents dish”)</text:p>
          </table:table-cell>
          <table:table-cell office:value-type="string" calcext:value-type="string">
            <text:p>Medgyesegyháza</text:p>
          </table:table-cell>
          <table:table-cell office:value-type="string" calcext:value-type="string">
            <text:p>Medgyesegyháza</text:p>
          </table:table-cell>
          <table:table-cell office:value-type="string" calcext:value-type="string">
            <text:p>The Romanians and the Traditions of the Future Society</text:p>
          </table:table-cell>
          <table:table-cell office:value-type="string" calcext:value-type="string">
            <text:p>HU05-0101 - KOMATÁL (“godparents dish”)</text:p>
          </table:table-cell>
          <table:table-cell office:value-type="string" calcext:value-type="string">
            <text:p>The project is implemented in a marginalized area (Medgyesegyháza), where many people live in extreme poverty. Their social opportunities are limited and their community activities are not adequate. The local NGOs are less involved in advocacy and participation in local processes and decision-making. The aim of the project is to establish a Civic Roundtable, in favour of community cooperation. Another aim is to join with the residents through civic organizations initiating a more extensive social participation in public affairs. Understanding the local conditions local answers are needed. In the elaboration and implementation of the project active citizenship would be important. In the establishment of a Roundtable 6 civic organizations will take part with 14-16 members.</text:p>
          </table:table-cell>
          <table:table-cell office:value-type="string" calcext:value-type="string">
            <text:p>A Románság Hagyományaiért Egyesület települési civil kerekasztalt hoz létre Medgyesházán, egy rendkívül szegény régióban. A cél a helyi civil részvétel, érdekérvényesítés és együttműködés erősítése szervezetfejlesztéssel, csapatépítő tréningekkel, műhelyekkel és egyéb módszerekkel. A kerekasztalban hat civil szervezet vesz részt összesen 14-16 szereplővel.</text:p>
          </table:table-cell>
          <table:table-cell/>
          <table:table-cell office:value-type="string" calcext:value-type="string">
            <text:p>€7 923</text:p>
          </table:table-cell>
        </table:table-row>
        <table:table-row table:style-name="ro3">
          <table:table-cell office:value-type="string" calcext:value-type="string">
            <text:p>Közösség és szervezetfejlesztés</text:p>
          </table:table-cell>
          <table:table-cell office:value-type="string" calcext:value-type="string">
            <text:p>community and organizational development</text:p>
          </table:table-cell>
          <table:table-cell office:value-type="float" office:value="88" calcext:value-type="float">
            <text:p>88</text:p>
          </table:table-cell>
          <table:table-cell office:value-type="string" calcext:value-type="string">
            <text:p>NCTA-2013-3423-C</text:p>
          </table:table-cell>
          <table:table-cell office:value-type="string" calcext:value-type="string">
            <text:p>teljes Szívvel Közhasznú Alapítvány</text:p>
          </table:table-cell>
          <table:table-cell office:value-type="string" calcext:value-type="string">
            <text:p>"Tapad a kosz az elmére!"</text:p>
          </table:table-cell>
          <table:table-cell office:value-type="string" calcext:value-type="string">
            <text:p>‘Dirt sticks to the mind’</text:p>
          </table:table-cell>
          <table:table-cell office:value-type="string" calcext:value-type="string">
            <text:p>Miskolc</text:p>
          </table:table-cell>
          <table:table-cell office:value-type="string" calcext:value-type="string">
            <text:p>Miskolc</text:p>
          </table:table-cell>
          <table:table-cell office:value-type="string" calcext:value-type="string">
            <text:p>With Full Heart – Public Benefit Foundation</text:p>
          </table:table-cell>
          <table:table-cell office:value-type="string" calcext:value-type="string">
            <text:p>HU05-0081 - ‘Dirt sticks to the mind’</text:p>
          </table:table-cell>
          <table:table-cell office:value-type="string" calcext:value-type="string">
            <text:p>The project aims to create opportunity for secondary school students – with the help of communication devices and professionals - to become capable of distinguishing the differences between the ’good’ and ’bad’ through thinking and get them think about these values. The project is based on slam poetry, a popular form among students, in which they draw the world around them, and then they discuss problems with experts. The direct target groups are 15-20 aged secondary school students, who have already moved away from following the traditional family model and they rather accept behaviour forms from each other (100 persons). The indirect target group is those youth who gather to listen in the vicinity of the downtown workshop, the community space in Europe Square as an alternative to nearby pubs (200-300 people).</text:p>
          </table:table-cell>
          <table:table-cell office:value-type="string" calcext:value-type="string">
            <text:p>A Teljes Szívvel Közhasznú Alapítvány a slam poetry segítségével gimnazista korú fiataloknak szervez közösség építő programot. A slam szókimondó, a világ összes problémáját felvető kicsit vers, kicsit színház előadásmód a középiskolás korosztály nyelvezetét használja, ettől válik számukra könnyen érthetővé, közösség formáló erővé. Létrehozva egy ilyen társaságot, megnyerve a "hangadókat", a célcsoport szinte minden (!) tagja megszólítható, hiszen már kilépve a családi mintákból, egymás viselkedését figyelik. A projektben a havi egyszeri közösségi napon az addig eltelt időszak új verseit - "új problémáit" - beszélik meg, figyelve arra, hogy a problémák megoldására is igaz utakat mutassanak. A találkozó hely kulturális térként, teázóként ingyenesen üzemel, a környező kocsmák alternatívájaként. A program szervezői a tanintézetekkel együttműködnek, hiszen a slam segítségével olyan gondokra is felhívhatják a figyelmet, melyek az iskola falain belül nem kerülnek kimondásra.</text:p>
          </table:table-cell>
          <table:table-cell/>
          <table:table-cell office:value-type="string" calcext:value-type="string">
            <text:p>€7 571</text:p>
          </table:table-cell>
        </table:table-row>
        <table:table-row table:style-name="ro2">
          <table:table-cell office:value-type="string" calcext:value-type="string">
            <text:p>Közösség és szervezetfejlesztés (Makró)</text:p>
          </table:table-cell>
          <table:table-cell office:value-type="string" calcext:value-type="string">
            <text:p>community and organizational development</text:p>
          </table:table-cell>
          <table:table-cell office:value-type="float" office:value="114" calcext:value-type="float">
            <text:p>114</text:p>
          </table:table-cell>
          <table:table-cell office:value-type="string" calcext:value-type="string">
            <text:p>NCTA-2013-4170-M2</text:p>
          </table:table-cell>
          <table:table-cell office:value-type="string" calcext:value-type="string">
            <text:p>Zalai Falvakért Egyesület</text:p>
          </table:table-cell>
          <table:table-cell office:value-type="string" calcext:value-type="string">
            <text:p>Spiritusz - Virtuális- és közösségi módszerekkel a kistelepülésekért</text:p>
          </table:table-cell>
          <table:table-cell office:value-type="string" calcext:value-type="string">
            <text:p>Spirit - Virtual- and community methods for small villages</text:p>
          </table:table-cell>
          <table:table-cell office:value-type="string" calcext:value-type="string">
            <text:p>Zalaegerszeg</text:p>
          </table:table-cell>
          <table:table-cell office:value-type="string" calcext:value-type="string">
            <text:p>Zalaegerszeg</text:p>
          </table:table-cell>
          <table:table-cell office:value-type="string" calcext:value-type="string">
            <text:p>Association for the Villages of Zala</text:p>
          </table:table-cell>
          <table:table-cell office:value-type="string" calcext:value-type="string">
            <text:p>HU05-0129 - Spirit - Virtual- and community methods for small villages</text:p>
          </table:table-cell>
          <table:table-cell office:value-type="string" calcext:value-type="string">
            <text:p>The flame of the spirit lamp brought light and warmth to the villages of the last century and it is still an important surviving tool for travelers. 'Spirit' program is also a tool that means light, hope and maybe survival. Its aim is to strengthen creative people and communities who are able to take care of the countryside and form the local community life. The association faces new challenges; they have to review viable controll functions for the villages, assess instruments that are suitable for this age's technical requirements and create a network for local interested organizations.</text:p>
            <text:p><text:s/>The association works together with NGOs and communities of 16 small (less than 1500 citizen) villages in Zala and Vas to strengthen participation. To reach their goals, the association organizes development workshops, mentoring for the organizations, community survey, development plans and several other activities with the local people.</text:p>
          </table:table-cell>
          <table:table-cell office:value-type="string" calcext:value-type="string">
            <text:p>A spirituszégő lángja fényt és melegséget hozott a múlt század falvaiba, a kirándulók túlélő felszerelésének pedig még ma is fontos tartozéka. A fényt, a reményt, talán a túlélést jelentő eszköz a Spiritusz program is. Célja a vidéket felvállalni képes, a helyi közéletet aktívan formáló kreatív emberek, közösségek megerősítése. A Zalai Falvakért Egyesület új kihívás elé néz: a falvak érdekében felvállalható kontroll funkciókat, a kor technikai követelményeinek megfelelő jelenlét lehetőségeit kell áttekinteniük és hálózatot létrehozni a helyi szervezetekből. A fejlesztés során 16 Zala és Vas megyei, 1500 fő alatti település civil szervezeteivel és közösségeivel dolgoznak együtt a részvétel megerősítésén.</text:p>
          </table:table-cell>
          <table:table-cell/>
          <table:table-cell office:value-type="string" calcext:value-type="string">
            <text:p>€115 109</text:p>
          </table:table-cell>
        </table:table-row>
        <table:table-row table:style-name="ro3">
          <table:table-cell office:value-type="string" calcext:value-type="string">
            <text:p>Közösség és szervezetfejlesztés (Makró)</text:p>
          </table:table-cell>
          <table:table-cell office:value-type="string" calcext:value-type="string">
            <text:p>community and organizational development</text:p>
          </table:table-cell>
          <table:table-cell office:value-type="float" office:value="122" calcext:value-type="float">
            <text:p>122</text:p>
          </table:table-cell>
          <table:table-cell office:value-type="string" calcext:value-type="string">
            <text:p>NCTA-2013-4186-M2</text:p>
          </table:table-cell>
          <table:table-cell office:value-type="string" calcext:value-type="string">
            <text:p>Civil Kollégium Alapítvány</text:p>
          </table:table-cell>
          <table:table-cell office:value-type="string" calcext:value-type="string">
            <text:p>Helyi Erő - Helyi Forrás</text:p>
          </table:table-cell>
          <table:table-cell office:value-type="string" calcext:value-type="string">
            <text:p>Local Power - Local Sources</text:p>
          </table:table-cell>
          <table:table-cell office:value-type="string" calcext:value-type="string">
            <text:p>Kunszentmiklós</text:p>
          </table:table-cell>
          <table:table-cell office:value-type="string" calcext:value-type="string">
            <text:p>Kunszentmiklós</text:p>
          </table:table-cell>
          <table:table-cell office:value-type="string" calcext:value-type="string">
            <text:p>Civil College Foundation</text:p>
          </table:table-cell>
          <table:table-cell office:value-type="string" calcext:value-type="string">
            <text:p>HU05-0128 - Local Power - Local Sources</text:p>
          </table:table-cell>
          <table:table-cell office:value-type="string" calcext:value-type="string">
            <text:p>Notwithstanding all positive developments in the civil society of Hungary, this generally failed to create more space for citizens in the decision making process. At the same time citizens are not prepared to get involved. The objective of the proejct is therfore to provide long term support for local resource-development and community organizing practices in Hungary. On of the main instruments will be the establishment of a Sustainable Development and Community Organizing Resource Centre supporting 10(+) local/thematic communities and their organizations in resolving self-identified issues and answering specific needs. The expected outcomes are to reach out 700 local people; involve 150 people into voluntary activities and 300 project participants into trainings, meetings, events; write 40-60 newsfeeds on project activities; organize 6 local campaigns and 3 resource development projects; and last but not least develop a resource centre and its local model programme.</text:p>
          </table:table-cell>
          <table:table-cell office:value-type="string" calcext:value-type="string">
            <text:p>A Civil Kollégium Alapítvány projektje egy fenntartható fejlesztés és közösségszervezés forrásközpontot szeretne megalapozni, mely a helyi erőforrás fejlesztési és a közösségszervezési gyakorlatoknak nyújt szakmai támogatást. A projetkben tíz helyi/tematikus közösséget és szervezeteiket szeretnék felkészíteni és támogatni, hogy azok képesek legyenek saját erőforrásaikra támaszkodva fejleszteni közösségeiket. A résztvevők hátrányos helyzetű közösségek, civil szervezetek, szakemberek. A projekt során a pályázó saját stratégiáját és szervezetét és a közösségfejlesztők hálózatát is megújítja.</text:p>
          </table:table-cell>
          <table:table-cell/>
          <table:table-cell office:value-type="string" calcext:value-type="string">
            <text:p>€135 715</text:p>
          </table:table-cell>
        </table:table-row>
        <table:table-row table:style-name="ro3">
          <table:table-cell office:value-type="string" calcext:value-type="string">
            <text:p>Közösség és szervezetfejlesztés (Makró)</text:p>
          </table:table-cell>
          <table:table-cell office:value-type="string" calcext:value-type="string">
            <text:p>community and organizational development</text:p>
          </table:table-cell>
          <table:table-cell office:value-type="float" office:value="110" calcext:value-type="float">
            <text:p>110</text:p>
          </table:table-cell>
          <table:table-cell office:value-type="string" calcext:value-type="string">
            <text:p>NCTA-2013-4159-M2</text:p>
          </table:table-cell>
          <table:table-cell office:value-type="string" calcext:value-type="string">
            <text:p>Civitalis Egyesület</text:p>
          </table:table-cell>
          <table:table-cell office:value-type="string" calcext:value-type="string">
            <text:p>Közös alapokon - Közösségi alapítványok Magyarországon</text:p>
          </table:table-cell>
          <table:table-cell office:value-type="string" calcext:value-type="string">
            <text:p>Community foundations in Hungary</text:p>
          </table:table-cell>
          <table:table-cell table:number-columns-repeated="2" office:value-type="string" calcext:value-type="string">
            <text:p>Budapest</text:p>
          </table:table-cell>
          <table:table-cell office:value-type="string" calcext:value-type="string">
            <text:p>Civitalis Association</text:p>
          </table:table-cell>
          <table:table-cell office:value-type="string" calcext:value-type="string">
            <text:p>HU05-0124 - Community foundations in Hungary</text:p>
          </table:table-cell>
          <table:table-cell office:value-type="string" calcext:value-type="string">
            <text:p>The further development of local communities in Hungary is challenged by a number of issues, including the low level of civic engagement, the growing gap between the haves and have-nots and the insufficient co-operation between the public, business and non-profit sectors. Communities need solutions based on local resources to address these challenges successfully. The long-term goal of Civitalis Association is to promote community foundations in Hungary as one solution to challenges faced by local communities. Project activities aim to a) build a national support group for community foundations in the country; b) support the development of the two already existing community foundations and the start of new community foundations through tailor-made capacity building activities; and c) assist Hungarian community foundations to join the international movement. The project’s primary target group is active citizens ready to work for the improvement of their local communities.</text:p>
          </table:table-cell>
          <table:table-cell office:value-type="string" calcext:value-type="string">
            <text:p>A Civitalis Egyesület projektjében a közösségi alapítványok ügyét karolja fel. Ennek érdekében 15 szervezetet készítenek fel közösségi alapítvány indítására, fejlesztik a két létező közösségi alapítvány szervezetét, és képessé teszik saját szervezetüket a közösségi alapítványi mozgalom további fejlődésének támogatására. A közösségi alapítványokkal végzett munka támogatására létrehoznak egy országos támogató csoportot (OTCS), és tanulmányozzák a régió országos szintű támogatási modelljeit, majd kiépítik a hazai körülménykre legalkalmasabb rendszert. Az egyik célcsoport azok a civil szervezetek, melyek legalább 75 ezer fős „közösségekben“ működnek, jelentős társadalmi tőkével rendelkeznek, és egy közösségi alapítvány létrehozásával szeretnének hozzájárulni közösségük hosszú távú fejlődéséhez. A másik pedig a hazai két működő közösségi alapítvány (az egri Életminőségért Alapítvány és a budapesti Ferencvárosi Közösségi Alapítvány). Legfontosabb tevékenységek: az OTCS működésének kitalálása és beindítása, a 15 szervezet kiválasztása és a résztvevőkre szabott kapacitásépítési program megvalósítása, a hazai közösségi alapítványi mozgalom integrálása a nemzetközi mozgalomba. A projekt végére az egyesület kidolgozott stratégiával és megfelelő szervezeti kapacitással fog rendelkezni a közösségi alapítványok fejlődésének támogatására és az országban 4 további közösségi alapítvány jön létre.</text:p>
          </table:table-cell>
          <table:table-cell/>
          <table:table-cell office:value-type="string" calcext:value-type="string">
            <text:p>€88 200</text:p>
          </table:table-cell>
        </table:table-row>
        <table:table-row table:style-name="ro5">
          <table:table-cell office:value-type="string" calcext:value-type="string">
            <text:p>Közösség és szervezetfejlesztés (Makró)</text:p>
          </table:table-cell>
          <table:table-cell office:value-type="string" calcext:value-type="string">
            <text:p>community and organizational development</text:p>
          </table:table-cell>
          <table:table-cell office:value-type="float" office:value="123" calcext:value-type="float">
            <text:p>123</text:p>
          </table:table-cell>
          <table:table-cell office:value-type="string" calcext:value-type="string">
            <text:p>NCTA-2013-4188-M2</text:p>
          </table:table-cell>
          <table:table-cell office:value-type="string" calcext:value-type="string">
            <text:p>Levegő Munkacsoport Országos Környezetvédő Szövetség</text:p>
          </table:table-cell>
          <table:table-cell office:value-type="string" calcext:value-type="string">
            <text:p>Merjünk változtatni!</text:p>
          </table:table-cell>
          <table:table-cell office:value-type="string" calcext:value-type="string">
            <text:p>Dare to change!</text:p>
          </table:table-cell>
          <table:table-cell table:number-columns-repeated="2" office:value-type="string" calcext:value-type="string">
            <text:p>Budapest</text:p>
          </table:table-cell>
          <table:table-cell office:value-type="string" calcext:value-type="string">
            <text:p>Clean Air Action Group</text:p>
          </table:table-cell>
          <table:table-cell office:value-type="string" calcext:value-type="string">
            <text:p>HU05-0131 - Dare to change!</text:p>
          </table:table-cell>
          <table:table-cell office:value-type="string" calcext:value-type="string">
            <text:p>The social, legal and operational environment of NGOs has profoundly changed. New forms of co-operation and attitude change are needed for more successful functioning. </text:p>
            <text:p><text:s/>CAAG aims at enhancing annual work planning, performance evaluation, increasing the volunteer basis, the communication strategy, introducing new organization models, training and knowledge-sharing to increase revenues from independent sources. Their target group is organizations with at least 20 members operating in the 50 km zone of Budapest in the field of environmental protection, healthcare, sport, minorities, families and handicapped people.</text:p>
            <text:p><text:s/>Expected results are: tighter co-operation of NGOs, citizens and the business sector. The participants will become more organized and will be able to do more effective advocacy work. </text:p>
            <text:p><text:s/>Throughout the program trainings and development will cover the following areas: legal, infocommunication, volunteer, financial, application management, lobby, manager competencies, fundraising, as well as implementing joint actions, coaching, blog editing, writing.</text:p>
          </table:table-cell>
          <table:table-cell office:value-type="string" calcext:value-type="string">
            <text:p>A civil szervezetek társadalmi, jogi és működési környezete jelentősen megváltozott. A sikeres működést hálózati együttműködések létrehozásával szeretné segíteni a Levegő Munkacsoport. A fejlesztésbe környezetvédelmi, sporttal, településfejesztéssel, egészségvédelemmel foglalkozó szervezeteket és a nagycsaládosokat vonják be. Az eredményeknek köszönhetően a résztvevő szervezetek stratégiát alkotnak, működőképes élő hálózat alakul ki, sikeres forrásszerzési akciókat szerveznek, új tagok és önkéntesek csatlakoznak a résztvevőkhöz, melyek a jogszabályoknak megfelelő példaértékű működést és önálló programokat tudnak felmutatni.</text:p>
          </table:table-cell>
          <table:table-cell/>
          <table:table-cell office:value-type="string" calcext:value-type="string">
            <text:p>€94 516</text:p>
          </table:table-cell>
        </table:table-row>
        <table:table-row table:style-name="ro5">
          <table:table-cell office:value-type="string" calcext:value-type="string">
            <text:p>Közösség és szervezetfejlesztés (Makró)</text:p>
          </table:table-cell>
          <table:table-cell office:value-type="string" calcext:value-type="string">
            <text:p>community and organizational development</text:p>
          </table:table-cell>
          <table:table-cell office:value-type="float" office:value="116" calcext:value-type="float">
            <text:p>116</text:p>
          </table:table-cell>
          <table:table-cell office:value-type="string" calcext:value-type="string">
            <text:p>NCTA-2013-4172-M2</text:p>
          </table:table-cell>
          <table:table-cell office:value-type="string" calcext:value-type="string">
            <text:p>Cromo Alapítvány</text:p>
          </table:table-cell>
          <table:table-cell office:value-type="string" calcext:value-type="string">
            <text:p>KŐKEMÉNY – KÖzösségi KEzdeMÉNYezések Nógrádban és Baranyában</text:p>
          </table:table-cell>
          <table:table-cell office:value-type="string" calcext:value-type="string">
            <text:p>COM'IN - COMmunity INitiatives in Nógrád and Baranya county</text:p>
          </table:table-cell>
          <table:table-cell table:number-columns-repeated="2" office:value-type="string" calcext:value-type="string">
            <text:p>Budapest</text:p>
          </table:table-cell>
          <table:table-cell office:value-type="string" calcext:value-type="string">
            <text:p>Cromo Foundation</text:p>
          </table:table-cell>
          <table:table-cell office:value-type="string" calcext:value-type="string">
            <text:p>HU05-0125 - COM'IN - COMmunity INitiatives in Nógrád and Baranya county</text:p>
          </table:table-cell>
          <table:table-cell office:value-type="string" calcext:value-type="string">
            <text:p>Poverty and unemployment in Roma communities is permanent. News by and about Roma people are underrepresented in media. It is essential to support communities in finding local solutions for sustainable living and in communication and organisation development.</text:p>
            <text:p><text:s/>The goal of the program is to strengthen the role of Roma advocacy groups through capacity building and organizational development. The communities and organizations represened are all involved in Roma issues but they are at different levels of development. They wish to influence the local agenda in the fields of social, cultural and rural development for which they need both organizational and methodical skills and knowledge development.</text:p>
            <text:p><text:s/>Cromo will provide training services, case study follow-up, media and communication training programs for participants in Nograd county. Advanced facilitation will be provided for the participants of Baranya, since they have already been involved in basic training in 2009-2010. Cromo will also initiate and operate the ComIn Portal by gathering and sharing methods of Community Initiatives as well as support participants to implement 5 community actions in Nograd county by involving Baranya participants as well.</text:p>
            <text:p><text:s/>As result of the program developed organizations are expected to use effective and varied methodologies in community development as well as plans and practical ideas of organizational sustainability. Via the portal new project ideas and cooperations will be born and the current facilitators’ network will grow.</text:p>
          </table:table-cell>
          <table:table-cell office:value-type="string" calcext:value-type="string">
            <text:p>A Közösségi Kezdeményezések (Kőkemény) projekt célja, hogy megerősítse a romák szerepét a régióban. A Cromo alapítvány ezt a helyi érdekképviselő szervezetek és közösségi kezdeményezéseik kapacitásfejlesztésén keresztül szeretné elérni, a helyi erőforrások bevonásával. A projektnek köszönhetően várhatóan nőni fog a roma résztvevők eredménykommunikációja és a romákat érintő ügyek és szervezetek ismertsége. Emellett a Cromo saját szakértői szerepét is megerősíti a közösségi kezdeményezések területén, ezzel fejlesztve szolgáltatásait, fenntarthatóságát és külső kommunikációját.</text:p>
          </table:table-cell>
          <table:table-cell/>
          <table:table-cell office:value-type="string" calcext:value-type="string">
            <text:p>€97 557</text:p>
          </table:table-cell>
        </table:table-row>
        <table:table-row table:style-name="ro2">
          <table:table-cell office:value-type="string" calcext:value-type="string">
            <text:p>Közösség és szervezetfejlesztés (Makró)</text:p>
          </table:table-cell>
          <table:table-cell office:value-type="string" calcext:value-type="string">
            <text:p>community and organizational development</text:p>
          </table:table-cell>
          <table:table-cell office:value-type="float" office:value="126" calcext:value-type="float">
            <text:p>126</text:p>
          </table:table-cell>
          <table:table-cell office:value-type="string" calcext:value-type="string">
            <text:p>NCTA-2013-4193-M2</text:p>
          </table:table-cell>
          <table:table-cell office:value-type="string" calcext:value-type="string">
            <text:p>Nevelők Háza Egyesület</text:p>
          </table:table-cell>
          <table:table-cell office:value-type="string" calcext:value-type="string">
            <text:p>PecsWork - közösségszövetek a városban</text:p>
          </table:table-cell>
          <table:table-cell office:value-type="string" calcext:value-type="string">
            <text:p>PecsWork - community swathes in the city</text:p>
          </table:table-cell>
          <table:table-cell office:value-type="string" calcext:value-type="string">
            <text:p>Pécs</text:p>
          </table:table-cell>
          <table:table-cell office:value-type="string" calcext:value-type="string">
            <text:p>Pécs</text:p>
          </table:table-cell>
          <table:table-cell office:value-type="string" calcext:value-type="string">
            <text:p>Educators' Center Association</text:p>
          </table:table-cell>
          <table:table-cell office:value-type="string" calcext:value-type="string">
            <text:p>HU05-0132 - PecsWork - community swathes in the city</text:p>
          </table:table-cell>
          <table:table-cell office:value-type="string" calcext:value-type="string">
            <text:p>The PecsWork project organized by the locally and regionally significant Educators' Center Association aims to develop district service centers and community initiatives in Pécs and it's agglomeration. They also want to foster networking of the local civic groups thus enabling them to articulate their goals and needs. Furthermore, the project aims to to help the civil centers serving the real needs of the community.</text:p>
            <text:p><text:s/>Partners of the program are the Oslo-based HiOA (Oslo and Akershus University), the 3rd. Sector Foundation and the Faculty of Economics (University of Pécs). The project relies on the methodologies and adaptable experiences of HiOA in the area of urban development and in the promotion of small communities self-interest. The results of the development will be included in the international non-profit research program of the Faculty of Economics, University of Pécs.This may help the fine-tuning and possible broadening of the program and its methods.</text:p>
          </table:table-cell>
          <table:table-cell office:value-type="string" calcext:value-type="string">
            <text:p>A Nevelők Háza Egyesület a saját szervezetének fejlesztése mellett Pécs szolgáltatóközpontjait és az ezek körül működő közösségi alapú kezdeményezéseket szeretné fejleszteni. A bevont szervezetek közt hálózati együttműködéseket alakítanak ki, hogy képessé váljanak céljaik, érdekeik megfogalmazására. Emellett a városrészi központokat úgy szeretnék átszervezni, hogy azok a közösségi igényeket szolgálva a helyi szükségleteken alapuló szolgáltatásokat kínáljanak. A Nevelők Háza saját szervezetfejlesztéséhez többfókuszú szervezeti stratégiát alakít ki, fejleszti a szervezet struktúráját, szolgáltatásait és együttműködéseit. A programnak köszönhetően 26 szervezet fejlesztése történik meg, hálózati munka alakul ki a város civil szervezetei közt és a helyi érdekérvényesítés is hatékonyabbá válik.</text:p>
          </table:table-cell>
          <table:table-cell/>
          <table:table-cell office:value-type="string" calcext:value-type="string">
            <text:p>€13 828</text:p>
          </table:table-cell>
        </table:table-row>
        <table:table-row table:style-name="ro2">
          <table:table-cell office:value-type="string" calcext:value-type="string">
            <text:p>Közösség és szervezetfejlesztés (Makró)</text:p>
          </table:table-cell>
          <table:table-cell office:value-type="string" calcext:value-type="string">
            <text:p>community and organizational development</text:p>
          </table:table-cell>
          <table:table-cell office:value-type="float" office:value="111" calcext:value-type="float">
            <text:p>111</text:p>
          </table:table-cell>
          <table:table-cell office:value-type="string" calcext:value-type="string">
            <text:p>NCTA-2013-4162-M2</text:p>
          </table:table-cell>
          <table:table-cell office:value-type="string" calcext:value-type="string">
            <text:p>Közösségfejlesztők Egyesülete</text:p>
          </table:table-cell>
          <table:table-cell office:value-type="string" calcext:value-type="string">
            <text:p>Közösségi szolgáltatás - közösségi működtetés kistelepüléseken</text:p>
          </table:table-cell>
          <table:table-cell office:value-type="string" calcext:value-type="string">
            <text:p>Community services - commnity based operation in small settlements</text:p>
          </table:table-cell>
          <table:table-cell table:number-columns-repeated="2" office:value-type="string" calcext:value-type="string">
            <text:p>Budapest</text:p>
          </table:table-cell>
          <table:table-cell office:value-type="string" calcext:value-type="string">
            <text:p>Hungarian Association for Community Development</text:p>
          </table:table-cell>
          <table:table-cell office:value-type="string" calcext:value-type="string">
            <text:p>HU05-0126 - Community services - commnity based operation in small settlements</text:p>
          </table:table-cell>
          <table:table-cell office:value-type="string" calcext:value-type="string">
            <text:p>Civic organizations in general and especially in small settlements suffer of lack of resources and capacities. In addition, there is great demand for services offered by civic organizations or informal groups for local communities. Through community based operation, process evaluation, a free educational program and by restructuring the organization, the Community Developers Association serves the long term objectives of community development in Hungary. Target groups will learn to operate their organization and services on a community basis; local and professional networks will be built; the 3-level model of community development will be established in Hungary, new methodologies are to be developed and web pages renewed.</text:p>
          </table:table-cell>
          <table:table-cell office:value-type="string" calcext:value-type="string">
            <text:p>A projekt a kistelepüléseken működő, erősen forrás és kapacitáshiányos civil szervezetek és csoportok megerősítését tűzte ki célul. A fejlesztés során felkészítik a résztvevőket a közösségi alapú működésre és helyi szektorközi hálózatok építésére. Emellett az egyesület saját szervezetét és munkafolyamatait úgy alakítja át, hogy a továbbiakban szakmai-módszertani erőforrásközpontként működhessen. A bevonandó szervezeteket terepismerettel rendelkező partnerek segítségével választják ki egy közösen kidolgozott szempontrendszer, előzetes interjúk és egy házi feladat elkészítésének tapasztalatai alapján. </text:p>
            <text:p><text:s/>Várt eredmények: 20, közösségi működ(tet)ésre képes szervezet (min. 3 roma), jó gyakorlat gyűjtemény, online tanulóprogram, aktualizált szakértői adatbázis, tagozati rendszer a Közösségfejlesztők Egyesületében (KÖFE) , közösségi folyamatok értékelésének módszertana, 20-25 értékelő szakember, 2 akadálymentes, informatív és interaktív honlap, hírlevél, szervezeti diagnózisok alapján kidolgozott és megvalósított fejlesztési tervek, lokális szektorközi hálózatok, új szervezeti erőforrások.</text:p>
          </table:table-cell>
          <table:table-cell/>
          <table:table-cell office:value-type="string" calcext:value-type="string">
            <text:p>€125 769</text:p>
          </table:table-cell>
        </table:table-row>
        <table:table-row table:style-name="ro4">
          <table:table-cell office:value-type="string" calcext:value-type="string">
            <text:p>Közösség és szervezetfejlesztés (Makró)</text:p>
          </table:table-cell>
          <table:table-cell office:value-type="string" calcext:value-type="string">
            <text:p>community and organizational development</text:p>
          </table:table-cell>
          <table:table-cell office:value-type="float" office:value="120" calcext:value-type="float">
            <text:p>120</text:p>
          </table:table-cell>
          <table:table-cell office:value-type="string" calcext:value-type="string">
            <text:p>NCTA-2013-4182-M2</text:p>
          </table:table-cell>
          <table:table-cell office:value-type="string" calcext:value-type="string">
            <text:p>Védegylet Egyesület</text:p>
          </table:table-cell>
          <table:table-cell office:value-type="string" calcext:value-type="string">
            <text:p>Katalizátorok helyben - kisközösségek átalakulásban</text:p>
          </table:table-cell>
          <table:table-cell office:value-type="string" calcext:value-type="string">
            <text:p>Local Catalysts - Small Communities in Transition</text:p>
          </table:table-cell>
          <table:table-cell table:number-columns-repeated="2" office:value-type="string" calcext:value-type="string">
            <text:p>Budapest</text:p>
          </table:table-cell>
          <table:table-cell office:value-type="string" calcext:value-type="string">
            <text:p>Protect the Future Society</text:p>
          </table:table-cell>
          <table:table-cell office:value-type="string" calcext:value-type="string">
            <text:p>HU05-0127 - Local Catalysts - Small Communities in Transition</text:p>
          </table:table-cell>
          <table:table-cell office:value-type="string" calcext:value-type="string">
            <text:p>The political and economic situation causes instability in the local level. Protect the Future creates a support network to enable and strengthen cooperation and experience exchange between new Transition Communities, while realising concrete energy, local food and local economic developments; increase local cooperative skills; reduce poverty and the vulnerability of communities to social, economic and environmental shocks by promoting sustainable use of local resources. Target groups are the community developers, the disadvantaged and / or Roma communities, the rural, urban and eco-communities.</text:p>
            <text:p><text:s/>Main outputs of the project: developing a Hungarian catalyst and transition community support network with input from Norwegian mentors; realising 15 local and 1 Trialog, cross-sector study visits from Norway; delivering 3 transition and 2 catalyst workshops, 15 hands-on activities in 15 communities; continuous mentoring; creating an event with 150 participants with cross-sector participation; publishing the Transition Practical Best Practice e-Tool Kit.</text:p>
          </table:table-cell>
          <table:table-cell office:value-type="string" calcext:value-type="string">
            <text:p>A helyi források jobb kihasználásával csökkenthető a társadalmi, gazdasági és környezeti behatásokkal szembeni sérülékenység. Az Átalakuló Közösségek támogatására a Védegylet egy támogatói hálózatot hív életre, mely lehetővé teszi és megerősíti az együttműködést és tapasztalatcserét az új Átalakuló Közösségek közt, addig amíg azok beindítják konkrét energetikai, helyi élelmiszer és helyi gazdasági fejlesztéseiket. </text:p>
            <text:p><text:s/>A projekt elemei: Magyarországi katalizátor és átalakuló közösségek támogatói hálózatának kialakítása norvég mentor segítségével. 15 helyi és egy több szektoros, tanulmányút Norvégiából, 3 Átalakulás képzés, 2 katalizátor képzés, 15 konkrét fejlesztési projekt megvalósítása (pl.: közösségi kert, biobrikett program, adománybolt), folyamatos mentorálás, 150 fős interszektoriális esemény, egy Átalakulás jó-példák kézikönyv - kiadvány.</text:p>
            <text:p><text:s/>Az eredmények növelik a (kis)közösségek tudatos részvételét a részvételi demokrácia megerősítésében és fejlesztésében. Létrejönnek továbbá olyan konkrét jó projektek melyeket a közösségek maguk kezdeményeztek, és tartanak fenn.</text:p>
          </table:table-cell>
          <table:table-cell/>
          <table:table-cell office:value-type="string" calcext:value-type="string">
            <text:p>€135 074</text:p>
          </table:table-cell>
        </table:table-row>
        <table:table-row table:style-name="ro5">
          <table:table-cell office:value-type="string" calcext:value-type="string">
            <text:p>Közösség és szervezetfejlesztés (Makró)</text:p>
          </table:table-cell>
          <table:table-cell office:value-type="string" calcext:value-type="string">
            <text:p>community and organizational development</text:p>
          </table:table-cell>
          <table:table-cell office:value-type="float" office:value="117" calcext:value-type="float">
            <text:p>117</text:p>
          </table:table-cell>
          <table:table-cell office:value-type="string" calcext:value-type="string">
            <text:p>NCTA-2013-4174-M2</text:p>
          </table:table-cell>
          <table:table-cell office:value-type="string" calcext:value-type="string">
            <text:p>Szegényeket Támogató Alap Egri Alapítványa</text:p>
          </table:table-cell>
          <table:table-cell office:value-type="string" calcext:value-type="string">
            <text:p>Észak-magyarországi Settlement Hálózat</text:p>
          </table:table-cell>
          <table:table-cell office:value-type="string" calcext:value-type="string">
            <text:p>"Settlement network in Northern Hungary"</text:p>
          </table:table-cell>
          <table:table-cell office:value-type="string" calcext:value-type="string">
            <text:p>Eger</text:p>
          </table:table-cell>
          <table:table-cell office:value-type="string" calcext:value-type="string">
            <text:p>Eger</text:p>
          </table:table-cell>
          <table:table-cell office:value-type="string" calcext:value-type="string">
            <text:p>The Eger Foundation of the Fund to Support the Poor</text:p>
          </table:table-cell>
          <table:table-cell office:value-type="string" calcext:value-type="string">
            <text:p>HU05-0130 - "Settlement network in Northern Hungary"</text:p>
          </table:table-cell>
          <table:table-cell office:value-type="string" calcext:value-type="string">
            <text:p>The project's main goal is to empower (especially Roma) people living in deep poverty building on the knowledge and experiences of SZETA, in a process which will strengthen their skills and provides them methods, tools so that they will be able to represent their interests and to organize their community. The participants will establish and maintain settlement houses, and they will improve their own situation indirectly.</text:p>
            <text:p><text:s/>The target groups are the civic communities and NGOs which have disadvantaged (Roma) members who intend to improve the position of their own social group and that of the village. </text:p>
            <text:p><text:s/>The project results will be achieved in two stages: the first part of the organizations involved (10) will be able to access external resources, maintain themselves and the settlement house by the 19th month of the project. The second lot of the organizations (7) will achieve these goals by the end of the project.</text:p>
          </table:table-cell>
          <table:table-cell office:value-type="string" calcext:value-type="string">
            <text:p>A program célja a mélyszegénységben élők (különös tekintettel a cigány emberekre) önszerveződésének, érdekképviseletének segítése, helyzetének javítása,a közösségszervezés segítségével. Ennek megalapozásához a részt vevő településeken egyesületi fenntartású settlementházakat hoznak létre és működtetnek a résztvevőkkel.</text:p>
            <text:p><text:s/>A projekt részeként az egri SZETA összegzi azon ismereteit, tapasztalatait, amelyeket az elmúlt években gyűjtött össze a mélyszegénységben élők között végzett és settlement munkája során. Sor kerül ezek elemzésére, megírására, és megjelentetésére esettanulmány és módszertani segédanyag, és képzési tematika formájában. Az alapítvány részt vesz továbbá az egyesületi settlementházak helyi viszonyokhoz való adaptálásában, fejlesztésében.</text:p>
            <text:p><text:s/>A fejlesztésben résztvevők Észak-Magyarország azon civil közösségei (17 db), amelyeknek tagjai hátrányos helyzetű (roma) emberek, és tevékenységeik saját társadalmi csoportjuk helyzetének javítására irányulnak. A szervezetek kapacitásbővítését szolgálják a következők: settlementház működtetésének-fenntartásának megtanulása, szervezetfejlesztések, képzések, a működő programok látogatása, a folyamatos egyéni mentori segítségnyújtás erőforrás fejlesztésükhöz.</text:p>
            <text:p><text:s/>A szervezetek várhatóan a program 19-31. hónapja közt már képesek lesznek külső erőforrások megszerzésére, az egyesület és a settlementház fenntartására.</text:p>
          </table:table-cell>
          <table:table-cell/>
          <table:table-cell office:value-type="string" calcext:value-type="string">
            <text:p>€119 086</text:p>
          </table:table-cell>
        </table:table-row>
        <table:table-row table:style-name="ro3">
          <table:table-cell office:value-type="string" calcext:value-type="string">
            <text:p>Női jogok és esélyegyenlőség</text:p>
          </table:table-cell>
          <table:table-cell office:value-type="string" calcext:value-type="string">
            <text:p>gender and equal opportunities</text:p>
          </table:table-cell>
          <table:table-cell office:value-type="float" office:value="54" calcext:value-type="float">
            <text:p>54</text:p>
          </table:table-cell>
          <table:table-cell office:value-type="string" calcext:value-type="string">
            <text:p>NCTA-2013-2847-B</text:p>
          </table:table-cell>
          <table:table-cell office:value-type="string" calcext:value-type="string">
            <text:p>Szexmunkások Érdekvédelmi Egyesülete</text:p>
          </table:table-cell>
          <table:table-cell office:value-type="string" calcext:value-type="string">
            <text:p>Semmit rólunk, nélkülünk! - Társadalmi vita a szexmunkások esélyegyenlőségének javításáért</text:p>
          </table:table-cell>
          <table:table-cell office:value-type="string" calcext:value-type="string">
            <text:p>Inclusion of Sex workers - Nothing about us without us!</text:p>
          </table:table-cell>
          <table:table-cell table:number-columns-repeated="2" office:value-type="string" calcext:value-type="string">
            <text:p>Budapest</text:p>
          </table:table-cell>
          <table:table-cell office:value-type="string" calcext:value-type="string">
            <text:p>Association of Hungarian Sex Workers</text:p>
          </table:table-cell>
          <table:table-cell office:value-type="string" calcext:value-type="string">
            <text:p>HU05-0072 - Inclusion of Sex workers - Nothing about us without us!</text:p>
          </table:table-cell>
          <table:table-cell office:value-type="string" calcext:value-type="string">
            <text:p>Sex workers are excluded from public debates on prostitution in Hungary and are not given opportunities to represent their interests and articulate their points of view to the public and decision makers. In policy discourses, the emphasis lies on trafficking, while discrimination, social stigma and the crime that sex workers face are not that highly prioritized. The project builds on UN CEDAW recommendations of strategic importance by supporting initiatives of the affected group that can change the public perception and start public debates that reflect sex workers’ perspectives. As an outcome a more inclusive professional and public debate on sex work will be built and decision makers and professionals become more willing to include sex workers in policy formulation. The outputs of the project will be a photo exhibition, conference, media coverage, impact assessment, trainings for sex workers, consultations with decision makers.</text:p>
          </table:table-cell>
          <table:table-cell office:value-type="string" calcext:value-type="string">
            <text:p>A prostitúcióról folyó vitából Magyarországon a szexmunkások ki vannak rekesztve, nem kéviselhetik érdekeiket. A szakmapolitikai párbeszédben a fő hangsúly az emberkereskedelmen van, míg a kirekesztés, szociális megbélyegzés és a kriminalizálás kérdései nem kapnak figyelmet. A projekt célja, hogy teret nyisson a marginalizált helyzetű szexmunkásoknak arra, hogy saját érdekeiket képviseljék és megalapozzák a jelenlegi stigmatizáló közgondolkozás megváltozását és igényeikre reflektáló széleskörű vitákat és közpolitika alkotást. A programban szexmunkás aktivistákat toboroznak, és képzik őket, portrésorozatot és kiállítást szerveznek, jogsegélyszolgálatot indítanak részükre. Emellett hatásvizsgálat készül a szabálysértési törvényről és egyeztetések kezdődnek a döntéshozás képviselőivel az ENSZ CEDAW Bizottságának ajánlásai alapján. Eredményként az várható, hogy a prostitúció körüli szakmai és társadalmi diskurzus inkluzívabbá válik, és a szexmunkások nézőpontjainak megismerése után a szakemberek, döntéshozók lehetővé teszik, hogy az érintettek is felszólaljanak. A prostitúciós jelenség újfajta tematizálása olyan új megközelítés meggyökerezését váltja ki elsősorban a médiában, mely az önként szexmunkát vállalókat nem áldozatként, hanem sorsáért felelősséget vállaló nőként mutatja be.</text:p>
          </table:table-cell>
          <table:table-cell/>
          <table:table-cell office:value-type="string" calcext:value-type="string">
            <text:p>€9 911</text:p>
          </table:table-cell>
        </table:table-row>
        <table:table-row table:style-name="ro3">
          <table:table-cell office:value-type="string" calcext:value-type="string">
            <text:p>Női jogok és esélyegyenlőség</text:p>
          </table:table-cell>
          <table:table-cell office:value-type="string" calcext:value-type="string">
            <text:p>gender and equal opportunities</text:p>
          </table:table-cell>
          <table:table-cell office:value-type="float" office:value="56" calcext:value-type="float">
            <text:p>56</text:p>
          </table:table-cell>
          <table:table-cell office:value-type="string" calcext:value-type="string">
            <text:p>NCTA-2013-2903-B</text:p>
          </table:table-cell>
          <table:table-cell office:value-type="string" calcext:value-type="string">
            <text:p>Születésház Közhasznú Egyesület</text:p>
          </table:table-cell>
          <table:table-cell office:value-type="string" calcext:value-type="string">
            <text:p>Hátrányos helyzet - Nők a szülészeti ellátásban</text:p>
          </table:table-cell>
          <table:table-cell office:value-type="string" calcext:value-type="string">
            <text:p>Diversity in Maternity Care</text:p>
          </table:table-cell>
          <table:table-cell table:number-columns-repeated="2" office:value-type="string" calcext:value-type="string">
            <text:p>Budapest</text:p>
          </table:table-cell>
          <table:table-cell office:value-type="string" calcext:value-type="string">
            <text:p>Birth House Association</text:p>
          </table:table-cell>
          <table:table-cell office:value-type="string" calcext:value-type="string">
            <text:p>HU05-0071 - Diversity in Maternity Care</text:p>
          </table:table-cell>
          <table:table-cell office:value-type="string" calcext:value-type="string">
            <text:p>The Hungarian maternity care system is very patriarchal where women are oppressed by the law. This results in discrimination and regular violence against them. Disadvantaged women suffer from a cumulative effect of the system. The project brings the issue of women’s birth rights to the light with a focus on disadvantaged women. The organization wants to highlight the needs of disadvantaged women, examine the system of care and work towards further research and networking. The project consists five one-day conferences and a round-table discussion followed by workshops. The organizaton will promote the one-to-one woman-centered care. Other activities are providing information and multimedia materials, generating media attention and report to the government. The target groups are disabled women, Roma women, women in difficult circumstances who had a C-section or experienced obstetric violence.</text:p>
          </table:table-cell>
          <table:table-cell office:value-type="string" calcext:value-type="string">
            <text:p>A Születésház projektje arra hívja fel a figyelmet, hogy miként nyomja el a medikalizált szülészeti ellátórendszer a nőket, figyelmen kívül hagyva az olyan speciális igényeket, amelyek valamilyen hátrányos helyzetben lévő csoporthoz való tartozásból erednek. Továbbá szeretnék beemelni a várandósgondozásról és szülésről folyó társadalmi diskurzusból hiányzó női csoportok problémáit, az indokolotlan császármetszések mellékhatásait (egészségügyi és gazdasági). A projektben szakmai koalíciók összekovácsolására vállalkoznak, kerekasztal beszélgetések és worshopok szervezésével, kommunikációs anyagok készítésével. Összegyűjtik a szakemberek tapasztalatait és terjesztik a várandósgondozás és szülészet területén dolgozó szakemberek, civilek, törvényhozók és érintett nők körében.</text:p>
          </table:table-cell>
          <table:table-cell/>
          <table:table-cell office:value-type="string" calcext:value-type="string">
            <text:p>€1 095</text:p>
          </table:table-cell>
        </table:table-row>
        <table:table-row table:style-name="ro3">
          <table:table-cell office:value-type="string" calcext:value-type="string">
            <text:p>Női jogok és esélyegyenlőség</text:p>
          </table:table-cell>
          <table:table-cell office:value-type="string" calcext:value-type="string">
            <text:p>gender and equal opportunities</text:p>
          </table:table-cell>
          <table:table-cell office:value-type="float" office:value="77" calcext:value-type="float">
            <text:p>77</text:p>
          </table:table-cell>
          <table:table-cell office:value-type="string" calcext:value-type="string">
            <text:p>NCTA-2013-3187-B</text:p>
          </table:table-cell>
          <table:table-cell office:value-type="string" calcext:value-type="string">
            <text:p>Karbon Kör Egyesület</text:p>
          </table:table-cell>
          <table:table-cell office:value-type="string" calcext:value-type="string">
            <text:p>Férfiak a Nőkért</text:p>
          </table:table-cell>
          <table:table-cell office:value-type="string" calcext:value-type="string">
            <text:p>Men for Women</text:p>
          </table:table-cell>
          <table:table-cell office:value-type="string" calcext:value-type="string">
            <text:p>Komló</text:p>
          </table:table-cell>
          <table:table-cell office:value-type="string" calcext:value-type="string">
            <text:p>Komló</text:p>
          </table:table-cell>
          <table:table-cell office:value-type="string" calcext:value-type="string">
            <text:p>Carbon Cicle Club</text:p>
          </table:table-cell>
          <table:table-cell office:value-type="string" calcext:value-type="string">
            <text:p>HU05-0069 - Men for Women</text:p>
          </table:table-cell>
          <table:table-cell office:value-type="string" calcext:value-type="string">
            <text:p>Two extremely violent crimes were committed against women in Pécs in the last 24 months that shocked the public. Main messages of the short film and poster campaign „Real men don’t hurt women, real men are not violent, rape and women maltreatment is a shame” should draw the attention of men and women to the fact that they can reduce and eventually stop violence, and help recognize and identify crime and violence. In the collective project photos and a short film will be made with the team members of PMFC Matias Futball Club (as icons) with the main message: non-violence and appreciation of women. With the campaign football fans will be addressed, furthermore several thousand people can be reached. A well-known football team can help making changes in the public thinking by reacting sensitively and peacefully to a problem which can create heavy emotions.</text:p>
          </table:table-cell>
          <table:table-cell office:value-type="string" calcext:value-type="string">
            <text:p>"Az igazi férfi nem bánt nőt" kampány célja, hogy felhívja a figyelmet arra, hogy a gondolkodásmód megváltoztatásával mennyire sokat tehetünk azért, hogy csökkenjen és idővel megszűnjön a nők elleni erőszak és általában az erőszak. A kampánnyal közvetlenül a focimeccsekre járó szurkolókat szólítják meg. A projekt része egy gender szemléletű képzés, melyen a kampányban főszerepet vállaló futballisták és a projektben dolgozók vesznek részt. Együttműködő partner a PMFC-MATIAS labdarúgó csapata, a HPT Consult Kft. és a Nő az Esély Egyesület.</text:p>
          </table:table-cell>
          <table:table-cell/>
          <table:table-cell office:value-type="string" calcext:value-type="string">
            <text:p>€8 615</text:p>
          </table:table-cell>
        </table:table-row>
        <table:table-row table:style-name="ro3">
          <table:table-cell office:value-type="string" calcext:value-type="string">
            <text:p>Női jogok és esélyegyenlőség</text:p>
          </table:table-cell>
          <table:table-cell office:value-type="string" calcext:value-type="string">
            <text:p>gender and equal opportunities</text:p>
          </table:table-cell>
          <table:table-cell office:value-type="float" office:value="4" calcext:value-type="float">
            <text:p>4</text:p>
          </table:table-cell>
          <table:table-cell office:value-type="string" calcext:value-type="string">
            <text:p>NCTA-2013-0931-B</text:p>
          </table:table-cell>
          <table:table-cell office:value-type="string" calcext:value-type="string">
            <text:p>Drogprevenciós Munkacsoport</text:p>
          </table:table-cell>
          <table:table-cell office:value-type="string" calcext:value-type="string">
            <text:p>Szabadság, egyenlőség, párkapcsolat - Egészségfejlesztő ifjúsági program a Pécsi kistérségben</text:p>
          </table:table-cell>
          <table:table-cell office:value-type="string" calcext:value-type="string">
            <text:p>Liberty, equality, relationship – youth health promotion program in Pécs and its outskirts</text:p>
          </table:table-cell>
          <table:table-cell office:value-type="string" calcext:value-type="string">
            <text:p>Pécs</text:p>
          </table:table-cell>
          <table:table-cell office:value-type="string" calcext:value-type="string">
            <text:p>Pécs</text:p>
          </table:table-cell>
          <table:table-cell office:value-type="string" calcext:value-type="string">
            <text:p>Drug Prevention Association</text:p>
          </table:table-cell>
          <table:table-cell office:value-type="string" calcext:value-type="string">
            <text:p>HU05-0060 - Liberty, equality, relationship – youth health promotion program in Pécs and its outskirts</text:p>
          </table:table-cell>
          <table:table-cell office:value-type="string" calcext:value-type="string">
            <text:p>The main goal of the project is to reduce the incidence of teen prostitution and the related negative phenomena present more intensely in Pécs and its outskirts. For the sake of this goal the protective factors of the target group must be enhanced. The most endangered are youth arriving from different segregations of the county, running away from deep poverty. The organisation aims at preventing drifting into prostitution by creating a peer support team that could function as a role model and give help.</text:p>
          </table:table-cell>
          <table:table-cell office:value-type="string" calcext:value-type="string">
            <text:p>A pécsi projekt célja, hogy csökkentse a fiatalkori prostitúció és a kapcsolódó negatív jelenségek előfordulását (pl. emberkereskedelem, kizsákmányolás, problémás pszicho-aktív anyaghasználat, más mentálhigiénés problémák) valamint erősítse a veszélyeztetett fiatalokat védő tényezőket. A prostituáltak többségét a baranyai szegregátumokból érkező, mélyszegénység és kilátástalanság elől menekülő lányok teszik ki. Ezért kiemelten fontos a pécsi és Pécs környéki 8. osztályos iskolásokat veszélyeztető tényezők enyhítése és egy kortárssegítő csoport létrehozása, mely pozitív példát és támaszt adhat. A projektnek része a fiatalok nevelésével foglalkozó mentálhigiénés szakemberek képzése a témában.</text:p>
          </table:table-cell>
          <table:table-cell/>
          <table:table-cell office:value-type="string" calcext:value-type="string">
            <text:p>€9 597</text:p>
          </table:table-cell>
        </table:table-row>
        <table:table-row table:style-name="ro3">
          <table:table-cell office:value-type="string" calcext:value-type="string">
            <text:p>Női jogok és esélyegyenlőség</text:p>
          </table:table-cell>
          <table:table-cell office:value-type="string" calcext:value-type="string">
            <text:p>gender and equal opportunities</text:p>
          </table:table-cell>
          <table:table-cell office:value-type="float" office:value="89" calcext:value-type="float">
            <text:p>89</text:p>
          </table:table-cell>
          <table:table-cell office:value-type="string" calcext:value-type="string">
            <text:p>NCTA-2013-3476-B</text:p>
          </table:table-cell>
          <table:table-cell office:value-type="string" calcext:value-type="string">
            <text:p>Családbarát Város Szociális Szövetkezet</text:p>
          </table:table-cell>
          <table:table-cell office:value-type="string" calcext:value-type="string">
            <text:p>Helló Anyu!</text:p>
          </table:table-cell>
          <table:table-cell/>
          <table:table-cell table:number-columns-repeated="2" office:value-type="string" calcext:value-type="string">
            <text:p>Budapest</text:p>
          </table:table-cell>
          <table:table-cell office:value-type="string" calcext:value-type="string">
            <text:p>Family Friendly City Social Cooperative</text:p>
          </table:table-cell>
          <table:table-cell office:value-type="string" calcext:value-type="string">
            <text:p>HU05-0073 - Hello Mum!</text:p>
          </table:table-cell>
          <table:table-cell office:value-type="string" calcext:value-type="string">
            <text:p>The employment rate of women with children in Hungary is the lowest in Europe. There is an increasing demand, but little initiative for part-time jobs and children (part-time) daily care. While maternity leave is 2-3 years women easily become isolated and handicapped in their professional work and advancement. The project's goal is to re-socialise inner-Budapest mothers on maternity leave and empower them through improving their skills enabling their better labour-market reintegration. In the project an ecological, sustainable and family-friendly inner-city community place and café is created to foster communal initiatives. In the new place trainings, courses and personal consultations will be organized for mothers on maternity leave to strengthen their personality, increase their self-confidence and develop their professional skills. The employees will be part-time workers from the target group that promotes the family-friendly approach in professional life as well.</text:p>
          </table:table-cell>
          <table:table-cell office:value-type="string" calcext:value-type="string">
            <text:p>közvetlen célja egy belvárosi, maximálisan családbarát, napközben folyamatosan nyitva tartó kávézó és közösségi tér létrehozása. Ez a hely lehetőséget teremt a kisgyermekes édesanyáknak, hogy gyermekeikkel együtt jólérezzék magukat, találkozzanak hasonló helyzetű családokkal és felnőtteknek szóló programokon vegyenek részt. Tehát a kisbabás, kisgyermekes évek alatt nem kényszerülnek a négy fal közé, hanem rossz idő esetén, télen is szabadon (játszóházi óradíj vagy előzetes regisztráció nélkül) betérhetnek, szoptathatnak, pelenkázhatnak, kávézhatnak és beszélgethetnek, miközben gyermekeik számára is biztosított a koruknak megfelelő környezet és ellátás. Ezen felül a közösségi térben szabadidős, kulturális és kompetenciafejlesztő tanfolyamokat, programokat szerveznek a projekt megvalósítói. Közvetett cél a családbarát szemlélet terjesztése, valamint modellértékű, kizárólag atipikus foglalkoztatási formákat alkalmazó családbarát munkahely és munkakörnyezet kialakítása.</text:p>
          </table:table-cell>
          <table:table-cell/>
          <table:table-cell office:value-type="string" calcext:value-type="string">
            <text:p>€1 101</text:p>
          </table:table-cell>
        </table:table-row>
        <table:table-row table:style-name="ro3">
          <table:table-cell office:value-type="string" calcext:value-type="string">
            <text:p>Női jogok és esélyegyenlőség</text:p>
          </table:table-cell>
          <table:table-cell office:value-type="string" calcext:value-type="string">
            <text:p>gender and equal opportunities</text:p>
          </table:table-cell>
          <table:table-cell office:value-type="float" office:value="79" calcext:value-type="float">
            <text:p>79</text:p>
          </table:table-cell>
          <table:table-cell office:value-type="string" calcext:value-type="string">
            <text:p>NCTA-2013-3234-B</text:p>
          </table:table-cell>
          <table:table-cell office:value-type="string" calcext:value-type="string">
            <text:p>Patent Patriarchátust Ellenzők Társasága Jogvédő Egyesület</text:p>
          </table:table-cell>
          <table:table-cell office:value-type="string" calcext:value-type="string">
            <text:p>Bíróságok monitorozása a párkapcsolati erőszakos esetek kezelésében (court watch)</text:p>
          </table:table-cell>
          <table:table-cell office:value-type="string" calcext:value-type="string">
            <text:p>Court Watch of Intimate Partner Violence Cases</text:p>
          </table:table-cell>
          <table:table-cell table:number-columns-repeated="2" office:value-type="string" calcext:value-type="string">
            <text:p>Budapest</text:p>
          </table:table-cell>
          <table:table-cell office:value-type="string" calcext:value-type="string">
            <text:p>Patent Association Against Patriarchy</text:p>
          </table:table-cell>
          <table:table-cell office:value-type="string" calcext:value-type="string">
            <text:p>HU05-0070 - Court Watch of Intimate Partner Violence Cases</text:p>
          </table:table-cell>
          <table:table-cell office:value-type="string" calcext:value-type="string">
            <text:p>In 2012-2013 several laws have been created in Hungary with the aim to penalize domestic and relationship violence. However, in practice very limited data is available on how courts handle cases involving relationship violence. Analyzing the impact of the laws is an important task, as it shapes general opinion and changes the attitude that blames the victim. The objective is to enable women victims to exercise their rights, to make court cases more open to the public and encourage public debates (court cases and decisions can be criticized). The used methods are data collection, encouraging victims and lawyers to scrutinize the work of state institutions and forging partnerships with courts. The project has direct impact on the monitored courts and raises awareness of intimate partner violence cases among judges. Court watch will function as a form of feedback to the courts, it will orient victims and strengthen their position.</text:p>
          </table:table-cell>
          <table:table-cell office:value-type="string" calcext:value-type="string">
            <text:p>A Patent Egyesület a bántalmazott nők jogainak érvényesülését segíti elő. Ehhez szisztematikusan adatot gyűjtenek arról, hogy a bíróságok hogyan kezelik a párkapcsolati erőszak ügyeit. Céljuk, hogy aktivizálják a párkapcsolati erőszak áldozatait és a jogászokat az állami szervek működésének vizsgálatára, továbbá partneri viszonyt szeretnének kialakítani bíróságokkal. A monitorozás adatait a megfigyelt bíróságok, megfigyelők és a Patent jogsegélyszolgálatának munkatársaival elemzik, erről kiadványt készítenk, és terjesztik.</text:p>
          </table:table-cell>
          <table:table-cell/>
          <table:table-cell office:value-type="string" calcext:value-type="string">
            <text:p>€9 547</text:p>
          </table:table-cell>
        </table:table-row>
        <table:table-row table:style-name="ro2">
          <table:table-cell office:value-type="string" calcext:value-type="string">
            <text:p>Női jogok és esélyegyenlőség (Makró)</text:p>
          </table:table-cell>
          <table:table-cell office:value-type="string" calcext:value-type="string">
            <text:p>gender and equal opportunities</text:p>
          </table:table-cell>
          <table:table-cell office:value-type="float" office:value="109" calcext:value-type="float">
            <text:p>109</text:p>
          </table:table-cell>
          <table:table-cell office:value-type="string" calcext:value-type="string">
            <text:p>NCTA-2013-4156-M1</text:p>
          </table:table-cell>
          <table:table-cell office:value-type="string" calcext:value-type="string">
            <text:p>Magyar Női Érdekérvényesítő Szövetség</text:p>
          </table:table-cell>
          <table:table-cell office:value-type="string" calcext:value-type="string">
            <text:p>Egységes női hang-egyenlően hallható?</text:p>
          </table:table-cell>
          <table:table-cell office:value-type="string" calcext:value-type="string">
            <text:p>United women’s voice-equally audible?</text:p>
          </table:table-cell>
          <table:table-cell table:number-columns-repeated="2" office:value-type="string" calcext:value-type="string">
            <text:p>Budapest</text:p>
          </table:table-cell>
          <table:table-cell office:value-type="string" calcext:value-type="string">
            <text:p>Hungarian Women's Lobby</text:p>
          </table:table-cell>
          <table:table-cell office:value-type="string" calcext:value-type="string">
            <text:p>HU05-0086 - United women’s voice-equally audible?</text:p>
          </table:table-cell>
          <table:table-cell office:value-type="string" calcext:value-type="string">
            <text:p>The media is particularly important in social changes. Therefore this project focuses on the relation between women NGOs and the media. The project aims at strengthening the communication of gender NGOs with the media, so that they together create a gender sensitive media in Hungary. As a result of the project, an effective and active Gender Media Network will be created to maintain and monitor media communication. The target groups of the projects are HWL's members, new organisations, journalists, editors, members of disadvantaged groups. They will exchange experiences with W.O.M.E.N. in Iceland at the summer university of the organisation. CIJ assists the media part of the project. In cooperation with the Norwegian Union of Journalists the methodological aspect of the changes of the Norwegian media will be presented. Through the partnership the organisations will share experiences, good practices and learning possibilities.</text:p>
          </table:table-cell>
          <table:table-cell office:value-type="string" calcext:value-type="string">
            <text:p>A 3 évre szóló pályázat célja, hogy a nők és férfiak társadalmi egyenlősége, a nők elleni diszkrimináció témájában fejlessze és erősítse a nőszervezetek és a nők érdekképviseletével foglalkozó szakmai szervezetek külső és belső kommunikációját, ugyanakkor érzékenyítse a témára a magyar média képviselőit. A projektnek három célcsoportja van: a szövetség tagszervezete, más női szakmai szervezetek és csoportok, illetve a média képviselői. Minden esetben a különböző társadalmi kérdések gender tudatos kezelésének erősítése a cél. </text:p>
            <text:p><text:s/>Ennek elérésére a szervezők számos tevékenységet terveznek, például: stratégialkotást, kommunikációs tréninget, média tréninget, magyar esettanulmányokkal illusztrált gender média tankönyv kiadását, médiatréning tanmenet készítést, újságíróknak szóló gendertréninget, szerkesztők nemzetközi konferenciáját, cikkpályázat-ösztöndíjat, mentorprogramot újságírónőknek, civil-újságírói gender média háló kialakítását, s ennek éves média fórumát, női jogok fórumát és nyilvános vitákat.</text:p>
          </table:table-cell>
          <table:table-cell/>
          <table:table-cell office:value-type="string" calcext:value-type="string">
            <text:p>€108 437</text:p>
          </table:table-cell>
        </table:table-row>
        <table:table-row table:style-name="ro3">
          <table:table-cell office:value-type="string" calcext:value-type="string">
            <text:p>Női jogok és esélyegyenlőség (Makró)</text:p>
          </table:table-cell>
          <table:table-cell office:value-type="string" calcext:value-type="string">
            <text:p>gender and equal opportunities</text:p>
          </table:table-cell>
          <table:table-cell office:value-type="float" office:value="119" calcext:value-type="float">
            <text:p>119</text:p>
          </table:table-cell>
          <table:table-cell office:value-type="string" calcext:value-type="string">
            <text:p>NCTA-2013-4178-M1</text:p>
          </table:table-cell>
          <table:table-cell office:value-type="string" calcext:value-type="string">
            <text:p>Nők a Nőkért Együtt az Erőszak Ellen Egyesület</text:p>
          </table:table-cell>
          <table:table-cell office:value-type="string" calcext:value-type="string">
            <text:p>Közös erővel a bántalmazott nőkért és gyermekeikért - emberi jogi szervezetfejlesztés a PE-vel foglalkozó civil szférában</text:p>
          </table:table-cell>
          <table:table-cell office:value-type="string" calcext:value-type="string">
            <text:p>Together for battered women and children – Human Rights Based Empowerment of NGOs Providing Services and Advocacy for Victims of Violence Against Women</text:p>
          </table:table-cell>
          <table:table-cell table:number-columns-repeated="2" office:value-type="string" calcext:value-type="string">
            <text:p>Budapest</text:p>
          </table:table-cell>
          <table:table-cell office:value-type="string" calcext:value-type="string">
            <text:p>NANE Women's Rights Association</text:p>
          </table:table-cell>
          <table:table-cell office:value-type="string" calcext:value-type="string">
            <text:p>HU05-0091 - Together for battered women and children – Human Rights Based Empowerment of NGOs Providing Services and Advocacy for Victims of Violence Against Women</text:p>
          </table:table-cell>
          <table:table-cell office:value-type="string" calcext:value-type="string">
            <text:p>It is more dangerous to be a battered woman in Hungary, than in most other European countries. Meanwhile the legislative process shows a lack of political will, reflecting on the hostile political environment in relation to women's human rights. Some recent international and national developments are likely to result in more victims coming forward and seek services, and in a need for coordinated advocacy for legislation. The project objectives are effective intervention and prevention regarding violence against women with capacity building related to know-how on supporting victims and advocating for a human rights-based approach in legislation. Methods are training, mentoring, supervision provided to NGOs, creation and dissemination of publications. Beneficiaries will be the women affected by violence and their children, while the target groups include NGOs providing services to battered women and their children, women's rights advocacy NGOs, NGOs working with young people, Roma women's NGOs.</text:p>
          </table:table-cell>
          <table:table-cell office:value-type="string" calcext:value-type="string">
            <text:p>A NANE Egyesület projektje a jog- és érdekérvényesítő szervezetek megerősítésére és fejlesztésére irányul, hogy azok minél hatékonyabban tudják ellátni és képviselni a párkapcsolati erőszak női áldozatainak és gyermekeinek emberi jogi igényeit, érdekeit. Ezt a célt a projekben részt vevő szervezetek tudás- és fenntarthatósági igényeinek figyelembe vételével, és a résztvevők stratégiai fejlesztése mellett a következő eszközökkel valósítják meg: a szakterületen hiányzó akkreditált képzéseket indítanak, felnőttképzési akkreditációt szereznek, és bővítik az önkénteseik ismereteit és kapacitásait; intézményi együttműködéseket facilitálnak az erőszak áldozataival, női jogokkal, intervencióval, prevencióval foglalkozó ifjúsági, szociális, érdekérvényesítő és megbélyegzett társadalmi csoportokkal foglalkozó, regionálisan sokszínű és széles célcsoporti kört lefedő civil szervezetek között. Prevenciós és akkreditált képzéseket, mentorálást, szupervíziót, szervezetfejlesztést, téma-specifikus lobbizási ismereteket és szakmai anyagokat biztosítanak, és önsegítő csoportokat segítenek létrehozni. A projekt eredményeként szakmai együttműködések alakulnak ki, és a szervezetek képesek lesznek önállóan is hasonló programokat indítani és vezetni, hatékonyabban képviselni és érvényesíteni a párkapcsolati erőszak áldozatainak jogait és érdekeit, és továbbfejleszteni kapacitásukat a témában.</text:p>
          </table:table-cell>
          <table:table-cell/>
          <table:table-cell office:value-type="string" calcext:value-type="string">
            <text:p>€118 279</text:p>
          </table:table-cell>
        </table:table-row>
        <table:table-row table:style-name="ro3">
          <table:table-cell office:value-type="string" calcext:value-type="string">
            <text:p>Női jogok és esélyegyenlőség (Makró)</text:p>
          </table:table-cell>
          <table:table-cell office:value-type="string" calcext:value-type="string">
            <text:p>gender and equal opportunities</text:p>
          </table:table-cell>
          <table:table-cell office:value-type="float" office:value="121" calcext:value-type="float">
            <text:p>121</text:p>
          </table:table-cell>
          <table:table-cell office:value-type="string" calcext:value-type="string">
            <text:p>NCTA-2013-4183-M1</text:p>
          </table:table-cell>
          <table:table-cell office:value-type="string" calcext:value-type="string">
            <text:p>JÓL-LÉT Közhasznú Alapítvány az egyének és közösségek tartós harmóniájáért</text:p>
          </table:table-cell>
          <table:table-cell office:value-type="string" calcext:value-type="string">
            <text:p>Nóra - háló, avagy országos gender-tudatos munkaerőpiaci tanácsadó hálózat létrehozása tudástranszferrel</text:p>
          </table:table-cell>
          <table:table-cell office:value-type="string" calcext:value-type="string">
            <text:p>Nora-network - creation of a national gender-sensitive labour market consultancy network based on knowledge transfer</text:p>
          </table:table-cell>
          <table:table-cell table:number-columns-repeated="2" office:value-type="string" calcext:value-type="string">
            <text:p>Budapest</text:p>
          </table:table-cell>
          <table:table-cell office:value-type="string" calcext:value-type="string">
            <text:p>Well-Being Public Benefit Foundation for substantive harmony of individuals and coumminities</text:p>
          </table:table-cell>
          <table:table-cell office:value-type="string" calcext:value-type="string">
            <text:p>HU05-0092 - Nora-network - creation of a national gender-sensitive labour market consultancy network based on knowledge transfer</text:p>
          </table:table-cell>
          <table:table-cell office:value-type="string" calcext:value-type="string">
            <text:p>In the area of gender equality in Hungary negative trends prevail, the lack of gender awareness is universal. The NORA-network's member NGOs, which are selected through an open application process, will receive training and mentoring and will create counselling points providing professional reintegration and anti-discrimination consultancy in 10 cities, for about 5000 mothers returning to work. Education and service activities will be carried out towards employers, professionals and authorities, too. The project promoter will cooperate with the Equal Treatment Authority to prepare case-based reports on discrimination. Sustainability of the network is ensured by exchange of experiences with Norwegian NGOs. The Northern Women's University is involved in the transfer of knowledge and in the promotion of gender equality. Through the collaboration, the network will be connected to international networks, which will ensure that the quality of the professional work, the cooperation mechanisms and techniques will be sustained on the long run.</text:p>
          </table:table-cell>
          <table:table-cell office:value-type="string" calcext:value-type="string">
            <text:p>A nemi esélyegyenlőség Magyarországon negatív tendenciát mutat, a gender-tudatosság minden területen hiányzik. A Jól-Lét Alapítvány a Nóra-hálózat létrehozásával szeretne ezen a helyzeten javítani. A Nóra háló egy szolgáltatási modell, mely a nők elleni diszkriminációt újratermelő közpolitikákat ellensúlyozná. A kisgyermekesek munkaerőpiaci esélyeit javító komplex, szemléletet is formáló szolgáltatási modellt 10 városban hozzák létre. A modell része egy anti-diszkriminációs jelzőrendszer is mely esetkezelésre, kutatásokra is alkalmas. A hálózatba pályázat útján jelentkezhetnek a szervezetek, melyeket képzésekkel és mentorálással kísérve készítenek fel tanácsadó pontok kialakítására. A Jól-Lét a munkáltatóknak, hatóságoknak és szakembereknek is kínál képzéseket és szolgáltatásokat, az Egyenlő Bánásmód Hatósággal pedig esettanulmányokon alapuló jelentést is készítenek a kirekesztésről.</text:p>
          </table:table-cell>
          <table:table-cell/>
          <table:table-cell office:value-type="string" calcext:value-type="string">
            <text:p>€127 044</text:p>
          </table:table-cell>
        </table:table-row>
        <table:table-row table:style-name="ro3">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63" calcext:value-type="float">
            <text:p>63</text:p>
          </table:table-cell>
          <table:table-cell office:value-type="string" calcext:value-type="string">
            <text:p>NCTA-2013-2986-G</text:p>
          </table:table-cell>
          <table:table-cell office:value-type="string" calcext:value-type="string">
            <text:p>Amnesty International Magyarország Egyesület</text:p>
          </table:table-cell>
          <table:table-cell office:value-type="string" calcext:value-type="string">
            <text:p>Emberi jogi oktatás az ózdi kistérségben</text:p>
          </table:table-cell>
          <table:table-cell office:value-type="string" calcext:value-type="string">
            <text:p>Human rights education at Ózd microregion</text:p>
          </table:table-cell>
          <table:table-cell table:number-columns-repeated="2" office:value-type="string" calcext:value-type="string">
            <text:p>Budapest</text:p>
          </table:table-cell>
          <table:table-cell office:value-type="string" calcext:value-type="string">
            <text:p>Amnesty International Hungary</text:p>
          </table:table-cell>
          <table:table-cell office:value-type="string" calcext:value-type="string">
            <text:p>HU05-0047 - Human rights education at Ózd microregion</text:p>
          </table:table-cell>
          <table:table-cell office:value-type="string" calcext:value-type="string">
            <text:p>Human rights education is almost completly missing from the Hungarian state education. Students in disadvantaged regions have even less chance to learn about their rights. This project enables children through human rights education in schools to learn about their own situation and the importance of standing up for themselves. Human rights topics will be processed through participatory methods so they can use them in their everday life. The partner organization is Dr. Ámbédkár School. The experiences of the project will be published and local stakeholders, educational institutions will be informed about the results.</text:p>
          </table:table-cell>
          <table:table-cell office:value-type="string" calcext:value-type="string">
            <text:p>A magyar oktatásból az emberi jogi képzés szinte teljesen hiányzik, a hátrányos helyzetű régiókban leginkább. A projekt célja, hogy az emberi jogi képzésen keresztül a diákok tisztában legyenek helyzetükkel és azzal, hogy milyen fontos kiállni magukért. Az emberi jogi témákat részvételi módszerekkel dolgozzák fel, hogy azokat a mindennapi életükben használni tudják. Együttműködő szervezet a dr. Ámbédkar iskola, a tapasztalatokat workshopok keretében összegzik, kiadványt készítenek és a helyi stake-holdereket, oktatási intézményeket is tájékoztatják az eredményekről.</text:p>
          </table:table-cell>
          <table:table-cell/>
          <table:table-cell office:value-type="string" calcext:value-type="string">
            <text:p>€10 026</text:p>
          </table:table-cell>
        </table:table-row>
        <table:table-row table:style-name="ro3">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93" calcext:value-type="float">
            <text:p>93</text:p>
          </table:table-cell>
          <table:table-cell office:value-type="string" calcext:value-type="string">
            <text:p>NCTA-2013-3620-G</text:p>
          </table:table-cell>
          <table:table-cell office:value-type="string" calcext:value-type="string">
            <text:p>BAGázs Közhasznú Egyesület</text:p>
          </table:table-cell>
          <table:table-cell office:value-type="string" calcext:value-type="string">
            <text:p>BAGázs IKSZ</text:p>
          </table:table-cell>
          <table:table-cell office:value-type="string" calcext:value-type="string">
            <text:p>BAGázs School Community Service</text:p>
          </table:table-cell>
          <table:table-cell table:number-columns-repeated="2" office:value-type="string" calcext:value-type="string">
            <text:p>Budapest</text:p>
          </table:table-cell>
          <table:table-cell office:value-type="string" calcext:value-type="string">
            <text:p>BAGazs Public Association</text:p>
          </table:table-cell>
          <table:table-cell office:value-type="string" calcext:value-type="string">
            <text:p>HU05-0032 - BAGázs School Community Service</text:p>
          </table:table-cell>
          <table:table-cell office:value-type="string" calcext:value-type="string">
            <text:p>The children living in the Gypsy settlement of Bag experience discrimination at school. The majority of the children struggle with behavioural and learning difficulties. The settlement is segregated, with a high risk of criminalization. There are no counteracting recreational, social programmes, no positive examples to follow. This project aims is to reduce prejudice in school and against the children of the Roma settlement and to enhance the performance of the children with the help of parents and secondary school student volunteers. Thus the participants’ ability to follow rules and to improve their school performance will be developed. The target groups are children of 6-13 years of age; parents; secondary school students; volunteers; 15-25 year-old local youth; and the local institutions.</text:p>
          </table:table-cell>
          <table:table-cell office:value-type="string" calcext:value-type="string">
            <text:p>A bagi romatelepen élő gyerekek gyakran küzdenek tanulási és viselkedési nehézségekkel. A projekt célja a gyerekek teljesítményének javítása a szülők és középiskolások bevonásával. A programot középiskolákban és a telepen hirdetik, a támogatókat és a középiskolásokat is kiképzik a munkára, illetve szülői értekezleteket rendeznek. Az önkéntes résztvevőkkel rendszeresen megbeszéléseket tartanak, amit dokumentálnak és konferenciát szerveznek, hogy a programot láthatóvá tegyék a helyi lakosok számára. A helyi iskola és gyermekjóléti szolgálat és a Demokratikus Ifjúságért Alapítvány is részt vesz a projektben. Eredményként várható, hogy javul a gyerekek iskolai teljesítménye, a szülők megtapasztalják, hogyan lehet a gyerekeket támogatni a tanulásban, csökkennek az előítéletek helyi szinten, és erősödik az önkéntesek társadalmi érzékenysége is.</text:p>
          </table:table-cell>
          <table:table-cell/>
          <table:table-cell office:value-type="string" calcext:value-type="string">
            <text:p>€5 945</text:p>
          </table:table-cell>
        </table:table-row>
        <table:table-row table:style-name="ro3">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50" calcext:value-type="float">
            <text:p>50</text:p>
          </table:table-cell>
          <table:table-cell office:value-type="string" calcext:value-type="string">
            <text:p>NCTA-2013-2743-G</text:p>
          </table:table-cell>
          <table:table-cell office:value-type="string" calcext:value-type="string">
            <text:p>Kék Pont Drogkonzultációs Központ és Drogambulancia Alapítvány</text:p>
          </table:table-cell>
          <table:table-cell office:value-type="string" calcext:value-type="string">
            <text:p>Peer Kapitány (Segítők a Sarokról)</text:p>
          </table:table-cell>
          <table:table-cell office:value-type="string" calcext:value-type="string">
            <text:p>"Captain Peer" (Helpers from the corner)</text:p>
          </table:table-cell>
          <table:table-cell table:number-columns-repeated="2" office:value-type="string" calcext:value-type="string">
            <text:p>Budapest</text:p>
          </table:table-cell>
          <table:table-cell office:value-type="string" calcext:value-type="string">
            <text:p>Blue Point Drug Counselling and Outpatient Centre Foundation</text:p>
          </table:table-cell>
          <table:table-cell office:value-type="string" calcext:value-type="string">
            <text:p>HU05-0051 - "Captain Peer" (Helpers from the corner)</text:p>
          </table:table-cell>
          <table:table-cell office:value-type="string" calcext:value-type="string">
            <text:p>The goal of the project is to introduce peer based intervention in the needle exchange program of Blue Point, in the 8th district of Budapest. By engaging clients in the work, the organization helps them develop skills that can be used in other fields as well. The target group is intravenous drug users - using either legal or illegal drugs – who are residents or dwell in the district or inner Józsefváros. As a result, an empowerment-based community building work can be introduced in the life of the foundation in which clients participate from the planning of services up to the evaluation of a project.</text:p>
          </table:table-cell>
          <table:table-cell office:value-type="string" calcext:value-type="string">
            <text:p>A projekt célja egy sorstárs (peer) vezérelt intervenciós modell bevezetése a Kék Pont Alapítvány VIII. kerületi Kontakt tűcsere programjában. A sorstárs alapú program olyan megközelítést jelent, amelyben intravénás szerhasználók adnak informális támogatást más intravénás szerhasználóknak. A projekt feladata megtalálni és kiválasztani azokat a klienseket, akik a közös munkába bevonódva szorosabb együttműködéssel, képzéssel maguk is sorstárs segítőkké válhatnak. Ezzel egyrészt segítik a szervezet által a program célcsoportjában elérni kívánt célok hatékonyabb megvalósulását, másrészt olyan gyakorlati tapasztalatokat szerezhetnek, különböző készségeket sajátíthatnak el, amelyeket a programon kívül, életük egyéb területein is tudnak majd hasznosítani. A célcsoport a tűcsere programba már bevont, ezres nagyságrendű, izolált, az állami ellátórendszerrel nem, vagy csak esetlegesen kapcsolatba kerülő, szocio-kulturális gettóban, mélyszegénységben élő, magukat romáknak valló intravénás szerfogyasztók. A projekt eredményeként egy olyan újfajta empowerment szellemiségű közösségépítés kezdődhet Magyarország legnagyobb kliensszámú VIII. kerületi tűcsere programjában, közvetve a Kék Pont Alapítványban is, ahol az érintettek részvételével dolgoznak a szolgáltatások tervezésétől az értékelésig.</text:p>
          </table:table-cell>
          <table:table-cell/>
          <table:table-cell office:value-type="string" calcext:value-type="string">
            <text:p>€9 996</text:p>
          </table:table-cell>
        </table:table-row>
        <table:table-row table:style-name="ro3">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103" calcext:value-type="float">
            <text:p>103</text:p>
          </table:table-cell>
          <table:table-cell office:value-type="string" calcext:value-type="string">
            <text:p>NCTA-2013-3880-G</text:p>
          </table:table-cell>
          <table:table-cell office:value-type="string" calcext:value-type="string">
            <text:p>Közért Egyesület</text:p>
          </table:table-cell>
          <table:table-cell office:value-type="string" calcext:value-type="string">
            <text:p>"Bodagozó" létrehozása a romákkal kapcsolatos előítéletek csökkentése, valamint a helyi közösség megerősítése érdekében</text:p>
          </table:table-cell>
          <table:table-cell office:value-type="string" calcext:value-type="string">
            <text:p>Bodager Buffet and Fast Food Restaurant</text:p>
          </table:table-cell>
          <table:table-cell table:number-columns-repeated="2" office:value-type="string" calcext:value-type="string">
            <text:p>Budapest</text:p>
          </table:table-cell>
          <table:table-cell office:value-type="string" calcext:value-type="string">
            <text:p>Community Association</text:p>
          </table:table-cell>
          <table:table-cell office:value-type="string" calcext:value-type="string">
            <text:p>HU05-0052 - Bodager Buffet and Fast Food Restaurant</text:p>
          </table:table-cell>
          <table:table-cell office:value-type="string" calcext:value-type="string">
            <text:p>With the involvement of young, unemployed Roma people living in deep poverty the NGO creates a fast food restaurant offering traditional Roma meals. The buffet will be operated in the youth club of the organisation and professionals from the field of catering, communication and business will help create a brand as well.</text:p>
          </table:table-cell>
          <table:table-cell office:value-type="string" calcext:value-type="string">
            <text:p>Az Esély Közösségi Egyesület Bodagozó Büfé és Gyorsétterem létrehozását tervezi a jelenleg is működő Ifjúsági Klubjában. Az étterem és a klub üzemeltetésébe mélyszegénységben élő, intézményes és közösségi kapcsolatokkal nem rendelkező, nagyvárosi, főként roma fiatalokat vonnak be. A közös projekt hatékony közösségi munkát és közösségfejlesztő tevékenységet jelent. A projektbe számos önkéntes szakértőt vonnak be a kommunikációs, vendéglátó- és vállalkozói szférából. A közösségi program modellértékű lehet más, a területen tevékenykedő civil szervezet számára is – az átgondolt brand kidolgozása éppen azt a célt szolgálja,hogy franchise-rendszerben a program könnyen adaptálható legyen más területekre, városokba, városrészekbe is.</text:p>
          </table:table-cell>
          <table:table-cell/>
          <table:table-cell office:value-type="string" calcext:value-type="string">
            <text:p>€9 953</text:p>
          </table:table-cell>
        </table:table-row>
        <table:table-row table:style-name="ro2">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84" calcext:value-type="float">
            <text:p>84</text:p>
          </table:table-cell>
          <table:table-cell office:value-type="string" calcext:value-type="string">
            <text:p>NCTA-2013-3324-G</text:p>
          </table:table-cell>
          <table:table-cell office:value-type="string" calcext:value-type="string">
            <text:p>Drog Stop Budapest Egyesület</text:p>
          </table:table-cell>
          <table:table-cell office:value-type="string" calcext:value-type="string">
            <text:p>"Ez sem legyen akadály" egészség és kábítószer prevenciós programok kétoldalú akadálymentesítése</text:p>
          </table:table-cell>
          <table:table-cell office:value-type="string" calcext:value-type="string">
            <text:p>Neither this should be an obstacle</text:p>
          </table:table-cell>
          <table:table-cell table:number-columns-repeated="2" office:value-type="string" calcext:value-type="string">
            <text:p>Budapest</text:p>
          </table:table-cell>
          <table:table-cell office:value-type="string" calcext:value-type="string">
            <text:p>Drog Stop Budapest Egyesület Assotiation</text:p>
          </table:table-cell>
          <table:table-cell office:value-type="string" calcext:value-type="string">
            <text:p>HU05-0034 - Neither this should be an obstacle</text:p>
          </table:table-cell>
          <table:table-cell office:value-type="string" calcext:value-type="string">
            <text:p>This project's goal is to integrate a new area into Hungarian addictology that covers the health care and rehabilitation of disabled drug users. Drog Stop wants to work on this problem by transferring experiences and knowledge to partner institutions about the health care and rehabilitation of impaired drug users, in the form of accredited training.The trainings are targeting professionals working in prevention, relatives, helpers, peer helpers. Besides the trainings they organise recreational programs, a Christmas event and a public art action, professional workshop. A training module will be developed and accredited within the project as well.</text:p>
          </table:table-cell>
          <table:table-cell office:value-type="string" calcext:value-type="string">
            <text:p>A projekt átfogó célja, hogy egy új szakterületet honosítson meg a hazai drogszakmában: a fogyatékossággal élő szenvedélybetegek egészségvédelmét és rehabilitációját. A projekt konkrét célja, hogy a képzések tapasztalatait és ismereteit továbbadják a társintézményeknek, akkreditált képzés formájában. Közvetlen célcsoport a IV. kerületben élő mozgássérültek.</text:p>
            <text:p><text:s/>Főbb tevékenységek a kortárs, sortárs és prevenciós munkatársak képzése, közös szabadidős programok, helyi fórumok, akciók és konferencia szervezése. A szervezők szeretnének hatást gyakorolni a káposztásmegyeriekre, hogy az akadálymentesítés természetes része legyen az életüknek. Segíteni szeretnének továbbá az egyénnek és a családjának abban, hogy minél teljesebb életet élhessenek, ne terhelje bűntudat és feszültség a hétköznapokat. A drogprevenciós és egészségvédelmi program pedig a fogyatékossággal élők és családjuk környezetének segít a teljesebb életvitel megvalósíátásban és az integrációban.</text:p>
          </table:table-cell>
          <table:table-cell/>
          <table:table-cell office:value-type="string" calcext:value-type="string">
            <text:p>€8 816</text:p>
          </table:table-cell>
        </table:table-row>
        <table:table-row table:style-name="ro3">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22" calcext:value-type="float">
            <text:p>22</text:p>
          </table:table-cell>
          <table:table-cell office:value-type="string" calcext:value-type="string">
            <text:p>NCTA-2013-2190-G</text:p>
          </table:table-cell>
          <table:table-cell office:value-type="string" calcext:value-type="string">
            <text:p>Európai Roma Kulturális Alapítvány - ERCF</text:p>
          </table:table-cell>
          <table:table-cell office:value-type="string" calcext:value-type="string">
            <text:p>Gallery8 - Roma Kortárs Művészeti Tér</text:p>
          </table:table-cell>
          <table:table-cell office:value-type="string" calcext:value-type="string">
            <text:p>Gallery8- Roma Contemporary Art Space</text:p>
          </table:table-cell>
          <table:table-cell table:number-columns-repeated="2" office:value-type="string" calcext:value-type="string">
            <text:p>Budapest</text:p>
          </table:table-cell>
          <table:table-cell office:value-type="string" calcext:value-type="string">
            <text:p>European Roma Cultural Foundation - ERCF</text:p>
          </table:table-cell>
          <table:table-cell office:value-type="string" calcext:value-type="string">
            <text:p>HU05-0035 - Gallery8- Roma Contemporary Art Space</text:p>
          </table:table-cell>
          <table:table-cell office:value-type="string" calcext:value-type="string">
            <text:p>The fundamental right of the Roma minority in Hungary to exercise their own culture is violated. There is no organised support or institutional framework for the creation, introduction and interpretation of Roma fine art. Roma artists express the criticism of the stereotyped Roma image in the framework of an innovative method, experiencing with new genres and media, which attracts a larger audience, results in visibility and in the long run, induces the appreciation of contemporary Roma art. The program provides appropriate conditions for Roma artists, creative individuals and cultural employees for cooperation, acquiring support, creation and interpretation. The activities include exhibitions, workshops, competitions, establishing an office to create portfolios, art pedagogy, and the launch of a talent program.</text:p>
          </table:table-cell>
          <table:table-cell office:value-type="string" calcext:value-type="string">
            <text:p>A Gallery8 – Roma Kortárs Művészeti Térrel a szervezők lehetőséget szeretnének adni arra, hogy roma művészek, tehetségek, kreatív személyiségek és kulturális munkások együttműködjenek, alkossanak, támogatást szerezzenek. A Gallery 8 teret ad az alkotások bemutatásának, segítve a Gallery8-ban szereplő roma művészek nemzetközi kortárs művészeti szcénába való bekapcsolódását. A program célja, hogy a roma művészek végrehajtsák a sztereotip romakép kritikáját, és mindezt új műfajokban és médiumokban kísérletezve tehessék. A célcsoportok a roma alkotók és kulturális munkások, kurátorok és a helyi iskolások, közvetetten a nemzetközi kortárs művészeti szcéna, a roma kisebbség, politikai irányelveket meghatározó szint. A projekt része egy tehetségkutató program, az alkotók kapacitásfejlesztése, egy korszerű kiállítássorozat, melyek közül kettőt diszkurzív program, workshop is kiegészít, és egy művészetpedagógiai program iskolásoknak. A Gallery8 szintézist teremt a helyi kisebbségi kezdeményezések között, és részt vesz a Roma Parlament megóvásában. A Gallery8 eredményei tudományos és publikációs tevékenység során tovább hasznosulnak.</text:p>
          </table:table-cell>
          <table:table-cell/>
          <table:table-cell office:value-type="string" calcext:value-type="string">
            <text:p>€9 962</text:p>
          </table:table-cell>
        </table:table-row>
        <table:table-row table:style-name="ro3">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33" calcext:value-type="float">
            <text:p>33</text:p>
          </table:table-cell>
          <table:table-cell office:value-type="string" calcext:value-type="string">
            <text:p>NCTA-2013-2409-G</text:p>
          </table:table-cell>
          <table:table-cell office:value-type="string" calcext:value-type="string">
            <text:p>Tiszta Jövőért Közhasznú Alapítvány</text:p>
          </table:table-cell>
          <table:table-cell office:value-type="string" calcext:value-type="string">
            <text:p>"Kockavető" - Társasjáték</text:p>
          </table:table-cell>
          <table:table-cell/>
          <table:table-cell table:number-columns-repeated="2" office:value-type="string" calcext:value-type="string">
            <text:p>Budapest</text:p>
          </table:table-cell>
          <table:table-cell office:value-type="string" calcext:value-type="string">
            <text:p>Foundation for the Clean Future</text:p>
          </table:table-cell>
          <table:table-cell office:value-type="string" calcext:value-type="string">
            <text:p>HU05-0029 - Dice thrower - board game</text:p>
          </table:table-cell>
          <table:table-cell office:value-type="string" calcext:value-type="string">
            <text:p>Young Roma people in the Zugló area of Budapest and their families face problems related to social exclusion and segregation, e.g. social inactivity, lack of perspectives, low self-esteem, lack of communication with the non-Roma outside kindergartens and schools. Thus, the objective of the project is to bring young Roma and non-Roma people closer to each other: a shared board game will be developed by them together. The process of creating the game helps to bring the different groups together, and the project will be filmed by media students.</text:p>
          </table:table-cell>
          <table:table-cell office:value-type="string" calcext:value-type="string">
            <text:p>A projekt célja, hogy játékos feladatok segítségével hozzon közelebb egymáshoz roma és nem roma fiatalokat Zugló szegregált lakóterületén. A résztvevő fiatalok közösen fejlesztenek ki egy társasjátékot. A játék az együttműködésre alapul, együttes problémamegoldásra, folyamatos kommunikációra, és egyéb készségekre. A feladatokat a roma fiatalok állítják össze, célja a résztvevők fejlesztése, és egymás kulturális és személyes értékeinek megismerése. A játékfejlesztés folyamatát az Európa 2000 középiskola média-szakos diákjai filmen rögzítik; a társasjáték módszerei a későbbiekben más szervezetek számára szabadon adaptálhatók és hasznosíthatók lesznek, a projekt eredményeiről egy záró rendezvényen számolnak be a résztvevők.</text:p>
          </table:table-cell>
          <table:table-cell/>
          <table:table-cell office:value-type="string" calcext:value-type="string">
            <text:p>€8 869</text:p>
          </table:table-cell>
        </table:table-row>
        <table:table-row table:style-name="ro3">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9" calcext:value-type="float">
            <text:p>9</text:p>
          </table:table-cell>
          <table:table-cell office:value-type="string" calcext:value-type="string">
            <text:p>NCTA-2013-1565-G</text:p>
          </table:table-cell>
          <table:table-cell office:value-type="string" calcext:value-type="string">
            <text:p>Európai Roma Rendvédelmi Bajtársi Közhasznú Egyesület (ERRBKE)</text:p>
          </table:table-cell>
          <table:table-cell office:value-type="string" calcext:value-type="string">
            <text:p>Roma rendészeti klub</text:p>
          </table:table-cell>
          <table:table-cell office:value-type="string" calcext:value-type="string">
            <text:p>Roma Police Club</text:p>
          </table:table-cell>
          <table:table-cell table:number-columns-repeated="2" office:value-type="string" calcext:value-type="string">
            <text:p>Budapest</text:p>
          </table:table-cell>
          <table:table-cell office:value-type="string" calcext:value-type="string">
            <text:p>Fraternal Association of European Roma Law Enforcement Officers (FAERLEO)</text:p>
          </table:table-cell>
          <table:table-cell office:value-type="string" calcext:value-type="string">
            <text:p>HU05-0036 - Roma Police Club</text:p>
          </table:table-cell>
          <table:table-cell office:value-type="string" calcext:value-type="string">
            <text:p>The goal of the project is to reduce the lack of trust related to police within the Roma community. The association raises the awareness of young people about policing as an available profession with the message that "this police is theirs as well". By raising the interest towards police career the organisation increases the number of Roma applying for service. The activities of the project are workshops in the Roma club targeted at students, parents and teachers, visits at the police, club events and a closing seminar.</text:p>
          </table:table-cell>
          <table:table-cell office:value-type="string" calcext:value-type="string">
            <text:p>A projekt célja a roma érintettek rendészettel kapcsolatos bizalomhiányának csökkentése. Az egyesület sikeres, elérhető életút lehetőségekre hívja fel a fiatalok figyelmét, tudatosítva, hogy „ez a rendőrség az ő rendőrségük is”. A rendőri pálya iránti érdeklődés felkeltésével növelik a cigány származású, rendőrségi szolgálatra jelentkezők számát. A legfontosabb tevékenységek a diákoknak, a szülőknek és a pedagógusoknak szóló foglalkozások a rendészeti klubban, minden résztvevő aktív bevonása az egyes programokba, kiadvány készítése a munkáról, rendőrségi látogatások, klubestek szervezése és egy záró, értékelő szeminárium megtartása.</text:p>
          </table:table-cell>
          <table:table-cell/>
          <table:table-cell office:value-type="string" calcext:value-type="string">
            <text:p>€5 725</text:p>
          </table:table-cell>
        </table:table-row>
        <table:table-row table:style-name="ro3">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102" calcext:value-type="float">
            <text:p>102</text:p>
          </table:table-cell>
          <table:table-cell office:value-type="string" calcext:value-type="string">
            <text:p>NCTA-2013-3822-G</text:p>
          </table:table-cell>
          <table:table-cell office:value-type="string" calcext:value-type="string">
            <text:p>Add a kezed az esélyegyenlőség megteremtésének segítése az oktatásban és a munkaerőpiacon Közhasznú Egyesület</text:p>
          </table:table-cell>
          <table:table-cell office:value-type="string" calcext:value-type="string">
            <text:p>Családi kapcsolatok újjáépítésének segítése</text:p>
          </table:table-cell>
          <table:table-cell office:value-type="string" calcext:value-type="string">
            <text:p>Helping of the rebuilding of family relationships</text:p>
          </table:table-cell>
          <table:table-cell office:value-type="string" calcext:value-type="string">
            <text:p>Tiszavasvári</text:p>
          </table:table-cell>
          <table:table-cell office:value-type="string" calcext:value-type="string">
            <text:p>Tiszavasvári</text:p>
          </table:table-cell>
          <table:table-cell office:value-type="string" calcext:value-type="string">
            <text:p>Give me your hand assisting in the creation of equal opportunities in education and the labor market non-profit Association</text:p>
          </table:table-cell>
          <table:table-cell office:value-type="string" calcext:value-type="string">
            <text:p>HU05-0028 - Helping of the rebuilding of family relationships</text:p>
          </table:table-cell>
          <table:table-cell office:value-type="string" calcext:value-type="string">
            <text:p>Imprisonment is a problem for the individual but also for the family, the broader community and society. This project aims to strengthen the relationship between the imprisoned and their families. Part of the activities are targeted to imprisoned women, another part towards their family members. The used methods are fairy tale therapy, mentoring for family members, family clubs and workshops for the imprisoned. The target groups are the female inmates in the prison of Eger; their family members; and professional organisations concerned in their reintegration.</text:p>
          </table:table-cell>
          <table:table-cell office:value-type="string" calcext:value-type="string">
            <text:p>A projekt célja a női fogvatartottak és családjaik közti kapcsolattartás kialakítása és erősítése. A kapcsolattartás csökkenti a családtagok, gyermekek szorongását és objektív kép alakul ki a családtagokban a fogva tartás körülményeiről. Ennek köszönhetően a szabadulás után könnyebb lehet a családi kapcsolatokat helyreállítani, és a bűnismétlés csökkenhet. A szakmai tevékenységek egyik része a végrehajtási intézetekben élő nőkre, a másik ezen anyukák családtagjaira, és közvetlen környezetére irányul. A használt módszerek közt szerepel meseterápia, a családok mentorálása, segítő foglalkozások az anyukáknak és helyszíni segítségnyújtás a családoknak. Ezek mellett a sorstársakkal közös programokat és tréninget szerveznek, ahol a családtagok érzékelhetik, hogy problémájuk nem egyedi, s reményt kaphatnak saját életükhöz.</text:p>
          </table:table-cell>
          <table:table-cell/>
          <table:table-cell office:value-type="string" calcext:value-type="string">
            <text:p>€8 350</text:p>
          </table:table-cell>
        </table:table-row>
        <table:table-row table:style-name="ro3">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78" calcext:value-type="float">
            <text:p>78</text:p>
          </table:table-cell>
          <table:table-cell office:value-type="string" calcext:value-type="string">
            <text:p>NCTA-2013-3188-G</text:p>
          </table:table-cell>
          <table:table-cell office:value-type="string" calcext:value-type="string">
            <text:p>Fogd a Kezem Alapítvány</text:p>
          </table:table-cell>
          <table:table-cell office:value-type="string" calcext:value-type="string">
            <text:p>Empower! - Integrált Szabadegyetem</text:p>
          </table:table-cell>
          <table:table-cell office:value-type="string" calcext:value-type="string">
            <text:p>Empower! - Integrated Open University</text:p>
          </table:table-cell>
          <table:table-cell office:value-type="string" calcext:value-type="string">
            <text:p>Pécs</text:p>
          </table:table-cell>
          <table:table-cell office:value-type="string" calcext:value-type="string">
            <text:p>Pécs</text:p>
          </table:table-cell>
          <table:table-cell office:value-type="string" calcext:value-type="string">
            <text:p>Hold my Hand Foundation</text:p>
          </table:table-cell>
          <table:table-cell office:value-type="string" calcext:value-type="string">
            <text:p>HU05-0037 - Empower! - Integrated Open University</text:p>
          </table:table-cell>
          <table:table-cell office:value-type="string" calcext:value-type="string">
            <text:p>Although equal opportunities and equal treatment have a firm legal background, in everyday practice there are many factors hindering the social inclusion, equal access and participation of people with disabilities. The foundation organises a Free University at Pécs in the semester of 2013/2014 for mentally challanged young people, their parents, professionals and other students of the university. 8 courses in two sections are to be held in harmony with the schedule of the higher education. In the first section the parents and professionals, in the second the young people with disabilities will process the topics (mostly using non-verbal methods).</text:p>
          </table:table-cell>
          <table:table-cell office:value-type="string" calcext:value-type="string">
            <text:p>A Fogd a Kezem Alapítvány két szemeszteres Szabadegyetemet kíván szervezni Pécsett a 2013/14-es tanévben értelmi sérült fiatalt nevelő szülők, a szakterületen dolgozó szakemberek, a PTE különböző karának hallgatói és maguk az értelmi sérült emberek részére. A 8 szabadegyetemi kurzus a felsőoktatás időbeosztását követve valósul meg két szekcióban. Az első szekcióban szakemberek és szülők, a második szekcióban értelmi sérült fiatalok dolgozzák fel szakemberek segítségével (ők főként non-verbális eszközökkel) a témákat. A hallgatók szabadon választhatnak mely szekcióhoz csatlakoznak. A résztvevőkben pozitív cselekedeteikhez szükséges képességeket és a cselekvésbe, azok eredményeibe vetett hitüket erősíti meg a program. A fiatalokat a felelősségvállalásban és céljaik, cselekedeteik tervezésében segítik. Ehhez szükség van a segítő ösztönzésre, aktivizáló módszerekre, egy folyamat tudatos felépítésére, az egyén részéről pedig szükség van a saját énjében rejlő erő, hatás megtapasztalására és a saját képességek teljes körű megmozgatására.</text:p>
          </table:table-cell>
          <table:table-cell/>
          <table:table-cell office:value-type="string" calcext:value-type="string">
            <text:p>€9 948</text:p>
          </table:table-cell>
        </table:table-row>
        <table:table-row table:style-name="ro3">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17" calcext:value-type="float">
            <text:p>17</text:p>
          </table:table-cell>
          <table:table-cell office:value-type="string" calcext:value-type="string">
            <text:p>NCTA-2013-2006-G</text:p>
          </table:table-cell>
          <table:table-cell office:value-type="string" calcext:value-type="string">
            <text:p>Laurus Szociális és Kulturális Egyesület</text:p>
          </table:table-cell>
          <table:table-cell office:value-type="string" calcext:value-type="string">
            <text:p>Kompetenciafejlesztő program miskolc-vasgyári roma nők számára</text:p>
          </table:table-cell>
          <table:table-cell office:value-type="string" calcext:value-type="string">
            <text:p>Competence development programs for Roma women</text:p>
          </table:table-cell>
          <table:table-cell office:value-type="string" calcext:value-type="string">
            <text:p>Miskolc</text:p>
          </table:table-cell>
          <table:table-cell office:value-type="string" calcext:value-type="string">
            <text:p>Miskolc</text:p>
          </table:table-cell>
          <table:table-cell office:value-type="string" calcext:value-type="string">
            <text:p>Laurus Social and Cultural Association</text:p>
          </table:table-cell>
          <table:table-cell office:value-type="string" calcext:value-type="string">
            <text:p>HU05-0039 - Competence development programs for Roma women</text:p>
          </table:table-cell>
          <table:table-cell office:value-type="string" calcext:value-type="string">
            <text:p>From the area of the Iron factory of Miskolc anyone who can moves out. The district becoming slowly uninhabitable. The goal of this project is to improve the conditions in two segregated areas in Miskolc by working together with local NGOs and institutions, enabling the local community to stop drifting to the periphery, strengthening and enabling them to take action. The main target groups are local women, the project offers them community development programs and HR consultation.</text:p>
          </table:table-cell>
          <table:table-cell office:value-type="string" calcext:value-type="string">
            <text:p>A Miskolc vasgyári területről aki teheti elköltözik, a terület lassanként kihal, szegregálódik. A projekt célja, hogy javítsa az életkörülményeket, és segítsen a helyi közösségeken, megerősítse őket, és képessé tegye őket más hasonló csoportokhoz való kapcsolódásra. A célcsoport elsősorban a telepeken élő roma nők, akiknek kompetenciafejleszést, munkaerő tanácsadást és közösségfejlesztő programokat kínál a projekt.</text:p>
          </table:table-cell>
          <table:table-cell/>
          <table:table-cell office:value-type="string" calcext:value-type="string">
            <text:p>€4 535</text:p>
          </table:table-cell>
        </table:table-row>
        <table:table-row table:style-name="ro3">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55" calcext:value-type="float">
            <text:p>55</text:p>
          </table:table-cell>
          <table:table-cell office:value-type="string" calcext:value-type="string">
            <text:p>NCTA-2013-2885-G</text:p>
          </table:table-cell>
          <table:table-cell office:value-type="string" calcext:value-type="string">
            <text:p>MASZK - Magyarországi Alternatív Színházi Központ, Színházi Szaktevékenységeket Támogató Egyesület</text:p>
          </table:table-cell>
          <table:table-cell office:value-type="string" calcext:value-type="string">
            <text:p>Játszani is engedd - a kulturális esélyegyenlőség javítása a szegedi szegregátumban</text:p>
          </table:table-cell>
          <table:table-cell office:value-type="string" calcext:value-type="string">
            <text:p>Let them play too - the improvement of cultural equal opportunities in the segregated part of Szeged</text:p>
          </table:table-cell>
          <table:table-cell office:value-type="string" calcext:value-type="string">
            <text:p>Szeged</text:p>
          </table:table-cell>
          <table:table-cell office:value-type="string" calcext:value-type="string">
            <text:p>Szeged</text:p>
          </table:table-cell>
          <table:table-cell office:value-type="string" calcext:value-type="string">
            <text:p>MASZK Association</text:p>
          </table:table-cell>
          <table:table-cell office:value-type="string" calcext:value-type="string">
            <text:p>HU05-0054 - Let them play too - the improvement of cultural equal opportunities in the segregated part of Szeged</text:p>
          </table:table-cell>
          <table:table-cell office:value-type="string" calcext:value-type="string">
            <text:p>The majority of the 5-6,000 Roma of Szeged live in isolation and under hopeless circumstances. The project primarily aims at improving their living conditions, access to cultural assets and at promoting equal cultural opportunities to children under the age of 18. The objective is to strengthen trust and the positive image of the other, facilitate cooperation and a shared way of thinking between the Roma and non-Roma population by helping the personal development of Roma children, promoting community activity with a theatre programme, which they may participate in either passively (as spectators) or actively (as creators). The outputs are theatre workshop; presentation of interactive performances; drama pedagogy sessions and short films. Children under the age of 18 and their families, living in the Roma settlement of Szeged will benefit from the project.</text:p>
          </table:table-cell>
          <table:table-cell office:value-type="string" calcext:value-type="string">
            <text:p>A Szegeden élő 5-6 ezer roma többsége halmozottan hátrányos helyzetű. A projekt alapcélja a romatelepen élő gyermekek élethelyzetének javítása, a kulturális javakhoz való hozzáférésének, a személyiségfejlődésnek, a közösségi aktivitás növelésének elősegítése, hosszabb távon a többségi társadalom és a cigány közösség együttműködésének előmozdítása. A bevezető-ismerkedő programsorozat (interaktív színházi előadás, drámapedagógiai foglalkozások, előadáskészítés) a közös, jó hangulatú alkotófolyamatok tevékeny részeseként hozza közelebb a színházhoz, énekhez. Ezzel közelebb kerülnek közösségük kulturális hagyományaihoz és képességeik felfedezéséhez, az önismerethez is. Ehhez kiváló szakemberek, elsősorban a Karaván Művészeti Alapítvány munkatársai nyújtanak segítséget a fiataloknak, akik aktív résztvevői a cigány kulturális életnek, és évtizedes tapasztalatuk van a roma fiatalok pedagógiai gondozásában, társadalmi rehabilitációjának és esélyegyenlőségének elősegítésében.</text:p>
          </table:table-cell>
          <table:table-cell/>
          <table:table-cell office:value-type="string" calcext:value-type="string">
            <text:p>€9 631</text:p>
          </table:table-cell>
        </table:table-row>
        <table:table-row table:style-name="ro3">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11" calcext:value-type="float">
            <text:p>11</text:p>
          </table:table-cell>
          <table:table-cell office:value-type="string" calcext:value-type="string">
            <text:p>NCTA-2013-1840-G</text:p>
          </table:table-cell>
          <table:table-cell office:value-type="string" calcext:value-type="string">
            <text:p>Szabad Tér Egyesület</text:p>
          </table:table-cell>
          <table:table-cell office:value-type="string" calcext:value-type="string">
            <text:p>Kereszt utak Pátkán</text:p>
          </table:table-cell>
          <table:table-cell office:value-type="string" calcext:value-type="string">
            <text:p>"Cross roads in Patka"</text:p>
          </table:table-cell>
          <table:table-cell office:value-type="string" calcext:value-type="string">
            <text:p>Székesfehérvár</text:p>
          </table:table-cell>
          <table:table-cell office:value-type="string" calcext:value-type="string">
            <text:p>Székesfehérvár</text:p>
          </table:table-cell>
          <table:table-cell office:value-type="string" calcext:value-type="string">
            <text:p>Open Space Assosiation</text:p>
          </table:table-cell>
          <table:table-cell office:value-type="string" calcext:value-type="string">
            <text:p>HU05-0056 - "Cross roads in Patka"</text:p>
          </table:table-cell>
          <table:table-cell office:value-type="string" calcext:value-type="string">
            <text:p>As a result of job losses, local communities have fallen apart in the last twenty years. The situation of Roma people living in extreme poverty is disappointing; the conflicts and tension between Roma and non-Roma communities grew in Pátka village as well. The goal of the project is to reduce ethnic tension and develop cooperation between the two communities by creating a shared space for Roma and non-Roma youth. These efforts are completed by an art project as well where the young people involved are creating murals for the village that involves symbols of both communities.</text:p>
          </table:table-cell>
          <table:table-cell office:value-type="string" calcext:value-type="string">
            <text:p>A munkalehetőségek megszűnése az etnikai feszültségek megnövekedéséhez és a helyi közösségek széteséséhez vezetett Pátkán. A projekt célja a feszültség csökkentése és az integráció, a kétféle közösség együttműködésének növelése. A célcsoport a helyi fiatalok és családjaik, akikkel gyereksarkot alakítanak ki a település presztízshelyének számító református parókián, ahol Európai Uniós forrásból az egyesület egy tanodát is működtet. A projekt második részében a bevont fiatalok és családjaik, továbbá a településen kívüli önkéntesek először megalkotnak olyan festményeket, melyeken a roma és a nem roma szimbólumok együtt, montázsként szerepelnek, majd második lépésként egy kampány keretén belül a település központjába felfestik fehérvári művészek önkéntes segítségével.</text:p>
          </table:table-cell>
          <table:table-cell/>
          <table:table-cell office:value-type="string" calcext:value-type="string">
            <text:p>€9 968</text:p>
          </table:table-cell>
        </table:table-row>
        <table:table-row table:style-name="ro3">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95" calcext:value-type="float">
            <text:p>95</text:p>
          </table:table-cell>
          <table:table-cell office:value-type="string" calcext:value-type="string">
            <text:p>NCTA-2013-3640-G</text:p>
          </table:table-cell>
          <table:table-cell office:value-type="string" calcext:value-type="string">
            <text:p>"Cigánytábor az égbe száll" Hagyományőrző Egyesület</text:p>
          </table:table-cell>
          <table:table-cell office:value-type="string" calcext:value-type="string">
            <text:p>A "Cigánytábor az égbe száll" Hagyományőrző Egyesület közművelődési és tehetséggondozó programja</text:p>
          </table:table-cell>
          <table:table-cell office:value-type="string" calcext:value-type="string">
            <text:p>The educational and talent nurturing program of the Queen of the Gypsies Association with the involvement of Parno Graszt</text:p>
          </table:table-cell>
          <table:table-cell office:value-type="string" calcext:value-type="string">
            <text:p>Paszab</text:p>
          </table:table-cell>
          <table:table-cell office:value-type="string" calcext:value-type="string">
            <text:p>Paszab</text:p>
          </table:table-cell>
          <table:table-cell office:value-type="string" calcext:value-type="string">
            <text:p>Queen of the Gypsies</text:p>
          </table:table-cell>
          <table:table-cell office:value-type="string" calcext:value-type="string">
            <text:p>HU05-0048 - The educational and talent nurturing program of the Queen of the Gypsies Association with the involvement of Parno Graszt</text:p>
          </table:table-cell>
          <table:table-cell office:value-type="string" calcext:value-type="string">
            <text:p>The goal of the project is to preserve the cultural heritage of Roma inhabitants in Szabolcs-Szatmár-Bereg county. In the framework of the project music, language dance and self-assessment workshops are organised and the talented participate in a music camp. Several workshops wil be organised, too, about the cultural values of Roma culture,mostly for non-Roma young people.</text:p>
          </table:table-cell>
          <table:table-cell office:value-type="string" calcext:value-type="string">
            <text:p>A projekt célja a Szabolcs-Szatmár-Bereg megyei cigány lakosság kulturális örökségének megőrzése, gyarapítása, ezáltal a cigányság identitástudatának erősítse, értékeinek továbbítása. A fiatal cigány származású, hátrányos helyzetű tehetséges fiatalok képességeinek/készségeinek fejlesztése, motiválása pozitív példaállítással. A projektben zenei, nyelvi, táncos és önfejlesztő workshopokat valamint bentlakásos tehetséggondozó tábort és a cigány kultúra értékeit bemutató, történelmét megismertető foglalkozásokat szerveznek, ez utóbbit elsősorban nem roma származású fiataloknak.</text:p>
          </table:table-cell>
          <table:table-cell/>
          <table:table-cell office:value-type="string" calcext:value-type="string">
            <text:p>€6 912</text:p>
          </table:table-cell>
        </table:table-row>
        <table:table-row table:style-name="ro3">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97" calcext:value-type="float">
            <text:p>97</text:p>
          </table:table-cell>
          <table:table-cell office:value-type="string" calcext:value-type="string">
            <text:p>NCTA-2013-3655-G</text:p>
          </table:table-cell>
          <table:table-cell office:value-type="string" calcext:value-type="string">
            <text:p>Igazgyöngy Alapítvány</text:p>
          </table:table-cell>
          <table:table-cell office:value-type="string" calcext:value-type="string">
            <text:p>Az otthon melege.</text:p>
          </table:table-cell>
          <table:table-cell office:value-type="string" calcext:value-type="string">
            <text:p>The warmth of home</text:p>
          </table:table-cell>
          <table:table-cell office:value-type="string" calcext:value-type="string">
            <text:p>Berettyóújfalu</text:p>
          </table:table-cell>
          <table:table-cell office:value-type="string" calcext:value-type="string">
            <text:p>Berettyóújfalu</text:p>
          </table:table-cell>
          <table:table-cell office:value-type="string" calcext:value-type="string">
            <text:p>Real Pearl Foundation</text:p>
          </table:table-cell>
          <table:table-cell office:value-type="string" calcext:value-type="string">
            <text:p>HU05-0049 - The warmth of home</text:p>
          </table:table-cell>
          <table:table-cell office:value-type="string" calcext:value-type="string">
            <text:p>One of the most apparent problems of social groups living in extreme poverty is satisfying their winter heating needs. The project carried out at Told can serve as a good example for NGOs operating in other settlements, highlighting that the issue of energy poverty needs to be addressed on both technological and social levels. With the biomass briquette- and a doors and windows insulation program the foundation improves homes and achieves self-sufficiency, reducing costs on the long run as well. The actitivites are: manufacturing biomass briquette; preparing for the reparations, repairing and insulating doors and windows; replacing, glazing and installing them if necessary.</text:p>
          </table:table-cell>
          <table:table-cell office:value-type="string" calcext:value-type="string">
            <text:p>Told, egy elszegényedett zsákfalu, amely az ország egyik leghátrányosabb helyzetű kistérségében található. Az Igazgyöngy Alapítvány biobrikett és nyílászáró-projektjével a toldi közösség önfenntartásához és lakáskorszerűsítéséhez járul hozzá. A projektben egy jutalmazási rendszert dolgoznak ki, melyen keresztül a biobrikett gyártásban önkéntesen dolgozók új vagy felújított szigetelt nyílászárókhoz jutnak. Az egyedi nyílászárókat az alapítvány tulajdonában álló korszerű asztalos műhelyben gyárják le. A szigeteléssel csökkenthető a háztartások tüzelőigénye is. A biobrikett gyártásban várhatóan kb. 30 ember fog résztvenni, akiknek családja (kb. 90 ember) is részesül a biobriketthez jutás és a házak jobb szigetelésének előnyeiből. Eredményként várható, hogy a közösségen belüli együttműködések erősödnek, a látogatóknak átadott tapasztalatokkal és ismeretekkel új kapcsolatok szövődnek, adaptálható modell leírása és kidolgozása történik.</text:p>
          </table:table-cell>
          <table:table-cell/>
          <table:table-cell office:value-type="string" calcext:value-type="string">
            <text:p>€7 692</text:p>
          </table:table-cell>
        </table:table-row>
        <table:table-row table:style-name="ro2">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99" calcext:value-type="float">
            <text:p>99</text:p>
          </table:table-cell>
          <table:table-cell office:value-type="string" calcext:value-type="string">
            <text:p>NCTA-2013-3699-G</text:p>
          </table:table-cell>
          <table:table-cell office:value-type="string" calcext:value-type="string">
            <text:p>Társadalmi Visszailleszkedést Segítő Egyesület</text:p>
          </table:table-cell>
          <table:table-cell office:value-type="string" calcext:value-type="string">
            <text:p>Fogvatartottak társadalmi visszailleszkedésének támogatása</text:p>
          </table:table-cell>
          <table:table-cell office:value-type="string" calcext:value-type="string">
            <text:p>Support social reintegration of inmates</text:p>
          </table:table-cell>
          <table:table-cell office:value-type="string" calcext:value-type="string">
            <text:p>Balassagyarmat</text:p>
          </table:table-cell>
          <table:table-cell office:value-type="string" calcext:value-type="string">
            <text:p>Balassagyarmat</text:p>
          </table:table-cell>
          <table:table-cell office:value-type="string" calcext:value-type="string">
            <text:p>Supporting Association of Social Integration</text:p>
          </table:table-cell>
          <table:table-cell office:value-type="string" calcext:value-type="string">
            <text:p>HU05-0044 - Support social reintegration of inmates with an innovative methods such as fairy tale circle, and the family group decision-making. Presentation of best practices.</text:p>
          </table:table-cell>
          <table:table-cell office:value-type="string" calcext:value-type="string">
            <text:p>In terms of the success of reintegration, it is important that after prison, the convict is awaited by a family that can keep the former inmate from committing another crime. This project aims at enhancing communication and contact between the family and the inmates through the methods of fairy tale therapy and family decision making groups. At these latter groups the inmates and their relatives can participate and with the help of consultants they can plan their future, experience being together and thus raise the chances of reintegration.</text:p>
          </table:table-cell>
          <table:table-cell office:value-type="string" calcext:value-type="string">
            <text:p>A projekt célja a börtönben lévő elkövetők és a családjaik közti kommunikáció és kapcsolattartás javítása. A módszerek mesekörös csoportok és családi döntéshozó csoportok (CSDCS) létrehozása. A Mesekörbe a saját gyermekkel rendelkező önként jelentkező elítélteket vonják be, a családi döntéshozó csoportokba a szabadulás előtt álló elítélteket.</text:p>
            <text:p><text:s/>A családi döntéshozó csoport módszer a helyreállító igazságszolgáltatás egyik eszköze, mely megerősíti a pozitív viselkedésváltozással együtt járó folyamatokat. Az elítélt és családja részvételével zajló találkozásokon felszínre kerülhetnek a visszailleszkedést veszélyeztető tényezők és körülmények. A csoportban az elítélt és családja szakemberek segítségével közösen tervezheti meg jövőjét, megtapasztalva és mérlegelve az újbóli közös együttlétet, ezzel is növelve esélyüket az újrakezdésre és visszailleszkedésre.</text:p>
          </table:table-cell>
          <table:table-cell/>
          <table:table-cell office:value-type="string" calcext:value-type="string">
            <text:p>€9 077</text:p>
          </table:table-cell>
        </table:table-row>
        <table:table-row table:style-name="ro3">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46" calcext:value-type="float">
            <text:p>46</text:p>
          </table:table-cell>
          <table:table-cell office:value-type="string" calcext:value-type="string">
            <text:p>NCTA-2013-2642-G</text:p>
          </table:table-cell>
          <table:table-cell office:value-type="string" calcext:value-type="string">
            <text:p>Tilos Kulturális Alapítvány</text:p>
          </table:table-cell>
          <table:table-cell office:value-type="string" calcext:value-type="string">
            <text:p>Egyedül nem megy - a Tilos Rádió oktatási projektje roma fiataloknak</text:p>
          </table:table-cell>
          <table:table-cell office:value-type="string" calcext:value-type="string">
            <text:p>Rather together</text:p>
          </table:table-cell>
          <table:table-cell table:number-columns-repeated="2" office:value-type="string" calcext:value-type="string">
            <text:p>Budapest</text:p>
          </table:table-cell>
          <table:table-cell office:value-type="string" calcext:value-type="string">
            <text:p>Tilos Cultural Foundation</text:p>
          </table:table-cell>
          <table:table-cell office:value-type="string" calcext:value-type="string">
            <text:p>HU05-0059 - Rather together</text:p>
          </table:table-cell>
          <table:table-cell office:value-type="string" calcext:value-type="string">
            <text:p>Radio Tilos prepares an education program on community radioing and helps establishing one as well in Sajókaza, with focus on the Roma community. The participants are the colleagues of Tilos who will help train students of the local Dr. Ámbédkár school to create their own radio station, which will have a strong community building impact and also build the self-assertion of the students involved. During the project a new studio at Budapest will be established as well.</text:p>
          </table:table-cell>
          <table:table-cell office:value-type="string" calcext:value-type="string">
            <text:p>A Tilos Rádió roma közösségi rádiós képzési programot dolgoz ki, és segít létrehozni Sajókazán. A célcsoport és a résztvevők a Tilos képzésbe vont munkatársai és a Dr. Ámbédkár iskola diákjai, közvetve pedig a már működő roma-közösségi rádió. A program során a Tilos rádió egy új budapesti oktató stúdiót és egy sajókazai stúdiót is létrehoz, megszervezi a rádióoktatást Sajókazán és segít megszerezni a földi sugárzási jogokat. A stúdió létrehozása, a rádióalapítás összetett munkálatai, közösségformáló feladatai, az elsajátított sokirányú ismeretek nagy jelentőségűek a résztvevők számára, a megszólaló közösségi rádió pedig a hallgatóság társadalmi aktivitását, kreativitását ösztönzi, demokráciát épít.</text:p>
          </table:table-cell>
          <table:table-cell/>
          <table:table-cell office:value-type="string" calcext:value-type="string">
            <text:p>€10 000</text:p>
          </table:table-cell>
        </table:table-row>
        <table:table-row table:style-name="ro3">
          <table:table-cell office:value-type="string" calcext:value-type="string">
            <text:p>Társadalmilag sérülékeny csoportok megerősítése (fókusz: roma integráció)</text:p>
          </table:table-cell>
          <table:table-cell office:value-type="string" calcext:value-type="string">
            <text:p>empowerment of vulnerable groups, including Roma</text:p>
          </table:table-cell>
          <table:table-cell office:value-type="float" office:value="13" calcext:value-type="float">
            <text:p>13</text:p>
          </table:table-cell>
          <table:table-cell office:value-type="string" calcext:value-type="string">
            <text:p>NCTA-2013-1885-G</text:p>
          </table:table-cell>
          <table:table-cell office:value-type="string" calcext:value-type="string">
            <text:p>Uccu Roma Informális Oktatási Alapítvány</text:p>
          </table:table-cell>
          <table:table-cell office:value-type="string" calcext:value-type="string">
            <text:p>A roma identitás képekben</text:p>
          </table:table-cell>
          <table:table-cell office:value-type="string" calcext:value-type="string">
            <text:p>Roma identity in pictures</text:p>
          </table:table-cell>
          <table:table-cell table:number-columns-repeated="2" office:value-type="string" calcext:value-type="string">
            <text:p>Budapest</text:p>
          </table:table-cell>
          <table:table-cell office:value-type="string" calcext:value-type="string">
            <text:p>Uccu Roma Informal Educational Foundation</text:p>
          </table:table-cell>
          <table:table-cell office:value-type="string" calcext:value-type="string">
            <text:p>HU05-0030 - Roma identity in pictures</text:p>
          </table:table-cell>
          <table:table-cell office:value-type="string" calcext:value-type="string">
            <text:p>Secondary school students are strongly rejective and prejudiced against Roma in Hungary. The reason for this is typically a lack of knowledge and personal experience. Uccu Foundation has a tolerance program in which they visit high schools and hold extracurricular classes. Through personal experience students can recognise that Roma integration is the mutual responsibility of the majority society and Roma groups and everyone can do something for better co-existence. In this project a new modul is being developed, based on a photo exhibtion. Another important goal is to strengthen the volunteer basis of Uccu through the project. The target groups are 14-19 year old students of six secondary schools and their immediate environment; as well as volunteer Roma youth participating in the work of the organization.</text:p>
          </table:table-cell>
          <table:table-cell office:value-type="string" calcext:value-type="string">
            <text:p>A „Roma identitás képekben” az Uccu alapítvány középiskolásokat célzó tolerancia programjának új foglalkozása. Az új modul egy iskolákban elhelyezésre kerülő fotó kiállításból, és az arra épülő foglalkozásból áll, közvetett célja pedig az Uccu roma önkéntes csapatának erősítése.</text:p>
          </table:table-cell>
          <table:table-cell/>
          <table:table-cell office:value-type="string" calcext:value-type="string">
            <text:p>€9 66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document-statistic meta:table-count="1" meta:cell-count="1801" meta:object-count="0"/>
  </office:meta>
</office:document-meta>
</file>